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85208333333333cm" style:use-optimal-column-width="true"/>
    </style:style>
    <style:style style:name="co3" style:family="table-column">
      <style:table-column-properties fo:break-before="auto" style:column-width="4.60375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2.77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est" table:style-name="ta1">
        <table:table-column table:style-name="co1" table:number-columns-repeated="18" table:default-cell-style-name="ce2"/>
        <table:table-column table:style-name="co2" table:default-cell-style-name="ce2"/>
        <table:table-column table:style-name="co1" table:number-columns-repeated="16365" table:default-cell-style-name="ce2"/>
        <table:table-row table:style-name="ro1">
          <table:table-cell table:number-columns-repeated="6" table:style-name="ce2"/>
          <table:table-cell office:value-type="string" table:style-name="ce2">
            <text:p>Identidem + EHC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rovers: 10<text:s/></text:p>
          </table:table-cell>
          <table:table-cell table:number-columns-repeated="2" table:style-name="ce2"/>
          <table:table-cell office:value-type="string" table:style-name="ce2">
            <text:p>rovers: 15<text:s/></text:p>
          </table:table-cell>
          <table:table-cell table:number-columns-repeated="2" table:style-name="ce2"/>
          <table:table-cell office:value-type="string" table:style-name="ce2">
            <text:p>rovers: 20<text:s/></text:p>
          </table:table-cell>
          <table:table-cell table:number-columns-repeated="2" table:style-name="ce2"/>
          <table:table-cell office:value-type="string" table:style-name="ce2">
            <text:p>rovers: 25<text:s/></text:p>
          </table:table-cell>
          <table:table-cell table:number-columns-repeated="2" table:style-name="ce2"/>
          <table:table-cell office:value-type="string" table:style-name="ce2">
            <text:p>rovers: 30<text:s/></text:p>
          </table:table-cell>
          <table:table-cell table:number-columns-repeated="2" table:style-name="ce2"/>
          <table:table-cell office:value-type="string" table:style-name="ce2">
            <text:p>Average: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.6E-2" table:style-name="ce2">
            <text:p>0.016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.4999999999999999E-2" table:style-name="ce2">
            <text:p>0.015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2.3E-2" table:style-name="ce2">
            <text:p>0.023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.6E-2" table:style-name="ce2">
            <text:p>0.016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.7000000000000001E-2" table:style-name="ce2">
            <text:p>0.017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.7400000000000002E-2" table:formula="of:=SUM([.B3];[.E3];[.H3];[.K3];[.N3])/5" table:style-name="ce2">
            <text:p>0.0174</text:p>
          </table:table-cell>
          <table:table-cell office:value-type="string" table:style-name="ce2">
            <text:p>(1</text:p>
          </table:table-cell>
          <table:table-cell office:value-type="float" office:value="1.7400000000000003E-5" table:formula="of:=[.Q3]/1000" table:style-name="ce2">
            <text:p>0.0000174</text:p>
          </table:table-cell>
          <table:table-cell table:number-columns-repeated="16365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.4E-2" table:style-name="ce2">
            <text:p>0.014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6E-2" table:style-name="ce2">
            <text:p>0.016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4E-2" table:style-name="ce2">
            <text:p>0.014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2999999999999999E-2" table:style-name="ce2">
            <text:p>0.013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6E-2" table:style-name="ce2">
            <text:p>0.016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4599999999999998E-2" table:formula="of:=SUM([.B4];[.E4];[.H4];[.K4];[.N4])/5" table:style-name="ce2">
            <text:p>0.0146</text:p>
          </table:table-cell>
          <table:table-cell office:value-type="string" table:style-name="ce2">
            <text:p>(2</text:p>
          </table:table-cell>
          <table:table-cell office:value-type="float" office:value="1.4599999999999999E-5" table:formula="of:=[.Q4]/1000" table:style-name="ce2">
            <text:p>0.0000146</text:p>
          </table:table-cell>
          <table:table-cell table:number-columns-repeated="16365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.6999999999999998E-2" table:style-name="ce2">
            <text:p>0.037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8000000000000001E-2" table:style-name="ce2">
            <text:p>0.028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5999999999999999E-2" table:style-name="ce2">
            <text:p>0.026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1000000000000001E-2" table:style-name="ce2">
            <text:p>0.021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3E-2" table:style-name="ce2">
            <text:p>0.02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7000000000000003E-2" table:formula="of:=SUM([.B5];[.E5];[.H5];[.K5];[.N5])/5" table:style-name="ce2">
            <text:p>0.027</text:p>
          </table:table-cell>
          <table:table-cell office:value-type="string" table:style-name="ce2">
            <text:p>(3</text:p>
          </table:table-cell>
          <table:table-cell office:value-type="float" office:value="2.7000000000000002E-5" table:formula="of:=[.Q5]/1000" table:style-name="ce2">
            <text:p>0.000027</text:p>
          </table:table-cell>
          <table:table-cell table:number-columns-repeated="16365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.4E-2" table:style-name="ce2">
            <text:p>0.024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2.1999999999999999E-2" table:style-name="ce2">
            <text:p>0.022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2.5000000000000001E-2" table:style-name="ce2">
            <text:p>0.025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2.4E-2" table:style-name="ce2">
            <text:p>0.024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1.9E-2" table:style-name="ce2">
            <text:p>0.019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2.2800000000000001E-2" table:formula="of:=SUM([.B6];[.E6];[.H6];[.K6];[.N6])/5" table:style-name="ce2">
            <text:p>0.0228</text:p>
          </table:table-cell>
          <table:table-cell office:value-type="string" table:style-name="ce2">
            <text:p>(4</text:p>
          </table:table-cell>
          <table:table-cell office:value-type="float" office:value="2.2800000000000002E-5" table:formula="of:=[.Q6]/1000" table:style-name="ce2">
            <text:p>0.0000228</text:p>
          </table:table-cell>
          <table:table-cell table:number-columns-repeated="1636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5.8000000000000003E-2" table:style-name="ce2">
            <text:p>0.058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4.2999999999999997E-2" table:style-name="ce2">
            <text:p>0.043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3.4000000000000002E-2" table:style-name="ce2">
            <text:p>0.034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2.9000000000000001E-2" table:style-name="ce2">
            <text:p>0.029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6.9000000000000006E-2" table:style-name="ce2">
            <text:p>0.069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4.6600000000000003E-2" table:formula="of:=SUM([.B7];[.E7];[.H7];[.K7];[.N7])/5" table:style-name="ce2">
            <text:p>0.0466</text:p>
          </table:table-cell>
          <table:table-cell office:value-type="string" table:style-name="ce2">
            <text:p>(5</text:p>
          </table:table-cell>
          <table:table-cell office:value-type="float" office:value="4.6600000000000001E-5" table:formula="of:=[.Q7]/1000" table:style-name="ce2">
            <text:p>0.0000466</text:p>
          </table:table-cell>
          <table:table-cell table:number-columns-repeated="16365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4.7E-2" table:style-name="ce2">
            <text:p>0.047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4.5999999999999999E-2" table:style-name="ce2">
            <text:p>0.046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4.9000000000000002E-2" table:style-name="ce2">
            <text:p>0.049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4.7E-2" table:style-name="ce2">
            <text:p>0.047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6.0999999999999999E-2" table:style-name="ce2">
            <text:p>0.061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0.05" table:formula="of:=SUM([.B8];[.E8];[.H8];[.K8];[.N8])/5" table:style-name="ce2">
            <text:p>0.05</text:p>
          </table:table-cell>
          <table:table-cell office:value-type="string" table:style-name="ce2">
            <text:p>(6</text:p>
          </table:table-cell>
          <table:table-cell office:value-type="float" office:value="5.0000000000000002E-5" table:formula="of:=[.Q8]/1000" table:style-name="ce2">
            <text:p>0.00005</text:p>
          </table:table-cell>
          <table:table-cell table:number-columns-repeated="16365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4.8000000000000001E-2" table:style-name="ce2">
            <text:p>0.048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0.04" table:style-name="ce2">
            <text:p>0.04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4.9000000000000002E-2" table:style-name="ce2">
            <text:p>0.049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4.4999999999999998E-2" table:style-name="ce2">
            <text:p>0.045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4.3999999999999997E-2" table:style-name="ce2">
            <text:p>0.044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4.5199999999999997E-2" table:formula="of:=SUM([.B9];[.E9];[.H9];[.K9];[.N9])/5" table:style-name="ce2">
            <text:p>0.0452</text:p>
          </table:table-cell>
          <table:table-cell office:value-type="string" table:style-name="ce2">
            <text:p>(7</text:p>
          </table:table-cell>
          <table:table-cell office:value-type="float" office:value="4.5199999999999994E-5" table:formula="of:=[.Q9]/1000" table:style-name="ce2">
            <text:p>0.0000452</text:p>
          </table:table-cell>
          <table:table-cell table:number-columns-repeated="16365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7.0999999999999994E-2" table:style-name="ce2">
            <text:p>0.071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8.7999999999999995E-2" table:style-name="ce2">
            <text:p>0.088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7.2999999999999995E-2" table:style-name="ce2">
            <text:p>0.073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6.7000000000000004E-2" table:style-name="ce2">
            <text:p>0.067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7.0999999999999994E-2" table:style-name="ce2">
            <text:p>0.071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7.3999999999999996E-2" table:formula="of:=SUM([.B10];[.E10];[.H10];[.K10];[.N10])/5" table:style-name="ce2">
            <text:p>0.074</text:p>
          </table:table-cell>
          <table:table-cell office:value-type="string" table:style-name="ce2">
            <text:p>(8</text:p>
          </table:table-cell>
          <table:table-cell office:value-type="float" office:value="7.3999999999999996E-5" table:formula="of:=[.Q10]/1000" table:style-name="ce2">
            <text:p>0.000074</text:p>
          </table:table-cell>
          <table:table-cell table:number-columns-repeated="16365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9.8000000000000004E-2" table:style-name="ce2">
            <text:p>0.098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9.6000000000000002E-2" table:style-name="ce2">
            <text:p>0.096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9.7000000000000003E-2" table:style-name="ce2">
            <text:p>0.097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0.12" table:style-name="ce2">
            <text:p>0.12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0.13200000000000001" table:style-name="ce2">
            <text:p>0.132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0.1086" table:formula="of:=SUM([.B11];[.E11];[.H11];[.K11];[.N11])/5" table:style-name="ce2">
            <text:p>0.1086</text:p>
          </table:table-cell>
          <table:table-cell office:value-type="string" table:style-name="ce2">
            <text:p>(9</text:p>
          </table:table-cell>
          <table:table-cell office:value-type="float" office:value="1.086E-4" table:formula="of:=[.Q11]/1000" table:style-name="ce2">
            <text:p>0.0001086</text:p>
          </table:table-cell>
          <table:table-cell table:number-columns-repeated="1636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13300000000000001" table:style-name="ce2">
            <text:p>0.133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3100000000000001" table:style-name="ce2">
            <text:p>0.131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1" table:style-name="ce2">
            <text:p>0.11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13" table:style-name="ce2">
            <text:p>0.113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27" table:style-name="ce2">
            <text:p>0.127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2279999999999999" table:formula="of:=SUM([.B12];[.E12];[.H12];[.K12];[.N12])/5" table:style-name="ce2">
            <text:p>0.1228</text:p>
          </table:table-cell>
          <table:table-cell office:value-type="string" table:style-name="ce2">
            <text:p>(10</text:p>
          </table:table-cell>
          <table:table-cell office:value-type="float" office:value="1.228E-4" table:formula="of:=[.Q12]/1000" table:style-name="ce2">
            <text:p>0.0001228</text:p>
          </table:table-cell>
          <table:table-cell table:number-columns-repeated="16365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15" table:style-name="ce2">
            <text:p>0.15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55" table:style-name="ce2">
            <text:p>0.155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26" table:style-name="ce2">
            <text:p>0.126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21" table:style-name="ce2">
            <text:p>0.121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56" table:style-name="ce2">
            <text:p>0.156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416" table:formula="of:=SUM([.B13];[.E13];[.H13];[.K13];[.N13])/5" table:style-name="ce2">
            <text:p>0.1416</text:p>
          </table:table-cell>
          <table:table-cell office:value-type="string" table:style-name="ce2">
            <text:p>(11</text:p>
          </table:table-cell>
          <table:table-cell office:value-type="float" office:value="1.416E-4" table:formula="of:=[.Q13]/1000" table:style-name="ce2">
            <text:p>0.0001416</text:p>
          </table:table-cell>
          <table:table-cell table:number-columns-repeated="1636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9.7000000000000003E-2" table:style-name="ce2">
            <text:p>0.097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9.1999999999999998E-2" table:style-name="ce2">
            <text:p>0.092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0.107" table:style-name="ce2">
            <text:p>0.107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9.9000000000000005E-2" table:style-name="ce2">
            <text:p>0.099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8.8999999999999996E-2" table:style-name="ce2">
            <text:p>0.089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9.6799999999999997E-2" table:formula="of:=SUM([.B14];[.E14];[.H14];[.K14];[.N14])/5" table:style-name="ce2">
            <text:p>0.0968</text:p>
          </table:table-cell>
          <table:table-cell office:value-type="string" table:style-name="ce2">
            <text:p>(12</text:p>
          </table:table-cell>
          <table:table-cell office:value-type="float" office:value="9.6799999999999995E-5" table:formula="of:=[.Q14]/1000" table:style-name="ce2">
            <text:p>0.0000968</text:p>
          </table:table-cell>
          <table:table-cell table:number-columns-repeated="16365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0.185" table:style-name="ce2">
            <text:p>0.185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186" table:style-name="ce2">
            <text:p>0.186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185" table:style-name="ce2">
            <text:p>0.185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20300000000000001" table:style-name="ce2">
            <text:p>0.203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20499999999999999" table:style-name="ce2">
            <text:p>0.205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19280000000000003" table:formula="of:=SUM([.B15];[.E15];[.H15];[.K15];[.N15])/5" table:style-name="ce2">
            <text:p>0.1928</text:p>
          </table:table-cell>
          <table:table-cell office:value-type="string" table:style-name="ce2">
            <text:p>(13</text:p>
          </table:table-cell>
          <table:table-cell office:value-type="float" office:value="1.9280000000000002E-4" table:formula="of:=[.Q15]/1000" table:style-name="ce2">
            <text:p>0.0001928</text:p>
          </table:table-cell>
          <table:table-cell table:number-columns-repeated="16365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0.159" table:style-name="ce2">
            <text:p>0.159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55" table:style-name="ce2">
            <text:p>0.155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9800000000000001" table:style-name="ce2">
            <text:p>0.198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5" table:style-name="ce2">
            <text:p>0.15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6700000000000001" table:style-name="ce2">
            <text:p>0.167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658" table:formula="of:=SUM([.B16];[.E16];[.H16];[.K16];[.N16])/5" table:style-name="ce2">
            <text:p>0.1658</text:p>
          </table:table-cell>
          <table:table-cell office:value-type="string" table:style-name="ce2">
            <text:p>(14</text:p>
          </table:table-cell>
          <table:table-cell office:value-type="float" office:value="1.6579999999999999E-4" table:formula="of:=[.Q16]/1000" table:style-name="ce2">
            <text:p>0.0001658</text:p>
          </table:table-cell>
          <table:table-cell table:number-columns-repeated="1636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0.182" table:style-name="ce2">
            <text:p>0.182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18099999999999999" table:style-name="ce2">
            <text:p>0.181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186" table:style-name="ce2">
            <text:p>0.186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19700000000000001" table:style-name="ce2">
            <text:p>0.197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22" table:style-name="ce2">
            <text:p>0.22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19319999999999998" table:formula="of:=SUM([.B17];[.E17];[.H17];[.K17];[.N17])/5" table:style-name="ce2">
            <text:p>0.1932</text:p>
          </table:table-cell>
          <table:table-cell office:value-type="string" table:style-name="ce2">
            <text:p>(15</text:p>
          </table:table-cell>
          <table:table-cell office:value-type="float" office:value="1.9319999999999998E-4" table:formula="of:=[.Q17]/1000" table:style-name="ce2">
            <text:p>0.0001932</text:p>
          </table:table-cell>
          <table:table-cell table:number-columns-repeated="16365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0.94799999999999995" table:style-name="ce2">
            <text:p>0.948</text:p>
          </table:table-cell>
          <table:table-cell office:value-type="float" office:value="52" table:style-name="ce2">
            <text:p>52</text:p>
          </table:table-cell>
          <table:table-cell office:value-type="float" office:value="16" table:style-name="ce2">
            <text:p>16</text:p>
          </table:table-cell>
          <table:table-cell office:value-type="float" office:value="0.84199999999999997" table:style-name="ce2">
            <text:p>0.842</text:p>
          </table:table-cell>
          <table:table-cell office:value-type="float" office:value="47" table:style-name="ce2">
            <text:p>47</text:p>
          </table:table-cell>
          <table:table-cell office:value-type="float" office:value="16" table:style-name="ce2">
            <text:p>16</text:p>
          </table:table-cell>
          <table:table-cell office:value-type="float" office:value="0.75900000000000001" table:style-name="ce2">
            <text:p>0.759</text:p>
          </table:table-cell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0.747" table:style-name="ce2">
            <text:p>0.747</text:p>
          </table:table-cell>
          <table:table-cell office:value-type="float" office:value="43" table:style-name="ce2">
            <text:p>43</text:p>
          </table:table-cell>
          <table:table-cell office:value-type="float" office:value="16" table:style-name="ce2">
            <text:p>16</text:p>
          </table:table-cell>
          <table:table-cell office:value-type="float" office:value="1.0009999999999999" table:style-name="ce2">
            <text:p>1.001</text:p>
          </table:table-cell>
          <table:table-cell office:value-type="float" office:value="44" table:style-name="ce2">
            <text:p>44</text:p>
          </table:table-cell>
          <table:table-cell office:value-type="float" office:value="16" table:style-name="ce2">
            <text:p>16</text:p>
          </table:table-cell>
          <table:table-cell office:value-type="float" office:value="0.85939999999999994" table:formula="of:=SUM([.B18];[.E18];[.H18];[.K18];[.N18])/5" table:style-name="ce2">
            <text:p>0.8594</text:p>
          </table:table-cell>
          <table:table-cell office:value-type="string" table:style-name="ce2">
            <text:p>(16</text:p>
          </table:table-cell>
          <table:table-cell office:value-type="float" office:value="8.5939999999999996E-4" table:formula="of:=[.Q18]/1000" table:style-name="ce2">
            <text:p>0.0008594</text:p>
          </table:table-cell>
          <table:table-cell table:number-columns-repeated="16365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2.04" table:style-name="ce2">
            <text:p>2.04</text:p>
          </table:table-cell>
          <table:table-cell office:value-type="float" office:value="63" table:style-name="ce2">
            <text:p>63</text:p>
          </table:table-cell>
          <table:table-cell office:value-type="float" office:value="17" table:style-name="ce2">
            <text:p>17</text:p>
          </table:table-cell>
          <table:table-cell office:value-type="float" office:value="1.7929999999999999" table:style-name="ce2">
            <text:p>1.793</text:p>
          </table:table-cell>
          <table:table-cell office:value-type="float" office:value="63" table:style-name="ce2">
            <text:p>63</text:p>
          </table:table-cell>
          <table:table-cell office:value-type="float" office:value="17" table:style-name="ce2">
            <text:p>17</text:p>
          </table:table-cell>
          <table:table-cell office:value-type="float" office:value="1.742" table:style-name="ce2">
            <text:p>1.742</text:p>
          </table:table-cell>
          <table:table-cell office:value-type="float" office:value="60" table:style-name="ce2">
            <text:p>60</text:p>
          </table:table-cell>
          <table:table-cell office:value-type="float" office:value="17" table:style-name="ce2">
            <text:p>17</text:p>
          </table:table-cell>
          <table:table-cell office:value-type="float" office:value="1.597" table:style-name="ce2">
            <text:p>1.597</text:p>
          </table:table-cell>
          <table:table-cell office:value-type="float" office:value="61" table:style-name="ce2">
            <text:p>61</text:p>
          </table:table-cell>
          <table:table-cell office:value-type="float" office:value="17" table:style-name="ce2">
            <text:p>17</text:p>
          </table:table-cell>
          <table:table-cell office:value-type="float" office:value="1.974" table:style-name="ce2">
            <text:p>1.974</text:p>
          </table:table-cell>
          <table:table-cell office:value-type="float" office:value="66" table:style-name="ce2">
            <text:p>66</text:p>
          </table:table-cell>
          <table:table-cell office:value-type="float" office:value="17" table:style-name="ce2">
            <text:p>17</text:p>
          </table:table-cell>
          <table:table-cell office:value-type="float" office:value="1.8292000000000002" table:formula="of:=SUM([.B19];[.E19];[.H19];[.K19];[.N19])/5" table:style-name="ce2">
            <text:p>1.8292</text:p>
          </table:table-cell>
          <table:table-cell office:value-type="string" table:style-name="ce2">
            <text:p>(17</text:p>
          </table:table-cell>
          <table:table-cell office:value-type="float" office:value="1.8292000000000002E-3" table:formula="of:=[.Q19]/1000" table:style-name="ce2">
            <text:p>0.0018292</text:p>
          </table:table-cell>
          <table:table-cell table:number-columns-repeated="16365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0.41099999999999998" table:style-name="ce2">
            <text:p>0.411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41499999999999998" table:style-name="ce2">
            <text:p>0.415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40100000000000002" table:style-name="ce2">
            <text:p>0.401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38800000000000001" table:style-name="ce2">
            <text:p>0.388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46" table:style-name="ce2">
            <text:p>0.46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41499999999999992" table:formula="of:=SUM([.B20];[.E20];[.H20];[.K20];[.N20])/5" table:style-name="ce2">
            <text:p>0.415</text:p>
          </table:table-cell>
          <table:table-cell office:value-type="string" table:style-name="ce2">
            <text:p>(18</text:p>
          </table:table-cell>
          <table:table-cell office:value-type="float" office:value="4.1499999999999995E-4" table:formula="of:=[.Q20]/1000" table:style-name="ce2">
            <text:p>0.000415</text:p>
          </table:table-cell>
          <table:table-cell table:number-columns-repeated="16365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.2589999999999999" table:style-name="ce2">
            <text:p>1.259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258" table:style-name="ce2">
            <text:p>1.258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9179999999999999" table:style-name="ce2">
            <text:p>1.918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2609999999999999" table:style-name="ce2">
            <text:p>1.261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47" table:style-name="ce2">
            <text:p>1.47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4331999999999998" table:formula="of:=SUM([.B21];[.E21];[.H21];[.K21];[.N21])/5" table:style-name="ce2">
            <text:p>1.4332</text:p>
          </table:table-cell>
          <table:table-cell office:value-type="string" table:style-name="ce2">
            <text:p>(19</text:p>
          </table:table-cell>
          <table:table-cell office:value-type="float" office:value="1.4331999999999997E-3" table:formula="of:=[.Q21]/1000" table:style-name="ce2">
            <text:p>0.0014332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erage time</text:p>
          </table:table-cell>
          <table:table-cell table:number-columns-repeated="16363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.6579999999999999" table:style-name="ce2">
            <text:p>2.658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4.4370000000000003" table:style-name="ce2">
            <text:p>4.437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4.391" table:style-name="ce2">
            <text:p>4.391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4.2990000000000004" table:style-name="ce2">
            <text:p>4.299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5.2889999999999997" table:style-name="ce2">
            <text:p>5.289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4.2147999999999994" table:formula="of:=SUM([.B22];[.E22];[.H22];[.K22];[.N22])/5" table:style-name="ce2">
            <text:p>4.2148</text:p>
          </table:table-cell>
          <table:table-cell office:value-type="string" table:style-name="ce2">
            <text:p>(20</text:p>
          </table:table-cell>
          <table:table-cell office:value-type="float" office:value="4.2147999999999994E-3" table:formula="of:=[.Q22]/1000" table:style-name="ce2">
            <text:p>0.0042148</text:p>
          </table:table-cell>
          <table:table-cell office:value-type="float" office:value="100" table:formula="of:=COUNT([.B3:.B22];[.E3:.E22];[.H3:.H22];[.K3:.K22];[.N3:.N22])" table:style-name="ce2">
            <text:p>100</text:p>
          </table:table-cell>
          <table:table-cell office:value-type="float" office:value="0.50353999999999988" table:formula="of:=AVERAGE(IF(ISNUMBER([.Q3:.Q22]); [.Q3:.Q22];&quot;&quot;))" table:number-matrix-columns-spanned="1" table:number-matrix-rows-spanned="1" table:style-name="ce2">
            <text:p>0.50354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ipesworld-notankage: 10<text:s/></text:p>
          </table:table-cell>
          <table:table-cell table:number-columns-repeated="2" table:style-name="ce2"/>
          <table:table-cell office:value-type="string" table:style-name="ce2">
            <text:p>pipesworld-notankage: 15<text:s/></text:p>
          </table:table-cell>
          <table:table-cell table:number-columns-repeated="2" table:style-name="ce2"/>
          <table:table-cell office:value-type="string" table:style-name="ce2">
            <text:p>pipesworld-notankage: 20<text:s/></text:p>
          </table:table-cell>
          <table:table-cell table:number-columns-repeated="2" table:style-name="ce2"/>
          <table:table-cell office:value-type="string" table:style-name="ce2">
            <text:p>pipesworld-notankage: 25<text:s/></text:p>
          </table:table-cell>
          <table:table-cell table:number-columns-repeated="2" table:style-name="ce2"/>
          <table:table-cell office:value-type="string" table:style-name="ce2">
            <text:p>pipesworld-notankage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.5999999999999997E-2" table:style-name="ce2">
            <text:p>0.03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.2000000000000003E-2" table:style-name="ce2">
            <text:p>0.042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.3999999999999997E-2" table:style-name="ce2">
            <text:p>0.044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05" table:style-name="ce2">
            <text:p>0.05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.2000000000000003E-2" table:style-name="ce2">
            <text:p>0.042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.2799999999999998E-2" table:formula="of:=SUM([.B25];[.E25];[.H25];[.K25];[.N25])/COUNT([.B25];[.E25];[.H25];[.K25];[.N25])" table:style-name="ce2">
            <text:p>0.0428</text:p>
          </table:table-cell>
          <table:table-cell office:value-type="string" table:style-name="ce2">
            <text:p>(1</text:p>
          </table:table-cell>
          <table:table-cell office:value-type="float" office:value="4.2799999999999997E-5" table:formula="of:=[.Q25]/1000" table:style-name="ce2">
            <text:p>0.0000428</text:p>
          </table:table-cell>
          <table:table-cell table:number-columns-repeated="16365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8.023000000000003" table:style-name="ce2">
            <text:p>48.023</text:p>
          </table:table-cell>
          <table:table-cell office:value-type="float" office:value="18" table:style-name="ce2">
            <text:p>18</text:p>
          </table:table-cell>
          <table:table-cell office:value-type="float" office:value="2" table:style-name="ce2">
            <text:p>2</text:p>
          </table:table-cell>
          <table:table-cell office:value-type="float" office:value="10.089" table:style-name="ce2">
            <text:p>10.089</text:p>
          </table:table-cell>
          <table:table-cell office:value-type="float" office:value="16" table:style-name="ce2">
            <text:p>16</text:p>
          </table:table-cell>
          <table:table-cell office:value-type="float" office:value="2" table:style-name="ce2">
            <text:p>2</text:p>
          </table:table-cell>
          <table:table-cell office:value-type="float" office:value="3.8250000000000002" table:style-name="ce2">
            <text:p>3.825</text:p>
          </table:table-cell>
          <table:table-cell office:value-type="float" office:value="56" table:style-name="ce2">
            <text:p>56</text:p>
          </table:table-cell>
          <table:table-cell office:value-type="float" office:value="2" table:style-name="ce2">
            <text:p>2</text:p>
          </table:table-cell>
          <table:table-cell office:value-type="float" office:value="21.745999999999999" table:style-name="ce2">
            <text:p>21.746</text:p>
          </table:table-cell>
          <table:table-cell office:value-type="float" office:value="26" table:style-name="ce2">
            <text:p>26</text:p>
          </table:table-cell>
          <table:table-cell office:value-type="float" office:value="2" table:style-name="ce2">
            <text:p>2</text:p>
          </table:table-cell>
          <table:table-cell office:value-type="float" office:value="56.793999999999997" table:style-name="ce2">
            <text:p>56.794</text:p>
          </table:table-cell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28.095400000000001" table:formula="of:=SUM([.B26];[.E26];[.H26];[.K26];[.N26])/COUNT([.B26];[.E26];[.H26];[.K26];[.N26])" table:style-name="ce2">
            <text:p>28.0954</text:p>
          </table:table-cell>
          <table:table-cell office:value-type="string" table:style-name="ce2">
            <text:p>(2</text:p>
          </table:table-cell>
          <table:table-cell office:value-type="float" office:value="2.8095400000000003E-2" table:formula="of:=[.Q26]/1000" table:style-name="ce2">
            <text:p>0.0280954</text:p>
          </table:table-cell>
          <table:table-cell table:number-columns-repeated="16365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8.6999999999999994E-2" table:style-name="ce2">
            <text:p>0.087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8.5999999999999993E-2" table:style-name="ce2">
            <text:p>0.086</text:p>
          </table:table-cell>
          <table:table-cell office:value-type="float" office:value="12" table:style-name="ce2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0.112" table:style-name="ce2">
            <text:p>0.112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0.26500000000000001" table:style-name="ce2">
            <text:p>0.265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9.1999999999999998E-2" table:style-name="ce2">
            <text:p>0.092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0.12840000000000001" table:formula="of:=SUM([.B27];[.E27];[.H27];[.K27];[.N27])/COUNT([.B27];[.E27];[.H27];[.K27];[.N27])" table:style-name="ce2">
            <text:p>0.1284</text:p>
          </table:table-cell>
          <table:table-cell office:value-type="string" table:style-name="ce2">
            <text:p>(3</text:p>
          </table:table-cell>
          <table:table-cell office:value-type="float" office:value="1.284E-4" table:formula="of:=[.Q27]/1000" table:style-name="ce2">
            <text:p>0.0001284</text:p>
          </table:table-cell>
          <table:table-cell table:number-columns-repeated="16365" table:style-name="ce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17399999999999999" table:style-name="ce2">
            <text:p>0.174</text:p>
          </table:table-cell>
          <table:table-cell office:value-type="float" office:value="17" table:style-name="ce2">
            <text:p>17</text:p>
          </table:table-cell>
          <table:table-cell office:value-type="float" office:value="4" table:style-name="ce2">
            <text:p>4</text:p>
          </table:table-cell>
          <table:table-cell office:value-type="float" office:value="0.221" table:style-name="ce2">
            <text:p>0.221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0.59899999999999998" table:style-name="ce2">
            <text:p>0.599</text:p>
          </table:table-cell>
          <table:table-cell office:value-type="float" office:value="67" table:style-name="ce2">
            <text:p>67</text:p>
          </table:table-cell>
          <table:table-cell office:value-type="float" office:value="4" table:style-name="ce2">
            <text:p>4</text:p>
          </table:table-cell>
          <table:table-cell office:value-type="float" office:value="0.55500000000000005" table:style-name="ce2">
            <text:p>0.555</text:p>
          </table:table-cell>
          <table:table-cell office:value-type="float" office:value="47" table:style-name="ce2">
            <text:p>47</text:p>
          </table:table-cell>
          <table:table-cell office:value-type="float" office:value="4" table:style-name="ce2">
            <text:p>4</text:p>
          </table:table-cell>
          <table:table-cell office:value-type="float" office:value="0.16500000000000001" table:style-name="ce2">
            <text:p>0.165</text:p>
          </table:table-cell>
          <table:table-cell office:value-type="float" office:value="17" table:style-name="ce2">
            <text:p>17</text:p>
          </table:table-cell>
          <table:table-cell office:value-type="float" office:value="4" table:style-name="ce2">
            <text:p>4</text:p>
          </table:table-cell>
          <table:table-cell office:value-type="float" office:value="0.34279999999999999" table:formula="of:=SUM([.B28];[.E28];[.H28];[.K28];[.N28])/COUNT([.B28];[.E28];[.H28];[.K28];[.N28])" table:style-name="ce2">
            <text:p>0.3428</text:p>
          </table:table-cell>
          <table:table-cell office:value-type="string" table:style-name="ce2">
            <text:p>(4</text:p>
          </table:table-cell>
          <table:table-cell office:value-type="float" office:value="3.4279999999999998E-4" table:formula="of:=[.Q28]/1000" table:style-name="ce2">
            <text:p>0.0003428</text:p>
          </table:table-cell>
          <table:table-cell table:number-columns-repeated="16365" table:style-name="ce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253" table:style-name="ce2">
            <text:p>0.253</text:p>
          </table:table-cell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0.219" table:style-name="ce2">
            <text:p>0.219</text:p>
          </table:table-cell>
          <table:table-cell office:value-type="float" office:value="11" table:style-name="ce2">
            <text:p>11</text:p>
          </table:table-cell>
          <table:table-cell office:value-type="float" office:value="5" table:style-name="ce2">
            <text:p>5</text:p>
          </table:table-cell>
          <table:table-cell office:value-type="float" office:value="0.39500000000000002" table:style-name="ce2">
            <text:p>0.395</text:p>
          </table:table-cell>
          <table:table-cell office:value-type="float" office:value="17" table:style-name="ce2">
            <text:p>17</text:p>
          </table:table-cell>
          <table:table-cell office:value-type="float" office:value="5" table:style-name="ce2">
            <text:p>5</text:p>
          </table:table-cell>
          <table:table-cell office:value-type="float" office:value="0.35399999999999998" table:style-name="ce2">
            <text:p>0.354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0.498" table:style-name="ce2">
            <text:p>0.498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float" office:value="0.34379999999999999" table:formula="of:=SUM([.B29];[.E29];[.H29];[.K29];[.N29])/COUNT([.B29];[.E29];[.H29];[.K29];[.N29])" table:style-name="ce2">
            <text:p>0.3438</text:p>
          </table:table-cell>
          <table:table-cell office:value-type="string" table:style-name="ce2">
            <text:p>(5</text:p>
          </table:table-cell>
          <table:table-cell office:value-type="float" office:value="3.4380000000000001E-4" table:formula="of:=[.Q29]/1000" table:style-name="ce2">
            <text:p>0.0003438</text:p>
          </table:table-cell>
          <table:table-cell table:number-columns-repeated="16365" table:style-name="ce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39400000000000002" table:style-name="ce2">
            <text:p>0.394</text:p>
          </table:table-cell>
          <table:table-cell office:value-type="float" office:value="34" table:style-name="ce2">
            <text:p>34</text:p>
          </table:table-cell>
          <table:table-cell office:value-type="float" office:value="6" table:style-name="ce2">
            <text:p>6</text:p>
          </table:table-cell>
          <table:table-cell office:value-type="float" office:value="0.246" table:style-name="ce2">
            <text:p>0.246</text:p>
          </table:table-cell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0.26800000000000002" table:style-name="ce2">
            <text:p>0.268</text:p>
          </table:table-cell>
          <table:table-cell office:value-type="float" office:value="22" table:style-name="ce2">
            <text:p>22</text:p>
          </table:table-cell>
          <table:table-cell office:value-type="float" office:value="6" table:style-name="ce2">
            <text:p>6</text:p>
          </table:table-cell>
          <table:table-cell office:value-type="float" office:value="0.25700000000000001" table:style-name="ce2">
            <text:p>0.257</text:p>
          </table:table-cell>
          <table:table-cell office:value-type="float" office:value="18" table:style-name="ce2">
            <text:p>18</text:p>
          </table:table-cell>
          <table:table-cell office:value-type="float" office:value="6" table:style-name="ce2">
            <text:p>6</text:p>
          </table:table-cell>
          <table:table-cell office:value-type="float" office:value="0.20499999999999999" table:style-name="ce2">
            <text:p>0.205</text:p>
          </table:table-cell>
          <table:table-cell office:value-type="float" office:value="16" table:style-name="ce2">
            <text:p>16</text:p>
          </table:table-cell>
          <table:table-cell office:value-type="float" office:value="6" table:style-name="ce2">
            <text:p>6</text:p>
          </table:table-cell>
          <table:table-cell office:value-type="float" office:value="0.27400000000000002" table:formula="of:=SUM([.B30];[.E30];[.H30];[.K30];[.N30])/COUNT([.B30];[.E30];[.H30];[.K30];[.N30])" table:style-name="ce2">
            <text:p>0.274</text:p>
          </table:table-cell>
          <table:table-cell office:value-type="string" table:style-name="ce2">
            <text:p>(6</text:p>
          </table:table-cell>
          <table:table-cell office:value-type="float" office:value="2.7400000000000005E-4" table:formula="of:=[.Q30]/1000" table:style-name="ce2">
            <text:p>0.000274</text:p>
          </table:table-cell>
          <table:table-cell table:number-columns-repeated="16365" table:style-name="ce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8.8999999999999996E-2" table:style-name="ce2">
            <text:p>0.089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.5999999999999998E-2" table:style-name="ce2">
            <text:p>0.076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.2999999999999995E-2" table:style-name="ce2">
            <text:p>0.073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8.4000000000000005E-2" table:style-name="ce2">
            <text:p>0.084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.6999999999999999E-2" table:style-name="ce2">
            <text:p>0.077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.980000000000001E-2" table:formula="of:=SUM([.B31];[.E31];[.H31];[.K31];[.N31])/COUNT([.B31];[.E31];[.H31];[.K31];[.N31])" table:style-name="ce2">
            <text:p>0.0798</text:p>
          </table:table-cell>
          <table:table-cell office:value-type="string" table:style-name="ce2">
            <text:p>(7</text:p>
          </table:table-cell>
          <table:table-cell office:value-type="float" office:value="7.9800000000000015E-5" table:formula="of:=[.Q31]/1000" table:style-name="ce2">
            <text:p>0.0000798</text:p>
          </table:table-cell>
          <table:table-cell table:number-columns-repeated="16365" table:style-name="ce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57399999999999995" table:style-name="ce2">
            <text:p>0.574</text:p>
          </table:table-cell>
          <table:table-cell office:value-type="float" office:value="34" table:style-name="ce2">
            <text:p>34</text:p>
          </table:table-cell>
          <table:table-cell office:value-type="float" office:value="8" table:style-name="ce2">
            <text:p>8</text:p>
          </table:table-cell>
          <table:table-cell office:value-type="float" office:value="0.51800000000000002" table:style-name="ce2">
            <text:p>0.518</text:p>
          </table:table-cell>
          <table:table-cell office:value-type="float" office:value="27" table:style-name="ce2">
            <text:p>27</text:p>
          </table:table-cell>
          <table:table-cell office:value-type="float" office:value="8" table:style-name="ce2">
            <text:p>8</text:p>
          </table:table-cell>
          <table:table-cell office:value-type="float" office:value="0.24399999999999999" table:style-name="ce2">
            <text:p>0.244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0.68700000000000006" table:style-name="ce2">
            <text:p>0.687</text:p>
          </table:table-cell>
          <table:table-cell office:value-type="float" office:value="36" table:style-name="ce2">
            <text:p>36</text:p>
          </table:table-cell>
          <table:table-cell office:value-type="float" office:value="8" table:style-name="ce2">
            <text:p>8</text:p>
          </table:table-cell>
          <table:table-cell office:value-type="float" office:value="0.45700000000000002" table:style-name="ce2">
            <text:p>0.457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0.496" table:formula="of:=SUM([.B32];[.E32];[.H32];[.K32];[.N32])/COUNT([.B32];[.E32];[.H32];[.K32];[.N32])" table:style-name="ce2">
            <text:p>0.496</text:p>
          </table:table-cell>
          <table:table-cell office:value-type="string" table:style-name="ce2">
            <text:p>(8</text:p>
          </table:table-cell>
          <table:table-cell office:value-type="float" office:value="4.9600000000000002E-4" table:formula="of:=[.Q32]/1000" table:style-name="ce2">
            <text:p>0.000496</text:p>
          </table:table-cell>
          <table:table-cell table:number-columns-repeated="16365" table:style-name="ce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17799999999999999" table:style-name="ce2">
            <text:p>0.178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7799999999999999" table:style-name="ce2">
            <text:p>0.178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4699999999999999" table:style-name="ce2">
            <text:p>0.147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7" table:style-name="ce2">
            <text:p>0.17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7" table:style-name="ce2">
            <text:p>0.17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6860000000000003" table:formula="of:=SUM([.B33];[.E33];[.H33];[.K33];[.N33])/COUNT([.B33];[.E33];[.H33];[.K33];[.N33])" table:style-name="ce2">
            <text:p>0.1686</text:p>
          </table:table-cell>
          <table:table-cell office:value-type="string" table:style-name="ce2">
            <text:p>(9</text:p>
          </table:table-cell>
          <table:table-cell office:value-type="float" office:value="1.6860000000000003E-4" table:formula="of:=[.Q33]/1000" table:style-name="ce2">
            <text:p>0.0001686</text:p>
          </table:table-cell>
          <table:table-cell table:number-columns-repeated="1636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85699999999999998" table:style-name="ce2">
            <text:p>0.857</text:p>
          </table:table-cell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0.86399999999999999" table:style-name="ce2">
            <text:p>0.864</text:p>
          </table:table-cell>
          <table:table-cell office:value-type="float" office:value="40" table:style-name="ce2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0.83499999999999996" table:style-name="ce2">
            <text:p>0.835</text:p>
          </table:table-cell>
          <table:table-cell office:value-type="float" office:value="33" table:style-name="ce2">
            <text:p>33</text:p>
          </table:table-cell>
          <table:table-cell office:value-type="float" office:value="10" table:style-name="ce2">
            <text:p>10</text:p>
          </table:table-cell>
          <table:table-cell office:value-type="float" office:value="0.77100000000000002" table:style-name="ce2">
            <text:p>0.771</text:p>
          </table:table-cell>
          <table:table-cell office:value-type="float" office:value="33" table:style-name="ce2">
            <text:p>33</text:p>
          </table:table-cell>
          <table:table-cell office:value-type="float" office:value="10" table:style-name="ce2">
            <text:p>10</text:p>
          </table:table-cell>
          <table:table-cell office:value-type="float" office:value="0.80100000000000005" table:style-name="ce2">
            <text:p>0.801</text:p>
          </table:table-cell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0.8256" table:formula="of:=SUM([.B34];[.E34];[.H34];[.K34];[.N34])/COUNT([.B34];[.E34];[.H34];[.K34];[.N34])" table:style-name="ce2">
            <text:p>0.8256</text:p>
          </table:table-cell>
          <table:table-cell office:value-type="string" table:style-name="ce2">
            <text:p>(10</text:p>
          </table:table-cell>
          <table:table-cell office:value-type="float" office:value="8.2560000000000001E-4" table:formula="of:=[.Q34]/1000" table:style-name="ce2">
            <text:p>0.0008256</text:p>
          </table:table-cell>
          <table:table-cell table:number-columns-repeated="16365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.623" table:style-name="ce2">
            <text:p>1.623</text:p>
          </table:table-cell>
          <table:table-cell office:value-type="float" office:value="56" table:style-name="ce2">
            <text:p>56</text:p>
          </table:table-cell>
          <table:table-cell office:value-type="float" office:value="11" table:style-name="ce2">
            <text:p>11</text:p>
          </table:table-cell>
          <table:table-cell office:value-type="float" office:value="1.5489999999999999" table:style-name="ce2">
            <text:p>1.549</text:p>
          </table:table-cell>
          <table:table-cell office:value-type="float" office:value="56" table:style-name="ce2">
            <text:p>56</text:p>
          </table:table-cell>
          <table:table-cell office:value-type="float" office:value="11" table:style-name="ce2">
            <text:p>11</text:p>
          </table:table-cell>
          <table:table-cell office:value-type="float" office:value="2.6539999999999999" table:style-name="ce2">
            <text:p>2.654</text:p>
          </table:table-cell>
          <table:table-cell office:value-type="float" office:value="124" table:style-name="ce2">
            <text:p>124</text:p>
          </table:table-cell>
          <table:table-cell office:value-type="float" office:value="11" table:style-name="ce2">
            <text:p>11</text:p>
          </table:table-cell>
          <table:table-cell office:value-type="float" office:value="2.02" table:style-name="ce2">
            <text:p>2.02</text:p>
          </table:table-cell>
          <table:table-cell office:value-type="float" office:value="72" table:style-name="ce2">
            <text:p>72</text:p>
          </table:table-cell>
          <table:table-cell office:value-type="float" office:value="11" table:style-name="ce2">
            <text:p>11</text:p>
          </table:table-cell>
          <table:table-cell office:value-type="float" office:value="1.6279999999999999" table:style-name="ce2">
            <text:p>1.628</text:p>
          </table:table-cell>
          <table:table-cell office:value-type="float" office:value="68" table:style-name="ce2">
            <text:p>68</text:p>
          </table:table-cell>
          <table:table-cell office:value-type="float" office:value="11" table:style-name="ce2">
            <text:p>11</text:p>
          </table:table-cell>
          <table:table-cell office:value-type="float" office:value="1.8948" table:formula="of:=SUM([.B35];[.E35];[.H35];[.K35];[.N35])/COUNT([.B35];[.E35];[.H35];[.K35];[.N35])" table:style-name="ce2">
            <text:p>1.8948</text:p>
          </table:table-cell>
          <table:table-cell office:value-type="string" table:style-name="ce2">
            <text:p>(11</text:p>
          </table:table-cell>
          <table:table-cell office:value-type="float" office:value="1.8948000000000001E-3" table:formula="of:=[.Q35]/1000" table:style-name="ce2">
            <text:p>0.0018948</text:p>
          </table:table-cell>
          <table:table-cell table:number-columns-repeated="1636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.355" table:style-name="ce2">
            <text:p>2.355</text:p>
          </table:table-cell>
          <table:table-cell office:value-type="float" office:value="104" table:style-name="ce2">
            <text:p>104</text:p>
          </table:table-cell>
          <table:table-cell office:value-type="float" office:value="12" table:style-name="ce2">
            <text:p>12</text:p>
          </table:table-cell>
          <table:table-cell office:value-type="float" office:value="3.597" table:style-name="ce2">
            <text:p>3.597</text:p>
          </table:table-cell>
          <table:table-cell office:value-type="float" office:value="192" table:style-name="ce2">
            <text:p>192</text:p>
          </table:table-cell>
          <table:table-cell office:value-type="float" office:value="12" table:style-name="ce2">
            <text:p>12</text:p>
          </table:table-cell>
          <table:table-cell office:value-type="float" office:value="2.8250000000000002" table:style-name="ce2">
            <text:p>2.825</text:p>
          </table:table-cell>
          <table:table-cell office:value-type="float" office:value="128" table:style-name="ce2">
            <text:p>128</text:p>
          </table:table-cell>
          <table:table-cell office:value-type="float" office:value="12" table:style-name="ce2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152" table:style-name="ce2">
            <text:p>152</text:p>
          </table:table-cell>
          <table:table-cell office:value-type="float" office:value="12" table:style-name="ce2">
            <text:p>12</text:p>
          </table:table-cell>
          <table:table-cell office:value-type="float" office:value="2.0649999999999999" table:style-name="ce2">
            <text:p>2.065</text:p>
          </table:table-cell>
          <table:table-cell office:value-type="float" office:value="102" table:style-name="ce2">
            <text:p>102</text:p>
          </table:table-cell>
          <table:table-cell office:value-type="float" office:value="12" table:style-name="ce2">
            <text:p>12</text:p>
          </table:table-cell>
          <table:table-cell office:value-type="float" office:value="2.7684000000000002" table:formula="of:=SUM([.B36];[.E36];[.H36];[.K36];[.N36])/COUNT([.B36];[.E36];[.H36];[.K36];[.N36])" table:style-name="ce2">
            <text:p>2.7684</text:p>
          </table:table-cell>
          <table:table-cell office:value-type="string" table:style-name="ce2">
            <text:p>(12</text:p>
          </table:table-cell>
          <table:table-cell office:value-type="float" office:value="2.7684000000000003E-3" table:formula="of:=[.Q36]/1000" table:style-name="ce2">
            <text:p>0.0027684</text:p>
          </table:table-cell>
          <table:table-cell table:number-columns-repeated="16365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.006" table:style-name="ce2">
            <text:p>1.006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3240000000000001" table:style-name="ce2">
            <text:p>1.324</text:p>
          </table:table-cell>
          <table:table-cell office:value-type="float" office:value="40" table:style-name="ce2">
            <text:p>40</text:p>
          </table:table-cell>
          <table:table-cell office:value-type="float" office:value="13" table:style-name="ce2">
            <text:p>13</text:p>
          </table:table-cell>
          <table:table-cell office:value-type="float" office:value="0.998" table:style-name="ce2">
            <text:p>0.998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1.21" table:style-name="ce2">
            <text:p>1.21</text:p>
          </table:table-cell>
          <table:table-cell office:value-type="float" office:value="41" table:style-name="ce2">
            <text:p>41</text:p>
          </table:table-cell>
          <table:table-cell office:value-type="float" office:value="13" table:style-name="ce2">
            <text:p>13</text:p>
          </table:table-cell>
          <table:table-cell office:value-type="float" office:value="2.863" table:style-name="ce2">
            <text:p>2.863</text:p>
          </table:table-cell>
          <table:table-cell office:value-type="float" office:value="97" table:style-name="ce2">
            <text:p>97</text:p>
          </table:table-cell>
          <table:table-cell office:value-type="float" office:value="13" table:style-name="ce2">
            <text:p>13</text:p>
          </table:table-cell>
          <table:table-cell office:value-type="float" office:value="1.4802" table:formula="of:=SUM([.B37];[.E37];[.H37];[.K37];[.N37])/COUNT([.B37];[.E37];[.H37];[.K37];[.N37])" table:style-name="ce2">
            <text:p>1.4802</text:p>
          </table:table-cell>
          <table:table-cell office:value-type="string" table:style-name="ce2">
            <text:p>(13</text:p>
          </table:table-cell>
          <table:table-cell office:value-type="float" office:value="1.4801999999999999E-3" table:formula="of:=[.Q37]/1000" table:style-name="ce2">
            <text:p>0.0014802</text:p>
          </table:table-cell>
          <table:table-cell table:number-columns-repeated="16365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4.2880000000000003" table:style-name="ce2">
            <text:p>4.288</text:p>
          </table:table-cell>
          <table:table-cell office:value-type="float" office:value="178" table:style-name="ce2">
            <text:p>178</text:p>
          </table:table-cell>
          <table:table-cell office:value-type="float" office:value="14" table:style-name="ce2">
            <text:p>14</text:p>
          </table:table-cell>
          <table:table-cell office:value-type="float" office:value="8.0670000000000002" table:style-name="ce2">
            <text:p>8.067</text:p>
          </table:table-cell>
          <table:table-cell office:value-type="float" office:value="280" table:style-name="ce2">
            <text:p>280</text:p>
          </table:table-cell>
          <table:table-cell office:value-type="float" office:value="14" table:style-name="ce2">
            <text:p>14</text:p>
          </table:table-cell>
          <table:table-cell office:value-type="float" office:value="5.0960000000000001" table:style-name="ce2">
            <text:p>5.096</text:p>
          </table:table-cell>
          <table:table-cell office:value-type="float" office:value="155" table:style-name="ce2">
            <text:p>155</text:p>
          </table:table-cell>
          <table:table-cell office:value-type="float" office:value="14" table:style-name="ce2">
            <text:p>14</text:p>
          </table:table-cell>
          <table:table-cell office:value-type="float" office:value="4.0039999999999996" table:style-name="ce2">
            <text:p>4.004</text:p>
          </table:table-cell>
          <table:table-cell office:value-type="float" office:value="98" table:style-name="ce2">
            <text:p>98</text:p>
          </table:table-cell>
          <table:table-cell office:value-type="float" office:value="14" table:style-name="ce2">
            <text:p>14</text:p>
          </table:table-cell>
          <table:table-cell office:value-type="float" office:value="3.7650000000000001" table:style-name="ce2">
            <text:p>3.765</text:p>
          </table:table-cell>
          <table:table-cell office:value-type="float" office:value="158" table:style-name="ce2">
            <text:p>158</text:p>
          </table:table-cell>
          <table:table-cell office:value-type="float" office:value="14" table:style-name="ce2">
            <text:p>14</text:p>
          </table:table-cell>
          <table:table-cell office:value-type="float" office:value="5.0439999999999996" table:formula="of:=SUM([.B38];[.E38];[.H38];[.K38];[.N38])/COUNT([.B38];[.E38];[.H38];[.K38];[.N38])" table:style-name="ce2">
            <text:p>5.044</text:p>
          </table:table-cell>
          <table:table-cell office:value-type="string" table:style-name="ce2">
            <text:p>(14</text:p>
          </table:table-cell>
          <table:table-cell office:value-type="float" office:value="5.0439999999999999E-3" table:formula="of:=[.Q38]/1000" table:style-name="ce2">
            <text:p>0.005044</text:p>
          </table:table-cell>
          <table:table-cell table:number-columns-repeated="1636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3.3540000000000001" table:style-name="ce2">
            <text:p>3.354</text:p>
          </table:table-cell>
          <table:table-cell office:value-type="float" office:value="107" table:style-name="ce2">
            <text:p>107</text:p>
          </table:table-cell>
          <table:table-cell office:value-type="float" office:value="15" table:style-name="ce2">
            <text:p>15</text:p>
          </table:table-cell>
          <table:table-cell office:value-type="float" office:value="5.7759999999999998" table:style-name="ce2">
            <text:p>5.776</text:p>
          </table:table-cell>
          <table:table-cell office:value-type="float" office:value="171" table:style-name="ce2">
            <text:p>171</text:p>
          </table:table-cell>
          <table:table-cell office:value-type="float" office:value="15" table:style-name="ce2">
            <text:p>15</text:p>
          </table:table-cell>
          <table:table-cell office:value-type="float" office:value="4.3010000000000002" table:style-name="ce2">
            <text:p>4.301</text:p>
          </table:table-cell>
          <table:table-cell office:value-type="float" office:value="142" table:style-name="ce2">
            <text:p>142</text:p>
          </table:table-cell>
          <table:table-cell office:value-type="float" office:value="15" table:style-name="ce2">
            <text:p>15</text:p>
          </table:table-cell>
          <table:table-cell office:value-type="float" office:value="3.0059999999999998" table:style-name="ce2">
            <text:p>3.006</text:p>
          </table:table-cell>
          <table:table-cell office:value-type="float" office:value="94" table:style-name="ce2">
            <text:p>94</text:p>
          </table:table-cell>
          <table:table-cell office:value-type="float" office:value="15" table:style-name="ce2">
            <text:p>15</text:p>
          </table:table-cell>
          <table:table-cell office:value-type="float" office:value="2.1080000000000001" table:style-name="ce2">
            <text:p>2.108</text:p>
          </table:table-cell>
          <table:table-cell office:value-type="float" office:value="50" table:style-name="ce2">
            <text:p>50</text:p>
          </table:table-cell>
          <table:table-cell office:value-type="float" office:value="15" table:style-name="ce2">
            <text:p>15</text:p>
          </table:table-cell>
          <table:table-cell office:value-type="float" office:value="3.7089999999999996" table:formula="of:=SUM([.B39];[.E39];[.H39];[.K39];[.N39])/COUNT([.B39];[.E39];[.H39];[.K39];[.N39])" table:style-name="ce2">
            <text:p>3.709</text:p>
          </table:table-cell>
          <table:table-cell office:value-type="string" table:style-name="ce2">
            <text:p>(15</text:p>
          </table:table-cell>
          <table:table-cell office:value-type="float" office:value="3.7089999999999996E-3" table:formula="of:=[.Q39]/1000" table:style-name="ce2">
            <text:p>0.003709</text:p>
          </table:table-cell>
          <table:table-cell table:number-columns-repeated="16365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8.2200000000000006" table:style-name="ce2">
            <text:p>8.22</text:p>
          </table:table-cell>
          <table:table-cell office:value-type="float" office:value="304" table:style-name="ce2">
            <text:p>304</text:p>
          </table:table-cell>
          <table:table-cell office:value-type="float" office:value="16" table:style-name="ce2">
            <text:p>16</text:p>
          </table:table-cell>
          <table:table-cell office:value-type="float" office:value="15.214" table:style-name="ce2">
            <text:p>15.214</text:p>
          </table:table-cell>
          <table:table-cell office:value-type="float" office:value="562" table:style-name="ce2">
            <text:p>562</text:p>
          </table:table-cell>
          <table:table-cell office:value-type="float" office:value="16" table:style-name="ce2">
            <text:p>16</text:p>
          </table:table-cell>
          <table:table-cell office:value-type="float" office:value="8.0640000000000001" table:style-name="ce2">
            <text:p>8.064</text:p>
          </table:table-cell>
          <table:table-cell office:value-type="float" office:value="206" table:style-name="ce2">
            <text:p>206</text:p>
          </table:table-cell>
          <table:table-cell office:value-type="float" office:value="16" table:style-name="ce2">
            <text:p>16</text:p>
          </table:table-cell>
          <table:table-cell office:value-type="float" office:value="10.643000000000001" table:style-name="ce2">
            <text:p>10.643</text:p>
          </table:table-cell>
          <table:table-cell office:value-type="float" office:value="288" table:style-name="ce2">
            <text:p>288</text:p>
          </table:table-cell>
          <table:table-cell office:value-type="float" office:value="16" table:style-name="ce2">
            <text:p>16</text:p>
          </table:table-cell>
          <table:table-cell office:value-type="float" office:value="8.5280000000000005" table:style-name="ce2">
            <text:p>8.528</text:p>
          </table:table-cell>
          <table:table-cell office:value-type="float" office:value="269" table:style-name="ce2">
            <text:p>269</text:p>
          </table:table-cell>
          <table:table-cell office:value-type="float" office:value="16" table:style-name="ce2">
            <text:p>16</text:p>
          </table:table-cell>
          <table:table-cell office:value-type="float" office:value="10.133800000000001" table:formula="of:=SUM([.B40];[.E40];[.H40];[.K40];[.N40])/COUNT([.B40];[.E40];[.H40];[.K40];[.N40])" table:style-name="ce2">
            <text:p>10.1338</text:p>
          </table:table-cell>
          <table:table-cell office:value-type="string" table:style-name="ce2">
            <text:p>(16</text:p>
          </table:table-cell>
          <table:table-cell office:value-type="float" office:value="1.01338E-2" table:formula="of:=[.Q40]/1000" table:style-name="ce2">
            <text:p>0.0101338</text:p>
          </table:table-cell>
          <table:table-cell table:number-columns-repeated="16365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2.302" table:style-name="ce2">
            <text:p>2.302</text:p>
          </table:table-cell>
          <table:table-cell office:value-type="float" office:value="39" table:style-name="ce2">
            <text:p>39</text:p>
          </table:table-cell>
          <table:table-cell office:value-type="float" office:value="17" table:style-name="ce2">
            <text:p>17</text:p>
          </table:table-cell>
          <table:table-cell office:value-type="float" office:value="3.4039999999999999" table:style-name="ce2">
            <text:p>3.404</text:p>
          </table:table-cell>
          <table:table-cell office:value-type="float" office:value="74" table:style-name="ce2">
            <text:p>74</text:p>
          </table:table-cell>
          <table:table-cell office:value-type="float" office:value="17" table:style-name="ce2">
            <text:p>17</text:p>
          </table:table-cell>
          <table:table-cell office:value-type="float" office:value="3.093" table:style-name="ce2">
            <text:p>3.093</text:p>
          </table:table-cell>
          <table:table-cell office:value-type="float" office:value="35" table:style-name="ce2">
            <text:p>35</text:p>
          </table:table-cell>
          <table:table-cell office:value-type="float" office:value="17" table:style-name="ce2">
            <text:p>17</text:p>
          </table:table-cell>
          <table:table-cell office:value-type="float" office:value="3.23" table:style-name="ce2">
            <text:p>3.23</text:p>
          </table:table-cell>
          <table:table-cell office:value-type="float" office:value="78" table:style-name="ce2">
            <text:p>78</text:p>
          </table:table-cell>
          <table:table-cell office:value-type="float" office:value="17" table:style-name="ce2">
            <text:p>17</text:p>
          </table:table-cell>
          <table:table-cell office:value-type="float" office:value="3.585" table:style-name="ce2">
            <text:p>3.585</text:p>
          </table:table-cell>
          <table:table-cell office:value-type="float" office:value="59" table:style-name="ce2">
            <text:p>59</text:p>
          </table:table-cell>
          <table:table-cell office:value-type="float" office:value="17" table:style-name="ce2">
            <text:p>17</text:p>
          </table:table-cell>
          <table:table-cell office:value-type="float" office:value="3.1228000000000002" table:formula="of:=SUM([.B41];[.E41];[.H41];[.K41];[.N41])/COUNT([.B41];[.E41];[.H41];[.K41];[.N41])" table:style-name="ce2">
            <text:p>3.1228</text:p>
          </table:table-cell>
          <table:table-cell office:value-type="string" table:style-name="ce2">
            <text:p>(17</text:p>
          </table:table-cell>
          <table:table-cell office:value-type="float" office:value="3.1228000000000002E-3" table:formula="of:=[.Q41]/1000" table:style-name="ce2">
            <text:p>0.0031228</text:p>
          </table:table-cell>
          <table:table-cell table:number-columns-repeated="16365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5.2350000000000003" table:style-name="ce2">
            <text:p>5.235</text:p>
          </table:table-cell>
          <table:table-cell office:value-type="float" office:value="99" table:style-name="ce2">
            <text:p>99</text:p>
          </table:table-cell>
          <table:table-cell office:value-type="float" office:value="18" table:style-name="ce2">
            <text:p>18</text:p>
          </table:table-cell>
          <table:table-cell office:value-type="float" office:value="8.1820000000000004" table:style-name="ce2">
            <text:p>8.182</text:p>
          </table:table-cell>
          <table:table-cell office:value-type="float" office:value="172" table:style-name="ce2">
            <text:p>172</text:p>
          </table:table-cell>
          <table:table-cell office:value-type="float" office:value="18" table:style-name="ce2">
            <text:p>18</text:p>
          </table:table-cell>
          <table:table-cell office:value-type="float" office:value="4.4189999999999996" table:style-name="ce2">
            <text:p>4.419</text:p>
          </table:table-cell>
          <table:table-cell office:value-type="float" office:value="59" table:style-name="ce2">
            <text:p>59</text:p>
          </table:table-cell>
          <table:table-cell office:value-type="float" office:value="18" table:style-name="ce2">
            <text:p>18</text:p>
          </table:table-cell>
          <table:table-cell office:value-type="float" office:value="3" table:style-name="ce2">
            <text:p>3</text:p>
          </table:table-cell>
          <table:table-cell office:value-type="float" office:value="73" table:style-name="ce2">
            <text:p>73</text:p>
          </table:table-cell>
          <table:table-cell office:value-type="float" office:value="18" table:style-name="ce2">
            <text:p>18</text:p>
          </table:table-cell>
          <table:table-cell office:value-type="float" office:value="5.75" table:style-name="ce2">
            <text:p>5.75</text:p>
          </table:table-cell>
          <table:table-cell office:value-type="float" office:value="88" table:style-name="ce2">
            <text:p>88</text:p>
          </table:table-cell>
          <table:table-cell office:value-type="float" office:value="18" table:style-name="ce2">
            <text:p>18</text:p>
          </table:table-cell>
          <table:table-cell office:value-type="float" office:value="5.3172000000000006" table:formula="of:=SUM([.B42];[.E42];[.H42];[.K42];[.N42])/COUNT([.B42];[.E42];[.H42];[.K42];[.N42])" table:style-name="ce2">
            <text:p>5.3172</text:p>
          </table:table-cell>
          <table:table-cell office:value-type="string" table:style-name="ce2">
            <text:p>(18</text:p>
          </table:table-cell>
          <table:table-cell office:value-type="float" office:value="5.3172000000000002E-3" table:formula="of:=[.Q42]/1000" table:style-name="ce2">
            <text:p>0.0053172</text:p>
          </table:table-cell>
          <table:table-cell table:number-columns-repeated="16365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9.9169999999999998" table:style-name="ce2">
            <text:p>9.917</text:p>
          </table:table-cell>
          <table:table-cell office:value-type="float" office:value="106" table:style-name="ce2">
            <text:p>106</text:p>
          </table:table-cell>
          <table:table-cell office:value-type="float" office:value="19" table:style-name="ce2">
            <text:p>19</text:p>
          </table:table-cell>
          <table:table-cell office:value-type="float" office:value="31.452999999999999" table:style-name="ce2">
            <text:p>31.453</text:p>
          </table:table-cell>
          <table:table-cell office:value-type="float" office:value="726" table:style-name="ce2">
            <text:p>726</text:p>
          </table:table-cell>
          <table:table-cell office:value-type="float" office:value="19" table:style-name="ce2">
            <text:p>19</text:p>
          </table:table-cell>
          <table:table-cell office:value-type="float" office:value="4.8310000000000004" table:style-name="ce2">
            <text:p>4.831</text:p>
          </table:table-cell>
          <table:table-cell office:value-type="float" office:value="47" table:style-name="ce2">
            <text:p>47</text:p>
          </table:table-cell>
          <table:table-cell office:value-type="float" office:value="19" table:style-name="ce2">
            <text:p>19</text:p>
          </table:table-cell>
          <table:table-cell office:value-type="float" office:value="3.286" table:style-name="ce2">
            <text:p>3.286</text:p>
          </table:table-cell>
          <table:table-cell office:value-type="float" office:value="63" table:style-name="ce2">
            <text:p>63</text:p>
          </table:table-cell>
          <table:table-cell office:value-type="float" office:value="19" table:style-name="ce2">
            <text:p>19</text:p>
          </table:table-cell>
          <table:table-cell office:value-type="float" office:value="3.5739999999999998" table:style-name="ce2">
            <text:p>3.574</text:p>
          </table:table-cell>
          <table:table-cell office:value-type="float" office:value="34" table:style-name="ce2">
            <text:p>34</text:p>
          </table:table-cell>
          <table:table-cell office:value-type="float" office:value="19" table:style-name="ce2">
            <text:p>19</text:p>
          </table:table-cell>
          <table:table-cell office:value-type="float" office:value="10.6122" table:formula="of:=SUM([.B43];[.E43];[.H43];[.K43];[.N43])/COUNT([.B43];[.E43];[.H43];[.K43];[.N43])" table:style-name="ce2">
            <text:p>10.6122</text:p>
          </table:table-cell>
          <table:table-cell office:value-type="string" table:style-name="ce2">
            <text:p>(19</text:p>
          </table:table-cell>
          <table:table-cell office:value-type="float" office:value="1.06122E-2" table:formula="of:=[.Q43]/1000" table:style-name="ce2">
            <text:p>0.0106122</text:p>
          </table:table-cell>
          <table:table-cell table:number-columns-repeated="1636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5.0659999999999998" table:style-name="ce2">
            <text:p>5.066</text:p>
          </table:table-cell>
          <table:table-cell office:value-type="float" office:value="60" table:style-name="ce2">
            <text:p>60</text:p>
          </table:table-cell>
          <table:table-cell office:value-type="float" office:value="20" table:style-name="ce2">
            <text:p>20</text:p>
          </table:table-cell>
          <table:table-cell office:value-type="float" office:value="2.8860000000000001" table:style-name="ce2">
            <text:p>2.886</text:p>
          </table:table-cell>
          <table:table-cell office:value-type="float" office:value="46" table:style-name="ce2">
            <text:p>46</text:p>
          </table:table-cell>
          <table:table-cell office:value-type="float" office:value="20" table:style-name="ce2">
            <text:p>20</text:p>
          </table:table-cell>
          <table:table-cell office:value-type="float" office:value="5.8789999999999996" table:style-name="ce2">
            <text:p>5.879</text:p>
          </table:table-cell>
          <table:table-cell office:value-type="float" office:value="76" table:style-name="ce2">
            <text:p>76</text:p>
          </table:table-cell>
          <table:table-cell office:value-type="float" office:value="20" table:style-name="ce2">
            <text:p>20</text:p>
          </table:table-cell>
          <table:table-cell office:value-type="float" office:value="9.6739999999999995" table:style-name="ce2">
            <text:p>9.674</text:p>
          </table:table-cell>
          <table:table-cell office:value-type="float" office:value="145" table:style-name="ce2">
            <text:p>145</text:p>
          </table:table-cell>
          <table:table-cell office:value-type="float" office:value="20" table:style-name="ce2">
            <text:p>20</text:p>
          </table:table-cell>
          <table:table-cell office:value-type="float" office:value="8.0079999999999991" table:style-name="ce2">
            <text:p>8.008</text:p>
          </table:table-cell>
          <table:table-cell office:value-type="float" office:value="118" table:style-name="ce2">
            <text:p>118</text:p>
          </table:table-cell>
          <table:table-cell office:value-type="float" office:value="20" table:style-name="ce2">
            <text:p>20</text:p>
          </table:table-cell>
          <table:table-cell office:value-type="float" office:value="6.3026" table:formula="of:=SUM([.B44];[.E44];[.H44];[.K44];[.N44])/COUNT([.B44];[.E44];[.H44];[.K44];[.N44])" table:style-name="ce2">
            <text:p>6.3026</text:p>
          </table:table-cell>
          <table:table-cell office:value-type="string" table:style-name="ce2">
            <text:p>(20</text:p>
          </table:table-cell>
          <table:table-cell office:value-type="float" office:value="6.3026000000000002E-3" table:formula="of:=[.Q44]/1000" table:style-name="ce2">
            <text:p>0.0063026</text:p>
          </table:table-cell>
          <table:table-cell table:number-columns-repeated="16365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2.0449999999999999" table:style-name="ce2">
            <text:p>2.045</text:p>
          </table:table-cell>
          <table:table-cell office:value-type="float" office:value="39" table:style-name="ce2">
            <text:p>39</text:p>
          </table:table-cell>
          <table:table-cell office:value-type="float" office:value="21" table:style-name="ce2">
            <text:p>21</text:p>
          </table:table-cell>
          <table:table-cell office:value-type="float" office:value="3.835" table:style-name="ce2">
            <text:p>3.835</text:p>
          </table:table-cell>
          <table:table-cell office:value-type="float" office:value="110" table:style-name="ce2">
            <text:p>110</text:p>
          </table:table-cell>
          <table:table-cell office:value-type="float" office:value="21" table:style-name="ce2">
            <text:p>21</text:p>
          </table:table-cell>
          <table:table-cell office:value-type="float" office:value="3.355" table:style-name="ce2">
            <text:p>3.355</text:p>
          </table:table-cell>
          <table:table-cell office:value-type="float" office:value="99" table:style-name="ce2">
            <text:p>99</text:p>
          </table:table-cell>
          <table:table-cell office:value-type="float" office:value="21" table:style-name="ce2">
            <text:p>21</text:p>
          </table:table-cell>
          <table:table-cell office:value-type="float" office:value="5.6790000000000003" table:style-name="ce2">
            <text:p>5.679</text:p>
          </table:table-cell>
          <table:table-cell office:value-type="float" office:value="127" table:style-name="ce2">
            <text:p>127</text:p>
          </table:table-cell>
          <table:table-cell office:value-type="float" office:value="21" table:style-name="ce2">
            <text:p>21</text:p>
          </table:table-cell>
          <table:table-cell office:value-type="float" office:value="1.6919999999999999" table:style-name="ce2">
            <text:p>1.692</text:p>
          </table:table-cell>
          <table:table-cell office:value-type="float" office:value="27" table:style-name="ce2">
            <text:p>27</text:p>
          </table:table-cell>
          <table:table-cell office:value-type="float" office:value="21" table:style-name="ce2">
            <text:p>21</text:p>
          </table:table-cell>
          <table:table-cell office:value-type="float" office:value="3.3211999999999997" table:formula="of:=SUM([.B45];[.E45];[.H45];[.K45];[.N45])/COUNT([.B45];[.E45];[.H45];[.K45];[.N45])" table:style-name="ce2">
            <text:p>3.3212</text:p>
          </table:table-cell>
          <table:table-cell office:value-type="string" table:style-name="ce2">
            <text:p>(21</text:p>
          </table:table-cell>
          <table:table-cell office:value-type="float" office:value="3.3211999999999998E-3" table:formula="of:=[.Q45]/1000" table:style-name="ce2">
            <text:p>0.0033212</text:p>
          </table:table-cell>
          <table:table-cell table:number-columns-repeated="16365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9.7" table:style-name="ce2">
            <text:p>19.7</text:p>
          </table:table-cell>
          <table:table-cell office:value-type="float" office:value="76" table:style-name="ce2">
            <text:p>76</text:p>
          </table:table-cell>
          <table:table-cell office:value-type="float" office:value="22" table:style-name="ce2">
            <text:p>22</text:p>
          </table:table-cell>
          <table:table-cell office:value-type="float" office:value="14.778" table:style-name="ce2">
            <text:p>14.778</text:p>
          </table:table-cell>
          <table:table-cell office:value-type="float" office:value="516" table:style-name="ce2">
            <text:p>516</text:p>
          </table:table-cell>
          <table:table-cell office:value-type="float" office:value="22" table:style-name="ce2">
            <text:p>22</text:p>
          </table:table-cell>
          <table:table-cell office:value-type="float" office:value="5.8079999999999998" table:style-name="ce2">
            <text:p>5.808</text:p>
          </table:table-cell>
          <table:table-cell office:value-type="float" office:value="169" table:style-name="ce2">
            <text:p>169</text:p>
          </table:table-cell>
          <table:table-cell office:value-type="float" office:value="22" table:style-name="ce2">
            <text:p>22</text:p>
          </table:table-cell>
          <table:table-cell office:value-type="float" office:value="21.289000000000001" table:style-name="ce2">
            <text:p>21.289</text:p>
          </table:table-cell>
          <table:table-cell office:value-type="float" office:value="97" table:style-name="ce2">
            <text:p>97</text:p>
          </table:table-cell>
          <table:table-cell office:value-type="float" office:value="22" table:style-name="ce2">
            <text:p>22</text:p>
          </table:table-cell>
          <table:table-cell office:value-type="float" office:value="6.5910000000000002" table:style-name="ce2">
            <text:p>6.591</text:p>
          </table:table-cell>
          <table:table-cell office:value-type="float" office:value="170" table:style-name="ce2">
            <text:p>170</text:p>
          </table:table-cell>
          <table:table-cell office:value-type="float" office:value="22" table:style-name="ce2">
            <text:p>22</text:p>
          </table:table-cell>
          <table:table-cell office:value-type="float" office:value="13.633199999999999" table:formula="of:=SUM([.B46];[.E46];[.H46];[.K46];[.N46])/COUNT([.B46];[.E46];[.H46];[.K46];[.N46])" table:style-name="ce2">
            <text:p>13.6332</text:p>
          </table:table-cell>
          <table:table-cell office:value-type="string" table:style-name="ce2">
            <text:p>(22</text:p>
          </table:table-cell>
          <table:table-cell office:value-type="float" office:value="1.3633199999999998E-2" table:formula="of:=[.Q46]/1000" table:style-name="ce2">
            <text:p>0.0136332</text:p>
          </table:table-cell>
          <table:table-cell table:number-columns-repeated="16365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2.2280000000000002" table:style-name="ce2">
            <text:p>2.228</text:p>
          </table:table-cell>
          <table:table-cell office:value-type="float" office:value="34" table:style-name="ce2">
            <text:p>34</text:p>
          </table:table-cell>
          <table:table-cell office:value-type="float" office:value="23" table:style-name="ce2">
            <text:p>23</text:p>
          </table:table-cell>
          <table:table-cell office:value-type="float" office:value="3.0489999999999999" table:style-name="ce2">
            <text:p>3.049</text:p>
          </table:table-cell>
          <table:table-cell office:value-type="float" office:value="56" table:style-name="ce2">
            <text:p>56</text:p>
          </table:table-cell>
          <table:table-cell office:value-type="float" office:value="23" table:style-name="ce2">
            <text:p>23</text:p>
          </table:table-cell>
          <table:table-cell office:value-type="float" office:value="0.51300000000000001" table:style-name="ce2">
            <text:p>0.513</text:p>
          </table:table-cell>
          <table:table-cell office:value-type="float" office:value="30" table:style-name="ce2">
            <text:p>30</text:p>
          </table:table-cell>
          <table:table-cell office:value-type="float" office:value="23" table:style-name="ce2">
            <text:p>23</text:p>
          </table:table-cell>
          <table:table-cell office:value-type="float" office:value="2.992" table:style-name="ce2">
            <text:p>2.992</text:p>
          </table:table-cell>
          <table:table-cell office:value-type="float" office:value="49" table:style-name="ce2">
            <text:p>49</text:p>
          </table:table-cell>
          <table:table-cell office:value-type="float" office:value="23" table:style-name="ce2">
            <text:p>23</text:p>
          </table:table-cell>
          <table:table-cell office:value-type="float" office:value="1.5229999999999999" table:style-name="ce2">
            <text:p>1.523</text:p>
          </table:table-cell>
          <table:table-cell office:value-type="float" office:value="33" table:style-name="ce2">
            <text:p>33</text:p>
          </table:table-cell>
          <table:table-cell office:value-type="float" office:value="23" table:style-name="ce2">
            <text:p>23</text:p>
          </table:table-cell>
          <table:table-cell office:value-type="float" office:value="2.0609999999999999" table:formula="of:=SUM([.B47];[.E47];[.H47];[.K47];[.N47])/COUNT([.B47];[.E47];[.H47];[.K47];[.N47])" table:style-name="ce2">
            <text:p>2.061</text:p>
          </table:table-cell>
          <table:table-cell office:value-type="string" table:style-name="ce2">
            <text:p>(23</text:p>
          </table:table-cell>
          <table:table-cell office:value-type="float" office:value="2.0609999999999999E-3" table:formula="of:=[.Q47]/1000" table:style-name="ce2">
            <text:p>0.002061</text:p>
          </table:table-cell>
          <table:table-cell table:number-columns-repeated="16365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4.875" table:style-name="ce2">
            <text:p>4.875</text:p>
          </table:table-cell>
          <table:table-cell office:value-type="float" office:value="94" table:style-name="ce2">
            <text:p>94</text:p>
          </table:table-cell>
          <table:table-cell office:value-type="float" office:value="24" table:style-name="ce2">
            <text:p>24</text:p>
          </table:table-cell>
          <table:table-cell office:value-type="float" office:value="3.4670000000000001" table:style-name="ce2">
            <text:p>3.467</text:p>
          </table:table-cell>
          <table:table-cell office:value-type="float" office:value="59" table:style-name="ce2">
            <text:p>59</text:p>
          </table:table-cell>
          <table:table-cell office:value-type="float" office:value="24" table:style-name="ce2">
            <text:p>24</text:p>
          </table:table-cell>
          <table:table-cell office:value-type="float" office:value="4.4690000000000003" table:style-name="ce2">
            <text:p>4.469</text:p>
          </table:table-cell>
          <table:table-cell office:value-type="float" office:value="86" table:style-name="ce2">
            <text:p>86</text:p>
          </table:table-cell>
          <table:table-cell office:value-type="float" office:value="24" table:style-name="ce2">
            <text:p>24</text:p>
          </table:table-cell>
          <table:table-cell office:value-type="float" office:value="1.2310000000000001" table:style-name="ce2">
            <text:p>1.231</text:p>
          </table:table-cell>
          <table:table-cell office:value-type="float" office:value="51" table:style-name="ce2">
            <text:p>51</text:p>
          </table:table-cell>
          <table:table-cell office:value-type="float" office:value="24" table:style-name="ce2">
            <text:p>24</text:p>
          </table:table-cell>
          <table:table-cell office:value-type="float" office:value="2.1240000000000001" table:style-name="ce2">
            <text:p>2.124</text:p>
          </table:table-cell>
          <table:table-cell office:value-type="float" office:value="51" table:style-name="ce2">
            <text:p>51</text:p>
          </table:table-cell>
          <table:table-cell office:value-type="float" office:value="24" table:style-name="ce2">
            <text:p>24</text:p>
          </table:table-cell>
          <table:table-cell office:value-type="float" office:value="3.2332000000000001" table:formula="of:=SUM([.B48];[.E48];[.H48];[.K48];[.N48])/COUNT([.B48];[.E48];[.H48];[.K48];[.N48])" table:style-name="ce2">
            <text:p>3.2332</text:p>
          </table:table-cell>
          <table:table-cell office:value-type="string" table:style-name="ce2">
            <text:p>(24</text:p>
          </table:table-cell>
          <table:table-cell office:value-type="float" office:value="3.2331999999999999E-3" table:formula="of:=[.Q48]/1000" table:style-name="ce2">
            <text:p>0.0032332</text:p>
          </table:table-cell>
          <table:table-cell table:number-columns-repeated="1636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35.231000000000002" table:style-name="ce2">
            <text:p>35.231</text:p>
          </table:table-cell>
          <table:table-cell office:value-type="float" office:value="425" table:style-name="ce2">
            <text:p>425</text:p>
          </table:table-cell>
          <table:table-cell office:value-type="float" office:value="25" table:style-name="ce2">
            <text:p>25</text:p>
          </table:table-cell>
          <table:table-cell office:value-type="float" office:value="10.978999999999999" table:style-name="ce2">
            <text:p>10.979</text:p>
          </table:table-cell>
          <table:table-cell office:value-type="float" office:value="126" table:style-name="ce2">
            <text:p>126</text:p>
          </table:table-cell>
          <table:table-cell office:value-type="float" office:value="25" table:style-name="ce2">
            <text:p>25</text:p>
          </table:table-cell>
          <table:table-cell office:value-type="float" office:value="22.882000000000001" table:style-name="ce2">
            <text:p>22.882</text:p>
          </table:table-cell>
          <table:table-cell office:value-type="float" office:value="230" table:style-name="ce2">
            <text:p>230</text:p>
          </table:table-cell>
          <table:table-cell office:value-type="float" office:value="25" table:style-name="ce2">
            <text:p>25</text:p>
          </table:table-cell>
          <table:table-cell office:value-type="float" office:value="12.31" table:style-name="ce2">
            <text:p>12.31</text:p>
          </table:table-cell>
          <table:table-cell office:value-type="float" office:value="162" table:style-name="ce2">
            <text:p>162</text:p>
          </table:table-cell>
          <table:table-cell office:value-type="float" office:value="25" table:style-name="ce2">
            <text:p>25</text:p>
          </table:table-cell>
          <table:table-cell office:value-type="float" office:value="6.2270000000000003" table:style-name="ce2">
            <text:p>6.227</text:p>
          </table:table-cell>
          <table:table-cell office:value-type="float" office:value="79" table:style-name="ce2">
            <text:p>79</text:p>
          </table:table-cell>
          <table:table-cell office:value-type="float" office:value="25" table:style-name="ce2">
            <text:p>25</text:p>
          </table:table-cell>
          <table:table-cell office:value-type="float" office:value="17.5258" table:formula="of:=SUM([.B49];[.E49];[.H49];[.K49];[.N49])/COUNT([.B49];[.E49];[.H49];[.K49];[.N49])" table:style-name="ce2">
            <text:p>17.5258</text:p>
          </table:table-cell>
          <table:table-cell office:value-type="string" table:style-name="ce2">
            <text:p>(25</text:p>
          </table:table-cell>
          <table:table-cell office:value-type="float" office:value="1.7525800000000001E-2" table:formula="of:=[.Q49]/1000" table:style-name="ce2">
            <text:p>0.0175258</text:p>
          </table:table-cell>
          <table:table-cell table:number-columns-repeated="16365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7.8380000000000001" table:style-name="ce2">
            <text:p>7.838</text:p>
          </table:table-cell>
          <table:table-cell office:value-type="float" office:value="107" table:style-name="ce2">
            <text:p>107</text:p>
          </table:table-cell>
          <table:table-cell office:value-type="float" office:value="26" table:style-name="ce2">
            <text:p>26</text:p>
          </table:table-cell>
          <table:table-cell office:value-type="float" office:value="20.853000000000002" table:style-name="ce2">
            <text:p>20.853</text:p>
          </table:table-cell>
          <table:table-cell office:value-type="float" office:value="269" table:style-name="ce2">
            <text:p>269</text:p>
          </table:table-cell>
          <table:table-cell office:value-type="float" office:value="26" table:style-name="ce2">
            <text:p>26</text:p>
          </table:table-cell>
          <table:table-cell office:value-type="float" office:value="26.231000000000002" table:style-name="ce2">
            <text:p>26.231</text:p>
          </table:table-cell>
          <table:table-cell office:value-type="float" office:value="400" table:style-name="ce2">
            <text:p>400</text:p>
          </table:table-cell>
          <table:table-cell office:value-type="float" office:value="26" table:style-name="ce2">
            <text:p>26</text:p>
          </table:table-cell>
          <table:table-cell office:value-type="float" office:value="25.253" table:style-name="ce2">
            <text:p>25.253</text:p>
          </table:table-cell>
          <table:table-cell office:value-type="float" office:value="354" table:style-name="ce2">
            <text:p>354</text:p>
          </table:table-cell>
          <table:table-cell office:value-type="float" office:value="26" table:style-name="ce2">
            <text:p>26</text:p>
          </table:table-cell>
          <table:table-cell office:value-type="float" office:value="5.6550000000000002" table:style-name="ce2">
            <text:p>5.655</text:p>
          </table:table-cell>
          <table:table-cell office:value-type="float" office:value="96" table:style-name="ce2">
            <text:p>96</text:p>
          </table:table-cell>
          <table:table-cell office:value-type="float" office:value="26" table:style-name="ce2">
            <text:p>26</text:p>
          </table:table-cell>
          <table:table-cell office:value-type="float" office:value="17.166000000000004" table:formula="of:=SUM([.B50];[.E50];[.H50];[.K50];[.N50])/COUNT([.B50];[.E50];[.H50];[.K50];[.N50])" table:style-name="ce2">
            <text:p>17.166</text:p>
          </table:table-cell>
          <table:table-cell office:value-type="string" table:style-name="ce2">
            <text:p>(26</text:p>
          </table:table-cell>
          <table:table-cell office:value-type="float" office:value="1.7166000000000004E-2" table:formula="of:=[.Q50]/1000" table:style-name="ce2">
            <text:p>0.017166</text:p>
          </table:table-cell>
          <table:table-cell table:number-columns-repeated="16365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45.96" table:style-name="ce2">
            <text:p>45.96</text:p>
          </table:table-cell>
          <table:table-cell office:value-type="float" office:value="372" table:style-name="ce2">
            <text:p>372</text:p>
          </table:table-cell>
          <table:table-cell office:value-type="float" office:value="27" table:style-name="ce2">
            <text:p>27</text:p>
          </table:table-cell>
          <table:table-cell office:value-type="float" office:value="27.744" table:style-name="ce2">
            <text:p>27.744</text:p>
          </table:table-cell>
          <table:table-cell office:value-type="float" office:value="214" table:style-name="ce2">
            <text:p>214</text:p>
          </table:table-cell>
          <table:table-cell office:value-type="float" office:value="27" table:style-name="ce2">
            <text:p>27</text:p>
          </table:table-cell>
          <table:table-cell office:value-type="float" office:value="28.882000000000001" table:style-name="ce2">
            <text:p>28.882</text:p>
          </table:table-cell>
          <table:table-cell office:value-type="float" office:value="209" table:style-name="ce2">
            <text:p>209</text:p>
          </table:table-cell>
          <table:table-cell office:value-type="float" office:value="27" table:style-name="ce2">
            <text:p>27</text:p>
          </table:table-cell>
          <table:table-cell office:value-type="float" office:value="11.548999999999999" table:style-name="ce2">
            <text:p>11.549</text:p>
          </table:table-cell>
          <table:table-cell office:value-type="float" office:value="89" table:style-name="ce2">
            <text:p>89</text:p>
          </table:table-cell>
          <table:table-cell office:value-type="float" office:value="27" table:style-name="ce2">
            <text:p>27</text:p>
          </table:table-cell>
          <table:table-cell office:value-type="float" office:value="22.42" table:style-name="ce2">
            <text:p>22.42</text:p>
          </table:table-cell>
          <table:table-cell office:value-type="float" office:value="176" table:style-name="ce2">
            <text:p>176</text:p>
          </table:table-cell>
          <table:table-cell office:value-type="float" office:value="27" table:style-name="ce2">
            <text:p>27</text:p>
          </table:table-cell>
          <table:table-cell office:value-type="float" office:value="27.311" table:formula="of:=SUM([.B51];[.E51];[.H51];[.K51];[.N51])/COUNT([.B51];[.E51];[.H51];[.K51];[.N51])" table:style-name="ce2">
            <text:p>27.311</text:p>
          </table:table-cell>
          <table:table-cell office:value-type="string" table:style-name="ce2">
            <text:p>(27</text:p>
          </table:table-cell>
          <table:table-cell office:value-type="float" office:value="2.7310999999999998E-2" table:formula="of:=[.Q51]/1000" table:style-name="ce2">
            <text:p>0.027311</text:p>
          </table:table-cell>
          <table:table-cell table:number-columns-repeated="16365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42.32" table:style-name="ce2">
            <text:p>42.32</text:p>
          </table:table-cell>
          <table:table-cell office:value-type="float" office:value="310" table:style-name="ce2">
            <text:p>310</text:p>
          </table:table-cell>
          <table:table-cell office:value-type="float" office:value="28" table:style-name="ce2">
            <text:p>28</text:p>
          </table:table-cell>
          <table:table-cell office:value-type="float" office:value="41.866" table:style-name="ce2">
            <text:p>41.866</text:p>
          </table:table-cell>
          <table:table-cell office:value-type="float" office:value="393" table:style-name="ce2">
            <text:p>393</text:p>
          </table:table-cell>
          <table:table-cell office:value-type="float" office:value="28" table:style-name="ce2">
            <text:p>28</text:p>
          </table:table-cell>
          <table:table-cell office:value-type="float" office:value="35.302" table:style-name="ce2">
            <text:p>35.302</text:p>
          </table:table-cell>
          <table:table-cell office:value-type="float" office:value="223" table:style-name="ce2">
            <text:p>223</text:p>
          </table:table-cell>
          <table:table-cell office:value-type="float" office:value="28" table:style-name="ce2">
            <text:p>28</text:p>
          </table:table-cell>
          <table:table-cell office:value-type="float" office:value="40.642000000000003" table:style-name="ce2">
            <text:p>40.642</text:p>
          </table:table-cell>
          <table:table-cell office:value-type="float" office:value="413" table:style-name="ce2">
            <text:p>413</text:p>
          </table:table-cell>
          <table:table-cell office:value-type="float" office:value="28" table:style-name="ce2">
            <text:p>28</text:p>
          </table:table-cell>
          <table:table-cell office:value-type="float" office:value="27.548999999999999" table:style-name="ce2">
            <text:p>27.549</text:p>
          </table:table-cell>
          <table:table-cell office:value-type="float" office:value="196" table:style-name="ce2">
            <text:p>196</text:p>
          </table:table-cell>
          <table:table-cell office:value-type="float" office:value="28" table:style-name="ce2">
            <text:p>28</text:p>
          </table:table-cell>
          <table:table-cell office:value-type="float" office:value="37.535800000000002" table:formula="of:=SUM([.B52];[.E52];[.H52];[.K52];[.N52])/COUNT([.B52];[.E52];[.H52];[.K52];[.N52])" table:style-name="ce2">
            <text:p>37.5358</text:p>
          </table:table-cell>
          <table:table-cell office:value-type="string" table:style-name="ce2">
            <text:p>(28</text:p>
          </table:table-cell>
          <table:table-cell office:value-type="float" office:value="3.7535800000000001E-2" table:formula="of:=[.Q52]/1000" table:style-name="ce2">
            <text:p>0.0375358</text:p>
          </table:table-cell>
          <table:table-cell table:number-columns-repeated="16365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9.1509999999999998" table:style-name="ce2">
            <text:p>9.151</text:p>
          </table:table-cell>
          <table:table-cell office:value-type="float" office:value="58" table:style-name="ce2">
            <text:p>58</text:p>
          </table:table-cell>
          <table:table-cell office:value-type="float" office:value="29" table:style-name="ce2">
            <text:p>29</text:p>
          </table:table-cell>
          <table:table-cell office:value-type="float" office:value="17.439" table:style-name="ce2">
            <text:p>17.439</text:p>
          </table:table-cell>
          <table:table-cell office:value-type="float" office:value="88" table:style-name="ce2">
            <text:p>88</text:p>
          </table:table-cell>
          <table:table-cell office:value-type="float" office:value="29" table:style-name="ce2">
            <text:p>29</text:p>
          </table:table-cell>
          <table:table-cell office:value-type="float" office:value="56.991" table:style-name="ce2">
            <text:p>56.991</text:p>
          </table:table-cell>
          <table:table-cell office:value-type="float" office:value="297" table:style-name="ce2">
            <text:p>297</text:p>
          </table:table-cell>
          <table:table-cell office:value-type="float" office:value="29" table:style-name="ce2">
            <text:p>29</text:p>
          </table:table-cell>
          <table:table-cell office:value-type="float" office:value="35.350999999999999" table:style-name="ce2">
            <text:p>35.351</text:p>
          </table:table-cell>
          <table:table-cell office:value-type="float" office:value="226" table:style-name="ce2">
            <text:p>226</text:p>
          </table:table-cell>
          <table:table-cell office:value-type="float" office:value="29" table:style-name="ce2">
            <text:p>29</text:p>
          </table:table-cell>
          <table:table-cell office:value-type="float" office:value="27.896999999999998" table:style-name="ce2">
            <text:p>27.897</text:p>
          </table:table-cell>
          <table:table-cell office:value-type="float" office:value="176" table:style-name="ce2">
            <text:p>176</text:p>
          </table:table-cell>
          <table:table-cell office:value-type="float" office:value="29" table:style-name="ce2">
            <text:p>29</text:p>
          </table:table-cell>
          <table:table-cell office:value-type="float" office:value="29.3658" table:formula="of:=SUM([.B53];[.E53];[.H53];[.K53];[.N53])/COUNT([.B53];[.E53];[.H53];[.K53];[.N53])" table:style-name="ce2">
            <text:p>29.3658</text:p>
          </table:table-cell>
          <table:table-cell office:value-type="string" table:style-name="ce2">
            <text:p>(29</text:p>
          </table:table-cell>
          <table:table-cell office:value-type="float" office:value="2.9365800000000001E-2" table:formula="of:=[.Q53]/1000" table:style-name="ce2">
            <text:p>0.0293658</text:p>
          </table:table-cell>
          <table:table-cell table:number-columns-repeated="1636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.736999999999998" table:style-name="ce2">
            <text:p>16.737</text:p>
          </table:table-cell>
          <table:table-cell office:value-type="float" office:value="105" table:style-name="ce2">
            <text:p>105</text:p>
          </table:table-cell>
          <table:table-cell office:value-type="float" office:value="30" table:style-name="ce2">
            <text:p>30</text:p>
          </table:table-cell>
          <table:table-cell office:value-type="float" office:value="81.927000000000007" table:style-name="ce2">
            <text:p>81.927</text:p>
          </table:table-cell>
          <table:table-cell office:value-type="float" office:value="598" table:style-name="ce2">
            <text:p>598</text:p>
          </table:table-cell>
          <table:table-cell office:value-type="float" office:value="30" table:style-name="ce2">
            <text:p>30</text:p>
          </table:table-cell>
          <table:table-cell office:value-type="float" office:value="22.263000000000002" table:style-name="ce2">
            <text:p>22.263</text:p>
          </table:table-cell>
          <table:table-cell office:value-type="float" office:value="174" table:style-name="ce2">
            <text:p>174</text:p>
          </table:table-cell>
          <table:table-cell office:value-type="float" office:value="30" table:style-name="ce2">
            <text:p>30</text:p>
          </table:table-cell>
          <table:table-cell office:value-type="float" office:value="6.4390000000000001" table:style-name="ce2">
            <text:p>6.439</text:p>
          </table:table-cell>
          <table:table-cell office:value-type="float" office:value="74" table:style-name="ce2">
            <text:p>74</text:p>
          </table:table-cell>
          <table:table-cell office:value-type="float" office:value="30" table:style-name="ce2">
            <text:p>30</text:p>
          </table:table-cell>
          <table:table-cell office:value-type="float" office:value="15.988" table:style-name="ce2">
            <text:p>15.988</text:p>
          </table:table-cell>
          <table:table-cell office:value-type="float" office:value="127" table:style-name="ce2">
            <text:p>127</text:p>
          </table:table-cell>
          <table:table-cell office:value-type="float" office:value="30" table:style-name="ce2">
            <text:p>30</text:p>
          </table:table-cell>
          <table:table-cell office:value-type="float" office:value="28.670800000000003" table:formula="of:=SUM([.B54];[.E54];[.H54];[.K54];[.N54])/COUNT([.B54];[.E54];[.H54];[.K54];[.N54])" table:style-name="ce2">
            <text:p>28.6708</text:p>
          </table:table-cell>
          <table:table-cell office:value-type="string" table:style-name="ce2">
            <text:p>(30</text:p>
          </table:table-cell>
          <table:table-cell office:value-type="float" office:value="2.8670800000000003E-2" table:formula="of:=[.Q54]/1000" table:style-name="ce2">
            <text:p>0.0286708</text:p>
          </table:table-cell>
          <table:table-cell table:number-columns-repeated="16365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0.76600000000000001" table:style-name="ce2">
            <text:p>0.766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7" table:style-name="ce2">
            <text:p>0.67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6600000000000004" table:style-name="ce2">
            <text:p>0.666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26" table:style-name="ce2">
            <text:p>0.626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4900000000000002" table:style-name="ce2">
            <text:p>0.649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754" table:formula="of:=SUM([.B55];[.E55];[.H55];[.K55];[.N55])/COUNT([.B55];[.E55];[.H55];[.K55];[.N55])" table:style-name="ce2">
            <text:p>0.6754</text:p>
          </table:table-cell>
          <table:table-cell office:value-type="string" table:style-name="ce2">
            <text:p>(31</text:p>
          </table:table-cell>
          <table:table-cell office:value-type="float" office:value="6.7540000000000005E-4" table:formula="of:=[.Q55]/1000" table:style-name="ce2">
            <text:p>0.0006754</text:p>
          </table:table-cell>
          <table:table-cell table:number-columns-repeated="16365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1.5669999999999999" table:style-name="ce2">
            <text:p>1.567</text:p>
          </table:table-cell>
          <table:table-cell office:value-type="float" office:value="61" table:style-name="ce2">
            <text:p>61</text:p>
          </table:table-cell>
          <table:table-cell office:value-type="float" office:value="32" table:style-name="ce2">
            <text:p>32</text:p>
          </table:table-cell>
          <table:table-cell office:value-type="float" office:value="1.109" table:style-name="ce2">
            <text:p>1.109</text:p>
          </table:table-cell>
          <table:table-cell office:value-type="float" office:value="54" table:style-name="ce2">
            <text:p>54</text:p>
          </table:table-cell>
          <table:table-cell office:value-type="float" office:value="32" table:style-name="ce2">
            <text:p>32</text:p>
          </table:table-cell>
          <table:table-cell office:value-type="float" office:value="1.0640000000000001" table:style-name="ce2">
            <text:p>1.064</text:p>
          </table:table-cell>
          <table:table-cell office:value-type="float" office:value="53" table:style-name="ce2">
            <text:p>53</text:p>
          </table:table-cell>
          <table:table-cell office:value-type="float" office:value="32" table:style-name="ce2">
            <text:p>32</text:p>
          </table:table-cell>
          <table:table-cell office:value-type="float" office:value="1.2849999999999999" table:style-name="ce2">
            <text:p>1.285</text:p>
          </table:table-cell>
          <table:table-cell office:value-type="float" office:value="57" table:style-name="ce2">
            <text:p>57</text:p>
          </table:table-cell>
          <table:table-cell office:value-type="float" office:value="32" table:style-name="ce2">
            <text:p>32</text:p>
          </table:table-cell>
          <table:table-cell office:value-type="float" office:value="1.3240000000000001" table:style-name="ce2">
            <text:p>1.324</text:p>
          </table:table-cell>
          <table:table-cell office:value-type="float" office:value="57" table:style-name="ce2">
            <text:p>57</text:p>
          </table:table-cell>
          <table:table-cell office:value-type="float" office:value="32" table:style-name="ce2">
            <text:p>32</text:p>
          </table:table-cell>
          <table:table-cell office:value-type="float" office:value="1.2698" table:formula="of:=SUM([.B56];[.E56];[.H56];[.K56];[.N56])/COUNT([.B56];[.E56];[.H56];[.K56];[.N56])" table:style-name="ce2">
            <text:p>1.2698</text:p>
          </table:table-cell>
          <table:table-cell office:value-type="string" table:style-name="ce2">
            <text:p>(32</text:p>
          </table:table-cell>
          <table:table-cell office:value-type="float" office:value="1.2698E-3" table:formula="of:=[.Q56]/1000" table:style-name="ce2">
            <text:p>0.0012698</text:p>
          </table:table-cell>
          <table:table-cell table:number-columns-repeated="16365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21.302" table:style-name="ce2">
            <text:p>21.302</text:p>
          </table:table-cell>
          <table:table-cell office:value-type="float" office:value="140" table:style-name="ce2">
            <text:p>140</text:p>
          </table:table-cell>
          <table:table-cell office:value-type="float" office:value="33" table:style-name="ce2">
            <text:p>33</text:p>
          </table:table-cell>
          <table:table-cell office:value-type="float" office:value="55.426000000000002" table:style-name="ce2">
            <text:p>55.426</text:p>
          </table:table-cell>
          <table:table-cell office:value-type="float" office:value="599" table:style-name="ce2">
            <text:p>599</text:p>
          </table:table-cell>
          <table:table-cell office:value-type="float" office:value="33" table:style-name="ce2">
            <text:p>33</text:p>
          </table:table-cell>
          <table:table-cell office:value-type="float" office:value="23.922999999999998" table:style-name="ce2">
            <text:p>23.923</text:p>
          </table:table-cell>
          <table:table-cell office:value-type="float" office:value="294" table:style-name="ce2">
            <text:p>294</text:p>
          </table:table-cell>
          <table:table-cell office:value-type="float" office:value="33" table:style-name="ce2">
            <text:p>33</text:p>
          </table:table-cell>
          <table:table-cell office:value-type="float" office:value="24.736999999999998" table:style-name="ce2">
            <text:p>24.737</text:p>
          </table:table-cell>
          <table:table-cell office:value-type="float" office:value="261" table:style-name="ce2">
            <text:p>261</text:p>
          </table:table-cell>
          <table:table-cell office:value-type="float" office:value="33" table:style-name="ce2">
            <text:p>33</text:p>
          </table:table-cell>
          <table:table-cell office:value-type="float" office:value="52.97" table:style-name="ce2">
            <text:p>52.97</text:p>
          </table:table-cell>
          <table:table-cell office:value-type="float" office:value="493" table:style-name="ce2">
            <text:p>493</text:p>
          </table:table-cell>
          <table:table-cell office:value-type="float" office:value="33" table:style-name="ce2">
            <text:p>33</text:p>
          </table:table-cell>
          <table:table-cell office:value-type="float" office:value="35.671599999999998" table:formula="of:=SUM([.B57];[.E57];[.H57];[.K57];[.N57])/COUNT([.B57];[.E57];[.H57];[.K57];[.N57])" table:style-name="ce2">
            <text:p>35.6716</text:p>
          </table:table-cell>
          <table:table-cell office:value-type="string" table:style-name="ce2">
            <text:p>(33</text:p>
          </table:table-cell>
          <table:table-cell office:value-type="float" office:value="3.5671599999999998E-2" table:formula="of:=[.Q57]/1000" table:style-name="ce2">
            <text:p>0.0356716</text:p>
          </table:table-cell>
          <table:table-cell table:number-columns-repeated="16365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16.597000000000001" table:style-name="ce2">
            <text:p>16.597</text:p>
          </table:table-cell>
          <table:table-cell office:value-type="float" office:value="86" table:style-name="ce2">
            <text:p>86</text:p>
          </table:table-cell>
          <table:table-cell office:value-type="float" office:value="34" table:style-name="ce2">
            <text:p>34</text:p>
          </table:table-cell>
          <table:table-cell office:value-type="float" office:value="20.533000000000001" table:style-name="ce2">
            <text:p>20.533</text:p>
          </table:table-cell>
          <table:table-cell office:value-type="float" office:value="180" table:style-name="ce2">
            <text:p>180</text:p>
          </table:table-cell>
          <table:table-cell office:value-type="float" office:value="34" table:style-name="ce2">
            <text:p>34</text:p>
          </table:table-cell>
          <table:table-cell office:value-type="float" office:value="39.216999999999999" table:style-name="ce2">
            <text:p>39.217</text:p>
          </table:table-cell>
          <table:table-cell office:value-type="float" office:value="438" table:style-name="ce2">
            <text:p>438</text:p>
          </table:table-cell>
          <table:table-cell office:value-type="float" office:value="34" table:style-name="ce2">
            <text:p>34</text:p>
          </table:table-cell>
          <table:table-cell office:value-type="float" office:value="115.121" table:style-name="ce2">
            <text:p>115.121</text:p>
          </table:table-cell>
          <table:table-cell office:value-type="float" office:value="319" table:style-name="ce2">
            <text:p>319</text:p>
          </table:table-cell>
          <table:table-cell office:value-type="float" office:value="34" table:style-name="ce2">
            <text:p>34</text:p>
          </table:table-cell>
          <table:table-cell office:value-type="float" office:value="70.355999999999995" table:style-name="ce2">
            <text:p>70.356</text:p>
          </table:table-cell>
          <table:table-cell office:value-type="float" office:value="905" table:style-name="ce2">
            <text:p>905</text:p>
          </table:table-cell>
          <table:table-cell office:value-type="float" office:value="34" table:style-name="ce2">
            <text:p>34</text:p>
          </table:table-cell>
          <table:table-cell office:value-type="float" office:value="52.364800000000002" table:formula="of:=SUM([.B58];[.E58];[.H58];[.K58];[.N58])/COUNT([.B58];[.E58];[.H58];[.K58];[.N58])" table:style-name="ce2">
            <text:p>52.3648</text:p>
          </table:table-cell>
          <table:table-cell office:value-type="string" table:style-name="ce2">
            <text:p>(34</text:p>
          </table:table-cell>
          <table:table-cell office:value-type="float" office:value="5.2364800000000003E-2" table:formula="of:=[.Q58]/1000" table:style-name="ce2">
            <text:p>0.0523648</text:p>
          </table:table-cell>
          <table:table-cell table:number-columns-repeated="1636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33.222000000000001" table:style-name="ce2">
            <text:p>33.222</text:p>
          </table:table-cell>
          <table:table-cell office:value-type="float" office:value="186" table:style-name="ce2">
            <text:p>186</text:p>
          </table:table-cell>
          <table:table-cell office:value-type="float" office:value="35" table:style-name="ce2">
            <text:p>35</text:p>
          </table:table-cell>
          <table:table-cell office:value-type="float" office:value="28.998000000000001" table:style-name="ce2">
            <text:p>28.998</text:p>
          </table:table-cell>
          <table:table-cell office:value-type="float" office:value="150" table:style-name="ce2">
            <text:p>150</text:p>
          </table:table-cell>
          <table:table-cell office:value-type="float" office:value="35" table:style-name="ce2">
            <text:p>35</text:p>
          </table:table-cell>
          <table:table-cell office:value-type="float" office:value="29.018999999999998" table:style-name="ce2">
            <text:p>29.019</text:p>
          </table:table-cell>
          <table:table-cell office:value-type="float" office:value="184" table:style-name="ce2">
            <text:p>184</text:p>
          </table:table-cell>
          <table:table-cell office:value-type="float" office:value="35" table:style-name="ce2">
            <text:p>35</text:p>
          </table:table-cell>
          <table:table-cell office:value-type="float" office:value="28.28" table:style-name="ce2">
            <text:p>28.28</text:p>
          </table:table-cell>
          <table:table-cell office:value-type="float" office:value="174" table:style-name="ce2">
            <text:p>174</text:p>
          </table:table-cell>
          <table:table-cell office:value-type="float" office:value="35" table:style-name="ce2">
            <text:p>35</text:p>
          </table:table-cell>
          <table:table-cell office:value-type="float" office:value="21.614999999999998" table:style-name="ce2">
            <text:p>21.615</text:p>
          </table:table-cell>
          <table:table-cell office:value-type="float" office:value="109" table:style-name="ce2">
            <text:p>109</text:p>
          </table:table-cell>
          <table:table-cell office:value-type="float" office:value="35" table:style-name="ce2">
            <text:p>35</text:p>
          </table:table-cell>
          <table:table-cell office:value-type="float" office:value="28.226800000000004" table:formula="of:=SUM([.B59];[.E59];[.H59];[.K59];[.N59])/COUNT([.B59];[.E59];[.H59];[.K59];[.N59])" table:style-name="ce2">
            <text:p>28.2268</text:p>
          </table:table-cell>
          <table:table-cell office:value-type="string" table:style-name="ce2">
            <text:p>(35</text:p>
          </table:table-cell>
          <table:table-cell office:value-type="float" office:value="2.8226800000000003E-2" table:formula="of:=[.Q59]/1000" table:style-name="ce2">
            <text:p>0.0282268</text:p>
          </table:table-cell>
          <table:table-cell table:number-columns-repeated="16365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151.05500000000001" table:style-name="ce2">
            <text:p>151.055</text:p>
          </table:table-cell>
          <table:table-cell office:value-type="float" office:value="718" table:style-name="ce2">
            <text:p>718</text:p>
          </table:table-cell>
          <table:table-cell office:value-type="float" office:value="36" table:style-name="ce2">
            <text:p>36</text:p>
          </table:table-cell>
          <table:table-cell office:value-type="float" office:value="90.948999999999998" table:style-name="ce2">
            <text:p>90.949</text:p>
          </table:table-cell>
          <table:table-cell office:value-type="float" office:value="461" table:style-name="ce2">
            <text:p>461</text:p>
          </table:table-cell>
          <table:table-cell office:value-type="float" office:value="36" table:style-name="ce2">
            <text:p>36</text:p>
          </table:table-cell>
          <table:table-cell office:value-type="float" office:value="61.029000000000003" table:style-name="ce2">
            <text:p>61.029</text:p>
          </table:table-cell>
          <table:table-cell office:value-type="float" office:value="404" table:style-name="ce2">
            <text:p>404</text:p>
          </table:table-cell>
          <table:table-cell office:value-type="float" office:value="36" table:style-name="ce2">
            <text:p>36</text:p>
          </table:table-cell>
          <table:table-cell office:value-type="float" office:value="54.406999999999996" table:style-name="ce2">
            <text:p>54.407</text:p>
          </table:table-cell>
          <table:table-cell office:value-type="float" office:value="239" table:style-name="ce2">
            <text:p>239</text:p>
          </table:table-cell>
          <table:table-cell office:value-type="float" office:value="36" table:style-name="ce2">
            <text:p>36</text:p>
          </table:table-cell>
          <table:table-cell office:value-type="float" office:value="42.862000000000002" table:style-name="ce2">
            <text:p>42.862</text:p>
          </table:table-cell>
          <table:table-cell office:value-type="float" office:value="251" table:style-name="ce2">
            <text:p>251</text:p>
          </table:table-cell>
          <table:table-cell office:value-type="float" office:value="36" table:style-name="ce2">
            <text:p>36</text:p>
          </table:table-cell>
          <table:table-cell office:value-type="float" office:value="80.060400000000001" table:formula="of:=SUM([.B60];[.E60];[.H60];[.K60];[.N60])/COUNT([.B60];[.E60];[.H60];[.K60];[.N60])" table:style-name="ce2">
            <text:p>80.0604</text:p>
          </table:table-cell>
          <table:table-cell office:value-type="string" table:style-name="ce2">
            <text:p>(36</text:p>
          </table:table-cell>
          <table:table-cell office:value-type="float" office:value="8.0060400000000004E-2" table:formula="of:=[.Q60]/1000" table:style-name="ce2">
            <text:p>0.0800604</text:p>
          </table:table-cell>
          <table:table-cell table:number-columns-repeated="16365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84.997" table:style-name="ce2">
            <text:p>84.997</text:p>
          </table:table-cell>
          <table:table-cell office:value-type="float" office:value="274" table:style-name="ce2">
            <text:p>274</text:p>
          </table:table-cell>
          <table:table-cell office:value-type="float" office:value="37" table:style-name="ce2">
            <text:p>37</text:p>
          </table:table-cell>
          <table:table-cell office:value-type="float" office:value="183.423" table:style-name="ce2">
            <text:p>183.423</text:p>
          </table:table-cell>
          <table:table-cell office:value-type="float" office:value="259" table:style-name="ce2">
            <text:p>259</text:p>
          </table:table-cell>
          <table:table-cell office:value-type="float" office:value="37" table:style-name="ce2">
            <text:p>37</text:p>
          </table:table-cell>
          <table:table-cell office:value-type="float" office:value="29.925999999999998" table:style-name="ce2">
            <text:p>29.926</text:p>
          </table:table-cell>
          <table:table-cell office:value-type="float" office:value="151" table:style-name="ce2">
            <text:p>151</text:p>
          </table:table-cell>
          <table:table-cell office:value-type="float" office:value="37" table:style-name="ce2">
            <text:p>37</text:p>
          </table:table-cell>
          <table:table-cell office:value-type="float" office:value="53.433999999999997" table:style-name="ce2">
            <text:p>53.434</text:p>
          </table:table-cell>
          <table:table-cell office:value-type="float" office:value="318" table:style-name="ce2">
            <text:p>318</text:p>
          </table:table-cell>
          <table:table-cell office:value-type="float" office:value="37" table:style-name="ce2">
            <text:p>37</text:p>
          </table:table-cell>
          <table:table-cell office:value-type="float" office:value="35.340000000000003" table:style-name="ce2">
            <text:p>35.34</text:p>
          </table:table-cell>
          <table:table-cell office:value-type="float" office:value="139" table:style-name="ce2">
            <text:p>139</text:p>
          </table:table-cell>
          <table:table-cell office:value-type="float" office:value="37" table:style-name="ce2">
            <text:p>37</text:p>
          </table:table-cell>
          <table:table-cell office:value-type="float" office:value="77.424000000000007" table:formula="of:=SUM([.B61];[.E61];[.H61];[.K61];[.N61])/COUNT([.B61];[.E61];[.H61];[.K61];[.N61])" table:style-name="ce2">
            <text:p>77.424</text:p>
          </table:table-cell>
          <table:table-cell office:value-type="string" table:style-name="ce2">
            <text:p>(37</text:p>
          </table:table-cell>
          <table:table-cell office:value-type="float" office:value="7.7424000000000007E-2" table:formula="of:=[.Q61]/1000" table:style-name="ce2">
            <text:p>0.077424</text:p>
          </table:table-cell>
          <table:table-cell table:number-columns-repeated="16365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13.664999999999999" table:style-name="ce2">
            <text:p>13.665</text:p>
          </table:table-cell>
          <table:table-cell office:value-type="float" office:value="74" table:style-name="ce2">
            <text:p>74</text:p>
          </table:table-cell>
          <table:table-cell office:value-type="float" office:value="38" table:style-name="ce2">
            <text:p>38</text:p>
          </table:table-cell>
          <table:table-cell office:value-type="float" office:value="30.007000000000001" table:style-name="ce2">
            <text:p>30.007</text:p>
          </table:table-cell>
          <table:table-cell office:value-type="float" office:value="140" table:style-name="ce2">
            <text:p>140</text:p>
          </table:table-cell>
          <table:table-cell office:value-type="float" office:value="38" table:style-name="ce2">
            <text:p>38</text:p>
          </table:table-cell>
          <table:table-cell office:value-type="float" office:value="46.402000000000001" table:style-name="ce2">
            <text:p>46.402</text:p>
          </table:table-cell>
          <table:table-cell office:value-type="float" office:value="189" table:style-name="ce2">
            <text:p>189</text:p>
          </table:table-cell>
          <table:table-cell office:value-type="float" office:value="38" table:style-name="ce2">
            <text:p>38</text:p>
          </table:table-cell>
          <table:table-cell office:value-type="float" office:value="29.481999999999999" table:style-name="ce2">
            <text:p>29.482</text:p>
          </table:table-cell>
          <table:table-cell office:value-type="float" office:value="112" table:style-name="ce2">
            <text:p>112</text:p>
          </table:table-cell>
          <table:table-cell office:value-type="float" office:value="38" table:style-name="ce2">
            <text:p>38</text:p>
          </table:table-cell>
          <table:table-cell office:value-type="float" office:value="51.884999999999998" table:style-name="ce2">
            <text:p>51.885</text:p>
          </table:table-cell>
          <table:table-cell office:value-type="float" office:value="203" table:style-name="ce2">
            <text:p>203</text:p>
          </table:table-cell>
          <table:table-cell office:value-type="float" office:value="38" table:style-name="ce2">
            <text:p>38</text:p>
          </table:table-cell>
          <table:table-cell office:value-type="float" office:value="34.288200000000003" table:formula="of:=SUM([.B62];[.E62];[.H62];[.K62];[.N62])/COUNT([.B62];[.E62];[.H62];[.K62];[.N62])" table:style-name="ce2">
            <text:p>34.2882</text:p>
          </table:table-cell>
          <table:table-cell office:value-type="string" table:style-name="ce2">
            <text:p>(38</text:p>
          </table:table-cell>
          <table:table-cell office:value-type="float" office:value="3.4288200000000005E-2" table:formula="of:=[.Q62]/1000" table:style-name="ce2">
            <text:p>0.0342882</text:p>
          </table:table-cell>
          <table:table-cell table:number-columns-repeated="16365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10.234" table:style-name="ce2">
            <text:p>10.234</text:p>
          </table:table-cell>
          <table:table-cell office:value-type="float" office:value="58" table:style-name="ce2">
            <text:p>58</text:p>
          </table:table-cell>
          <table:table-cell office:value-type="float" office:value="39" table:style-name="ce2">
            <text:p>39</text:p>
          </table:table-cell>
          <table:table-cell office:value-type="float" office:value="12.887" table:style-name="ce2">
            <text:p>12.887</text:p>
          </table:table-cell>
          <table:table-cell office:value-type="float" office:value="53" table:style-name="ce2">
            <text:p>53</text:p>
          </table:table-cell>
          <table:table-cell office:value-type="float" office:value="39" table:style-name="ce2">
            <text:p>39</text:p>
          </table:table-cell>
          <table:table-cell office:value-type="float" office:value="92.602999999999994" table:style-name="ce2">
            <text:p>92.603</text:p>
          </table:table-cell>
          <table:table-cell office:value-type="float" office:value="267" table:style-name="ce2">
            <text:p>267</text:p>
          </table:table-cell>
          <table:table-cell office:value-type="float" office:value="39" table:style-name="ce2">
            <text:p>39</text:p>
          </table:table-cell>
          <table:table-cell office:value-type="float" office:value="75.858999999999995" table:style-name="ce2">
            <text:p>75.859</text:p>
          </table:table-cell>
          <table:table-cell office:value-type="float" office:value="222" table:style-name="ce2">
            <text:p>222</text:p>
          </table:table-cell>
          <table:table-cell office:value-type="float" office:value="39" table:style-name="ce2">
            <text:p>39</text:p>
          </table:table-cell>
          <table:table-cell office:value-type="float" office:value="41.588999999999999" table:style-name="ce2">
            <text:p>41.589</text:p>
          </table:table-cell>
          <table:table-cell office:value-type="float" office:value="125" table:style-name="ce2">
            <text:p>125</text:p>
          </table:table-cell>
          <table:table-cell office:value-type="float" office:value="39" table:style-name="ce2">
            <text:p>39</text:p>
          </table:table-cell>
          <table:table-cell office:value-type="float" office:value="46.634399999999992" table:formula="of:=SUM([.B63];[.E63];[.H63];[.K63];[.N63])/COUNT([.B63];[.E63];[.H63];[.K63];[.N63])" table:style-name="ce2">
            <text:p>46.6344</text:p>
          </table:table-cell>
          <table:table-cell office:value-type="string" table:style-name="ce2">
            <text:p>(39</text:p>
          </table:table-cell>
          <table:table-cell office:value-type="float" office:value="4.6634399999999993E-2" table:formula="of:=[.Q63]/1000" table:style-name="ce2">
            <text:p>0.0466344</text:p>
          </table:table-cell>
          <table:table-cell table:number-columns-repeated="1636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82.265000000000001" table:style-name="ce2">
            <text:p>82.265</text:p>
          </table:table-cell>
          <table:table-cell office:value-type="float" office:value="162" table:style-name="ce2">
            <text:p>162</text:p>
          </table:table-cell>
          <table:table-cell office:value-type="float" office:value="40" table:style-name="ce2">
            <text:p>40</text:p>
          </table:table-cell>
          <table:table-cell office:value-type="float" office:value="61.258000000000003" table:style-name="ce2">
            <text:p>61.258</text:p>
          </table:table-cell>
          <table:table-cell office:value-type="float" office:value="150" table:style-name="ce2">
            <text:p>150</text:p>
          </table:table-cell>
          <table:table-cell office:value-type="float" office:value="40" table:style-name="ce2">
            <text:p>40</text:p>
          </table:table-cell>
          <table:table-cell office:value-type="float" office:value="123.623" table:style-name="ce2">
            <text:p>123.623</text:p>
          </table:table-cell>
          <table:table-cell office:value-type="float" office:value="259" table:style-name="ce2">
            <text:p>259</text:p>
          </table:table-cell>
          <table:table-cell office:value-type="float" office:value="40" table:style-name="ce2">
            <text:p>40</text:p>
          </table:table-cell>
          <table:table-cell office:value-type="float" office:value="31.145" table:style-name="ce2">
            <text:p>31.145</text:p>
          </table:table-cell>
          <table:table-cell office:value-type="float" office:value="133" table:style-name="ce2">
            <text:p>133</text:p>
          </table:table-cell>
          <table:table-cell office:value-type="float" office:value="40" table:style-name="ce2">
            <text:p>40</text:p>
          </table:table-cell>
          <table:table-cell office:value-type="float" office:value="105.64700000000001" table:style-name="ce2">
            <text:p>105.647</text:p>
          </table:table-cell>
          <table:table-cell office:value-type="float" office:value="204" table:style-name="ce2">
            <text:p>204</text:p>
          </table:table-cell>
          <table:table-cell office:value-type="float" office:value="40" table:style-name="ce2">
            <text:p>40</text:p>
          </table:table-cell>
          <table:table-cell office:value-type="float" office:value="80.787599999999998" table:formula="of:=SUM([.B64];[.E64];[.H64];[.K64];[.N64])/COUNT([.B64];[.E64];[.H64];[.K64];[.N64])" table:style-name="ce2">
            <text:p>80.7876</text:p>
          </table:table-cell>
          <table:table-cell office:value-type="string" table:style-name="ce2">
            <text:p>(40</text:p>
          </table:table-cell>
          <table:table-cell office:value-type="float" office:value="8.0787600000000001E-2" table:formula="of:=[.Q64]/1000" table:style-name="ce2">
            <text:p>0.0807876</text:p>
          </table:table-cell>
          <table:table-cell table:number-columns-repeated="16365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1.8260000000000001" table:style-name="ce2">
            <text:p>1.826</text:p>
          </table:table-cell>
          <table:table-cell office:value-type="float" office:value="13" table:style-name="ce2">
            <text:p>13</text:p>
          </table:table-cell>
          <table:table-cell office:value-type="float" office:value="41" table:style-name="ce2">
            <text:p>41</text:p>
          </table:table-cell>
          <table:table-cell office:value-type="float" office:value="6.0270000000000001" table:style-name="ce2">
            <text:p>6.027</text:p>
          </table:table-cell>
          <table:table-cell office:value-type="float" office:value="22" table:style-name="ce2">
            <text:p>22</text:p>
          </table:table-cell>
          <table:table-cell office:value-type="float" office:value="41" table:style-name="ce2">
            <text:p>41</text:p>
          </table:table-cell>
          <table:table-cell office:value-type="float" office:value="1.4850000000000001" table:style-name="ce2">
            <text:p>1.485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1.3759999999999999" table:style-name="ce2">
            <text:p>1.376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1.724" table:style-name="ce2">
            <text:p>1.724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2.4875999999999996" table:formula="of:=SUM([.B65];[.E65];[.H65];[.K65];[.N65])/COUNT([.B65];[.E65];[.H65];[.K65];[.N65])" table:style-name="ce2">
            <text:p>2.4876</text:p>
          </table:table-cell>
          <table:table-cell office:value-type="string" table:style-name="ce2">
            <text:p>(41</text:p>
          </table:table-cell>
          <table:table-cell office:value-type="float" office:value="2.4875999999999995E-3" table:formula="of:=[.Q65]/1000" table:style-name="ce2">
            <text:p>0.0024876</text:p>
          </table:table-cell>
          <table:table-cell table:number-columns-repeated="16365" table:style-name="ce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538.14099999999996" table:style-name="ce2">
            <text:p>538.141</text:p>
          </table:table-cell>
          <table:table-cell office:value-type="float" office:value="423" table:style-name="ce2">
            <text:p>423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2" table:style-name="ce2">
            <text:p>42</text:p>
          </table:table-cell>
          <table:table-cell office:value-type="float" office:value="538.14099999999996" table:formula="of:=SUM([.B66];[.E66];[.H66];[.K66];[.N66])/COUNT([.B66];[.E66];[.H66];[.K66];[.N66])" table:style-name="ce2">
            <text:p>538.141</text:p>
          </table:table-cell>
          <table:table-cell office:value-type="string" table:style-name="ce2">
            <text:p>(42</text:p>
          </table:table-cell>
          <table:table-cell office:value-type="float" office:value="0.53814099999999998" table:formula="of:=[.Q66]/1000" table:style-name="ce2">
            <text:p>0.538141</text:p>
          </table:table-cell>
          <table:table-cell table:number-columns-repeated="16365" table:style-name="ce2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3" table:style-name="ce2">
            <text:p>43</text:p>
          </table:table-cell>
          <table:table-cell office:value-type="float" office:value="1703.2860000000001" table:style-name="ce2">
            <text:p>1703.286</text:p>
          </table:table-cell>
          <table:table-cell office:value-type="float" office:value="160" table:style-name="ce2">
            <text:p>160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3" table:style-name="ce2">
            <text:p>43</text:p>
          </table:table-cell>
          <table:table-cell office:value-type="float" office:value="1703.2860000000001" table:formula="of:=SUM([.B67];[.E67];[.H67];[.K67];[.N67])/COUNT([.B67];[.E67];[.H67];[.K67];[.N67])" table:style-name="ce2">
            <text:p>1703.286</text:p>
          </table:table-cell>
          <table:table-cell office:value-type="string" table:style-name="ce2">
            <text:p>(43</text:p>
          </table:table-cell>
          <table:table-cell office:value-type="float" office:value="1.7032860000000001" table:formula="of:=[.Q67]/1000" table:style-name="ce2">
            <text:p>1.703286</text:p>
          </table:table-cell>
          <table:table-cell table:number-columns-repeated="16365" table:style-name="ce2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4" table:style-name="ce2">
            <text:p>44</text:p>
          </table:table-cell>
          <table:table-cell office:value-type="float" office:value="317.202" table:style-name="ce2">
            <text:p>317.202</text:p>
          </table:table-cell>
          <table:table-cell office:value-type="float" office:value="188" table:style-name="ce2">
            <text:p>188</text:p>
          </table:table-cell>
          <table:table-cell office:value-type="float" office:value="44" table:style-name="ce2">
            <text:p>44</text:p>
          </table:table-cell>
          <table:table-cell office:value-type="float" office:value="494.89499999999998" table:style-name="ce2">
            <text:p>494.895</text:p>
          </table:table-cell>
          <table:table-cell office:value-type="float" office:value="416" table:style-name="ce2">
            <text:p>416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4" table:style-name="ce2">
            <text:p>44</text:p>
          </table:table-cell>
          <table:table-cell office:value-type="float" office:value="406.04849999999999" table:formula="of:=SUM([.B68];[.E68];[.H68];[.K68];[.N68])/COUNT([.B68];[.E68];[.H68];[.K68];[.N68])" table:style-name="ce2">
            <text:p>406.0485</text:p>
          </table:table-cell>
          <table:table-cell office:value-type="string" table:style-name="ce2">
            <text:p>(44</text:p>
          </table:table-cell>
          <table:table-cell office:value-type="float" office:value="0.40604849999999998" table:formula="of:=[.Q68]/1000" table:style-name="ce2">
            <text:p>0.4060485</text:p>
          </table:table-cell>
          <table:table-cell table:number-columns-repeated="16365" table:style-name="ce2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5" table:style-name="ce2">
            <text:p>45</text:p>
          </table:table-cell>
          <table:table-cell office:value-type="float" office:value="1741.885" table:style-name="ce2">
            <text:p>1741.885</text:p>
          </table:table-cell>
          <table:table-cell office:value-type="float" office:value="511" table:style-name="ce2">
            <text:p>511</text:p>
          </table:table-cell>
          <table:table-cell office:value-type="float" office:value="45" table:style-name="ce2">
            <text:p>45</text:p>
          </table:table-cell>
          <table:table-cell office:value-type="float" office:value="1382.318" table:style-name="ce2">
            <text:p>1382.318</text:p>
          </table:table-cell>
          <table:table-cell office:value-type="float" office:value="480" table:style-name="ce2">
            <text:p>480</text:p>
          </table:table-cell>
          <table:table-cell office:value-type="float" office:value="45" table:style-name="ce2">
            <text:p>45</text:p>
          </table:table-cell>
          <table:table-cell office:value-type="float" office:value="1494.2049999999999" table:style-name="ce2">
            <text:p>1494.205</text:p>
          </table:table-cell>
          <table:table-cell office:value-type="float" office:value="515" table:style-name="ce2">
            <text:p>515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5" table:style-name="ce2">
            <text:p>45</text:p>
          </table:table-cell>
          <table:table-cell office:value-type="float" office:value="1539.4693333333332" table:formula="of:=SUM([.B69];[.E69];[.H69];[.K69];[.N69])/COUNT([.B69];[.E69];[.H69];[.K69];[.N69])" table:style-name="ce2">
            <text:p>1539.469333</text:p>
          </table:table-cell>
          <table:table-cell office:value-type="string" table:style-name="ce2">
            <text:p>(45</text:p>
          </table:table-cell>
          <table:table-cell office:value-type="float" office:value="1.5394693333333331" table:formula="of:=[.Q69]/1000" table:style-name="ce2">
            <text:p>1.539469333</text:p>
          </table:table-cell>
          <table:table-cell table:number-columns-repeated="16365" table:style-name="ce2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6" table:style-name="ce2">
            <text:p>46</text:p>
          </table:table-cell>
          <table:table-cell office:value-type="float" office:value="1538.741" table:style-name="ce2">
            <text:p>1538.741</text:p>
          </table:table-cell>
          <table:table-cell office:value-type="float" office:value="704" table:style-name="ce2">
            <text:p>704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6" table:style-name="ce2">
            <text:p>46</text:p>
          </table:table-cell>
          <table:table-cell office:value-type="float" office:value="1538.741" table:formula="of:=SUM([.B70];[.E70];[.H70];[.K70];[.N70])/COUNT([.B70];[.E70];[.H70];[.K70];[.N70])" table:style-name="ce2">
            <text:p>1538.741</text:p>
          </table:table-cell>
          <table:table-cell office:value-type="string" table:style-name="ce2">
            <text:p>(46</text:p>
          </table:table-cell>
          <table:table-cell office:value-type="float" office:value="1.5387409999999999" table:formula="of:=[.Q70]/1000" table:style-name="ce2">
            <text:p>1.538741</text:p>
          </table:table-cell>
          <table:table-cell table:number-columns-repeated="16365" table:style-name="ce2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float" office:value="0" table:formula="of:=SUM([.B71];[.E71];[.H71];[.K71];[.N71])/COUNT([.B71];[.E71];[.H71];[.K71];[.N71])" table:style-name="ce2">
            <text:p>#DIV/0!</text:p>
          </table:table-cell>
          <table:table-cell office:value-type="string" table:style-name="ce2">
            <text:p>(47</text:p>
          </table:table-cell>
          <table:table-cell office:value-type="float" office:value="0" table:formula="of:=[.Q71]/1000" table:style-name="ce2">
            <text:p>#DIV/0!</text:p>
          </table:table-cell>
          <table:table-cell table:number-columns-repeated="16365" table:style-name="ce2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float" office:value="0" table:formula="of:=SUM([.B72];[.E72];[.H72];[.K72];[.N72])/COUNT([.B72];[.E72];[.H72];[.K72];[.N72])" table:style-name="ce2">
            <text:p>#DIV/0!</text:p>
          </table:table-cell>
          <table:table-cell office:value-type="string" table:style-name="ce2">
            <text:p>(48</text:p>
          </table:table-cell>
          <table:table-cell office:value-type="float" office:value="0" table:formula="of:=[.Q72]/1000" table:style-name="ce2">
            <text:p>#DIV/0!</text:p>
          </table:table-cell>
          <table:table-cell table:number-columns-repeated="16365" table:style-name="ce2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525.22799999999995" table:style-name="ce2">
            <text:p>525.228</text:p>
          </table:table-cell>
          <table:table-cell office:value-type="float" office:value="152" table:style-name="ce2">
            <text:p>152</text:p>
          </table:table-cell>
          <table:table-cell office:value-type="float" office:value="49" table:style-name="ce2">
            <text:p>49</text:p>
          </table:table-cell>
          <table:table-cell office:value-type="float" office:value="476.93299999999999" table:style-name="ce2">
            <text:p>476.933</text:p>
          </table:table-cell>
          <table:table-cell office:value-type="float" office:value="102" table:style-name="ce2">
            <text:p>102</text:p>
          </table:table-cell>
          <table:table-cell office:value-type="float" office:value="49" table:style-name="ce2">
            <text:p>49</text:p>
          </table:table-cell>
          <table:table-cell office:value-type="float" office:value="86.881" table:style-name="ce2">
            <text:p>86.881</text:p>
          </table:table-cell>
          <table:table-cell office:value-type="float" office:value="59" table:style-name="ce2">
            <text:p>59</text:p>
          </table:table-cell>
          <table:table-cell office:value-type="float" office:value="49" table:style-name="ce2">
            <text:p>49</text:p>
          </table:table-cell>
          <table:table-cell office:value-type="float" office:value="1434.808" table:style-name="ce2">
            <text:p>1434.808</text:p>
          </table:table-cell>
          <table:table-cell office:value-type="float" office:value="327" table:style-name="ce2">
            <text:p>327</text:p>
          </table:table-cell>
          <table:table-cell office:value-type="float" office:value="49" table:style-name="ce2">
            <text:p>49</text:p>
          </table:table-cell>
          <table:table-cell office:value-type="float" office:value="517.11199999999997" table:style-name="ce2">
            <text:p>517.112</text:p>
          </table:table-cell>
          <table:table-cell office:value-type="float" office:value="201" table:style-name="ce2">
            <text:p>201</text:p>
          </table:table-cell>
          <table:table-cell office:value-type="float" office:value="49" table:style-name="ce2">
            <text:p>49</text:p>
          </table:table-cell>
          <table:table-cell office:value-type="float" office:value="608.19240000000002" table:formula="of:=SUM([.B73];[.E73];[.H73];[.K73];[.N73])/COUNT([.B73];[.E73];[.H73];[.K73];[.N73])" table:style-name="ce2">
            <text:p>608.1924</text:p>
          </table:table-cell>
          <table:table-cell office:value-type="string" table:style-name="ce2">
            <text:p>(49</text:p>
          </table:table-cell>
          <table:table-cell office:value-type="float" office:value="0.60819239999999997" table:formula="of:=[.Q73]/1000" table:style-name="ce2">
            <text:p>0.6081924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erage time</text:p>
          </table:table-cell>
          <table:table-cell table:number-columns-repeated="16363" table:style-name="ce2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767.99400000000003" table:style-name="ce2">
            <text:p>767.994</text:p>
          </table:table-cell>
          <table:table-cell office:value-type="float" office:value="229" table:style-name="ce2">
            <text:p>229</text:p>
          </table:table-cell>
          <table:table-cell office:value-type="float" office:value="50" table:style-name="ce2">
            <text:p>50</text:p>
          </table:table-cell>
          <table:table-cell office:value-type="float" office:value="662.20600000000002" table:style-name="ce2">
            <text:p>662.206</text:p>
          </table:table-cell>
          <table:table-cell office:value-type="float" office:value="277" table:style-name="ce2">
            <text:p>277</text:p>
          </table:table-cell>
          <table:table-cell office:value-type="float" office:value="50" table:style-name="ce2">
            <text:p>50</text:p>
          </table:table-cell>
          <table:table-cell office:value-type="float" office:value="908.23400000000004" table:style-name="ce2">
            <text:p>908.234</text:p>
          </table:table-cell>
          <table:table-cell office:value-type="float" office:value="800" table:style-name="ce2">
            <text:p>800</text:p>
          </table:table-cell>
          <table:table-cell office:value-type="float" office:value="50" table:style-name="ce2">
            <text:p>50</text:p>
          </table:table-cell>
          <table:table-cell office:value-type="float" office:value="1303.943" table:style-name="ce2">
            <text:p>1303.943</text:p>
          </table:table-cell>
          <table:table-cell office:value-type="float" office:value="335" table:style-name="ce2">
            <text:p>335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0" table:style-name="ce2">
            <text:p>50</text:p>
          </table:table-cell>
          <table:table-cell office:value-type="float" office:value="910.5942500000001" table:formula="of:=SUM([.B74];[.E74];[.H74];[.K74];[.N74])/COUNT([.B74];[.E74];[.H74];[.K74];[.N74])" table:style-name="ce2">
            <text:p>910.59425</text:p>
          </table:table-cell>
          <table:table-cell office:value-type="string" table:style-name="ce2">
            <text:p>(50</text:p>
          </table:table-cell>
          <table:table-cell office:value-type="float" office:value="0.91059425000000005" table:formula="of:=[.Q74]/1000" table:style-name="ce2">
            <text:p>0.91059425</text:p>
          </table:table-cell>
          <table:table-cell office:value-type="float" office:value="222" table:formula="of:=COUNT([.B25:.B74];[.E25:.E74];[.H25:.H74];[.K25:.K74];[.N25:.N74])" table:style-name="ce2">
            <text:p>222</text:p>
          </table:table-cell>
          <table:table-cell office:value-type="float" office:value="165.52852256944445" table:formula="of:=AVERAGE(IF(ISNUMBER([.Q25:.Q74]); [.Q25:.Q74];&quot;&quot;))" table:number-matrix-columns-spanned="1" table:number-matrix-rows-spanned="1" table:style-name="ce2">
            <text:p>165.5285226</text:p>
          </table:table-cell>
          <table:table-cell office:value-type="float" office:value="44.370141304347833" table:formula="of:=SUM([.Q25:.Q40];[.Q42:.Q44];[.Q47];[.Q51];[.Q65];[.Q74])/COUNT([.Q25:.Q40];[.Q42:.Q44];[.Q47];[.Q51];[.Q65];[.Q74])" table:style-name="ce2">
            <text:p>44.3701413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riverlog: 10<text:s/></text:p>
          </table:table-cell>
          <table:table-cell table:number-columns-repeated="2" table:style-name="ce2"/>
          <table:table-cell office:value-type="string" table:style-name="ce2">
            <text:p>driverlog: 15<text:s/></text:p>
          </table:table-cell>
          <table:table-cell table:number-columns-repeated="2" table:style-name="ce2"/>
          <table:table-cell office:value-type="string" table:style-name="ce2">
            <text:p>driverlog: 20<text:s/></text:p>
          </table:table-cell>
          <table:table-cell table:number-columns-repeated="2" table:style-name="ce2"/>
          <table:table-cell office:value-type="string" table:style-name="ce2">
            <text:p>driverlog: 25<text:s/></text:p>
          </table:table-cell>
          <table:table-cell table:number-columns-repeated="2" table:style-name="ce2"/>
          <table:table-cell office:value-type="string" table:style-name="ce2">
            <text:p>driverlog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.7000000000000001E-2" table:style-name="ce2">
            <text:p>0.017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2.3E-2" table:style-name="ce2">
            <text:p>0.023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.6E-2" table:style-name="ce2">
            <text:p>0.01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.2999999999999999E-2" table:style-name="ce2">
            <text:p>0.013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.7000000000000001E-2" table:style-name="ce2">
            <text:p>0.017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.72E-2" table:formula="of:=SUM([.E77];[.B77];[.H77];[.K77];[.N77])/COUNT([.N77];[.K77];[.H77];[.E77];[.B77])" table:style-name="ce2">
            <text:p>0.0172</text:p>
          </table:table-cell>
          <table:table-cell office:value-type="string" table:style-name="ce2">
            <text:p>(1</text:p>
          </table:table-cell>
          <table:table-cell office:value-type="float" office:value="1.7200000000000001E-5" table:formula="of:=[.Q77]/1000" table:style-name="ce2">
            <text:p>0.0000172</text:p>
          </table:table-cell>
          <table:table-cell table:number-columns-repeated="16365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7.9000000000000001E-2" table:style-name="ce2">
            <text:p>0.079</text:p>
          </table:table-cell>
          <table:table-cell office:value-type="float" office:value="24" table:style-name="ce2">
            <text:p>24</text:p>
          </table:table-cell>
          <table:table-cell office:value-type="float" office:value="2" table:style-name="ce2">
            <text:p>2</text:p>
          </table:table-cell>
          <table:table-cell office:value-type="float" office:value="0.28399999999999997" table:style-name="ce2">
            <text:p>0.284</text:p>
          </table:table-cell>
          <table:table-cell office:value-type="float" office:value="59" table:style-name="ce2">
            <text:p>59</text:p>
          </table:table-cell>
          <table:table-cell office:value-type="float" office:value="2" table:style-name="ce2">
            <text:p>2</text:p>
          </table:table-cell>
          <table:table-cell office:value-type="float" office:value="0.14799999999999999" table:style-name="ce2">
            <text:p>0.148</text:p>
          </table:table-cell>
          <table:table-cell office:value-type="float" office:value="32" table:style-name="ce2">
            <text:p>32</text:p>
          </table:table-cell>
          <table:table-cell office:value-type="float" office:value="2" table:style-name="ce2">
            <text:p>2</text:p>
          </table:table-cell>
          <table:table-cell office:value-type="float" office:value="0.217" table:style-name="ce2">
            <text:p>0.217</text:p>
          </table:table-cell>
          <table:table-cell office:value-type="float" office:value="54" table:style-name="ce2">
            <text:p>54</text:p>
          </table:table-cell>
          <table:table-cell office:value-type="float" office:value="2" table:style-name="ce2">
            <text:p>2</text:p>
          </table:table-cell>
          <table:table-cell office:value-type="float" office:value="0.155" table:style-name="ce2">
            <text:p>0.155</text:p>
          </table:table-cell>
          <table:table-cell office:value-type="float" office:value="42" table:style-name="ce2">
            <text:p>42</text:p>
          </table:table-cell>
          <table:table-cell office:value-type="float" office:value="2" table:style-name="ce2">
            <text:p>2</text:p>
          </table:table-cell>
          <table:table-cell office:value-type="float" office:value="0.17660000000000001" table:formula="of:=SUM([.E78];[.B78];[.H78];[.K78];[.N78])/COUNT([.N78];[.K78];[.H78];[.E78];[.B78])" table:style-name="ce2">
            <text:p>0.1766</text:p>
          </table:table-cell>
          <table:table-cell office:value-type="string" table:style-name="ce2">
            <text:p>(2</text:p>
          </table:table-cell>
          <table:table-cell office:value-type="float" office:value="1.7660000000000001E-4" table:formula="of:=[.Q78]/1000" table:style-name="ce2">
            <text:p>0.0001766</text:p>
          </table:table-cell>
          <table:table-cell table:number-columns-repeated="16365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.5999999999999997E-2" table:style-name="ce2">
            <text:p>0.036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3.9E-2" table:style-name="ce2">
            <text:p>0.039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3E-2" table:style-name="ce2">
            <text:p>0.02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1999999999999999E-2" table:style-name="ce2">
            <text:p>0.022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3.3000000000000002E-2" table:style-name="ce2">
            <text:p>0.03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3.0599999999999999E-2" table:formula="of:=SUM([.E79];[.B79];[.H79];[.K79];[.N79])/COUNT([.N79];[.K79];[.H79];[.E79];[.B79])" table:style-name="ce2">
            <text:p>0.0306</text:p>
          </table:table-cell>
          <table:table-cell office:value-type="string" table:style-name="ce2">
            <text:p>(3</text:p>
          </table:table-cell>
          <table:table-cell office:value-type="float" office:value="3.0599999999999998E-5" table:formula="of:=[.Q79]/1000" table:style-name="ce2">
            <text:p>0.0000306</text:p>
          </table:table-cell>
          <table:table-cell table:number-columns-repeated="16365" table:style-name="ce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7.8E-2" table:style-name="ce2">
            <text:p>0.078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0.10100000000000001" table:style-name="ce2">
            <text:p>0.101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7.0999999999999994E-2" table:style-name="ce2">
            <text:p>0.071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9.4E-2" table:style-name="ce2">
            <text:p>0.094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6.8000000000000005E-2" table:style-name="ce2">
            <text:p>0.068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8.2400000000000001E-2" table:formula="of:=SUM([.E80];[.B80];[.H80];[.K80];[.N80])/COUNT([.N80];[.K80];[.H80];[.E80];[.B80])" table:style-name="ce2">
            <text:p>0.0824</text:p>
          </table:table-cell>
          <table:table-cell office:value-type="string" table:style-name="ce2">
            <text:p>(4</text:p>
          </table:table-cell>
          <table:table-cell office:value-type="float" office:value="8.2399999999999997E-5" table:formula="of:=[.Q80]/1000" table:style-name="ce2">
            <text:p>0.0000824</text:p>
          </table:table-cell>
          <table:table-cell table:number-columns-repeated="16365" table:style-name="ce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20499999999999999" table:style-name="ce2">
            <text:p>0.205</text:p>
          </table:table-cell>
          <table:table-cell office:value-type="float" office:value="30" table:style-name="ce2">
            <text:p>30</text:p>
          </table:table-cell>
          <table:table-cell office:value-type="float" office:value="5" table:style-name="ce2">
            <text:p>5</text:p>
          </table:table-cell>
          <table:table-cell office:value-type="float" office:value="0.67400000000000004" table:style-name="ce2">
            <text:p>0.674</text:p>
          </table:table-cell>
          <table:table-cell office:value-type="float" office:value="41" table:style-name="ce2">
            <text:p>41</text:p>
          </table:table-cell>
          <table:table-cell office:value-type="float" office:value="5" table:style-name="ce2">
            <text:p>5</text:p>
          </table:table-cell>
          <table:table-cell office:value-type="float" office:value="0.28899999999999998" table:style-name="ce2">
            <text:p>0.289</text:p>
          </table:table-cell>
          <table:table-cell office:value-type="float" office:value="33" table:style-name="ce2">
            <text:p>33</text:p>
          </table:table-cell>
          <table:table-cell office:value-type="float" office:value="5" table:style-name="ce2">
            <text:p>5</text:p>
          </table:table-cell>
          <table:table-cell office:value-type="float" office:value="0.193" table:style-name="ce2">
            <text:p>0.193</text:p>
          </table:table-cell>
          <table:table-cell office:value-type="float" office:value="29" table:style-name="ce2">
            <text:p>29</text:p>
          </table:table-cell>
          <table:table-cell office:value-type="float" office:value="5" table:style-name="ce2">
            <text:p>5</text:p>
          </table:table-cell>
          <table:table-cell office:value-type="float" office:value="0.25800000000000001" table:style-name="ce2">
            <text:p>0.258</text:p>
          </table:table-cell>
          <table:table-cell office:value-type="float" office:value="34" table:style-name="ce2">
            <text:p>34</text:p>
          </table:table-cell>
          <table:table-cell office:value-type="float" office:value="5" table:style-name="ce2">
            <text:p>5</text:p>
          </table:table-cell>
          <table:table-cell office:value-type="float" office:value="0.32379999999999998" table:formula="of:=SUM([.E81];[.B81];[.H81];[.K81];[.N81])/COUNT([.N81];[.K81];[.H81];[.E81];[.B81])" table:style-name="ce2">
            <text:p>0.3238</text:p>
          </table:table-cell>
          <table:table-cell office:value-type="string" table:style-name="ce2">
            <text:p>(5</text:p>
          </table:table-cell>
          <table:table-cell office:value-type="float" office:value="3.2379999999999996E-4" table:formula="of:=[.Q81]/1000" table:style-name="ce2">
            <text:p>0.0003238</text:p>
          </table:table-cell>
          <table:table-cell table:number-columns-repeated="16365" table:style-name="ce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38200000000000001" table:style-name="ce2">
            <text:p>0.382</text:p>
          </table:table-cell>
          <table:table-cell office:value-type="float" office:value="40" table:style-name="ce2">
            <text:p>40</text:p>
          </table:table-cell>
          <table:table-cell office:value-type="float" office:value="6" table:style-name="ce2">
            <text:p>6</text:p>
          </table:table-cell>
          <table:table-cell office:value-type="float" office:value="0.54100000000000004" table:style-name="ce2">
            <text:p>0.541</text:p>
          </table:table-cell>
          <table:table-cell office:value-type="float" office:value="30" table:style-name="ce2">
            <text:p>30</text:p>
          </table:table-cell>
          <table:table-cell office:value-type="float" office:value="6" table:style-name="ce2">
            <text:p>6</text:p>
          </table:table-cell>
          <table:table-cell office:value-type="float" office:value="0.11" table:style-name="ce2">
            <text:p>0.11</text:p>
          </table:table-cell>
          <table:table-cell office:value-type="float" office:value="16" table:style-name="ce2">
            <text:p>16</text:p>
          </table:table-cell>
          <table:table-cell office:value-type="float" office:value="6" table:style-name="ce2">
            <text:p>6</text:p>
          </table:table-cell>
          <table:table-cell office:value-type="float" office:value="0.26300000000000001" table:style-name="ce2">
            <text:p>0.263</text:p>
          </table:table-cell>
          <table:table-cell office:value-type="float" office:value="42" table:style-name="ce2">
            <text:p>42</text:p>
          </table:table-cell>
          <table:table-cell office:value-type="float" office:value="6" table:style-name="ce2">
            <text:p>6</text:p>
          </table:table-cell>
          <table:table-cell office:value-type="float" office:value="0.20899999999999999" table:style-name="ce2">
            <text:p>0.209</text:p>
          </table:table-cell>
          <table:table-cell office:value-type="float" office:value="24" table:style-name="ce2">
            <text:p>24</text:p>
          </table:table-cell>
          <table:table-cell office:value-type="float" office:value="6" table:style-name="ce2">
            <text:p>6</text:p>
          </table:table-cell>
          <table:table-cell office:value-type="float" office:value="0.30100000000000005" table:formula="of:=SUM([.E82];[.B82];[.H82];[.K82];[.N82])/COUNT([.N82];[.K82];[.H82];[.E82];[.B82])" table:style-name="ce2">
            <text:p>0.301</text:p>
          </table:table-cell>
          <table:table-cell office:value-type="string" table:style-name="ce2">
            <text:p>(6</text:p>
          </table:table-cell>
          <table:table-cell office:value-type="float" office:value="3.0100000000000005E-4" table:formula="of:=[.Q82]/1000" table:style-name="ce2">
            <text:p>0.000301</text:p>
          </table:table-cell>
          <table:table-cell table:number-columns-repeated="16365" table:style-name="ce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20899999999999999" table:style-name="ce2">
            <text:p>0.209</text:p>
          </table:table-cell>
          <table:table-cell office:value-type="float" office:value="35" table:style-name="ce2">
            <text:p>35</text:p>
          </table:table-cell>
          <table:table-cell office:value-type="float" office:value="7" table:style-name="ce2">
            <text:p>7</text:p>
          </table:table-cell>
          <table:table-cell office:value-type="float" office:value="0.26100000000000001" table:style-name="ce2">
            <text:p>0.261</text:p>
          </table:table-cell>
          <table:table-cell office:value-type="float" office:value="26" table:style-name="ce2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0.255" table:style-name="ce2">
            <text:p>0.255</text:p>
          </table:table-cell>
          <table:table-cell office:value-type="float" office:value="36" table:style-name="ce2">
            <text:p>36</text:p>
          </table:table-cell>
          <table:table-cell office:value-type="float" office:value="7" table:style-name="ce2">
            <text:p>7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26" table:style-name="ce2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0.158" table:style-name="ce2">
            <text:p>0.158</text:p>
          </table:table-cell>
          <table:table-cell office:value-type="float" office:value="26" table:style-name="ce2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0.20419999999999999" table:formula="of:=SUM([.E83];[.B83];[.H83];[.K83];[.N83])/COUNT([.N83];[.K83];[.H83];[.E83];[.B83])" table:style-name="ce2">
            <text:p>0.2042</text:p>
          </table:table-cell>
          <table:table-cell office:value-type="string" table:style-name="ce2">
            <text:p>(7</text:p>
          </table:table-cell>
          <table:table-cell office:value-type="float" office:value="2.042E-4" table:formula="of:=[.Q83]/1000" table:style-name="ce2">
            <text:p>0.0002042</text:p>
          </table:table-cell>
          <table:table-cell table:number-columns-repeated="16365" table:style-name="ce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112" table:style-name="ce2">
            <text:p>0.112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86" table:style-name="ce2">
            <text:p>0.186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14" table:style-name="ce2">
            <text:p>0.114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04" table:style-name="ce2">
            <text:p>0.104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4799999999999999" table:style-name="ce2">
            <text:p>0.148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328" table:formula="of:=SUM([.E84];[.B84];[.H84];[.K84];[.N84])/COUNT([.N84];[.K84];[.H84];[.E84];[.B84])" table:style-name="ce2">
            <text:p>0.1328</text:p>
          </table:table-cell>
          <table:table-cell office:value-type="string" table:style-name="ce2">
            <text:p>(8</text:p>
          </table:table-cell>
          <table:table-cell office:value-type="float" office:value="1.328E-4" table:formula="of:=[.Q84]/1000" table:style-name="ce2">
            <text:p>0.0001328</text:p>
          </table:table-cell>
          <table:table-cell table:number-columns-repeated="16365" table:style-name="ce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221" table:style-name="ce2">
            <text:p>0.221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57799999999999996" table:style-name="ce2">
            <text:p>0.578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20699999999999999" table:style-name="ce2">
            <text:p>0.207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182" table:style-name="ce2">
            <text:p>0.182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32200000000000001" table:style-name="ce2">
            <text:p>0.322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30199999999999999" table:formula="of:=SUM([.E85];[.B85];[.H85];[.K85];[.N85])/COUNT([.N85];[.K85];[.H85];[.E85];[.B85])" table:style-name="ce2">
            <text:p>0.302</text:p>
          </table:table-cell>
          <table:table-cell office:value-type="string" table:style-name="ce2">
            <text:p>(9</text:p>
          </table:table-cell>
          <table:table-cell office:value-type="float" office:value="3.0199999999999997E-4" table:formula="of:=[.Q85]/1000" table:style-name="ce2">
            <text:p>0.000302</text:p>
          </table:table-cell>
          <table:table-cell table:number-columns-repeated="16365" table:style-name="ce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126" table:style-name="ce2">
            <text:p>0.126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34300000000000003" table:style-name="ce2">
            <text:p>0.343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13400000000000001" table:style-name="ce2">
            <text:p>0.134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127" table:style-name="ce2">
            <text:p>0.127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17599999999999999" table:style-name="ce2">
            <text:p>0.176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18119999999999997" table:formula="of:=SUM([.E86];[.B86];[.H86];[.K86];[.N86])/COUNT([.N86];[.K86];[.H86];[.E86];[.B86])" table:style-name="ce2">
            <text:p>0.1812</text:p>
          </table:table-cell>
          <table:table-cell office:value-type="string" table:style-name="ce2">
            <text:p>(10</text:p>
          </table:table-cell>
          <table:table-cell office:value-type="float" office:value="1.8119999999999996E-4" table:formula="of:=[.Q86]/1000" table:style-name="ce2">
            <text:p>0.0001812</text:p>
          </table:table-cell>
          <table:table-cell table:number-columns-repeated="16365" table:style-name="ce2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188" table:style-name="ce2">
            <text:p>0.188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32600000000000001" table:style-name="ce2">
            <text:p>0.326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214" table:style-name="ce2">
            <text:p>0.214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182" table:style-name="ce2">
            <text:p>0.182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21000000000000002" table:formula="of:=SUM([.E87];[.B87];[.H87];[.K87];[.N87])/COUNT([.N87];[.K87];[.H87];[.E87];[.B87])" table:style-name="ce2">
            <text:p>0.21</text:p>
          </table:table-cell>
          <table:table-cell office:value-type="string" table:style-name="ce2">
            <text:p>(11</text:p>
          </table:table-cell>
          <table:table-cell office:value-type="float" office:value="2.1000000000000001E-4" table:formula="of:=[.Q87]/1000" table:style-name="ce2">
            <text:p>0.00021</text:p>
          </table:table-cell>
          <table:table-cell table:number-columns-repeated="16365" table:style-name="ce2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.359" table:style-name="ce2">
            <text:p>2.359</text:p>
          </table:table-cell>
          <table:table-cell office:value-type="float" office:value="104" table:style-name="ce2">
            <text:p>104</text:p>
          </table:table-cell>
          <table:table-cell office:value-type="float" office:value="12" table:style-name="ce2">
            <text:p>12</text:p>
          </table:table-cell>
          <table:table-cell office:value-type="float" office:value="5.1440000000000001" table:style-name="ce2">
            <text:p>5.144</text:p>
          </table:table-cell>
          <table:table-cell office:value-type="float" office:value="107" table:style-name="ce2">
            <text:p>107</text:p>
          </table:table-cell>
          <table:table-cell office:value-type="float" office:value="12" table:style-name="ce2">
            <text:p>12</text:p>
          </table:table-cell>
          <table:table-cell office:value-type="float" office:value="2.3010000000000002" table:style-name="ce2">
            <text:p>2.301</text:p>
          </table:table-cell>
          <table:table-cell office:value-type="float" office:value="92" table:style-name="ce2">
            <text:p>92</text:p>
          </table:table-cell>
          <table:table-cell office:value-type="float" office:value="12" table:style-name="ce2">
            <text:p>12</text:p>
          </table:table-cell>
          <table:table-cell office:value-type="float" office:value="2.097" table:style-name="ce2">
            <text:p>2.097</text:p>
          </table:table-cell>
          <table:table-cell office:value-type="float" office:value="84" table:style-name="ce2">
            <text:p>84</text:p>
          </table:table-cell>
          <table:table-cell office:value-type="float" office:value="12" table:style-name="ce2">
            <text:p>12</text:p>
          </table:table-cell>
          <table:table-cell office:value-type="float" office:value="3.0230000000000001" table:style-name="ce2">
            <text:p>3.023</text:p>
          </table:table-cell>
          <table:table-cell office:value-type="float" office:value="86" table:style-name="ce2">
            <text:p>86</text:p>
          </table:table-cell>
          <table:table-cell office:value-type="float" office:value="12" table:style-name="ce2">
            <text:p>12</text:p>
          </table:table-cell>
          <table:table-cell office:value-type="float" office:value="2.9847999999999999" table:formula="of:=SUM([.E88];[.B88];[.H88];[.K88];[.N88])/COUNT([.N88];[.K88];[.H88];[.E88];[.B88])" table:style-name="ce2">
            <text:p>2.9848</text:p>
          </table:table-cell>
          <table:table-cell office:value-type="string" table:style-name="ce2">
            <text:p>(12</text:p>
          </table:table-cell>
          <table:table-cell office:value-type="float" office:value="2.9847999999999997E-3" table:formula="of:=[.Q88]/1000" table:style-name="ce2">
            <text:p>0.0029848</text:p>
          </table:table-cell>
          <table:table-cell table:number-columns-repeated="16365" table:style-name="ce2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.0099999999999998" table:style-name="ce2">
            <text:p>2.01</text:p>
          </table:table-cell>
          <table:table-cell office:value-type="float" office:value="47" table:style-name="ce2">
            <text:p>47</text:p>
          </table:table-cell>
          <table:table-cell office:value-type="float" office:value="13" table:style-name="ce2">
            <text:p>13</text:p>
          </table:table-cell>
          <table:table-cell office:value-type="float" office:value="3.4079999999999999" table:style-name="ce2">
            <text:p>3.408</text:p>
          </table:table-cell>
          <table:table-cell office:value-type="float" office:value="91" table:style-name="ce2">
            <text:p>91</text:p>
          </table:table-cell>
          <table:table-cell office:value-type="float" office:value="13" table:style-name="ce2">
            <text:p>13</text:p>
          </table:table-cell>
          <table:table-cell office:value-type="float" office:value="2.5499999999999998" table:style-name="ce2">
            <text:p>2.55</text:p>
          </table:table-cell>
          <table:table-cell office:value-type="float" office:value="57" table:style-name="ce2">
            <text:p>57</text:p>
          </table:table-cell>
          <table:table-cell office:value-type="float" office:value="13" table:style-name="ce2">
            <text:p>13</text:p>
          </table:table-cell>
          <table:table-cell office:value-type="float" office:value="1.9339999999999999" table:style-name="ce2">
            <text:p>1.934</text:p>
          </table:table-cell>
          <table:table-cell office:value-type="float" office:value="49" table:style-name="ce2">
            <text:p>49</text:p>
          </table:table-cell>
          <table:table-cell office:value-type="float" office:value="13" table:style-name="ce2">
            <text:p>13</text:p>
          </table:table-cell>
          <table:table-cell office:value-type="float" office:value="2.2189999999999999" table:style-name="ce2">
            <text:p>2.219</text:p>
          </table:table-cell>
          <table:table-cell office:value-type="float" office:value="40" table:style-name="ce2">
            <text:p>40</text:p>
          </table:table-cell>
          <table:table-cell office:value-type="float" office:value="13" table:style-name="ce2">
            <text:p>13</text:p>
          </table:table-cell>
          <table:table-cell office:value-type="float" office:value="2.4241999999999999" table:formula="of:=SUM([.E89];[.B89];[.H89];[.K89];[.N89])/COUNT([.N89];[.K89];[.H89];[.E89];[.B89])" table:style-name="ce2">
            <text:p>2.4242</text:p>
          </table:table-cell>
          <table:table-cell office:value-type="string" table:style-name="ce2">
            <text:p>(13</text:p>
          </table:table-cell>
          <table:table-cell office:value-type="float" office:value="2.4242000000000001E-3" table:formula="of:=[.Q89]/1000" table:style-name="ce2">
            <text:p>0.0024242</text:p>
          </table:table-cell>
          <table:table-cell table:number-columns-repeated="16365" table:style-name="ce2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6.245000000000001" table:style-name="ce2">
            <text:p>16.245</text:p>
          </table:table-cell>
          <table:table-cell office:value-type="float" office:value="1109" table:style-name="ce2">
            <text:p>1109</text:p>
          </table:table-cell>
          <table:table-cell office:value-type="float" office:value="14" table:style-name="ce2">
            <text:p>14</text:p>
          </table:table-cell>
          <table:table-cell office:value-type="float" office:value="15.414" table:style-name="ce2">
            <text:p>15.414</text:p>
          </table:table-cell>
          <table:table-cell office:value-type="float" office:value="1010" table:style-name="ce2">
            <text:p>1010</text:p>
          </table:table-cell>
          <table:table-cell office:value-type="float" office:value="14" table:style-name="ce2">
            <text:p>14</text:p>
          </table:table-cell>
          <table:table-cell office:value-type="float" office:value="4.0910000000000002" table:style-name="ce2">
            <text:p>4.091</text:p>
          </table:table-cell>
          <table:table-cell office:value-type="float" office:value="199" table:style-name="ce2">
            <text:p>199</text:p>
          </table:table-cell>
          <table:table-cell office:value-type="float" office:value="14" table:style-name="ce2">
            <text:p>14</text:p>
          </table:table-cell>
          <table:table-cell office:value-type="float" office:value="16.177" table:style-name="ce2">
            <text:p>16.177</text:p>
          </table:table-cell>
          <table:table-cell office:value-type="float" office:value="127" table:style-name="ce2">
            <text:p>127</text:p>
          </table:table-cell>
          <table:table-cell office:value-type="float" office:value="14" table:style-name="ce2">
            <text:p>14</text:p>
          </table:table-cell>
          <table:table-cell office:value-type="float" office:value="29.277999999999999" table:style-name="ce2">
            <text:p>29.278</text:p>
          </table:table-cell>
          <table:table-cell office:value-type="float" office:value="802" table:style-name="ce2">
            <text:p>802</text:p>
          </table:table-cell>
          <table:table-cell office:value-type="float" office:value="14" table:style-name="ce2">
            <text:p>14</text:p>
          </table:table-cell>
          <table:table-cell office:value-type="float" office:value="16.241" table:formula="of:=SUM([.E90];[.B90];[.H90];[.K90];[.N90])/COUNT([.N90];[.K90];[.H90];[.E90];[.B90])" table:style-name="ce2">
            <text:p>16.241</text:p>
          </table:table-cell>
          <table:table-cell office:value-type="string" table:style-name="ce2">
            <text:p>(14</text:p>
          </table:table-cell>
          <table:table-cell office:value-type="float" office:value="1.6240999999999998E-2" table:formula="of:=[.Q90]/1000" table:style-name="ce2">
            <text:p>0.016241</text:p>
          </table:table-cell>
          <table:table-cell table:number-columns-repeated="16365" table:style-name="ce2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.115" table:style-name="ce2">
            <text:p>1.115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.206" table:style-name="ce2">
            <text:p>1.206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.077" table:style-name="ce2">
            <text:p>1.077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0.94299999999999995" table:style-name="ce2">
            <text:p>0.943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.242" table:style-name="ce2">
            <text:p>1.242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.1165999999999998" table:formula="of:=SUM([.E91];[.B91];[.H91];[.K91];[.N91])/COUNT([.N91];[.K91];[.H91];[.E91];[.B91])" table:style-name="ce2">
            <text:p>1.1166</text:p>
          </table:table-cell>
          <table:table-cell office:value-type="string" table:style-name="ce2">
            <text:p>(15</text:p>
          </table:table-cell>
          <table:table-cell office:value-type="float" office:value="1.1165999999999997E-3" table:formula="of:=[.Q91]/1000" table:style-name="ce2">
            <text:p>0.0011166</text:p>
          </table:table-cell>
          <table:table-cell table:number-columns-repeated="16365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588.933" table:style-name="ce2">
            <text:p>1588.933</text:p>
          </table:table-cell>
          <table:table-cell office:value-type="float" office:value="2945" table:style-name="ce2">
            <text:p>2945</text:p>
          </table:table-cell>
          <table:table-cell office:value-type="float" office:value="16" table:style-name="ce2">
            <text:p>16</text:p>
          </table:table-cell>
          <table:table-cell office:value-type="float" office:value="1146.595" table:style-name="ce2">
            <text:p>1146.595</text:p>
          </table:table-cell>
          <table:table-cell office:value-type="float" office:value="1281" table:style-name="ce2">
            <text:p>128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float" office:value="1197.5989999999999" table:style-name="ce2">
            <text:p>1197.599</text:p>
          </table:table-cell>
          <table:table-cell office:value-type="float" office:value="1044" table:style-name="ce2">
            <text:p>1044</text:p>
          </table:table-cell>
          <table:table-cell office:value-type="float" office:value="16" table:style-name="ce2">
            <text:p>16</text:p>
          </table:table-cell>
          <table:table-cell office:value-type="float" office:value="1457.319" table:style-name="ce2">
            <text:p>1457.319</text:p>
          </table:table-cell>
          <table:table-cell office:value-type="float" office:value="665" table:style-name="ce2">
            <text:p>665</text:p>
          </table:table-cell>
          <table:table-cell office:value-type="float" office:value="16" table:style-name="ce2">
            <text:p>16</text:p>
          </table:table-cell>
          <table:table-cell office:value-type="float" office:value="1347.6115" table:formula="of:=SUM([.E92];[.B92];[.H92];[.K92];[.N92])/COUNT([.N92];[.K92];[.H92];[.E92];[.B92])" table:style-name="ce2">
            <text:p>1347.6115</text:p>
          </table:table-cell>
          <table:table-cell office:value-type="string" table:style-name="ce2">
            <text:p>(16</text:p>
          </table:table-cell>
          <table:table-cell office:value-type="float" office:value="1.3476115" table:formula="of:=[.Q92]/1000" table:style-name="ce2">
            <text:p>1.3476115</text:p>
          </table:table-cell>
          <table:table-cell table:number-columns-repeated="16365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73.361999999999995" table:style-name="ce2">
            <text:p>73.362</text:p>
          </table:table-cell>
          <table:table-cell office:value-type="float" office:value="196" table:style-name="ce2">
            <text:p>196</text:p>
          </table:table-cell>
          <table:table-cell office:value-type="float" office:value="17" table:style-name="ce2">
            <text:p>17</text:p>
          </table:table-cell>
          <table:table-cell office:value-type="float" office:value="118.712" table:style-name="ce2">
            <text:p>118.712</text:p>
          </table:table-cell>
          <table:table-cell office:value-type="float" office:value="218" table:style-name="ce2">
            <text:p>218</text:p>
          </table:table-cell>
          <table:table-cell office:value-type="float" office:value="17" table:style-name="ce2">
            <text:p>17</text:p>
          </table:table-cell>
          <table:table-cell office:value-type="float" office:value="105.31" table:style-name="ce2">
            <text:p>105.31</text:p>
          </table:table-cell>
          <table:table-cell office:value-type="float" office:value="165" table:style-name="ce2">
            <text:p>165</text:p>
          </table:table-cell>
          <table:table-cell office:value-type="float" office:value="17" table:style-name="ce2">
            <text:p>17</text:p>
          </table:table-cell>
          <table:table-cell office:value-type="float" office:value="137.131" table:style-name="ce2">
            <text:p>137.131</text:p>
          </table:table-cell>
          <table:table-cell office:value-type="float" office:value="234" table:style-name="ce2">
            <text:p>234</text:p>
          </table:table-cell>
          <table:table-cell office:value-type="float" office:value="17" table:style-name="ce2">
            <text:p>17</text:p>
          </table:table-cell>
          <table:table-cell office:value-type="float" office:value="177.02099999999999" table:style-name="ce2">
            <text:p>177.021</text:p>
          </table:table-cell>
          <table:table-cell office:value-type="float" office:value="210" table:style-name="ce2">
            <text:p>210</text:p>
          </table:table-cell>
          <table:table-cell office:value-type="float" office:value="17" table:style-name="ce2">
            <text:p>17</text:p>
          </table:table-cell>
          <table:table-cell office:value-type="float" office:value="122.30719999999999" table:formula="of:=SUM([.E93];[.B93];[.H93];[.K93];[.N93])/COUNT([.N93];[.K93];[.H93];[.E93];[.B93])" table:style-name="ce2">
            <text:p>122.3072</text:p>
          </table:table-cell>
          <table:table-cell office:value-type="string" table:style-name="ce2">
            <text:p>(17</text:p>
          </table:table-cell>
          <table:table-cell office:value-type="float" office:value="0.12230719999999999" table:formula="of:=[.Q93]/1000" table:style-name="ce2">
            <text:p>0.1223072</text:p>
          </table:table-cell>
          <table:table-cell table:number-columns-repeated="16365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258.13299999999998" table:style-name="ce2">
            <text:p>258.133</text:p>
          </table:table-cell>
          <table:table-cell office:value-type="float" office:value="197" table:style-name="ce2">
            <text:p>197</text:p>
          </table:table-cell>
          <table:table-cell office:value-type="float" office:value="18" table:style-name="ce2">
            <text:p>18</text:p>
          </table:table-cell>
          <table:table-cell office:value-type="float" office:value="238.7" table:style-name="ce2">
            <text:p>238.7</text:p>
          </table:table-cell>
          <table:table-cell office:value-type="float" office:value="198" table:style-name="ce2">
            <text:p>198</text:p>
          </table:table-cell>
          <table:table-cell office:value-type="float" office:value="18" table:style-name="ce2">
            <text:p>18</text:p>
          </table:table-cell>
          <table:table-cell office:value-type="float" office:value="109.181" table:style-name="ce2">
            <text:p>109.181</text:p>
          </table:table-cell>
          <table:table-cell office:value-type="float" office:value="174" table:style-name="ce2">
            <text:p>174</text:p>
          </table:table-cell>
          <table:table-cell office:value-type="float" office:value="18" table:style-name="ce2">
            <text:p>18</text:p>
          </table:table-cell>
          <table:table-cell office:value-type="float" office:value="247.446" table:style-name="ce2">
            <text:p>247.446</text:p>
          </table:table-cell>
          <table:table-cell office:value-type="float" office:value="228" table:style-name="ce2">
            <text:p>228</text:p>
          </table:table-cell>
          <table:table-cell office:value-type="float" office:value="18" table:style-name="ce2">
            <text:p>18</text:p>
          </table:table-cell>
          <table:table-cell office:value-type="float" office:value="929.77800000000002" table:style-name="ce2">
            <text:p>929.778</text:p>
          </table:table-cell>
          <table:table-cell office:value-type="float" office:value="976" table:style-name="ce2">
            <text:p>976</text:p>
          </table:table-cell>
          <table:table-cell office:value-type="float" office:value="18" table:style-name="ce2">
            <text:p>18</text:p>
          </table:table-cell>
          <table:table-cell office:value-type="float" office:value="356.64760000000001" table:formula="of:=SUM([.E94];[.B94];[.H94];[.K94];[.N94])/COUNT([.N94];[.K94];[.H94];[.E94];[.B94])" table:style-name="ce2">
            <text:p>356.6476</text:p>
          </table:table-cell>
          <table:table-cell office:value-type="string" table:style-name="ce2">
            <text:p>(18</text:p>
          </table:table-cell>
          <table:table-cell office:value-type="float" office:value="0.35664760000000001" table:formula="of:=[.Q94]/1000" table:style-name="ce2">
            <text:p>0.3566476</text:p>
          </table:table-cell>
          <table:table-cell table:number-columns-repeated="16365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208.325" table:style-name="ce2">
            <text:p>1208.325</text:p>
          </table:table-cell>
          <table:table-cell office:value-type="float" office:value="935" table:style-name="ce2">
            <text:p>935</text:p>
          </table:table-cell>
          <table:table-cell office:value-type="float" office:value="19" table:style-name="ce2">
            <text:p>19</text:p>
          </table:table-cell>
          <table:table-cell office:value-type="float" office:value="1125.1400000000001" table:style-name="ce2">
            <text:p>1125.14</text:p>
          </table:table-cell>
          <table:table-cell office:value-type="float" office:value="1195" table:style-name="ce2">
            <text:p>1195</text:p>
          </table:table-cell>
          <table:table-cell office:value-type="float" office:value="19" table:style-name="ce2">
            <text:p>19</text:p>
          </table:table-cell>
          <table:table-cell office:value-type="float" office:value="1363.9169999999999" table:style-name="ce2">
            <text:p>1363.917</text:p>
          </table:table-cell>
          <table:table-cell office:value-type="float" office:value="1298" table:style-name="ce2">
            <text:p>1298</text:p>
          </table:table-cell>
          <table:table-cell office:value-type="float" office:value="19" table:style-name="ce2">
            <text:p>19</text:p>
          </table:table-cell>
          <table:table-cell office:value-type="float" office:value="1612.308" table:style-name="ce2">
            <text:p>1612.308</text:p>
          </table:table-cell>
          <table:table-cell office:value-type="float" office:value="1107" table:style-name="ce2">
            <text:p>1107</text:p>
          </table:table-cell>
          <table:table-cell office:value-type="float" office:value="19" table:style-name="ce2">
            <text:p>19</text:p>
          </table:table-cell>
          <table:table-cell office:value-type="float" office:value="1531.9069999999999" table:style-name="ce2">
            <text:p>1531.907</text:p>
          </table:table-cell>
          <table:table-cell office:value-type="float" office:value="590" table:style-name="ce2">
            <text:p>590</text:p>
          </table:table-cell>
          <table:table-cell office:value-type="float" office:value="19" table:style-name="ce2">
            <text:p>19</text:p>
          </table:table-cell>
          <table:table-cell office:value-type="float" office:value="1368.3194000000001" table:formula="of:=SUM([.E95];[.B95];[.H95];[.K95];[.N95])/COUNT([.N95];[.K95];[.H95];[.E95];[.B95])" table:style-name="ce2">
            <text:p>1368.3194</text:p>
          </table:table-cell>
          <table:table-cell office:value-type="string" table:style-name="ce2">
            <text:p>(19</text:p>
          </table:table-cell>
          <table:table-cell office:value-type="float" office:value="1.3683194000000001" table:formula="of:=[.Q95]/1000" table:style-name="ce2">
            <text:p>1.3683194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erage time</text:p>
          </table:table-cell>
          <table:table-cell table:number-columns-repeated="16363" table:style-name="ce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343.0070000000001" table:style-name="ce2">
            <text:p>1343.007</text:p>
          </table:table-cell>
          <table:table-cell office:value-type="float" office:value="237" table:style-name="ce2">
            <text:p>237</text:p>
          </table:table-cell>
          <table:table-cell office:value-type="float" office:value="20" table:style-name="ce2">
            <text:p>20</text:p>
          </table:table-cell>
          <table:table-cell office:value-type="float" office:value="1340.807" table:style-name="ce2">
            <text:p>1340.807</text:p>
          </table:table-cell>
          <table:table-cell office:value-type="float" office:value="296" table:style-name="ce2">
            <text:p>296</text:p>
          </table:table-cell>
          <table:table-cell office:value-type="float" office:value="20" table:style-name="ce2">
            <text:p>20</text:p>
          </table:table-cell>
          <table:table-cell office:value-type="float" office:value="1624.5540000000001" table:style-name="ce2">
            <text:p>1624.554</text:p>
          </table:table-cell>
          <table:table-cell office:value-type="float" office:value="902" table:style-name="ce2">
            <text:p>902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436.1226666666669" table:formula="of:=SUM([.E96];[.B96];[.H96];[.K96];[.N96])/COUNT([.N96];[.K96];[.H96];[.E96];[.B96])" table:style-name="ce2">
            <text:p>1436.122667</text:p>
          </table:table-cell>
          <table:table-cell office:value-type="string" table:style-name="ce2">
            <text:p>(20</text:p>
          </table:table-cell>
          <table:table-cell office:value-type="float" office:value="1.4361226666666669" table:formula="of:=[.Q96]/1000" table:style-name="ce2">
            <text:p>1.436122667</text:p>
          </table:table-cell>
          <table:table-cell office:value-type="float" office:value="97" table:formula="of:=COUNT([.B77:.B96];[.E77:.E96];[.H77:.H96];[.K77:.K96];[.N77:.N96])" table:style-name="ce2">
            <text:p>97</text:p>
          </table:table-cell>
          <table:table-cell office:value-type="float" office:value="232.78683833333335" table:formula="of:=AVERAGE(IF(ISNUMBER([.Q77:.Q96]); [.Q77:.Q96];&quot;&quot;))" table:number-matrix-columns-spanned="1" table:number-matrix-rows-spanned="1" table:style-name="ce2">
            <text:p>232.7868383</text:p>
          </table:table-cell>
          <table:table-cell office:value-type="float" office:value="1.6485599999999998" table:formula="of:=AVERAGE(IF(ISNUMBER([.Q77:.Q91]); [.Q77:.Q91];&quot;&quot;))" table:number-matrix-columns-spanned="1" table:number-matrix-rows-spanned="1" table:style-name="ce2">
            <text:p>1.64856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pots: 10<text:s/></text:p>
          </table:table-cell>
          <table:table-cell table:number-columns-repeated="2" table:style-name="ce2"/>
          <table:table-cell office:value-type="string" table:style-name="ce2">
            <text:p>depots: 15<text:s/></text:p>
          </table:table-cell>
          <table:table-cell table:number-columns-repeated="2" table:style-name="ce2"/>
          <table:table-cell office:value-type="string" table:style-name="ce2">
            <text:p>depots: 20<text:s/></text:p>
          </table:table-cell>
          <table:table-cell table:number-columns-repeated="2" table:style-name="ce2"/>
          <table:table-cell office:value-type="string" table:style-name="ce2">
            <text:p>depots: 25<text:s/></text:p>
          </table:table-cell>
          <table:table-cell table:number-columns-repeated="2" table:style-name="ce2"/>
          <table:table-cell office:value-type="string" table:style-name="ce2">
            <text:p>depots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.4000000000000002E-2" table:style-name="ce2">
            <text:p>0.034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2.7E-2" table:style-name="ce2">
            <text:p>0.027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0.04" table:style-name="ce2">
            <text:p>0.04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3.1E-2" table:style-name="ce2">
            <text:p>0.031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3.7999999999999999E-2" table:style-name="ce2">
            <text:p>0.038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3.4000000000000002E-2" table:formula="of:=SUM([.B99];[.E99];[.H99];[.K99];[.N99])/COUNT([.B99];[.E99];[.H99];[.K99];[.N99])" table:style-name="ce2">
            <text:p>0.034</text:p>
          </table:table-cell>
          <table:table-cell office:value-type="string" table:style-name="ce2">
            <text:p>(1</text:p>
          </table:table-cell>
          <table:table-cell office:value-type="float" office:value="3.4E-5" table:formula="of:=[.Q99]/1000" table:style-name="ce2">
            <text:p>0.000034</text:p>
          </table:table-cell>
          <table:table-cell table:number-columns-repeated="16365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55400000000000005" table:style-name="ce2">
            <text:p>0.554</text:p>
          </table:table-cell>
          <table:table-cell office:value-type="float" office:value="24" table:style-name="ce2">
            <text:p>24</text:p>
          </table:table-cell>
          <table:table-cell office:value-type="float" office:value="2" table:style-name="ce2">
            <text:p>2</text:p>
          </table:table-cell>
          <table:table-cell office:value-type="float" office:value="1.0680000000000001" table:style-name="ce2">
            <text:p>1.068</text:p>
          </table:table-cell>
          <table:table-cell office:value-type="float" office:value="63" table:style-name="ce2">
            <text:p>63</text:p>
          </table:table-cell>
          <table:table-cell office:value-type="float" office:value="2" table:style-name="ce2">
            <text:p>2</text:p>
          </table:table-cell>
          <table:table-cell office:value-type="float" office:value="1.097" table:style-name="ce2">
            <text:p>1.097</text:p>
          </table:table-cell>
          <table:table-cell office:value-type="float" office:value="61" table:style-name="ce2">
            <text:p>61</text:p>
          </table:table-cell>
          <table:table-cell office:value-type="float" office:value="2" table:style-name="ce2">
            <text:p>2</text:p>
          </table:table-cell>
          <table:table-cell office:value-type="float" office:value="0.47199999999999998" table:style-name="ce2">
            <text:p>0.472</text:p>
          </table:table-cell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float" office:value="0.625" table:style-name="ce2">
            <text:p>0.625</text:p>
          </table:table-cell>
          <table:table-cell office:value-type="float" office:value="26" table:style-name="ce2">
            <text:p>26</text:p>
          </table:table-cell>
          <table:table-cell office:value-type="float" office:value="2" table:style-name="ce2">
            <text:p>2</text:p>
          </table:table-cell>
          <table:table-cell office:value-type="float" office:value="0.7632000000000001" table:formula="of:=SUM([.B100];[.E100];[.H100];[.K100];[.N100])/COUNT([.B100];[.E100];[.H100];[.K100];[.N100])" table:style-name="ce2">
            <text:p>0.7632</text:p>
          </table:table-cell>
          <table:table-cell office:value-type="string" table:style-name="ce2">
            <text:p>(2</text:p>
          </table:table-cell>
          <table:table-cell office:value-type="float" office:value="7.6320000000000012E-4" table:formula="of:=[.Q100]/1000" table:style-name="ce2">
            <text:p>0.0007632</text:p>
          </table:table-cell>
          <table:table-cell table:number-columns-repeated="16365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.524" table:style-name="ce2">
            <text:p>4.524</text:p>
          </table:table-cell>
          <table:table-cell office:value-type="float" office:value="144" table:style-name="ce2">
            <text:p>144</text:p>
          </table:table-cell>
          <table:table-cell office:value-type="float" office:value="3" table:style-name="ce2">
            <text:p>3</text:p>
          </table:table-cell>
          <table:table-cell office:value-type="float" office:value="5.0110000000000001" table:style-name="ce2">
            <text:p>5.011</text:p>
          </table:table-cell>
          <table:table-cell office:value-type="float" office:value="218" table:style-name="ce2">
            <text:p>218</text:p>
          </table:table-cell>
          <table:table-cell office:value-type="float" office:value="3" table:style-name="ce2">
            <text:p>3</text:p>
          </table:table-cell>
          <table:table-cell office:value-type="float" office:value="2.5529999999999999" table:style-name="ce2">
            <text:p>2.553</text:p>
          </table:table-cell>
          <table:table-cell office:value-type="float" office:value="63" table:style-name="ce2">
            <text:p>63</text:p>
          </table:table-cell>
          <table:table-cell office:value-type="float" office:value="3" table:style-name="ce2">
            <text:p>3</text:p>
          </table:table-cell>
          <table:table-cell office:value-type="float" office:value="4.0460000000000003" table:style-name="ce2">
            <text:p>4.046</text:p>
          </table:table-cell>
          <table:table-cell office:value-type="float" office:value="148" table:style-name="ce2">
            <text:p>148</text:p>
          </table:table-cell>
          <table:table-cell office:value-type="float" office:value="3" table:style-name="ce2">
            <text:p>3</text:p>
          </table:table-cell>
          <table:table-cell office:value-type="float" office:value="7.819" table:style-name="ce2">
            <text:p>7.819</text:p>
          </table:table-cell>
          <table:table-cell office:value-type="float" office:value="290" table:style-name="ce2">
            <text:p>290</text:p>
          </table:table-cell>
          <table:table-cell office:value-type="float" office:value="3" table:style-name="ce2">
            <text:p>3</text:p>
          </table:table-cell>
          <table:table-cell office:value-type="float" office:value="4.7905999999999995" table:formula="of:=SUM([.B101];[.E101];[.H101];[.K101];[.N101])/COUNT([.B101];[.E101];[.H101];[.K101];[.N101])" table:style-name="ce2">
            <text:p>4.7906</text:p>
          </table:table-cell>
          <table:table-cell office:value-type="string" table:style-name="ce2">
            <text:p>(3</text:p>
          </table:table-cell>
          <table:table-cell office:value-type="float" office:value="4.7905999999999999E-3" table:formula="of:=[.Q101]/1000" table:style-name="ce2">
            <text:p>0.0047906</text:p>
          </table:table-cell>
          <table:table-cell table:number-columns-repeated="16365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46.484999999999999" table:style-name="ce2">
            <text:p>46.485</text:p>
          </table:table-cell>
          <table:table-cell office:value-type="float" office:value="471" table:style-name="ce2">
            <text:p>471</text:p>
          </table:table-cell>
          <table:table-cell office:value-type="float" office:value="4" table:style-name="ce2">
            <text:p>4</text:p>
          </table:table-cell>
          <table:table-cell office:value-type="float" office:value="45.435000000000002" table:style-name="ce2">
            <text:p>45.435</text:p>
          </table:table-cell>
          <table:table-cell office:value-type="float" office:value="412" table:style-name="ce2">
            <text:p>412</text:p>
          </table:table-cell>
          <table:table-cell office:value-type="float" office:value="4" table:style-name="ce2">
            <text:p>4</text:p>
          </table:table-cell>
          <table:table-cell office:value-type="float" office:value="37.744999999999997" table:style-name="ce2">
            <text:p>37.745</text:p>
          </table:table-cell>
          <table:table-cell office:value-type="float" office:value="368" table:style-name="ce2">
            <text:p>368</text:p>
          </table:table-cell>
          <table:table-cell office:value-type="float" office:value="4" table:style-name="ce2">
            <text:p>4</text:p>
          </table:table-cell>
          <table:table-cell office:value-type="float" office:value="60.008000000000003" table:style-name="ce2">
            <text:p>60.008</text:p>
          </table:table-cell>
          <table:table-cell office:value-type="float" office:value="252" table:style-name="ce2">
            <text:p>252</text:p>
          </table:table-cell>
          <table:table-cell office:value-type="float" office:value="4" table:style-name="ce2">
            <text:p>4</text:p>
          </table:table-cell>
          <table:table-cell office:value-type="float" office:value="161.18199999999999" table:style-name="ce2">
            <text:p>161.182</text:p>
          </table:table-cell>
          <table:table-cell office:value-type="float" office:value="1922" table:style-name="ce2">
            <text:p>1922</text:p>
          </table:table-cell>
          <table:table-cell office:value-type="float" office:value="4" table:style-name="ce2">
            <text:p>4</text:p>
          </table:table-cell>
          <table:table-cell office:value-type="float" office:value="70.171000000000006" table:formula="of:=SUM([.B102];[.E102];[.H102];[.K102];[.N102])/COUNT([.B102];[.E102];[.H102];[.K102];[.N102])" table:style-name="ce2">
            <text:p>70.171</text:p>
          </table:table-cell>
          <table:table-cell office:value-type="string" table:style-name="ce2">
            <text:p>(4</text:p>
          </table:table-cell>
          <table:table-cell office:value-type="float" office:value="7.0171000000000011E-2" table:formula="of:=[.Q102]/1000" table:style-name="ce2">
            <text:p>0.070171</text:p>
          </table:table-cell>
          <table:table-cell table:number-columns-repeated="1636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2">
            <text:p>5</text:p>
          </table:table-cell>
          <table:table-cell office:value-type="float" office:value="1049.3109999999999" table:style-name="ce2">
            <text:p>1049.311</text:p>
          </table:table-cell>
          <table:table-cell office:value-type="float" office:value="2031" table:style-name="ce2">
            <text:p>203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2">
            <text:p>5</text:p>
          </table:table-cell>
          <table:table-cell office:value-type="float" office:value="1049.3109999999999" table:formula="of:=SUM([.B103];[.E103];[.H103];[.K103];[.N103])/COUNT([.B103];[.E103];[.H103];[.K103];[.N103])" table:style-name="ce2">
            <text:p>1049.311</text:p>
          </table:table-cell>
          <table:table-cell office:value-type="string" table:style-name="ce2">
            <text:p>(5</text:p>
          </table:table-cell>
          <table:table-cell office:value-type="float" office:value="1.0493109999999999" table:formula="of:=[.Q103]/1000" table:style-name="ce2">
            <text:p>1.049311</text:p>
          </table:table-cell>
          <table:table-cell table:number-columns-repeated="16365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float" office:value="0" table:formula="of:=SUM([.B104];[.E104];[.H104];[.K104];[.N104])/COUNT([.B104];[.E104];[.H104];[.K104];[.N104])" table:style-name="ce2">
            <text:p>#DIV/0!</text:p>
          </table:table-cell>
          <table:table-cell office:value-type="string" table:style-name="ce2">
            <text:p>(6</text:p>
          </table:table-cell>
          <table:table-cell office:value-type="float" office:value="0" table:formula="of:=[.Q104]/1000" table:style-name="ce2">
            <text:p>#DIV/0!</text:p>
          </table:table-cell>
          <table:table-cell table:number-columns-repeated="16365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96099999999999997" table:style-name="ce2">
            <text:p>0.961</text:p>
          </table:table-cell>
          <table:table-cell office:value-type="float" office:value="34" table:style-name="ce2">
            <text:p>34</text:p>
          </table:table-cell>
          <table:table-cell office:value-type="float" office:value="7" table:style-name="ce2">
            <text:p>7</text:p>
          </table:table-cell>
          <table:table-cell office:value-type="float" office:value="1.0860000000000001" table:style-name="ce2">
            <text:p>1.086</text:p>
          </table:table-cell>
          <table:table-cell office:value-type="float" office:value="34" table:style-name="ce2">
            <text:p>34</text:p>
          </table:table-cell>
          <table:table-cell office:value-type="float" office:value="7" table:style-name="ce2">
            <text:p>7</text:p>
          </table:table-cell>
          <table:table-cell office:value-type="float" office:value="0.97599999999999998" table:style-name="ce2">
            <text:p>0.976</text:p>
          </table:table-cell>
          <table:table-cell office:value-type="float" office:value="33" table:style-name="ce2">
            <text:p>33</text:p>
          </table:table-cell>
          <table:table-cell office:value-type="float" office:value="7" table:style-name="ce2">
            <text:p>7</text:p>
          </table:table-cell>
          <table:table-cell office:value-type="float" office:value="1.06" table:style-name="ce2">
            <text:p>1.06</text:p>
          </table:table-cell>
          <table:table-cell office:value-type="float" office:value="34" table:style-name="ce2">
            <text:p>34</text:p>
          </table:table-cell>
          <table:table-cell office:value-type="float" office:value="7" table:style-name="ce2">
            <text:p>7</text:p>
          </table:table-cell>
          <table:table-cell office:value-type="float" office:value="0.99399999999999999" table:style-name="ce2">
            <text:p>0.994</text:p>
          </table:table-cell>
          <table:table-cell office:value-type="float" office:value="33" table:style-name="ce2">
            <text:p>33</text:p>
          </table:table-cell>
          <table:table-cell office:value-type="float" office:value="7" table:style-name="ce2">
            <text:p>7</text:p>
          </table:table-cell>
          <table:table-cell office:value-type="float" office:value="1.0154000000000001" table:formula="of:=SUM([.B105];[.E105];[.H105];[.K105];[.N105])/COUNT([.B105];[.E105];[.H105];[.K105];[.N105])" table:style-name="ce2">
            <text:p>1.0154</text:p>
          </table:table-cell>
          <table:table-cell office:value-type="string" table:style-name="ce2">
            <text:p>(7</text:p>
          </table:table-cell>
          <table:table-cell office:value-type="float" office:value="1.0154000000000001E-3" table:formula="of:=[.Q105]/1000" table:style-name="ce2">
            <text:p>0.0010154</text:p>
          </table:table-cell>
          <table:table-cell table:number-columns-repeated="16365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8.908999999999999" table:style-name="ce2">
            <text:p>18.909</text:p>
          </table:table-cell>
          <table:table-cell office:value-type="float" office:value="309" table:style-name="ce2">
            <text:p>309</text:p>
          </table:table-cell>
          <table:table-cell office:value-type="float" office:value="8" table:style-name="ce2">
            <text:p>8</text:p>
          </table:table-cell>
          <table:table-cell office:value-type="float" office:value="13.202" table:style-name="ce2">
            <text:p>13.202</text:p>
          </table:table-cell>
          <table:table-cell office:value-type="float" office:value="152" table:style-name="ce2">
            <text:p>152</text:p>
          </table:table-cell>
          <table:table-cell office:value-type="float" office:value="8" table:style-name="ce2">
            <text:p>8</text:p>
          </table:table-cell>
          <table:table-cell office:value-type="float" office:value="10.215999999999999" table:style-name="ce2">
            <text:p>10.216</text:p>
          </table:table-cell>
          <table:table-cell office:value-type="float" office:value="149" table:style-name="ce2">
            <text:p>149</text:p>
          </table:table-cell>
          <table:table-cell office:value-type="float" office:value="8" table:style-name="ce2">
            <text:p>8</text:p>
          </table:table-cell>
          <table:table-cell office:value-type="float" office:value="6.8090000000000002" table:style-name="ce2">
            <text:p>6.809</text:p>
          </table:table-cell>
          <table:table-cell office:value-type="float" office:value="113" table:style-name="ce2">
            <text:p>113</text:p>
          </table:table-cell>
          <table:table-cell office:value-type="float" office:value="8" table:style-name="ce2">
            <text:p>8</text:p>
          </table:table-cell>
          <table:table-cell office:value-type="float" office:value="6.01" table:style-name="ce2">
            <text:p>6.01</text:p>
          </table:table-cell>
          <table:table-cell office:value-type="float" office:value="111" table:style-name="ce2">
            <text:p>111</text:p>
          </table:table-cell>
          <table:table-cell office:value-type="float" office:value="8" table:style-name="ce2">
            <text:p>8</text:p>
          </table:table-cell>
          <table:table-cell office:value-type="float" office:value="11.029199999999999" table:formula="of:=SUM([.B106];[.E106];[.H106];[.K106];[.N106])/COUNT([.B106];[.E106];[.H106];[.K106];[.N106])" table:style-name="ce2">
            <text:p>11.0292</text:p>
          </table:table-cell>
          <table:table-cell office:value-type="string" table:style-name="ce2">
            <text:p>(8</text:p>
          </table:table-cell>
          <table:table-cell office:value-type="float" office:value="1.1029199999999999E-2" table:formula="of:=[.Q106]/1000" table:style-name="ce2">
            <text:p>0.0110292</text:p>
          </table:table-cell>
          <table:table-cell table:number-columns-repeated="16365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415.59" table:style-name="ce2">
            <text:p>1415.59</text:p>
          </table:table-cell>
          <table:table-cell office:value-type="float" office:value="2710" table:style-name="ce2">
            <text:p>2710</text:p>
          </table:table-cell>
          <table:table-cell office:value-type="float" office:value="9" table:style-name="ce2">
            <text:p>9</text:p>
          </table:table-cell>
          <table:table-cell office:value-type="float" office:value="808.66300000000001" table:style-name="ce2">
            <text:p>808.663</text:p>
          </table:table-cell>
          <table:table-cell office:value-type="float" office:value="778" table:style-name="ce2">
            <text:p>778</text:p>
          </table:table-cell>
          <table:table-cell office:value-type="float" office:value="9" table:style-name="ce2">
            <text:p>9</text:p>
          </table:table-cell>
          <table:table-cell office:value-type="float" office:value="524.04" table:style-name="ce2">
            <text:p>524.04</text:p>
          </table:table-cell>
          <table:table-cell office:value-type="float" office:value="487" table:style-name="ce2">
            <text:p>487</text:p>
          </table:table-cell>
          <table:table-cell office:value-type="float" office:value="9" table:style-name="ce2">
            <text:p>9</text:p>
          </table:table-cell>
          <table:table-cell office:value-type="float" office:value="397.34800000000001" table:style-name="ce2">
            <text:p>397.348</text:p>
          </table:table-cell>
          <table:table-cell office:value-type="float" office:value="691" table:style-name="ce2">
            <text:p>691</text:p>
          </table:table-cell>
          <table:table-cell office:value-type="float" office:value="9" table:style-name="ce2">
            <text:p>9</text:p>
          </table:table-cell>
          <table:table-cell office:value-type="float" office:value="157.048" table:style-name="ce2">
            <text:p>157.048</text:p>
          </table:table-cell>
          <table:table-cell office:value-type="float" office:value="699" table:style-name="ce2">
            <text:p>699</text:p>
          </table:table-cell>
          <table:table-cell office:value-type="float" office:value="9" table:style-name="ce2">
            <text:p>9</text:p>
          </table:table-cell>
          <table:table-cell office:value-type="float" office:value="660.53779999999983" table:formula="of:=SUM([.B107];[.E107];[.H107];[.K107];[.N107])/COUNT([.B107];[.E107];[.H107];[.K107];[.N107])" table:style-name="ce2">
            <text:p>660.5378</text:p>
          </table:table-cell>
          <table:table-cell office:value-type="string" table:style-name="ce2">
            <text:p>(9</text:p>
          </table:table-cell>
          <table:table-cell office:value-type="float" office:value="0.66053779999999984" table:formula="of:=[.Q107]/1000" table:style-name="ce2">
            <text:p>0.6605378</text:p>
          </table:table-cell>
          <table:table-cell table:number-columns-repeated="1636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1.84099999999999" table:style-name="ce2">
            <text:p>121.841</text:p>
          </table:table-cell>
          <table:table-cell office:value-type="float" office:value="131" table:style-name="ce2">
            <text:p>131</text:p>
          </table:table-cell>
          <table:table-cell office:value-type="float" office:value="10" table:style-name="ce2">
            <text:p>10</text:p>
          </table:table-cell>
          <table:table-cell office:value-type="float" office:value="47.762999999999998" table:style-name="ce2">
            <text:p>47.763</text:p>
          </table:table-cell>
          <table:table-cell office:value-type="float" office:value="339" table:style-name="ce2">
            <text:p>339</text:p>
          </table:table-cell>
          <table:table-cell office:value-type="float" office:value="10" table:style-name="ce2">
            <text:p>10</text:p>
          </table:table-cell>
          <table:table-cell office:value-type="float" office:value="42.747999999999998" table:style-name="ce2">
            <text:p>42.748</text:p>
          </table:table-cell>
          <table:table-cell office:value-type="float" office:value="416" table:style-name="ce2">
            <text:p>416</text:p>
          </table:table-cell>
          <table:table-cell office:value-type="float" office:value="10" table:style-name="ce2">
            <text:p>10</text:p>
          </table:table-cell>
          <table:table-cell office:value-type="float" office:value="14.154999999999999" table:style-name="ce2">
            <text:p>14.155</text:p>
          </table:table-cell>
          <table:table-cell office:value-type="float" office:value="99" table:style-name="ce2">
            <text:p>99</text:p>
          </table:table-cell>
          <table:table-cell office:value-type="float" office:value="10" table:style-name="ce2">
            <text:p>10</text:p>
          </table:table-cell>
          <table:table-cell office:value-type="float" office:value="54.209000000000003" table:style-name="ce2">
            <text:p>54.209</text:p>
          </table:table-cell>
          <table:table-cell office:value-type="float" office:value="289" table:style-name="ce2">
            <text:p>289</text:p>
          </table:table-cell>
          <table:table-cell office:value-type="float" office:value="10" table:style-name="ce2">
            <text:p>10</text:p>
          </table:table-cell>
          <table:table-cell office:value-type="float" office:value="56.1432" table:formula="of:=SUM([.B108];[.E108];[.H108];[.K108];[.N108])/COUNT([.B108];[.E108];[.H108];[.K108];[.N108])" table:style-name="ce2">
            <text:p>56.1432</text:p>
          </table:table-cell>
          <table:table-cell office:value-type="string" table:style-name="ce2">
            <text:p>(10</text:p>
          </table:table-cell>
          <table:table-cell office:value-type="float" office:value="5.6143199999999997E-2" table:formula="of:=[.Q108]/1000" table:style-name="ce2">
            <text:p>0.0561432</text:p>
          </table:table-cell>
          <table:table-cell table:number-columns-repeated="16365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float" office:value="0" table:formula="of:=SUM([.B109];[.E109];[.H109];[.K109];[.N109])/COUNT([.B109];[.E109];[.H109];[.K109];[.N109])" table:style-name="ce2">
            <text:p>#DIV/0!</text:p>
          </table:table-cell>
          <table:table-cell office:value-type="string" table:style-name="ce2">
            <text:p>(11</text:p>
          </table:table-cell>
          <table:table-cell office:value-type="float" office:value="0" table:formula="of:=[.Q109]/1000" table:style-name="ce2">
            <text:p>#DIV/0!</text:p>
          </table:table-cell>
          <table:table-cell table:number-columns-repeated="1636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0" table:formula="of:=SUM([.B110];[.E110];[.H110];[.K110];[.N110])/COUNT([.B110];[.E110];[.H110];[.K110];[.N110])" table:style-name="ce2">
            <text:p>#DIV/0!</text:p>
          </table:table-cell>
          <table:table-cell office:value-type="string" table:style-name="ce2">
            <text:p>(12</text:p>
          </table:table-cell>
          <table:table-cell office:value-type="float" office:value="0" table:formula="of:=[.Q110]/1000" table:style-name="ce2">
            <text:p>#DIV/0!</text:p>
          </table:table-cell>
          <table:table-cell table:number-columns-repeated="16365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.716" table:style-name="ce2">
            <text:p>1.716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3260000000000001" table:style-name="ce2">
            <text:p>1.326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1100000000000001" table:style-name="ce2">
            <text:p>1.11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7170000000000001" table:style-name="ce2">
            <text:p>1.717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1479999999999999" table:style-name="ce2">
            <text:p>1.148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4034" table:formula="of:=SUM([.B111];[.E111];[.H111];[.K111];[.N111])/COUNT([.B111];[.E111];[.H111];[.K111];[.N111])" table:style-name="ce2">
            <text:p>1.4034</text:p>
          </table:table-cell>
          <table:table-cell office:value-type="string" table:style-name="ce2">
            <text:p>(13</text:p>
          </table:table-cell>
          <table:table-cell office:value-type="float" office:value="1.4034E-3" table:formula="of:=[.Q111]/1000" table:style-name="ce2">
            <text:p>0.0014034</text:p>
          </table:table-cell>
          <table:table-cell table:number-columns-repeated="16365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378.606" table:style-name="ce2">
            <text:p>1378.606</text:p>
          </table:table-cell>
          <table:table-cell office:value-type="float" office:value="908" table:style-name="ce2">
            <text:p>908</text:p>
          </table:table-cell>
          <table:table-cell office:value-type="float" office:value="14" table:style-name="ce2">
            <text:p>14</text:p>
          </table:table-cell>
          <table:table-cell office:value-type="float" office:value="1600.106" table:style-name="ce2">
            <text:p>1600.106</text:p>
          </table:table-cell>
          <table:table-cell office:value-type="float" office:value="171" table:style-name="ce2">
            <text:p>171</text:p>
          </table:table-cell>
          <table:table-cell office:value-type="float" office:value="14" table:style-name="ce2">
            <text:p>14</text:p>
          </table:table-cell>
          <table:table-cell office:value-type="float" office:value="729.22900000000004" table:style-name="ce2">
            <text:p>729.229</text:p>
          </table:table-cell>
          <table:table-cell office:value-type="float" office:value="711" table:style-name="ce2">
            <text:p>711</text:p>
          </table:table-cell>
          <table:table-cell office:value-type="float" office:value="14" table:style-name="ce2">
            <text:p>14</text:p>
          </table:table-cell>
          <table:table-cell office:value-type="float" office:value="202.97200000000001" table:style-name="ce2">
            <text:p>202.972</text:p>
          </table:table-cell>
          <table:table-cell office:value-type="float" office:value="127" table:style-name="ce2">
            <text:p>127</text:p>
          </table:table-cell>
          <table:table-cell office:value-type="float" office:value="14" table:style-name="ce2">
            <text:p>14</text:p>
          </table:table-cell>
          <table:table-cell office:value-type="float" office:value="429.94799999999998" table:style-name="ce2">
            <text:p>429.948</text:p>
          </table:table-cell>
          <table:table-cell office:value-type="float" office:value="321" table:style-name="ce2">
            <text:p>321</text:p>
          </table:table-cell>
          <table:table-cell office:value-type="float" office:value="14" table:style-name="ce2">
            <text:p>14</text:p>
          </table:table-cell>
          <table:table-cell office:value-type="float" office:value="868.17219999999998" table:formula="of:=SUM([.B112];[.E112];[.H112];[.K112];[.N112])/COUNT([.B112];[.E112];[.H112];[.K112];[.N112])" table:style-name="ce2">
            <text:p>868.1722</text:p>
          </table:table-cell>
          <table:table-cell office:value-type="string" table:style-name="ce2">
            <text:p>(14</text:p>
          </table:table-cell>
          <table:table-cell office:value-type="float" office:value="0.86817219999999995" table:formula="of:=[.Q112]/1000" table:style-name="ce2">
            <text:p>0.8681722</text:p>
          </table:table-cell>
          <table:table-cell table:number-columns-repeated="1636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float" office:value="0" table:formula="of:=SUM([.B113];[.E113];[.H113];[.K113];[.N113])/COUNT([.B113];[.E113];[.H113];[.K113];[.N113])" table:style-name="ce2">
            <text:p>#DIV/0!</text:p>
          </table:table-cell>
          <table:table-cell office:value-type="string" table:style-name="ce2">
            <text:p>(15</text:p>
          </table:table-cell>
          <table:table-cell office:value-type="float" office:value="0" table:formula="of:=[.Q113]/1000" table:style-name="ce2">
            <text:p>#DIV/0!</text:p>
          </table:table-cell>
          <table:table-cell table:number-columns-repeated="16365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.534" table:style-name="ce2">
            <text:p>1.534</text:p>
          </table:table-cell>
          <table:table-cell office:value-type="float" office:value="37" table:style-name="ce2">
            <text:p>37</text:p>
          </table:table-cell>
          <table:table-cell office:value-type="float" office:value="16" table:style-name="ce2">
            <text:p>16</text:p>
          </table:table-cell>
          <table:table-cell office:value-type="float" office:value="2.0750000000000002" table:style-name="ce2">
            <text:p>2.075</text:p>
          </table:table-cell>
          <table:table-cell office:value-type="float" office:value="37" table:style-name="ce2">
            <text:p>37</text:p>
          </table:table-cell>
          <table:table-cell office:value-type="float" office:value="16" table:style-name="ce2">
            <text:p>16</text:p>
          </table:table-cell>
          <table:table-cell office:value-type="float" office:value="12.545" table:style-name="ce2">
            <text:p>12.545</text:p>
          </table:table-cell>
          <table:table-cell office:value-type="float" office:value="71" table:style-name="ce2">
            <text:p>71</text:p>
          </table:table-cell>
          <table:table-cell office:value-type="float" office:value="16" table:style-name="ce2">
            <text:p>16</text:p>
          </table:table-cell>
          <table:table-cell office:value-type="float" office:value="15.521000000000001" table:style-name="ce2">
            <text:p>15.521</text:p>
          </table:table-cell>
          <table:table-cell office:value-type="float" office:value="89" table:style-name="ce2">
            <text:p>89</text:p>
          </table:table-cell>
          <table:table-cell office:value-type="float" office:value="16" table:style-name="ce2">
            <text:p>16</text:p>
          </table:table-cell>
          <table:table-cell office:value-type="float" office:value="1.5109999999999999" table:style-name="ce2">
            <text:p>1.511</text:p>
          </table:table-cell>
          <table:table-cell office:value-type="float" office:value="37" table:style-name="ce2">
            <text:p>37</text:p>
          </table:table-cell>
          <table:table-cell office:value-type="float" office:value="16" table:style-name="ce2">
            <text:p>16</text:p>
          </table:table-cell>
          <table:table-cell office:value-type="float" office:value="6.6372" table:formula="of:=SUM([.B114];[.E114];[.H114];[.K114];[.N114])/COUNT([.B114];[.E114];[.H114];[.K114];[.N114])" table:style-name="ce2">
            <text:p>6.6372</text:p>
          </table:table-cell>
          <table:table-cell office:value-type="string" table:style-name="ce2">
            <text:p>(16</text:p>
          </table:table-cell>
          <table:table-cell office:value-type="float" office:value="6.6372000000000002E-3" table:formula="of:=[.Q114]/1000" table:style-name="ce2">
            <text:p>0.0066372</text:p>
          </table:table-cell>
          <table:table-cell table:number-columns-repeated="16365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3.262" table:style-name="ce2">
            <text:p>3.262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3.0760000000000001" table:style-name="ce2">
            <text:p>3.076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4.33" table:style-name="ce2">
            <text:p>4.33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3.4990000000000001" table:style-name="ce2">
            <text:p>3.499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3.8929999999999998" table:style-name="ce2">
            <text:p>3.893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3.6119999999999997" table:formula="of:=SUM([.B115];[.E115];[.H115];[.K115];[.N115])/COUNT([.B115];[.E115];[.H115];[.K115];[.N115])" table:style-name="ce2">
            <text:p>3.612</text:p>
          </table:table-cell>
          <table:table-cell office:value-type="string" table:style-name="ce2">
            <text:p>(17</text:p>
          </table:table-cell>
          <table:table-cell office:value-type="float" office:value="3.6119999999999998E-3" table:formula="of:=[.Q115]/1000" table:style-name="ce2">
            <text:p>0.003612</text:p>
          </table:table-cell>
          <table:table-cell table:number-columns-repeated="16365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785.85599999999999" table:style-name="ce2">
            <text:p>785.856</text:p>
          </table:table-cell>
          <table:table-cell office:value-type="float" office:value="324" table:style-name="ce2">
            <text:p>324</text:p>
          </table:table-cell>
          <table:table-cell office:value-type="float" office:value="18" table:style-name="ce2">
            <text:p>18</text:p>
          </table:table-cell>
          <table:table-cell office:value-type="float" office:value="102.477" table:style-name="ce2">
            <text:p>102.477</text:p>
          </table:table-cell>
          <table:table-cell office:value-type="float" office:value="125" table:style-name="ce2">
            <text:p>125</text:p>
          </table:table-cell>
          <table:table-cell office:value-type="float" office:value="18" table:style-name="ce2">
            <text:p>18</text:p>
          </table:table-cell>
          <table:table-cell office:value-type="float" office:value="217.72900000000001" table:style-name="ce2">
            <text:p>217.729</text:p>
          </table:table-cell>
          <table:table-cell office:value-type="float" office:value="165" table:style-name="ce2">
            <text:p>165</text:p>
          </table:table-cell>
          <table:table-cell office:value-type="float" office:value="18" table:style-name="ce2">
            <text:p>18</text:p>
          </table:table-cell>
          <table:table-cell office:value-type="float" office:value="122.898" table:style-name="ce2">
            <text:p>122.898</text:p>
          </table:table-cell>
          <table:table-cell office:value-type="float" office:value="111" table:style-name="ce2">
            <text:p>111</text:p>
          </table:table-cell>
          <table:table-cell office:value-type="float" office:value="18" table:style-name="ce2">
            <text:p>18</text:p>
          </table:table-cell>
          <table:table-cell office:value-type="float" office:value="278.89600000000002" table:style-name="ce2">
            <text:p>278.896</text:p>
          </table:table-cell>
          <table:table-cell office:value-type="float" office:value="160" table:style-name="ce2">
            <text:p>160</text:p>
          </table:table-cell>
          <table:table-cell office:value-type="float" office:value="18" table:style-name="ce2">
            <text:p>18</text:p>
          </table:table-cell>
          <table:table-cell office:value-type="float" office:value="301.57119999999998" table:formula="of:=SUM([.B116];[.E116];[.H116];[.K116];[.N116])/COUNT([.B116];[.E116];[.H116];[.K116];[.N116])" table:style-name="ce2">
            <text:p>301.5712</text:p>
          </table:table-cell>
          <table:table-cell office:value-type="string" table:style-name="ce2">
            <text:p>(18</text:p>
          </table:table-cell>
          <table:table-cell office:value-type="float" office:value="0.30157119999999998" table:formula="of:=[.Q116]/1000" table:style-name="ce2">
            <text:p>0.3015712</text:p>
          </table:table-cell>
          <table:table-cell table:number-columns-repeated="16365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683.5840000000001" table:style-name="ce2">
            <text:p>1683.584</text:p>
          </table:table-cell>
          <table:table-cell office:value-type="float" office:value="1050" table:style-name="ce2">
            <text:p>1050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float" office:value="548.33399999999995" table:style-name="ce2">
            <text:p>548.334</text:p>
          </table:table-cell>
          <table:table-cell office:value-type="float" office:value="337" table:style-name="ce2">
            <text:p>337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float" office:value="1115.9590000000001" table:formula="of:=SUM([.B117];[.E117];[.H117];[.K117];[.N117])/COUNT([.B117];[.E117];[.H117];[.K117];[.N117])" table:style-name="ce2">
            <text:p>1115.959</text:p>
          </table:table-cell>
          <table:table-cell office:value-type="string" table:style-name="ce2">
            <text:p>(19</text:p>
          </table:table-cell>
          <table:table-cell office:value-type="float" office:value="1.1159590000000001" table:formula="of:=[.Q117]/1000" table:style-name="ce2">
            <text:p>1.115959</text:p>
          </table:table-cell>
          <table:table-cell table:number-columns-repeated="16365" table:style-name="ce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118];[.E118];[.H118];[.K118];[.N118])/COUNT([.B118];[.E118];[.H118];[.K118];[.N118])" table:style-name="ce2">
            <text:p>#DIV/0!</text:p>
          </table:table-cell>
          <table:table-cell office:value-type="string" table:style-name="ce2">
            <text:p>(20</text:p>
          </table:table-cell>
          <table:table-cell office:value-type="float" office:value="0" table:formula="of:=[.Q118]/1000" table:style-name="ce2">
            <text:p>#DIV/0!</text:p>
          </table:table-cell>
          <table:table-cell table:number-columns-repeated="16365" table:style-name="ce2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93.796999999999997" table:style-name="ce2">
            <text:p>93.797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92.813999999999993" table:style-name="ce2">
            <text:p>92.814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103.324" table:style-name="ce2">
            <text:p>103.324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86.745999999999995" table:style-name="ce2">
            <text:p>86.746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85.787999999999997" table:style-name="ce2">
            <text:p>85.788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92.493799999999993" table:formula="of:=SUM([.B119];[.E119];[.H119];[.K119];[.N119])/COUNT([.B119];[.E119];[.H119];[.K119];[.N119])" table:style-name="ce2">
            <text:p>92.4938</text:p>
          </table:table-cell>
          <table:table-cell office:value-type="string" table:style-name="ce2">
            <text:p>(21</text:p>
          </table:table-cell>
          <table:table-cell office:value-type="float" office:value="9.2493799999999987E-2" table:formula="of:=[.Q119]/1000" table:style-name="ce2">
            <text:p>0.0924938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erage time</text:p>
          </table:table-cell>
          <table:table-cell table:number-columns-repeated="16363" table:style-name="ce2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float" office:value="0" table:formula="of:=SUM([.B120];[.E120];[.H120];[.K120];[.N120])/COUNT([.B120];[.E120];[.H120];[.K120];[.N120])" table:style-name="ce2">
            <text:p>#DIV/0!</text:p>
          </table:table-cell>
          <table:table-cell office:value-type="string" table:style-name="ce2">
            <text:p>(22</text:p>
          </table:table-cell>
          <table:table-cell office:value-type="float" office:value="0" table:formula="of:=[.Q120]/1000" table:style-name="ce2">
            <text:p>#DIV/0!</text:p>
          </table:table-cell>
          <table:table-cell office:value-type="float" office:value="63" table:formula="of:=COUNT([.B101:.B120];[.E101:.E120];[.H101:.H120];[.K101:.K120];[.N101:.N120])" table:style-name="ce2">
            <text:p>63</text:p>
          </table:table-cell>
          <table:table-cell office:value-type="float" office:value="265.22776249999998" table:formula="of:=AVERAGE(IF(ISNUMBER([.Q99:.Q120]); [.Q99:.Q120];&quot;&quot;))" table:number-matrix-columns-spanned="1" table:number-matrix-rows-spanned="1" table:style-name="ce2">
            <text:p>265.2277625</text:p>
          </table:table-cell>
          <table:table-cell office:value-type="float" office:value="13.843699999999998" table:formula="of:=SUM([.Q99:.Q101];[.Q105];[.Q111];[.Q114];[.Q115];[.Q119])/COUNT([.Q99:.Q101];[.Q105];[.Q111];[.Q114];[.Q115];[.Q119])" table:style-name="ce2">
            <text:p>13.8437</text:p>
          </table:table-cell>
          <table:table-cell table:number-columns-repeated="16362"/>
        </table:table-row>
        <table:table-row table:number-rows-repeated="1048456" table:style-name="ro1">
          <table:table-cell table:number-columns-repeated="16384"/>
        </table:table-row>
      </table:table>
      <table:table table:name="Multi-Walk" table:style-name="ta2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8" table:style-name="ce2"/>
          <table:table-cell office:value-type="string" table:style-name="ce2">
            <text:p><text:s/>Deterministic Multi Walk</text:p>
          </table:table-cell>
          <table:table-cell table:number-columns-repeated="8" table:style-name="ce2"/>
          <table:table-cell table:number-columns-repeated="16367"/>
        </table:table-row>
        <table:table-row table:style-name="ro1">
          <table:table-cell office:value-type="string" table:style-name="ce2">
            <text:p>driverlog: 10</text:p>
          </table:table-cell>
          <table:table-cell table:number-columns-repeated="2" table:style-name="ce2"/>
          <table:table-cell office:value-type="string" table:style-name="ce2">
            <text:p>driverlog: 15<text:s/></text:p>
          </table:table-cell>
          <table:table-cell table:number-columns-repeated="2" table:style-name="ce2"/>
          <table:table-cell office:value-type="string" table:style-name="ce2">
            <text:p>driverlog: 20<text:s/></text:p>
          </table:table-cell>
          <table:table-cell table:number-columns-repeated="2" table:style-name="ce2"/>
          <table:table-cell office:value-type="string" table:style-name="ce2">
            <text:p>driverlog: 25<text:s/></text:p>
          </table:table-cell>
          <table:table-cell table:number-columns-repeated="2" table:style-name="ce2"/>
          <table:table-cell office:value-type="string" table:style-name="ce2">
            <text:p>driverlog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style-name="ce2"/>
          <table:table-cell table:number-columns-repeated="1636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159" table:style-name="ce2">
            <text:p>0.159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24" table:style-name="ce2">
            <text:p>0.124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26" table:style-name="ce2">
            <text:p>0.12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4599999999999999" table:style-name="ce2">
            <text:p>0.14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3100000000000001" table:style-name="ce2">
            <text:p>0.131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3720000000000002" table:formula="of:=IF(ISNUMBER(SUM([.E4];[.B4];[.H4];[.K4];[.N4])/COUNT([.N4];[.K4];[.H4];[.E4];[.B4])); SUM([.E4];[.B4];[.H4];[.K4];[.N4])/COUNT([.N4];[.K4];[.H4];[.E4];[.B4]);&quot;nan&quot;)" table:style-name="ce2">
            <text:p>0.1372</text:p>
          </table:table-cell>
          <table:table-cell table:number-columns-repeated="1636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55800000000000005" table:style-name="ce2">
            <text:p>0.558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54100000000000004" table:style-name="ce2">
            <text:p>0.541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58699999999999997" table:style-name="ce2">
            <text:p>0.587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60499999999999998" table:style-name="ce2">
            <text:p>0.605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57299999999999995" table:style-name="ce2">
            <text:p>0.573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57280000000000009" table:formula="of:=IF(ISNUMBER(SUM([.E5];[.B5];[.H5];[.K5];[.N5])/COUNT([.N5];[.K5];[.H5];[.E5];[.B5])); SUM([.E5];[.B5];[.H5];[.K5];[.N5])/COUNT([.N5];[.K5];[.H5];[.E5];[.B5]);&quot;nan&quot;)" table:style-name="ce2">
            <text:p>0.5728</text:p>
          </table:table-cell>
          <table:table-cell table:number-columns-repeated="1636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29299999999999998" table:style-name="ce2">
            <text:p>0.29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25700000000000001" table:style-name="ce2">
            <text:p>0.257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31" table:style-name="ce2">
            <text:p>0.31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29699999999999999" table:style-name="ce2">
            <text:p>0.297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29799999999999999" table:style-name="ce2">
            <text:p>0.298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29100000000000004" table:formula="of:=IF(ISNUMBER(SUM([.E6];[.B6];[.H6];[.K6];[.N6])/COUNT([.N6];[.K6];[.H6];[.E6];[.B6])); SUM([.E6];[.B6];[.H6];[.K6];[.N6])/COUNT([.N6];[.K6];[.H6];[.E6];[.B6]);&quot;nan&quot;)" table:style-name="ce2">
            <text:p>0.291</text:p>
          </table:table-cell>
          <table:table-cell table:number-columns-repeated="1636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89700000000000002" table:style-name="ce2">
            <text:p>0.897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0.879" table:style-name="ce2">
            <text:p>0.879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0.87" table:style-name="ce2">
            <text:p>0.87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1.016" table:style-name="ce2">
            <text:p>1.016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0.96" table:style-name="ce2">
            <text:p>0.96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0.9244" table:formula="of:=IF(ISNUMBER(SUM([.E7];[.B7];[.H7];[.K7];[.N7])/COUNT([.N7];[.K7];[.H7];[.E7];[.B7])); SUM([.E7];[.B7];[.H7];[.K7];[.N7])/COUNT([.N7];[.K7];[.H7];[.E7];[.B7]);&quot;nan&quot;)" table:style-name="ce2">
            <text:p>0.9244</text:p>
          </table:table-cell>
          <table:table-cell table:number-columns-repeated="1636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58699999999999997" table:style-name="ce2">
            <text:p>0.587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56299999999999994" table:style-name="ce2">
            <text:p>0.563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58299999999999996" table:style-name="ce2">
            <text:p>0.583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61899999999999999" table:style-name="ce2">
            <text:p>0.619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56499999999999995" table:style-name="ce2">
            <text:p>0.565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58339999999999992" table:formula="of:=IF(ISNUMBER(SUM([.E8];[.B8];[.H8];[.K8];[.N8])/COUNT([.N8];[.K8];[.H8];[.E8];[.B8])); SUM([.E8];[.B8];[.H8];[.K8];[.N8])/COUNT([.N8];[.K8];[.H8];[.E8];[.B8]);&quot;nan&quot;)" table:style-name="ce2">
            <text:p>0.5834</text:p>
          </table:table-cell>
          <table:table-cell table:number-columns-repeated="1636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59099999999999997" table:style-name="ce2">
            <text:p>0.591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3300000000000003" table:style-name="ce2">
            <text:p>0.533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1200000000000001" table:style-name="ce2">
            <text:p>0.512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8599999999999997" table:style-name="ce2">
            <text:p>0.586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1800000000000002" table:style-name="ce2">
            <text:p>0.518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4800000000000004" table:formula="of:=IF(ISNUMBER(SUM([.E9];[.B9];[.H9];[.K9];[.N9])/COUNT([.N9];[.K9];[.H9];[.E9];[.B9])); SUM([.E9];[.B9];[.H9];[.K9];[.N9])/COUNT([.N9];[.K9];[.H9];[.E9];[.B9]);&quot;nan&quot;)" table:style-name="ce2">
            <text:p>0.548</text:p>
          </table:table-cell>
          <table:table-cell table:number-columns-repeated="1636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76100000000000001" table:style-name="ce2">
            <text:p>0.761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74299999999999999" table:style-name="ce2">
            <text:p>0.743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73499999999999999" table:style-name="ce2">
            <text:p>0.735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86799999999999999" table:style-name="ce2">
            <text:p>0.868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69399999999999995" table:style-name="ce2">
            <text:p>0.694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76019999999999999" table:formula="of:=IF(ISNUMBER(SUM([.E10];[.B10];[.H10];[.K10];[.N10])/COUNT([.N10];[.K10];[.H10];[.E10];[.B10])); SUM([.E10];[.B10];[.H10];[.K10];[.N10])/COUNT([.N10];[.K10];[.H10];[.E10];[.B10]);&quot;nan&quot;)" table:style-name="ce2">
            <text:p>0.7602</text:p>
          </table:table-cell>
          <table:table-cell table:number-columns-repeated="1636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.3129999999999999" table:style-name="ce2">
            <text:p>1.313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1.7190000000000001" table:style-name="ce2">
            <text:p>1.719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1.895" table:style-name="ce2">
            <text:p>1.895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2.0329999999999999" table:style-name="ce2">
            <text:p>2.033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1.8640000000000001" table:style-name="ce2">
            <text:p>1.864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1.7647999999999999" table:formula="of:=IF(ISNUMBER(SUM([.E11];[.B11];[.H11];[.K11];[.N11])/COUNT([.N11];[.K11];[.H11];[.E11];[.B11])); SUM([.E11];[.B11];[.H11];[.K11];[.N11])/COUNT([.N11];[.K11];[.H11];[.E11];[.B11]);&quot;nan&quot;)" table:style-name="ce2">
            <text:p>1.7648</text:p>
          </table:table-cell>
          <table:table-cell table:number-columns-repeated="1636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2.2530000000000001" table:style-name="ce2">
            <text:p>2.253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2.09" table:style-name="ce2">
            <text:p>2.09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4.0960000000000001" table:style-name="ce2">
            <text:p>4.096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2.508" table:style-name="ce2">
            <text:p>2.508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2.0369999999999999" table:style-name="ce2">
            <text:p>2.037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2.5967999999999996" table:formula="of:=IF(ISNUMBER(SUM([.E12];[.B12];[.H12];[.K12];[.N12])/COUNT([.N12];[.K12];[.H12];[.E12];[.B12])); SUM([.E12];[.B12];[.H12];[.K12];[.N12])/COUNT([.N12];[.K12];[.H12];[.E12];[.B12]);&quot;nan&quot;)" table:style-name="ce2">
            <text:p>2.5968</text:p>
          </table:table-cell>
          <table:table-cell table:number-columns-repeated="1636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75600000000000001" table:style-name="ce2">
            <text:p>0.756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69199999999999995" table:style-name="ce2">
            <text:p>0.692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75600000000000001" table:style-name="ce2">
            <text:p>0.756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76800000000000002" table:style-name="ce2">
            <text:p>0.768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69799999999999995" table:style-name="ce2">
            <text:p>0.698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73399999999999987" table:formula="of:=IF(ISNUMBER(SUM([.E13];[.B13];[.H13];[.K13];[.N13])/COUNT([.N13];[.K13];[.H13];[.E13];[.B13])); SUM([.E13];[.B13];[.H13];[.K13];[.N13])/COUNT([.N13];[.K13];[.H13];[.E13];[.B13]);&quot;nan&quot;)" table:style-name="ce2">
            <text:p>0.734</text:p>
          </table:table-cell>
          <table:table-cell table:number-columns-repeated="1636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3.294" table:style-name="ce2">
            <text:p>3.294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3.2130000000000001" table:style-name="ce2">
            <text:p>3.213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7.351" table:style-name="ce2">
            <text:p>7.351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6.3810000000000002" table:style-name="ce2">
            <text:p>6.381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6.4059999999999997" table:style-name="ce2">
            <text:p>6.406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5.3289999999999997" table:formula="of:=IF(ISNUMBER(SUM([.E14];[.B14];[.H14];[.K14];[.N14])/COUNT([.N14];[.K14];[.H14];[.E14];[.B14])); SUM([.E14];[.B14];[.H14];[.K14];[.N14])/COUNT([.N14];[.K14];[.H14];[.E14];[.B14]);&quot;nan&quot;)" table:style-name="ce2">
            <text:p>5.329</text:p>
          </table:table-cell>
          <table:table-cell table:number-columns-repeated="1636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office:string-value="nan" table:formula="of:=IF(ISNUMBER(SUM([.E15];[.B15];[.H15];[.K15];[.N15])/COUNT([.N15];[.K15];[.H15];[.E15];[.B15])); SUM([.E15];[.B15];[.H15];[.K15];[.N15])/COUNT([.N15];[.K15];[.H15];[.E15];[.B15]);&quot;nan&quot;)" table:style-name="ce2">
            <text:p>nan</text:p>
          </table:table-cell>
          <table:table-cell table:number-columns-repeated="16367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5.131" table:style-name="ce2">
            <text:p>25.131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4.427" table:style-name="ce2">
            <text:p>24.427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5.248000000000001" table:style-name="ce2">
            <text:p>25.248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3.427" table:style-name="ce2">
            <text:p>23.427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4.718" table:style-name="ce2">
            <text:p>24.718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4.590200000000003" table:formula="of:=IF(ISNUMBER(SUM([.E16];[.B16];[.H16];[.K16];[.N16])/COUNT([.N16];[.K16];[.H16];[.E16];[.B16])); SUM([.E16];[.B16];[.H16];[.K16];[.N16])/COUNT([.N16];[.K16];[.H16];[.E16];[.B16]);&quot;nan&quot;)" table:style-name="ce2">
            <text:p>24.5902</text:p>
          </table:table-cell>
          <table:table-cell table:number-columns-repeated="1636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63.356999999999999" table:style-name="ce2">
            <text:p>63.357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3.058" table:style-name="ce2">
            <text:p>63.058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6.346999999999994" table:style-name="ce2">
            <text:p>66.347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3.328000000000003" table:style-name="ce2">
            <text:p>63.328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8.064999999999998" table:style-name="ce2">
            <text:p>68.065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4.831000000000003" table:formula="of:=IF(ISNUMBER(SUM([.E17];[.B17];[.H17];[.K17];[.N17])/COUNT([.N17];[.K17];[.H17];[.E17];[.B17])); SUM([.E17];[.B17];[.H17];[.K17];[.N17])/COUNT([.N17];[.K17];[.H17];[.E17];[.B17]);&quot;nan&quot;)" table:style-name="ce2">
            <text:p>64.831</text:p>
          </table:table-cell>
          <table:table-cell table:number-columns-repeated="16367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425.3050000000001" table:style-name="ce2">
            <text:p>1425.305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451.991" table:style-name="ce2">
            <text:p>1451.991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462.6289999999999" table:style-name="ce2">
            <text:p>1462.629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499.625" table:style-name="ce2">
            <text:p>1499.625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554.423" table:style-name="ce2">
            <text:p>1554.423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478.7945999999999" table:formula="of:=IF(ISNUMBER(SUM([.E18];[.B18];[.H18];[.K18];[.N18])/COUNT([.N18];[.K18];[.H18];[.E18];[.B18])); SUM([.E18];[.B18];[.H18];[.K18];[.N18])/COUNT([.N18];[.K18];[.H18];[.E18];[.B18]);&quot;nan&quot;)" table:style-name="ce2">
            <text:p>1478.7946</text:p>
          </table:table-cell>
          <table:table-cell table:number-columns-repeated="16367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office:string-value="nan" table:formula="of:=IF(ISNUMBER(SUM([.E19];[.B19];[.H19];[.K19];[.N19])/COUNT([.N19];[.K19];[.H19];[.E19];[.B19])); SUM([.E19];[.B19];[.H19];[.K19];[.N19])/COUNT([.N19];[.K19];[.H19];[.E19];[.B19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office:string-value="nan" table:formula="of:=IF(ISNUMBER(SUM([.E20];[.B20];[.H20];[.K20];[.N20])/COUNT([.N20];[.K20];[.H20];[.E20];[.B20])); SUM([.E20];[.B20];[.H20];[.K20];[.N20])/COUNT([.N20];[.K20];[.H20];[.E20];[.B20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office:string-value="nan" table:formula="of:=IF(ISNUMBER(SUM([.E21];[.B21];[.H21];[.K21];[.N21])/COUNT([.N21];[.K21];[.H21];[.E21];[.B21])); SUM([.E21];[.B21];[.H21];[.K21];[.N21])/COUNT([.N21];[.K21];[.H21];[.E21];[.B21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office:string-value="nan" table:formula="of:=IF(ISNUMBER(SUM([.E22];[.B22];[.H22];[.K22];[.N22])/COUNT([.N22];[.K22];[.H22];[.E22];[.B22])); SUM([.E22];[.B22];[.H22];[.K22];[.N22])/COUNT([.N22];[.K22];[.H22];[.E22];[.B22]);&quot;nan&quot;)" table:style-name="ce2">
            <text:p>nan</text:p>
          </table:table-cell>
          <table:table-cell office:value-type="string" table:style-name="ce2">
            <text:p>solved</text:p>
          </table:table-cell>
          <table:table-cell table:number-columns-repeated="16366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office:string-value="nan" table:formula="of:=IF(ISNUMBER(SUM([.E23];[.B23];[.H23];[.K23];[.N23])/COUNT([.N23];[.K23];[.H23];[.E23];[.B23])); SUM([.E23];[.B23];[.H23];[.K23];[.N23])/COUNT([.N23];[.K23];[.H23];[.E23];[.B23]);&quot;nan&quot;)" table:style-name="ce2">
            <text:p>nan</text:p>
          </table:table-cell>
          <table:table-cell office:value-type="float" office:value="70" table:formula="of:=COUNT([.B4:.B23];[.E4:.E23];[.H4:.H23];[.K4:.K23];[.N4:.N23])" table:style-name="ce2">
            <text:p>70</text:p>
          </table:table-cell>
          <table:table-cell table:number-columns-repeated="16366"/>
        </table:table-row>
        <table:table-row table:style-name="ro1">
          <table:table-cell table:number-columns-repeated="17" table:style-name="ce2"/>
          <table:table-cell table:number-columns-repeated="16367" table:style-name="ce1"/>
        </table:table-row>
        <table:table-row table:style-name="ro1">
          <table:table-cell table:number-columns-repeated="8" table:style-name="ce2"/>
          <table:table-cell office:value-type="string" table:style-name="ce2">
            <text:p>MultiWalk + HelpfulFilter</text:p>
          </table:table-cell>
          <table:table-cell table:number-columns-repeated="8" table:style-name="ce2"/>
          <table:table-cell table:number-columns-repeated="16367" table:style-name="ce1"/>
        </table:table-row>
        <table:table-row table:style-name="ro1">
          <table:table-cell office:value-type="string" table:style-name="ce2">
            <text:p>driverlog: 10<text:s/></text:p>
          </table:table-cell>
          <table:table-cell table:number-columns-repeated="2" table:style-name="ce2"/>
          <table:table-cell office:value-type="string" table:style-name="ce2">
            <text:p>driverlog: 15<text:s/></text:p>
          </table:table-cell>
          <table:table-cell table:number-columns-repeated="2" table:style-name="ce2"/>
          <table:table-cell office:value-type="string" table:style-name="ce2">
            <text:p>driverlog: 20<text:s/></text:p>
          </table:table-cell>
          <table:table-cell table:number-columns-repeated="2" table:style-name="ce2"/>
          <table:table-cell office:value-type="string" table:style-name="ce2">
            <text:p>driverlog: 25<text:s/></text:p>
          </table:table-cell>
          <table:table-cell table:number-columns-repeated="2" table:style-name="ce2"/>
          <table:table-cell office:value-type="string" table:style-name="ce2">
            <text:p>driverlog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.9000000000000002E-2" table:style-name="ce2">
            <text:p>0.049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05" table:style-name="ce2">
            <text:p>0.05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5.6000000000000001E-2" table:style-name="ce2">
            <text:p>0.05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5.8999999999999997E-2" table:style-name="ce2">
            <text:p>0.059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08" table:style-name="ce2">
            <text:p>0.08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5.8799999999999998E-2" table:formula="of:=IF(ISNUMBER(SUM([.E27];[.B27];[.H27];[.K27];[.N27])/COUNT([.N27];[.K27];[.H27];[.E27];[.B27])); SUM([.E27];[.B27];[.H27];[.K27];[.N27])/COUNT([.N27];[.K27];[.H27];[.E27];[.B27]);&quot;nan&quot;)" table:style-name="ce2">
            <text:p>0.0588</text:p>
          </table:table-cell>
          <table:table-cell table:number-columns-repeated="16367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office:string-value="nan" table:formula="of:=IF(ISNUMBER(SUM([.E28];[.B28];[.H28];[.K28];[.N28])/COUNT([.N28];[.K28];[.H28];[.E28];[.B28])); SUM([.E28];[.B28];[.H28];[.K28];[.N28])/COUNT([.N28];[.K28];[.H28];[.E28];[.B28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11799999999999999" table:style-name="ce2">
            <text:p>0.118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1600000000000001" table:style-name="ce2">
            <text:p>0.116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1799999999999999" table:style-name="ce2">
            <text:p>0.118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3300000000000001" table:style-name="ce2">
            <text:p>0.13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55" table:style-name="ce2">
            <text:p>0.155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28" table:formula="of:=IF(ISNUMBER(SUM([.E29];[.B29];[.H29];[.K29];[.N29])/COUNT([.N29];[.K29];[.H29];[.E29];[.B29])); SUM([.E29];[.B29];[.H29];[.K29];[.N29])/COUNT([.N29];[.K29];[.H29];[.E29];[.B29]);&quot;nan&quot;)" table:style-name="ce2">
            <text:p>0.128</text:p>
          </table:table-cell>
          <table:table-cell table:number-columns-repeated="16367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office:string-value="nan" table:formula="of:=IF(ISNUMBER(SUM([.E30];[.B30];[.H30];[.K30];[.N30])/COUNT([.N30];[.K30];[.H30];[.E30];[.B30])); SUM([.E30];[.B30];[.H30];[.K30];[.N30])/COUNT([.N30];[.K30];[.H30];[.E30];[.B30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29599999999999999" table:style-name="ce2">
            <text:p>0.296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28799999999999998" table:style-name="ce2">
            <text:p>0.288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32300000000000001" table:style-name="ce2">
            <text:p>0.323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34899999999999998" table:style-name="ce2">
            <text:p>0.349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33800000000000002" table:style-name="ce2">
            <text:p>0.338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31880000000000003" table:formula="of:=IF(ISNUMBER(SUM([.E31];[.B31];[.H31];[.K31];[.N31])/COUNT([.N31];[.K31];[.H31];[.E31];[.B31])); SUM([.E31];[.B31];[.H31];[.K31];[.N31])/COUNT([.N31];[.K31];[.H31];[.E31];[.B31]);&quot;nan&quot;)" table:style-name="ce2">
            <text:p>0.3188</text:p>
          </table:table-cell>
          <table:table-cell table:number-columns-repeated="16367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office:string-value="nan" table:formula="of:=IF(ISNUMBER(SUM([.E32];[.B32];[.H32];[.K32];[.N32])/COUNT([.N32];[.K32];[.H32];[.E32];[.B32])); SUM([.E32];[.B32];[.H32];[.K32];[.N32])/COUNT([.N32];[.K32];[.H32];[.E32];[.B32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33600000000000002" table:style-name="ce2">
            <text:p>0.336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40200000000000002" table:style-name="ce2">
            <text:p>0.402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435" table:style-name="ce2">
            <text:p>0.435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36299999999999999" table:style-name="ce2">
            <text:p>0.363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32500000000000001" table:style-name="ce2">
            <text:p>0.325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37219999999999998" table:formula="of:=IF(ISNUMBER(SUM([.E33];[.B33];[.H33];[.K33];[.N33])/COUNT([.N33];[.K33];[.H33];[.E33];[.B33])); SUM([.E33];[.B33];[.H33];[.K33];[.N33])/COUNT([.N33];[.K33];[.H33];[.E33];[.B33]);&quot;nan&quot;)" table:style-name="ce2">
            <text:p>0.3722</text:p>
          </table:table-cell>
          <table:table-cell table:number-columns-repeated="16367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office:string-value="nan" table:formula="of:=IF(ISNUMBER(SUM([.E34];[.B34];[.H34];[.K34];[.N34])/COUNT([.N34];[.K34];[.H34];[.E34];[.B34])); SUM([.E34];[.B34];[.H34];[.K34];[.N34])/COUNT([.N34];[.K34];[.H34];[.E34];[.B34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75700000000000001" table:style-name="ce2">
            <text:p>0.757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0.86299999999999999" table:style-name="ce2">
            <text:p>0.863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1.1259999999999999" table:style-name="ce2">
            <text:p>1.126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0.747" table:style-name="ce2">
            <text:p>0.747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0.81599999999999995" table:style-name="ce2">
            <text:p>0.816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0.86180000000000001" table:formula="of:=IF(ISNUMBER(SUM([.E35];[.B35];[.H35];[.K35];[.N35])/COUNT([.N35];[.K35];[.H35];[.E35];[.B35])); SUM([.E35];[.B35];[.H35];[.K35];[.N35])/COUNT([.N35];[.K35];[.H35];[.E35];[.B35]);&quot;nan&quot;)" table:style-name="ce2">
            <text:p>0.8618</text:p>
          </table:table-cell>
          <table:table-cell table:number-columns-repeated="16367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39900000000000002" table:style-name="ce2">
            <text:p>0.399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8100000000000001" table:style-name="ce2">
            <text:p>0.381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76" table:style-name="ce2">
            <text:p>0.376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8600000000000001" table:style-name="ce2">
            <text:p>0.386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6099999999999999" table:style-name="ce2">
            <text:p>0.361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8060000000000005" table:formula="of:=IF(ISNUMBER(SUM([.E36];[.B36];[.H36];[.K36];[.N36])/COUNT([.N36];[.K36];[.H36];[.E36];[.B36])); SUM([.E36];[.B36];[.H36];[.K36];[.N36])/COUNT([.N36];[.K36];[.H36];[.E36];[.B36]);&quot;nan&quot;)" table:style-name="ce2">
            <text:p>0.3806</text:p>
          </table:table-cell>
          <table:table-cell table:number-columns-repeated="16367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81100000000000005" table:style-name="ce2">
            <text:p>0.811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.458" table:style-name="ce2">
            <text:p>1.458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.3220000000000001" table:style-name="ce2">
            <text:p>1.322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.2969999999999999" table:style-name="ce2">
            <text:p>1.297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0.77" table:style-name="ce2">
            <text:p>0.77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.1315999999999999" table:formula="of:=IF(ISNUMBER(SUM([.E37];[.B37];[.H37];[.K37];[.N37])/COUNT([.N37];[.K37];[.H37];[.E37];[.B37])); SUM([.E37];[.B37];[.H37];[.K37];[.N37])/COUNT([.N37];[.K37];[.H37];[.E37];[.B37]);&quot;nan&quot;)" table:style-name="ce2">
            <text:p>1.1316</text:p>
          </table:table-cell>
          <table:table-cell table:number-columns-repeated="16367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office:string-value="nan" table:formula="of:=IF(ISNUMBER(SUM([.E38];[.B38];[.H38];[.K38];[.N38])/COUNT([.N38];[.K38];[.H38];[.E38];[.B38])); SUM([.E38];[.B38];[.H38];[.K38];[.N38])/COUNT([.N38];[.K38];[.H38];[.E38];[.B38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.7120000000000002" table:style-name="ce2">
            <text:p>2.712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7549999999999999" table:style-name="ce2">
            <text:p>2.755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871" table:style-name="ce2">
            <text:p>2.871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8660000000000001" table:style-name="ce2">
            <text:p>2.866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6589999999999998" table:style-name="ce2">
            <text:p>2.659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7725999999999997" table:formula="of:=IF(ISNUMBER(SUM([.E39];[.B39];[.H39];[.K39];[.N39])/COUNT([.N39];[.K39];[.H39];[.E39];[.B39])); SUM([.E39];[.B39];[.H39];[.K39];[.N39])/COUNT([.N39];[.K39];[.H39];[.E39];[.B39]);&quot;nan&quot;)" table:style-name="ce2">
            <text:p>2.7726</text:p>
          </table:table-cell>
          <table:table-cell table:number-columns-repeated="16367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5.1070000000000002" table:style-name="ce2">
            <text:p>5.107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5.6779999999999999" table:style-name="ce2">
            <text:p>5.678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5.5090000000000003" table:style-name="ce2">
            <text:p>5.509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5.173" table:style-name="ce2">
            <text:p>5.173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4.7489999999999997" table:style-name="ce2">
            <text:p>4.749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5.2431999999999999" table:formula="of:=IF(ISNUMBER(SUM([.E40];[.B40];[.H40];[.K40];[.N40])/COUNT([.N40];[.K40];[.H40];[.E40];[.B40])); SUM([.E40];[.B40];[.H40];[.K40];[.N40])/COUNT([.N40];[.K40];[.H40];[.E40];[.B40]);&quot;nan&quot;)" table:style-name="ce2">
            <text:p>5.2432</text:p>
          </table:table-cell>
          <table:table-cell table:number-columns-repeated="16367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71.545000000000002" table:style-name="ce2">
            <text:p>71.545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71.665999999999997" table:style-name="ce2">
            <text:p>71.666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75.497" table:style-name="ce2">
            <text:p>75.497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68.337000000000003" table:style-name="ce2">
            <text:p>68.337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69.105999999999995" table:style-name="ce2">
            <text:p>69.106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71.230199999999996" table:formula="of:=IF(ISNUMBER(SUM([.E41];[.B41];[.H41];[.K41];[.N41])/COUNT([.N41];[.K41];[.H41];[.E41];[.B41])); SUM([.E41];[.B41];[.H41];[.K41];[.N41])/COUNT([.N41];[.K41];[.H41];[.E41];[.B41]);&quot;nan&quot;)" table:style-name="ce2">
            <text:p>71.2302</text:p>
          </table:table-cell>
          <table:table-cell table:number-columns-repeated="16367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office:string-value="nan" table:formula="of:=IF(ISNUMBER(SUM([.E42];[.B42];[.H42];[.K42];[.N42])/COUNT([.N42];[.K42];[.H42];[.E42];[.B42])); SUM([.E42];[.B42];[.H42];[.K42];[.N42])/COUNT([.N42];[.K42];[.H42];[.E42];[.B42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office:string-value="nan" table:formula="of:=IF(ISNUMBER(SUM([.E43];[.B43];[.H43];[.K43];[.N43])/COUNT([.N43];[.K43];[.H43];[.E43];[.B43])); SUM([.E43];[.B43];[.H43];[.K43];[.N43])/COUNT([.N43];[.K43];[.H43];[.E43];[.B43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office:string-value="nan" table:formula="of:=IF(ISNUMBER(SUM([.E44];[.B44];[.H44];[.K44];[.N44])/COUNT([.N44];[.K44];[.H44];[.E44];[.B44])); SUM([.E44];[.B44];[.H44];[.K44];[.N44])/COUNT([.N44];[.K44];[.H44];[.E44];[.B44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office:string-value="nan" table:formula="of:=IF(ISNUMBER(SUM([.E45];[.B45];[.H45];[.K45];[.N45])/COUNT([.N45];[.K45];[.H45];[.E45];[.B45])); SUM([.E45];[.B45];[.H45];[.K45];[.N45])/COUNT([.N45];[.K45];[.H45];[.E45];[.B45]);&quot;nan&quot;)" table:style-name="ce2">
            <text:p>nan</text:p>
          </table:table-cell>
          <table:table-cell office:value-type="string" table:style-name="ce2">
            <text:p>solved</text:p>
          </table:table-cell>
          <table:table-cell table:number-columns-repeated="16366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office:string-value="nan" table:formula="of:=IF(ISNUMBER(SUM([.E46];[.B46];[.H46];[.K46];[.N46])/COUNT([.N46];[.K46];[.H46];[.E46];[.B46])); SUM([.E46];[.B46];[.H46];[.K46];[.N46])/COUNT([.N46];[.K46];[.H46];[.E46];[.B46]);&quot;nan&quot;)" table:style-name="ce2">
            <text:p>nan</text:p>
          </table:table-cell>
          <table:table-cell office:value-type="float" office:value="50" table:formula="of:=COUNT([.B27:.B46];[.E27:.E46];[.H27:.H46];[.K27:.K46];[.N27:.N46])" table:style-name="ce2">
            <text:p>50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elpfu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2">
            <text:p>Average</text:p>
          </table:table-cell>
          <table:table-cell table:style-name="ce2"/>
          <table:table-cell table:number-columns-repeated="1636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7.1200000000000013E-2" table:formula="of:=IF(ISNUMBER(SUM([.E50];[.B50];[.H50];[.K50];[.N50])/COUNT([.N50];[.K50];[.H50];[.E50];[.B50])); SUM([.E50];[.B50];[.H50];[.K50];[.N50])/COUNT([.N50];[.K50];[.H50];[.E50];[.B50]);&quot;nan&quot;)" table:style-name="ce2">
            <text:p>0.0712</text:p>
          </table:table-cell>
          <table:table-cell table:number-columns-repeated="1636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07" table:style-name="ce1">
            <text:p>0.10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06" table:style-name="ce1">
            <text:p>0.0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6.2E-2" table:style-name="ce1">
            <text:p>0.06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6.2E-2" table:style-name="ce1">
            <text:p>0.06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7.1199999999999999E-2" table:formula="of:=IF(ISNUMBER(SUM([.E51];[.B51];[.H51];[.K51];[.N51])/COUNT([.N51];[.K51];[.H51];[.E51];[.B51])); SUM([.E51];[.B51];[.H51];[.K51];[.N51])/COUNT([.N51];[.K51];[.H51];[.E51];[.B51]);&quot;nan&quot;)" table:style-name="ce2">
            <text:p>0.0712</text:p>
          </table:table-cell>
          <table:table-cell table:number-columns-repeated="1636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16400000000000001" table:style-name="ce1">
            <text:p>0.16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0.157" table:formula="of:=IF(ISNUMBER(SUM([.E52];[.B52];[.H52];[.K52];[.N52])/COUNT([.N52];[.K52];[.H52];[.E52];[.B52])); SUM([.E52];[.B52];[.H52];[.K52];[.N52])/COUNT([.N52];[.K52];[.H52];[.E52];[.B52]);&quot;nan&quot;)" table:style-name="ce2">
            <text:p>0.157</text:p>
          </table:table-cell>
          <table:table-cell table:number-columns-repeated="1636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3400000000000001" table:style-name="ce1">
            <text:p>0.13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8.1000000000000003E-2" table:style-name="ce1">
            <text:p>0.08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9.0999999999999998E-2" table:style-name="ce1">
            <text:p>0.09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9.7799999999999998E-2" table:formula="of:=IF(ISNUMBER(SUM([.E53];[.B53];[.H53];[.K53];[.N53])/COUNT([.N53];[.K53];[.H53];[.E53];[.B53])); SUM([.E53];[.B53];[.H53];[.K53];[.N53])/COUNT([.N53];[.K53];[.H53];[.E53];[.B53]);&quot;nan&quot;)" table:style-name="ce2">
            <text:p>0.0978</text:p>
          </table:table-cell>
          <table:table-cell table:number-columns-repeated="1636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3200000000000002" table:style-name="ce1">
            <text:p>0.33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29799999999999999" table:style-name="ce1">
            <text:p>0.298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309" table:style-name="ce1">
            <text:p>0.309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38600000000000001" table:style-name="ce1">
            <text:p>0.38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35099999999999998" table:style-name="ce1">
            <text:p>0.351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0.33520000000000005" table:formula="of:=IF(ISNUMBER(SUM([.E54];[.B54];[.H54];[.K54];[.N54])/COUNT([.N54];[.K54];[.H54];[.E54];[.B54])); SUM([.E54];[.B54];[.H54];[.K54];[.N54])/COUNT([.N54];[.K54];[.H54];[.E54];[.B54]);&quot;nan&quot;)" table:style-name="ce2">
            <text:p>0.3352</text:p>
          </table:table-cell>
          <table:table-cell table:number-columns-repeated="1636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53700000000000003" table:style-name="ce1">
            <text:p>0.537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48699999999999999" table:style-name="ce1">
            <text:p>0.487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49199999999999999" table:style-name="ce1">
            <text:p>0.492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53" table:style-name="ce1">
            <text:p>0.53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50800000000000001" table:style-name="ce1">
            <text:p>0.508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2">
            <text:p>6</text:p>
          </table:table-cell>
          <table:table-cell office:value-type="float" office:value="0.51080000000000003" table:formula="of:=IF(ISNUMBER(SUM([.E55];[.B55];[.H55];[.K55];[.N55])/COUNT([.N55];[.K55];[.H55];[.E55];[.B55])); SUM([.E55];[.B55];[.H55];[.K55];[.N55])/COUNT([.N55];[.K55];[.H55];[.E55];[.B55]);&quot;nan&quot;)" table:style-name="ce2">
            <text:p>0.5108</text:p>
          </table:table-cell>
          <table:table-cell table:number-columns-repeated="1636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31" table:style-name="ce1">
            <text:p>0.31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32900000000000001" table:style-name="ce1">
            <text:p>0.32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2">
            <text:p>7</text:p>
          </table:table-cell>
          <table:table-cell office:value-type="float" office:value="0.30300000000000005" table:formula="of:=IF(ISNUMBER(SUM([.E56];[.B56];[.H56];[.K56];[.N56])/COUNT([.N56];[.K56];[.H56];[.E56];[.B56])); SUM([.E56];[.B56];[.H56];[.K56];[.N56])/COUNT([.N56];[.K56];[.H56];[.E56];[.B56]);&quot;nan&quot;)" table:style-name="ce2">
            <text:p>0.303</text:p>
          </table:table-cell>
          <table:table-cell table:number-columns-repeated="1636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51200000000000001" table:style-name="ce1">
            <text:p>0.512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67" table:style-name="ce1">
            <text:p>0.67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52200000000000002" table:style-name="ce1">
            <text:p>0.522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47799999999999998" table:style-name="ce1">
            <text:p>0.478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45600000000000002" table:style-name="ce1">
            <text:p>0.456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52759999999999996" table:formula="of:=IF(ISNUMBER(SUM([.E57];[.B57];[.H57];[.K57];[.N57])/COUNT([.N57];[.K57];[.H57];[.E57];[.B57])); SUM([.E57];[.B57];[.H57];[.K57];[.N57])/COUNT([.N57];[.K57];[.H57];[.E57];[.B57]);&quot;nan&quot;)" table:style-name="ce2">
            <text:p>0.5276</text:p>
          </table:table-cell>
          <table:table-cell table:number-columns-repeated="1636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72599999999999998" table:style-name="ce1">
            <text:p>0.726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0.64800000000000002" table:style-name="ce1">
            <text:p>0.648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0.66400000000000003" table:style-name="ce1">
            <text:p>0.664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2">
            <text:p>9</text:p>
          </table:table-cell>
          <table:table-cell office:value-type="float" office:value="0.77900000000000014" table:formula="of:=IF(ISNUMBER(SUM([.E58];[.B58];[.H58];[.K58];[.N58])/COUNT([.N58];[.K58];[.H58];[.E58];[.B58])); SUM([.E58];[.B58];[.H58];[.K58];[.N58])/COUNT([.N58];[.K58];[.H58];[.E58];[.B58]);&quot;nan&quot;)" table:style-name="ce2">
            <text:p>0.779</text:p>
          </table:table-cell>
          <table:table-cell table:number-columns-repeated="1636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85299999999999998" table:style-name="ce1">
            <text:p>0.853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0.77400000000000002" table:style-name="ce1">
            <text:p>0.774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1.286" table:style-name="ce1">
            <text:p>1.286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0.88800000000000001" table:style-name="ce1">
            <text:p>0.888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1.333" table:style-name="ce1">
            <text:p>1.333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2">
            <text:p>10</text:p>
          </table:table-cell>
          <table:table-cell office:value-type="float" office:value="1.0268000000000002" table:formula="of:=IF(ISNUMBER(SUM([.E59];[.B59];[.H59];[.K59];[.N59])/COUNT([.N59];[.K59];[.H59];[.E59];[.B59])); SUM([.E59];[.B59];[.H59];[.K59];[.N59])/COUNT([.N59];[.K59];[.H59];[.E59];[.B59]);&quot;nan&quot;)" table:style-name="ce2">
            <text:p>1.0268</text:p>
          </table:table-cell>
          <table:table-cell table:number-columns-repeated="1636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747" table:style-name="ce1">
            <text:p>0.747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0.85599999999999998" table:style-name="ce1">
            <text:p>0.856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0.92900000000000005" table:style-name="ce1">
            <text:p>0.929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1.111" table:style-name="ce1">
            <text:p>1.111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0.85599999999999998" table:style-name="ce1">
            <text:p>0.856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2">
            <text:p>11</text:p>
          </table:table-cell>
          <table:table-cell office:value-type="float" office:value="0.89979999999999993" table:formula="of:=IF(ISNUMBER(SUM([.E60];[.B60];[.H60];[.K60];[.N60])/COUNT([.N60];[.K60];[.H60];[.E60];[.B60])); SUM([.E60];[.B60];[.H60];[.K60];[.N60])/COUNT([.N60];[.K60];[.H60];[.E60];[.B60]);&quot;nan&quot;)" table:style-name="ce2">
            <text:p>0.8998</text:p>
          </table:table-cell>
          <table:table-cell table:number-columns-repeated="1636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44600000000000001" table:style-name="ce1">
            <text:p>0.446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68300000000000005" table:style-name="ce1">
            <text:p>0.683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63700000000000001" table:style-name="ce1">
            <text:p>0.637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60699999999999998" table:style-name="ce1">
            <text:p>0.607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0.60899999999999999" table:formula="of:=IF(ISNUMBER(SUM([.E61];[.B61];[.H61];[.K61];[.N61])/COUNT([.N61];[.K61];[.H61];[.E61];[.B61])); SUM([.E61];[.B61];[.H61];[.K61];[.N61])/COUNT([.N61];[.K61];[.H61];[.E61];[.B61]);&quot;nan&quot;)" table:style-name="ce2">
            <text:p>0.609</text:p>
          </table:table-cell>
          <table:table-cell table:number-columns-repeated="1636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7509999999999999" table:style-name="ce1">
            <text:p>1.751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1.7809999999999999" table:style-name="ce1">
            <text:p>1.781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1.9590000000000001" table:style-name="ce1">
            <text:p>1.959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2.0339999999999998" table:style-name="ce1">
            <text:p>2.034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2">
            <text:p>13</text:p>
          </table:table-cell>
          <table:table-cell office:value-type="float" office:value="1.9149999999999998" table:formula="of:=IF(ISNUMBER(SUM([.E62];[.B62];[.H62];[.K62];[.N62])/COUNT([.N62];[.K62];[.H62];[.E62];[.B62])); SUM([.E62];[.B62];[.H62];[.K62];[.N62])/COUNT([.N62];[.K62];[.H62];[.E62];[.B62]);&quot;nan&quot;)" table:style-name="ce2">
            <text:p>1.915</text:p>
          </table:table-cell>
          <table:table-cell table:number-columns-repeated="1636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72799999999999998" table:style-name="ce1">
            <text:p>0.728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.81599999999999995" table:style-name="ce1">
            <text:p>0.816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.77" table:style-name="ce1">
            <text:p>0.77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.83199999999999996" table:style-name="ce1">
            <text:p>0.832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.76500000000000001" table:style-name="ce1">
            <text:p>0.765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2">
            <text:p>14</text:p>
          </table:table-cell>
          <table:table-cell office:value-type="float" office:value="0.78220000000000001" table:formula="of:=IF(ISNUMBER(SUM([.E63];[.B63];[.H63];[.K63];[.N63])/COUNT([.N63];[.K63];[.H63];[.E63];[.B63])); SUM([.E63];[.B63];[.H63];[.K63];[.N63])/COUNT([.N63];[.K63];[.H63];[.E63];[.B63]);&quot;nan&quot;)" table:style-name="ce2">
            <text:p>0.7822</text:p>
          </table:table-cell>
          <table:table-cell table:number-columns-repeated="1636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.1459999999999999" table:style-name="ce1">
            <text:p>4.146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4.452" table:style-name="ce1">
            <text:p>4.452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4.2969999999999997" table:style-name="ce1">
            <text:p>4.297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4.6239999999999997" table:style-name="ce1">
            <text:p>4.624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4.0910000000000002" table:style-name="ce1">
            <text:p>4.091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2">
            <text:p>15</text:p>
          </table:table-cell>
          <table:table-cell office:value-type="float" office:value="4.3220000000000001" table:formula="of:=IF(ISNUMBER(SUM([.E64];[.B64];[.H64];[.K64];[.N64])/COUNT([.N64];[.K64];[.H64];[.E64];[.B64])); SUM([.E64];[.B64];[.H64];[.K64];[.N64])/COUNT([.N64];[.K64];[.H64];[.E64];[.B64]);&quot;nan&quot;)" table:style-name="ce2">
            <text:p>4.322</text:p>
          </table:table-cell>
          <table:table-cell table:number-columns-repeated="1636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764" table:style-name="ce1">
            <text:p>1.764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1.839" table:style-name="ce1">
            <text:p>1.839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3.827" table:style-name="ce1">
            <text:p>3.827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3.4020000000000001" table:style-name="ce1">
            <text:p>3.402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1.9550000000000001" table:style-name="ce1">
            <text:p>1.955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2">
            <text:p>16</text:p>
          </table:table-cell>
          <table:table-cell office:value-type="float" office:value="2.5574000000000003" table:formula="of:=IF(ISNUMBER(SUM([.E65];[.B65];[.H65];[.K65];[.N65])/COUNT([.N65];[.K65];[.H65];[.E65];[.B65])); SUM([.E65];[.B65];[.H65];[.K65];[.N65])/COUNT([.N65];[.K65];[.H65];[.E65];[.B65]);&quot;nan&quot;)" table:style-name="ce2">
            <text:p>2.5574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.271999999999998" table:style-name="ce1">
            <text:p>21.272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9.1110000000000007" table:style-name="ce1">
            <text:p>9.111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3.32" table:style-name="ce1">
            <text:p>23.32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10.243" table:style-name="ce1">
            <text:p>10.243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1.009" table:style-name="ce1">
            <text:p>21.009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16.991000000000003" table:formula="of:=IF(ISNUMBER(SUM([.E66];[.B66];[.H66];[.K66];[.N66])/COUNT([.N66];[.K66];[.H66];[.E66];[.B66])); SUM([.E66];[.B66];[.H66];[.K66];[.N66])/COUNT([.N66];[.K66];[.H66];[.E66];[.B66]);&quot;nan&quot;)" table:style-name="ce2">
            <text:p>16.991</text:p>
          </table:table-cell>
          <table:table-cell table:number-columns-repeated="16367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3.689" table:style-name="ce1">
            <text:p>53.689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53.67" table:style-name="ce1">
            <text:p>53.67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25.42" table:style-name="ce1">
            <text:p>25.42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53.362000000000002" table:style-name="ce1">
            <text:p>53.362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21.312999999999999" table:style-name="ce1">
            <text:p>21.313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2">
            <text:p>18</text:p>
          </table:table-cell>
          <table:table-cell office:value-type="float" office:value="41.490799999999993" table:formula="of:=IF(ISNUMBER(SUM([.E67];[.B67];[.H67];[.K67];[.N67])/COUNT([.N67];[.K67];[.H67];[.E67];[.B67])); SUM([.E67];[.B67];[.H67];[.K67];[.N67])/COUNT([.N67];[.K67];[.H67];[.E67];[.B67]);&quot;nan&quot;)" table:style-name="ce2">
            <text:p>41.4908</text:p>
          </table:table-cell>
          <table:table-cell table:number-columns-repeated="16367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98.33499999999998" table:style-name="ce1">
            <text:p>298.335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290.45800000000003" table:style-name="ce1">
            <text:p>290.458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282.23200000000003" table:style-name="ce1">
            <text:p>282.232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293.36399999999998" table:style-name="ce1">
            <text:p>293.364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289.98399999999998" table:style-name="ce1">
            <text:p>289.984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2">
            <text:p>19</text:p>
          </table:table-cell>
          <table:table-cell office:value-type="float" office:value="290.87459999999999" table:formula="of:=IF(ISNUMBER(SUM([.E68];[.B68];[.H68];[.K68];[.N68])/COUNT([.N68];[.K68];[.H68];[.E68];[.B68])); SUM([.E68];[.B68];[.H68];[.K68];[.N68])/COUNT([.N68];[.K68];[.H68];[.E68];[.B68]);&quot;nan&quot;)" table:style-name="ce2">
            <text:p>290.8746</text:p>
          </table:table-cell>
          <table:table-cell office:value-type="string" table:style-name="ce2">
            <text:p>solved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2">
            <text:p>20</text:p>
          </table:table-cell>
          <table:table-cell office:value-type="string" office:string-value="nan" table:formula="of:=IF(ISNUMBER(SUM([.E69];[.B69];[.H69];[.K69];[.N69])/COUNT([.N69];[.K69];[.H69];[.E69];[.B69])); SUM([.E69];[.B69];[.H69];[.K69];[.N69])/COUNT([.N69];[.K69];[.H69];[.E69];[.B69]);&quot;nan&quot;)" table:style-name="ce2">
            <text:p>nan</text:p>
          </table:table-cell>
          <table:table-cell office:value-type="float" office:value="95" table:formula="of:=COUNT([.B50:.B69];[.E50:.E69];[.H50:.H69];[.K50:.K69];[.N50:.N69])" table:style-name="ce2">
            <text:p>95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ulti-Walk Rovers - Nul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2">
            <text:p>Average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23" table:style-name="ce1">
            <text:p>0.12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159" table:style-name="ce1">
            <text:p>0.15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122" table:style-name="ce1">
            <text:p>0.12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125" table:style-name="ce1">
            <text:p>0.12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112" table:style-name="ce1">
            <text:p>0.11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0.12820000000000001" table:formula="of:=IF(ISNUMBER(SUM([.E73];[.B73];[.H73];[.K73];[.N73])/COUNT([.N73];[.K73];[.H73];[.E73];[.B73])); SUM([.E73];[.B73];[.H73];[.K73];[.N73])/COUNT([.N73];[.K73];[.H73];[.E73];[.B73]);&quot;nan&quot;)" table:style-name="ce2">
            <text:p>0.1282</text:p>
          </table:table-cell>
          <table:table-cell table:number-columns-repeated="1636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4799999999999999" table:style-name="ce1">
            <text:p>0.14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29" table:style-name="ce1">
            <text:p>0.12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0.13400000000000001" table:formula="of:=IF(ISNUMBER(SUM([.E74];[.B74];[.H74];[.K74];[.N74])/COUNT([.N74];[.K74];[.H74];[.E74];[.B74])); SUM([.E74];[.B74];[.H74];[.K74];[.N74])/COUNT([.N74];[.K74];[.H74];[.E74];[.B74]);&quot;nan&quot;)" table:style-name="ce2">
            <text:p>0.134</text:p>
          </table:table-cell>
          <table:table-cell table:number-columns-repeated="1636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41599999999999998" table:style-name="ce1">
            <text:p>0.416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47" table:style-name="ce1">
            <text:p>0.4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627" table:style-name="ce1">
            <text:p>0.62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41" table:style-name="ce1">
            <text:p>0.4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41199999999999998" table:style-name="ce1">
            <text:p>0.41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0.46699999999999997" table:formula="of:=IF(ISNUMBER(SUM([.E75];[.B75];[.H75];[.K75];[.N75])/COUNT([.N75];[.K75];[.H75];[.E75];[.B75])); SUM([.E75];[.B75];[.H75];[.K75];[.N75])/COUNT([.N75];[.K75];[.H75];[.E75];[.B75]);&quot;nan&quot;)" table:style-name="ce2">
            <text:p>0.467</text:p>
          </table:table-cell>
          <table:table-cell table:number-columns-repeated="1636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20100000000000001" table:style-name="ce1">
            <text:p>0.20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0.18479999999999999" table:formula="of:=IF(ISNUMBER(SUM([.E76];[.B76];[.H76];[.K76];[.N76])/COUNT([.N76];[.K76];[.H76];[.E76];[.B76])); SUM([.E76];[.B76];[.H76];[.K76];[.N76])/COUNT([.N76];[.K76];[.H76];[.E76];[.B76]);&quot;nan&quot;)" table:style-name="ce2">
            <text:p>0.1848</text:p>
          </table:table-cell>
          <table:table-cell table:number-columns-repeated="1636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72" table:style-name="ce1">
            <text:p>0.7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68899999999999995" table:style-name="ce1">
            <text:p>0.689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88400000000000001" table:style-name="ce1">
            <text:p>0.88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69" table:style-name="ce1">
            <text:p>0.69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66100000000000003" table:style-name="ce1">
            <text:p>0.661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0.72879999999999989" table:formula="of:=IF(ISNUMBER(SUM([.E77];[.B77];[.H77];[.K77];[.N77])/COUNT([.N77];[.K77];[.H77];[.E77];[.B77])); SUM([.E77];[.B77];[.H77];[.K77];[.N77])/COUNT([.N77];[.K77];[.H77];[.E77];[.B77]);&quot;nan&quot;)" table:style-name="ce2">
            <text:p>0.7288</text:p>
          </table:table-cell>
          <table:table-cell table:number-columns-repeated="16367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2090000000000001" table:style-name="ce1">
            <text:p>1.209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.4319999999999999" table:style-name="ce1">
            <text:p>1.432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.6180000000000001" table:style-name="ce1">
            <text:p>1.618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.3180000000000001" table:style-name="ce1">
            <text:p>1.318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.403" table:style-name="ce1">
            <text:p>1.403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2">
            <text:p>6</text:p>
          </table:table-cell>
          <table:table-cell office:value-type="float" office:value="1.3960000000000001" table:formula="of:=IF(ISNUMBER(SUM([.E78];[.B78];[.H78];[.K78];[.N78])/COUNT([.N78];[.K78];[.H78];[.E78];[.B78])); SUM([.E78];[.B78];[.H78];[.K78];[.N78])/COUNT([.N78];[.K78];[.H78];[.E78];[.B78]);&quot;nan&quot;)" table:style-name="ce2">
            <text:p>1.396</text:p>
          </table:table-cell>
          <table:table-cell table:number-columns-repeated="1636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56299999999999994" table:style-name="ce1">
            <text:p>0.56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60299999999999998" table:style-name="ce1">
            <text:p>0.60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80600000000000005" table:style-name="ce1">
            <text:p>0.806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59" table:style-name="ce1">
            <text:p>0.5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2">
            <text:p>7</text:p>
          </table:table-cell>
          <table:table-cell office:value-type="float" office:value="0.62240000000000006" table:formula="of:=IF(ISNUMBER(SUM([.E79];[.B79];[.H79];[.K79];[.N79])/COUNT([.N79];[.K79];[.H79];[.E79];[.B79])); SUM([.E79];[.B79];[.H79];[.K79];[.N79])/COUNT([.N79];[.K79];[.H79];[.E79];[.B79]);&quot;nan&quot;)" table:style-name="ce2">
            <text:p>0.6224</text:p>
          </table:table-cell>
          <table:table-cell table:number-columns-repeated="1636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.3759999999999999" table:style-name="ce1">
            <text:p>2.376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2.6360000000000001" table:style-name="ce1">
            <text:p>2.636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1.5840000000000001" table:style-name="ce1">
            <text:p>1.58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1.575" table:style-name="ce1">
            <text:p>1.575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1.7589999999999999" table:style-name="ce1">
            <text:p>1.759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1.986" table:formula="of:=IF(ISNUMBER(SUM([.E80];[.B80];[.H80];[.K80];[.N80])/COUNT([.N80];[.K80];[.H80];[.E80];[.B80])); SUM([.E80];[.B80];[.H80];[.K80];[.N80])/COUNT([.N80];[.K80];[.H80];[.E80];[.B80]);&quot;nan&quot;)" table:style-name="ce2">
            <text:p>1.986</text:p>
          </table:table-cell>
          <table:table-cell table:number-columns-repeated="1636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6.808" table:style-name="ce1">
            <text:p>26.808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3.972" table:style-name="ce1">
            <text:p>13.972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31.416" table:style-name="ce1">
            <text:p>31.416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9.218" table:style-name="ce1">
            <text:p>29.218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7.387" table:style-name="ce1">
            <text:p>17.387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2">
            <text:p>9</text:p>
          </table:table-cell>
          <table:table-cell office:value-type="float" office:value="23.760200000000001" table:formula="of:=IF(ISNUMBER(SUM([.E81];[.B81];[.H81];[.K81];[.N81])/COUNT([.N81];[.K81];[.H81];[.E81];[.B81])); SUM([.E81];[.B81];[.H81];[.K81];[.N81])/COUNT([.N81];[.K81];[.H81];[.E81];[.B81]);&quot;nan&quot;)" table:style-name="ce2">
            <text:p>23.7602</text:p>
          </table:table-cell>
          <table:table-cell table:number-columns-repeated="1636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.8520000000000003" table:style-name="ce1">
            <text:p>7.852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7.4969999999999999" table:style-name="ce1">
            <text:p>7.497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7.99" table:style-name="ce1">
            <text:p>7.99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4.4589999999999996" table:style-name="ce1">
            <text:p>4.459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4.6840000000000002" table:style-name="ce1">
            <text:p>4.684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2">
            <text:p>10</text:p>
          </table:table-cell>
          <table:table-cell office:value-type="float" office:value="6.4963999999999995" table:formula="of:=IF(ISNUMBER(SUM([.E82];[.B82];[.H82];[.K82];[.N82])/COUNT([.N82];[.K82];[.H82];[.E82];[.B82])); SUM([.E82];[.B82];[.H82];[.K82];[.N82])/COUNT([.N82];[.K82];[.H82];[.E82];[.B82]);&quot;nan&quot;)" table:style-name="ce2">
            <text:p>6.4964</text:p>
          </table:table-cell>
          <table:table-cell table:number-columns-repeated="1636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.847" table:style-name="ce1">
            <text:p>14.847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14.718999999999999" table:style-name="ce1">
            <text:p>14.719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29.433" table:style-name="ce1">
            <text:p>29.433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30.672999999999998" table:style-name="ce1">
            <text:p>30.673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17.279" table:style-name="ce1">
            <text:p>17.279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2">
            <text:p>11</text:p>
          </table:table-cell>
          <table:table-cell office:value-type="float" office:value="21.3902" table:formula="of:=IF(ISNUMBER(SUM([.E83];[.B83];[.H83];[.K83];[.N83])/COUNT([.N83];[.K83];[.H83];[.E83];[.B83])); SUM([.E83];[.B83];[.H83];[.K83];[.N83])/COUNT([.N83];[.K83];[.H83];[.E83];[.B83]);&quot;nan&quot;)" table:style-name="ce2">
            <text:p>21.3902</text:p>
          </table:table-cell>
          <table:table-cell table:number-columns-repeated="1636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3239999999999998" table:style-name="ce1">
            <text:p>2.324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.4900000000000002" table:style-name="ce1">
            <text:p>2.49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.3879999999999999" table:style-name="ce1">
            <text:p>2.388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.6389999999999998" table:style-name="ce1">
            <text:p>2.639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.6360000000000001" table:style-name="ce1">
            <text:p>2.636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2">
            <text:p>12</text:p>
          </table:table-cell>
          <table:table-cell office:value-type="float" office:value="2.4954000000000001" table:formula="of:=IF(ISNUMBER(SUM([.E84];[.B84];[.H84];[.K84];[.N84])/COUNT([.N84];[.K84];[.H84];[.E84];[.B84])); SUM([.E84];[.B84];[.H84];[.K84];[.N84])/COUNT([.N84];[.K84];[.H84];[.E84];[.B84]);&quot;nan&quot;)" table:style-name="ce2">
            <text:p>2.4954</text:p>
          </table:table-cell>
          <table:table-cell table:number-columns-repeated="1636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.308999999999999" table:style-name="ce1">
            <text:p>11.309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2.068" table:style-name="ce1">
            <text:p>12.068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0.760999999999999" table:style-name="ce1">
            <text:p>10.761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3.781000000000001" table:style-name="ce1">
            <text:p>13.781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3.000999999999999" table:style-name="ce1">
            <text:p>13.001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2">
            <text:p>13</text:p>
          </table:table-cell>
          <table:table-cell office:value-type="float" office:value="12.183999999999999" table:formula="of:=IF(ISNUMBER(SUM([.E85];[.B85];[.H85];[.K85];[.N85])/COUNT([.N85];[.K85];[.H85];[.E85];[.B85])); SUM([.E85];[.B85];[.H85];[.K85];[.N85])/COUNT([.N85];[.K85];[.H85];[.E85];[.B85]);&quot;nan&quot;)" table:style-name="ce2">
            <text:p>12.184</text:p>
          </table:table-cell>
          <table:table-cell table:number-columns-repeated="16367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.1260000000000003" table:style-name="ce1">
            <text:p>7.126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6.9569999999999999" table:style-name="ce1">
            <text:p>6.957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12.913" table:style-name="ce1">
            <text:p>12.913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7.1" table:style-name="ce1">
            <text:p>7.1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7.7350000000000003" table:style-name="ce1">
            <text:p>7.735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8.366200000000001" table:formula="of:=IF(ISNUMBER(SUM([.E86];[.B86];[.H86];[.K86];[.N86])/COUNT([.N86];[.K86];[.H86];[.E86];[.B86])); SUM([.E86];[.B86];[.H86];[.K86];[.N86])/COUNT([.N86];[.K86];[.H86];[.E86];[.B86]);&quot;nan&quot;)" table:style-name="ce2">
            <text:p>8.3662</text:p>
          </table:table-cell>
          <table:table-cell table:number-columns-repeated="16367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17.30099999999999" table:style-name="ce1">
            <text:p>317.301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137.22900000000001" table:style-name="ce1">
            <text:p>137.229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121.05800000000001" table:style-name="ce1">
            <text:p>121.058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127.86" table:style-name="ce1">
            <text:p>127.86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142.75" table:style-name="ce1">
            <text:p>142.75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2">
            <text:p>15</text:p>
          </table:table-cell>
          <table:table-cell office:value-type="float" office:value="169.2396" table:formula="of:=IF(ISNUMBER(SUM([.E87];[.B87];[.H87];[.K87];[.N87])/COUNT([.N87];[.K87];[.H87];[.E87];[.B87])); SUM([.E87];[.B87];[.H87];[.K87];[.N87])/COUNT([.N87];[.K87];[.H87];[.E87];[.B87]);&quot;nan&quot;)" table:style-name="ce2">
            <text:p>169.2396</text:p>
          </table:table-cell>
          <table:table-cell table:number-columns-repeated="16367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1.082000000000001" table:style-name="ce1">
            <text:p>41.082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19.986000000000001" table:style-name="ce1">
            <text:p>19.986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34.122" table:style-name="ce1">
            <text:p>34.122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33.048000000000002" table:style-name="ce1">
            <text:p>33.048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19.055" table:style-name="ce1">
            <text:p>19.055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2">
            <text:p>16</text:p>
          </table:table-cell>
          <table:table-cell office:value-type="float" office:value="29.458600000000001" table:formula="of:=IF(ISNUMBER(SUM([.E88];[.B88];[.H88];[.K88];[.N88])/COUNT([.N88];[.K88];[.H88];[.E88];[.B88])); SUM([.E88];[.B88];[.H88];[.K88];[.N88])/COUNT([.N88];[.K88];[.H88];[.E88];[.B88]);&quot;nan&quot;)" table:style-name="ce2">
            <text:p>29.4586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9.97" table:style-name="ce1">
            <text:p>249.97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104.626" table:style-name="ce1">
            <text:p>104.626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13.22499999999999" table:style-name="ce1">
            <text:p>213.225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25.04400000000001" table:style-name="ce1">
            <text:p>225.044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34.73099999999999" table:style-name="ce1">
            <text:p>234.731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205.51920000000001" table:formula="of:=IF(ISNUMBER(SUM([.E89];[.B89];[.H89];[.K89];[.N89])/COUNT([.N89];[.K89];[.H89];[.E89];[.B89])); SUM([.E89];[.B89];[.H89];[.K89];[.N89])/COUNT([.N89];[.K89];[.H89];[.E89];[.B89]);&quot;nan&quot;)" table:style-name="ce2">
            <text:p>205.5192</text:p>
          </table:table-cell>
          <table:table-cell table:number-columns-repeated="16367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2">
            <text:p>18</text:p>
          </table:table-cell>
          <table:table-cell office:value-type="string" office:string-value="nan" table:formula="of:=IF(ISNUMBER(SUM([.E90];[.B90];[.H90];[.K90];[.N90])/COUNT([.N90];[.K90];[.H90];[.E90];[.B90])); SUM([.E90];[.B90];[.H90];[.K90];[.N90])/COUNT([.N90];[.K90];[.H90];[.E90];[.B90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2">
            <text:p>19</text:p>
          </table:table-cell>
          <table:table-cell office:value-type="string" office:string-value="nan" table:formula="of:=IF(ISNUMBER(SUM([.E91];[.B91];[.H91];[.K91];[.N91])/COUNT([.N91];[.K91];[.H91];[.E91];[.B91])); SUM([.E91];[.B91];[.H91];[.K91];[.N91])/COUNT([.N91];[.K91];[.H91];[.E91];[.B91]);&quot;nan&quot;)" table:style-name="ce2">
            <text:p>nan</text:p>
          </table:table-cell>
          <table:table-cell office:value-type="string" table:style-name="ce2">
            <text:p>solved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2">
            <text:p>20</text:p>
          </table:table-cell>
          <table:table-cell office:value-type="string" office:string-value="nan" table:formula="of:=IF(ISNUMBER(SUM([.E92];[.B92];[.H92];[.K92];[.N92])/COUNT([.N92];[.K92];[.H92];[.E92];[.B92])); SUM([.E92];[.B92];[.H92];[.K92];[.N92])/COUNT([.N92];[.K92];[.H92];[.E92];[.B92]);&quot;nan&quot;)" table:style-name="ce2">
            <text:p>nan</text:p>
          </table:table-cell>
          <table:table-cell office:value-type="float" office:value="85" table:formula="of:=COUNT([.B73:.B92];[.E73:.E92];[.H73:.H92];[.K73:.K92];[.N73:.N92])" table:style-name="ce2">
            <text:p>85</text:p>
          </table:table-cell>
          <table:table-cell table:number-columns-repeated="16366"/>
        </table:table-row>
        <table:table-row table:number-rows-repeated="1048484" table:style-name="ro1">
          <table:table-cell table:number-columns-repeated="16384"/>
        </table:table-row>
      </table:table>
      <table:table table:name="Identidem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entidem with Base EHC (no parallel optimisation or lookahead state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1">
            <text:p>avg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9E-2" table:style-name="ce1">
            <text:p>0.03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3800000000000004E-2" table:formula="of:=SUM([.B3];[.E3];[.H3];[.K3];[.N3])/COUNT([.B3];[.E3];[.H3];[.K3];[.N3])" table:style-name="ce1">
            <text:p>0.0338</text:p>
          </table:table-cell>
          <table:table-cell office:value-type="float" office:value="3.3800000000000004E-2" table:formula="of:=IF(ISNUMBER([.Q3]); [.Q3]; &quot;nan&quot;)" table:style-name="ce1">
            <text:p>0.0338</text:p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1E-2" table:style-name="ce1">
            <text:p>0.03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.4E-2" table:style-name="ce1">
            <text:p>0.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1E-2" table:style-name="ce1">
            <text:p>0.03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.8999999999999998E-2" table:formula="of:=SUM([.B4];[.E4];[.H4];[.K4];[.N4])/COUNT([.B4];[.E4];[.H4];[.K4];[.N4])" table:style-name="ce1">
            <text:p>0.029</text:p>
          </table:table-cell>
          <table:table-cell office:value-type="float" office:value="2.8999999999999998E-2" table:formula="of:=IF(ISNUMBER([.Q4]); [.Q4]; &quot;nan&quot;)" table:style-name="ce1">
            <text:p>0.029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.4600000000000003E-2" table:formula="of:=SUM([.B5];[.E5];[.H5];[.K5];[.N5])/COUNT([.B5];[.E5];[.H5];[.K5];[.N5])" table:style-name="ce1">
            <text:p>0.0546</text:p>
          </table:table-cell>
          <table:table-cell office:value-type="float" office:value="5.4600000000000003E-2" table:formula="of:=IF(ISNUMBER([.Q5]); [.Q5]; &quot;nan&quot;)" table:style-name="ce1">
            <text:p>0.0546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6800000000000006E-2" table:formula="of:=SUM([.B6];[.E6];[.H6];[.K6];[.N6])/COUNT([.B6];[.E6];[.H6];[.K6];[.N6])" table:style-name="ce1">
            <text:p>0.0368</text:p>
          </table:table-cell>
          <table:table-cell office:value-type="float" office:value="3.6800000000000006E-2" table:formula="of:=IF(ISNUMBER([.Q6]); [.Q6]; &quot;nan&quot;)" table:style-name="ce1">
            <text:p>0.0368</text:p>
          </table:table-cell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7599999999999999" table:style-name="ce1">
            <text:p>0.17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223" table:style-name="ce1">
            <text:p>0.22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9400000000000001" table:style-name="ce1">
            <text:p>0.19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84" table:style-name="ce1">
            <text:p>0.18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9539999999999996" table:formula="of:=SUM([.B7];[.E7];[.H7];[.K7];[.N7])/COUNT([.B7];[.E7];[.H7];[.K7];[.N7])" table:style-name="ce1">
            <text:p>0.1954</text:p>
          </table:table-cell>
          <table:table-cell office:value-type="float" office:value="0.19539999999999996" table:formula="of:=IF(ISNUMBER([.Q7]); [.Q7]; &quot;nan&quot;)" table:style-name="ce1">
            <text:p>0.1954</text:p>
          </table:table-cell>
          <table:table-cell table:number-columns-repeated="1636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8899999999999998" table:style-name="ce1">
            <text:p>0.289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30499999999999999" table:style-name="ce1">
            <text:p>0.305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29299999999999998" table:style-name="ce1">
            <text:p>0.293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308" table:style-name="ce1">
            <text:p>0.308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28100000000000003" table:style-name="ce1">
            <text:p>0.281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29520000000000002" table:formula="of:=SUM([.B8];[.E8];[.H8];[.K8];[.N8])/COUNT([.B8];[.E8];[.H8];[.K8];[.N8])" table:style-name="ce1">
            <text:p>0.2952</text:p>
          </table:table-cell>
          <table:table-cell office:value-type="float" office:value="0.29520000000000002" table:formula="of:=IF(ISNUMBER([.Q8]); [.Q8]; &quot;nan&quot;)" table:style-name="ce1">
            <text:p>0.2952</text:p>
          </table:table-cell>
          <table:table-cell table:number-columns-repeated="1636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21" table:style-name="ce1">
            <text:p>0.121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3" table:style-name="ce1">
            <text:p>0.1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3" table:style-name="ce1">
            <text:p>0.1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4299999999999999" table:style-name="ce1">
            <text:p>0.14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22" table:style-name="ce1">
            <text:p>0.122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2920000000000001" table:formula="of:=SUM([.B9];[.E9];[.H9];[.K9];[.N9])/COUNT([.B9];[.E9];[.H9];[.K9];[.N9])" table:style-name="ce1">
            <text:p>0.1292</text:p>
          </table:table-cell>
          <table:table-cell office:value-type="float" office:value="0.12920000000000001" table:formula="of:=IF(ISNUMBER([.Q9]); [.Q9]; &quot;nan&quot;)" table:style-name="ce1">
            <text:p>0.1292</text:p>
          </table:table-cell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32400000000000001" table:style-name="ce1">
            <text:p>0.32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1900000000000001" table:style-name="ce1">
            <text:p>0.319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3" table:style-name="ce1">
            <text:p>0.33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2200000000000001" table:style-name="ce1">
            <text:p>0.322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2600000000000001" table:formula="of:=SUM([.B10];[.E10];[.H10];[.K10];[.N10])/COUNT([.B10];[.E10];[.H10];[.K10];[.N10])" table:style-name="ce1">
            <text:p>0.326</text:p>
          </table:table-cell>
          <table:table-cell office:value-type="float" office:value="0.32600000000000001" table:formula="of:=IF(ISNUMBER([.Q10]); [.Q10]; &quot;nan&quot;)" table:style-name="ce1">
            <text:p>0.326</text:p>
          </table:table-cell>
          <table:table-cell table:number-columns-repeated="1636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55900000000000005" table:style-name="ce1">
            <text:p>0.559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3500000000000003" table:style-name="ce1">
            <text:p>0.535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4800000000000004" table:style-name="ce1">
            <text:p>0.548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9599999999999997" table:style-name="ce1">
            <text:p>0.596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63500000000000001" table:style-name="ce1">
            <text:p>0.635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746" table:formula="of:=SUM([.B11];[.E11];[.H11];[.K11];[.N11])/COUNT([.B11];[.E11];[.H11];[.K11];[.N11])" table:style-name="ce1">
            <text:p>0.5746</text:p>
          </table:table-cell>
          <table:table-cell office:value-type="float" office:value="0.5746" table:formula="of:=IF(ISNUMBER([.Q11]); [.Q11]; &quot;nan&quot;)" table:style-name="ce1">
            <text:p>0.5746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71599999999999997" table:style-name="ce1">
            <text:p>0.716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61299999999999999" table:style-name="ce1">
            <text:p>0.613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70399999999999996" table:style-name="ce1">
            <text:p>0.704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73799999999999999" table:style-name="ce1">
            <text:p>0.738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67800000000000005" table:style-name="ce1">
            <text:p>0.678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68979999999999997" table:formula="of:=SUM([.B12];[.E12];[.H12];[.K12];[.N12])/COUNT([.B12];[.E12];[.H12];[.K12];[.N12])" table:style-name="ce1">
            <text:p>0.6898</text:p>
          </table:table-cell>
          <table:table-cell office:value-type="float" office:value="0.68979999999999997" table:formula="of:=IF(ISNUMBER([.Q12]); [.Q12]; &quot;nan&quot;)" table:style-name="ce1">
            <text:p>0.6898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67500000000000004" table:style-name="ce1">
            <text:p>0.675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433" table:style-name="ce1">
            <text:p>0.433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51300000000000001" table:style-name="ce1">
            <text:p>0.513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70299999999999996" table:style-name="ce1">
            <text:p>0.703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46200000000000002" table:style-name="ce1">
            <text:p>0.462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55720000000000003" table:formula="of:=SUM([.B13];[.E13];[.H13];[.K13];[.N13])/COUNT([.B13];[.E13];[.H13];[.K13];[.N13])" table:style-name="ce1">
            <text:p>0.5572</text:p>
          </table:table-cell>
          <table:table-cell office:value-type="float" office:value="0.55720000000000003" table:formula="of:=IF(ISNUMBER([.Q13]); [.Q13]; &quot;nan&quot;)" table:style-name="ce1">
            <text:p>0.5572</text:p>
          </table:table-cell>
          <table:table-cell table:number-columns-repeated="1636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315" table:style-name="ce1">
            <text:p>0.315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1" table:style-name="ce1">
            <text:p>0.31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3100000000000002" table:style-name="ce1">
            <text:p>0.331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1900000000000001" table:style-name="ce1">
            <text:p>0.319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29099999999999998" table:style-name="ce1">
            <text:p>0.291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1319999999999998" table:formula="of:=SUM([.B14];[.E14];[.H14];[.K14];[.N14])/COUNT([.B14];[.E14];[.H14];[.K14];[.N14])" table:style-name="ce1">
            <text:p>0.3132</text:p>
          </table:table-cell>
          <table:table-cell office:value-type="float" office:value="0.31319999999999998" table:formula="of:=IF(ISNUMBER([.Q14]); [.Q14]; &quot;nan&quot;)" table:style-name="ce1">
            <text:p>0.3132</text:p>
          </table:table-cell>
          <table:table-cell table:number-columns-repeated="1636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613" table:style-name="ce1">
            <text:p>1.613</text:p>
          </table:table-cell>
          <table:table-cell office:value-type="float" office:value="47" table:style-name="ce1">
            <text:p>47</text:p>
          </table:table-cell>
          <table:table-cell office:value-type="float" office:value="13" table:style-name="ce1">
            <text:p>13</text:p>
          </table:table-cell>
          <table:table-cell office:value-type="float" office:value="1.5760000000000001" table:style-name="ce1">
            <text:p>1.576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.637" table:style-name="ce1">
            <text:p>1.637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1.635" table:style-name="ce1">
            <text:p>1.635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2.988" table:style-name="ce1">
            <text:p>2.988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.8897999999999999" table:formula="of:=SUM([.B15];[.E15];[.H15];[.K15];[.N15])/COUNT([.B15];[.E15];[.H15];[.K15];[.N15])" table:style-name="ce1">
            <text:p>1.8898</text:p>
          </table:table-cell>
          <table:table-cell office:value-type="float" office:value="1.8897999999999999" table:formula="of:=IF(ISNUMBER([.Q15]); [.Q15]; &quot;nan&quot;)" table:style-name="ce1">
            <text:p>1.8898</text:p>
          </table:table-cell>
          <table:table-cell table:number-columns-repeated="1636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49099999999999999" table:style-name="ce1">
            <text:p>0.491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1700000000000002" table:style-name="ce1">
            <text:p>0.517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83599999999999997" table:style-name="ce1">
            <text:p>0.836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5100000000000005" table:style-name="ce1">
            <text:p>0.551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85499999999999998" table:style-name="ce1">
            <text:p>0.855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65" table:formula="of:=SUM([.B16];[.E16];[.H16];[.K16];[.N16])/COUNT([.B16];[.E16];[.H16];[.K16];[.N16])" table:style-name="ce1">
            <text:p>0.65</text:p>
          </table:table-cell>
          <table:table-cell office:value-type="float" office:value="0.65" table:formula="of:=IF(ISNUMBER([.Q16]); [.Q16]; &quot;nan&quot;)" table:style-name="ce1">
            <text:p>0.65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3330000000000002" table:style-name="ce1">
            <text:p>3.333</text:p>
          </table:table-cell>
          <table:table-cell office:value-type="float" office:value="101" table:style-name="ce1">
            <text:p>101</text:p>
          </table:table-cell>
          <table:table-cell office:value-type="float" office:value="15" table:style-name="ce1">
            <text:p>15</text:p>
          </table:table-cell>
          <table:table-cell office:value-type="float" office:value="3.4769999999999999" table:style-name="ce1">
            <text:p>3.477</text:p>
          </table:table-cell>
          <table:table-cell office:value-type="float" office:value="98" table:style-name="ce1">
            <text:p>98</text:p>
          </table:table-cell>
          <table:table-cell office:value-type="float" office:value="15" table:style-name="ce1">
            <text:p>15</text:p>
          </table:table-cell>
          <table:table-cell office:value-type="float" office:value="2.8769999999999998" table:style-name="ce1">
            <text:p>2.877</text:p>
          </table:table-cell>
          <table:table-cell office:value-type="float" office:value="79" table:style-name="ce1">
            <text:p>79</text:p>
          </table:table-cell>
          <table:table-cell office:value-type="float" office:value="15" table:style-name="ce1">
            <text:p>15</text:p>
          </table:table-cell>
          <table:table-cell office:value-type="float" office:value="2.9940000000000002" table:style-name="ce1">
            <text:p>2.994</text:p>
          </table:table-cell>
          <table:table-cell office:value-type="float" office:value="76" table:style-name="ce1">
            <text:p>76</text:p>
          </table:table-cell>
          <table:table-cell office:value-type="float" office:value="15" table:style-name="ce1">
            <text:p>15</text:p>
          </table:table-cell>
          <table:table-cell office:value-type="float" office:value="2.8130000000000002" table:style-name="ce1">
            <text:p>2.813</text:p>
          </table:table-cell>
          <table:table-cell office:value-type="float" office:value="67" table:style-name="ce1">
            <text:p>67</text:p>
          </table:table-cell>
          <table:table-cell office:value-type="float" office:value="15" table:style-name="ce1">
            <text:p>15</text:p>
          </table:table-cell>
          <table:table-cell office:value-type="float" office:value="3.0988000000000002" table:formula="of:=SUM([.B17];[.E17];[.H17];[.K17];[.N17])/COUNT([.B17];[.E17];[.H17];[.K17];[.N17])" table:style-name="ce1">
            <text:p>3.0988</text:p>
          </table:table-cell>
          <table:table-cell office:value-type="float" office:value="3.0988000000000002" table:formula="of:=IF(ISNUMBER([.Q17]); [.Q17]; &quot;nan&quot;)" table:style-name="ce1">
            <text:p>3.0988</text:p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7669999999999999" table:style-name="ce1">
            <text:p>1.767</text:p>
          </table:table-cell>
          <table:table-cell office:value-type="float" office:value="54" table:style-name="ce1">
            <text:p>54</text:p>
          </table:table-cell>
          <table:table-cell office:value-type="float" office:value="16" table:style-name="ce1">
            <text:p>16</text:p>
          </table:table-cell>
          <table:table-cell office:value-type="float" office:value="2.2850000000000001" table:style-name="ce1">
            <text:p>2.285</text:p>
          </table:table-cell>
          <table:table-cell office:value-type="float" office:value="52" table:style-name="ce1">
            <text:p>52</text:p>
          </table:table-cell>
          <table:table-cell office:value-type="float" office:value="16" table:style-name="ce1">
            <text:p>16</text:p>
          </table:table-cell>
          <table:table-cell office:value-type="float" office:value="1.7490000000000001" table:style-name="ce1">
            <text:p>1.749</text:p>
          </table:table-cell>
          <table:table-cell office:value-type="float" office:value="51" table:style-name="ce1">
            <text:p>51</text:p>
          </table:table-cell>
          <table:table-cell office:value-type="float" office:value="16" table:style-name="ce1">
            <text:p>16</text:p>
          </table:table-cell>
          <table:table-cell office:value-type="float" office:value="1.712" table:style-name="ce1">
            <text:p>1.712</text:p>
          </table:table-cell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office:value-type="float" office:value="3.8530000000000002" table:style-name="ce1">
            <text:p>3.853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office:value-type="float" office:value="2.2732000000000001" table:formula="of:=SUM([.B18];[.E18];[.H18];[.K18];[.N18])/COUNT([.B18];[.E18];[.H18];[.K18];[.N18])" table:style-name="ce1">
            <text:p>2.2732</text:p>
          </table:table-cell>
          <table:table-cell office:value-type="float" office:value="2.2732000000000001" table:formula="of:=IF(ISNUMBER([.Q18]); [.Q18]; &quot;nan&quot;)" table:style-name="ce1">
            <text:p>2.2732</text:p>
          </table:table-cell>
          <table:table-cell table:number-columns-repeated="1636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.8380000000000001" table:style-name="ce1">
            <text:p>6.838</text:p>
          </table:table-cell>
          <table:table-cell office:value-type="float" office:value="61" table:style-name="ce1">
            <text:p>61</text:p>
          </table:table-cell>
          <table:table-cell office:value-type="float" office:value="17" table:style-name="ce1">
            <text:p>17</text:p>
          </table:table-cell>
          <table:table-cell office:value-type="float" office:value="7.5460000000000003" table:style-name="ce1">
            <text:p>7.546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6.2919999999999998" table:style-name="ce1">
            <text:p>6.292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8.5269999999999992" table:style-name="ce1">
            <text:p>8.527</text:p>
          </table:table-cell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office:value-type="float" office:value="6.359" table:style-name="ce1">
            <text:p>6.359</text:p>
          </table:table-cell>
          <table:table-cell office:value-type="float" office:value="55" table:style-name="ce1">
            <text:p>55</text:p>
          </table:table-cell>
          <table:table-cell office:value-type="float" office:value="17" table:style-name="ce1">
            <text:p>17</text:p>
          </table:table-cell>
          <table:table-cell office:value-type="float" office:value="7.1124000000000009" table:formula="of:=SUM([.B19];[.E19];[.H19];[.K19];[.N19])/COUNT([.B19];[.E19];[.H19];[.K19];[.N19])" table:style-name="ce1">
            <text:p>7.1124</text:p>
          </table:table-cell>
          <table:table-cell office:value-type="float" office:value="7.1124000000000009" table:formula="of:=IF(ISNUMBER([.Q19]); [.Q19]; &quot;nan&quot;)" table:style-name="ce1">
            <text:p>7.1124</text:p>
          </table:table-cell>
          <table:table-cell table:number-columns-repeated="1636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.553000000000001" table:style-name="ce1">
            <text:p>11.553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office:value-type="float" office:value="31.245000000000001" table:style-name="ce1">
            <text:p>31.245</text:p>
          </table:table-cell>
          <table:table-cell office:value-type="float" office:value="165" table:style-name="ce1">
            <text:p>165</text:p>
          </table:table-cell>
          <table:table-cell office:value-type="float" office:value="18" table:style-name="ce1">
            <text:p>18</text:p>
          </table:table-cell>
          <table:table-cell office:value-type="float" office:value="12.023999999999999" table:style-name="ce1">
            <text:p>12.024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2.201000000000001" table:style-name="ce1">
            <text:p>12.201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1.821999999999999" table:style-name="ce1">
            <text:p>11.822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5.769" table:formula="of:=SUM([.B20];[.E20];[.H20];[.K20];[.N20])/COUNT([.B20];[.E20];[.H20];[.K20];[.N20])" table:style-name="ce1">
            <text:p>15.769</text:p>
          </table:table-cell>
          <table:table-cell office:value-type="float" office:value="15.769" table:formula="of:=IF(ISNUMBER([.Q20]); [.Q20]; &quot;nan&quot;)" table:style-name="ce1">
            <text:p>15.769</text:p>
          </table:table-cell>
          <table:table-cell table:number-columns-repeated="1636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21.788" table:style-name="ce1">
            <text:p>121.788</text:p>
          </table:table-cell>
          <table:table-cell office:value-type="float" office:value="135" table:style-name="ce1">
            <text:p>135</text:p>
          </table:table-cell>
          <table:table-cell office:value-type="float" office:value="19" table:style-name="ce1">
            <text:p>19</text:p>
          </table:table-cell>
          <table:table-cell office:value-type="float" office:value="56.302" table:style-name="ce1">
            <text:p>56.302</text:p>
          </table:table-cell>
          <table:table-cell office:value-type="float" office:value="86" table:style-name="ce1">
            <text:p>86</text:p>
          </table:table-cell>
          <table:table-cell office:value-type="float" office:value="19" table:style-name="ce1">
            <text:p>19</text:p>
          </table:table-cell>
          <table:table-cell office:value-type="float" office:value="57.593000000000004" table:style-name="ce1">
            <text:p>57.593</text:p>
          </table:table-cell>
          <table:table-cell office:value-type="float" office:value="97" table:style-name="ce1">
            <text:p>97</text:p>
          </table:table-cell>
          <table:table-cell office:value-type="float" office:value="19" table:style-name="ce1">
            <text:p>19</text:p>
          </table:table-cell>
          <table:table-cell office:value-type="float" office:value="82.655000000000001" table:style-name="ce1">
            <text:p>82.655</text:p>
          </table:table-cell>
          <table:table-cell office:value-type="float" office:value="111" table:style-name="ce1">
            <text:p>111</text:p>
          </table:table-cell>
          <table:table-cell office:value-type="float" office:value="19" table:style-name="ce1">
            <text:p>19</text:p>
          </table:table-cell>
          <table:table-cell office:value-type="float" office:value="139.989" table:style-name="ce1">
            <text:p>139.989</text:p>
          </table:table-cell>
          <table:table-cell office:value-type="float" office:value="342" table:style-name="ce1">
            <text:p>342</text:p>
          </table:table-cell>
          <table:table-cell office:value-type="float" office:value="19" table:style-name="ce1">
            <text:p>19</text:p>
          </table:table-cell>
          <table:table-cell office:value-type="float" office:value="91.665400000000005" table:formula="of:=SUM([.B21];[.E21];[.H21];[.K21];[.N21])/COUNT([.B21];[.E21];[.H21];[.K21];[.N21])" table:style-name="ce1">
            <text:p>91.6654</text:p>
          </table:table-cell>
          <table:table-cell office:value-type="float" office:value="91.665400000000005" table:formula="of:=IF(ISNUMBER([.Q21]); [.Q21]; &quot;nan&quot;)" table:style-name="ce1">
            <text:p>91.6654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84.404" table:style-name="ce1">
            <text:p>484.404</text:p>
          </table:table-cell>
          <table:table-cell office:value-type="float" office:value="164" table:style-name="ce1">
            <text:p>164</text:p>
          </table:table-cell>
          <table:table-cell office:value-type="float" office:value="20" table:style-name="ce1">
            <text:p>20</text:p>
          </table:table-cell>
          <table:table-cell office:value-type="float" office:value="399.61700000000002" table:style-name="ce1">
            <text:p>399.617</text:p>
          </table:table-cell>
          <table:table-cell office:value-type="float" office:value="244" table:style-name="ce1">
            <text:p>244</text:p>
          </table:table-cell>
          <table:table-cell office:value-type="float" office:value="20" table:style-name="ce1">
            <text:p>20</text:p>
          </table:table-cell>
          <table:table-cell office:value-type="float" office:value="586.73900000000003" table:style-name="ce1">
            <text:p>586.739</text:p>
          </table:table-cell>
          <table:table-cell office:value-type="float" office:value="197" table:style-name="ce1">
            <text:p>197</text:p>
          </table:table-cell>
          <table:table-cell office:value-type="float" office:value="20" table:style-name="ce1">
            <text:p>20</text:p>
          </table:table-cell>
          <table:table-cell office:value-type="float" office:value="618.65800000000002" table:style-name="ce1">
            <text:p>618.658</text:p>
          </table:table-cell>
          <table:table-cell office:value-type="float" office:value="158" table:style-name="ce1">
            <text:p>158</text:p>
          </table:table-cell>
          <table:table-cell office:value-type="float" office:value="20" table:style-name="ce1">
            <text:p>20</text:p>
          </table:table-cell>
          <table:table-cell office:value-type="float" office:value="579.77800000000002" table:style-name="ce1">
            <text:p>579.778</text:p>
          </table:table-cell>
          <table:table-cell office:value-type="float" office:value="167" table:style-name="ce1">
            <text:p>167</text:p>
          </table:table-cell>
          <table:table-cell office:value-type="float" office:value="20" table:style-name="ce1">
            <text:p>20</text:p>
          </table:table-cell>
          <table:table-cell office:value-type="float" office:value="533.83920000000001" table:formula="of:=SUM([.B22];[.E22];[.H22];[.K22];[.N22])/COUNT([.B22];[.E22];[.H22];[.K22];[.N22])" table:style-name="ce1">
            <text:p>533.8392</text:p>
          </table:table-cell>
          <table:table-cell office:value-type="float" office:value="533.83920000000001" table:formula="of:=IF(ISNUMBER([.Q22]); [.Q22]; &quot;nan&quot;)" table:style-name="ce1">
            <text:p>533.8392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dentide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1">
            <text:p>avg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21299999999999999" table:style-name="ce1">
            <text:p>0.213</text:p>
          </table:table-cell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0.127" table:style-name="ce1">
            <text:p>0.127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0.214" table:style-name="ce1">
            <text:p>0.214</text:p>
          </table:table-cell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0.15419999999999998" table:formula="of:=SUM([.B26];[.E26];[.H26];[.K26];[.N26])/COUNT([.B26];[.E26];[.H26];[.K26];[.N26])" table:style-name="ce1">
            <text:p>0.1542</text:p>
          </table:table-cell>
          <table:table-cell office:value-type="float" office:value="0.15419999999999998" table:formula="of:=IF(ISNUMBER([.Q26]); [.Q26]; &quot;nan&quot;)" table:style-name="ce1">
            <text:p>0.1542</text:p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06" table:style-name="ce1">
            <text:p>0.10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0.113" table:style-name="ce1">
            <text:p>0.113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0.128" table:style-name="ce1">
            <text:p>0.128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9.5599999999999991E-2" table:formula="of:=SUM([.B27];[.E27];[.H27];[.K27];[.N27])/COUNT([.B27];[.E27];[.H27];[.K27];[.N27])" table:style-name="ce1">
            <text:p>0.0956</text:p>
          </table:table-cell>
          <table:table-cell office:value-type="float" office:value="9.5599999999999991E-2" table:formula="of:=IF(ISNUMBER([.Q27]); [.Q27]; &quot;nan&quot;)" table:style-name="ce1">
            <text:p>0.0956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67" table:style-name="ce1">
            <text:p>0.67</text:p>
          </table:table-cell>
          <table:table-cell office:value-type="float" office:value="273" table:style-name="ce1">
            <text:p>273</text:p>
          </table:table-cell>
          <table:table-cell office:value-type="float" office:value="3" table:style-name="ce1">
            <text:p>3</text:p>
          </table:table-cell>
          <table:table-cell office:value-type="float" office:value="0.24099999999999999" table:style-name="ce1">
            <text:p>0.241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0.23400000000000001" table:style-name="ce1">
            <text:p>0.234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156" table:style-name="ce1">
            <text:p>156</text:p>
          </table:table-cell>
          <table:table-cell office:value-type="float" office:value="3" table:style-name="ce1">
            <text:p>3</text:p>
          </table:table-cell>
          <table:table-cell office:value-type="float" office:value="0.51900000000000002" table:style-name="ce1">
            <text:p>0.519</text:p>
          </table:table-cell>
          <table:table-cell office:value-type="float" office:value="246" table:style-name="ce1">
            <text:p>246</text:p>
          </table:table-cell>
          <table:table-cell office:value-type="float" office:value="3" table:style-name="ce1">
            <text:p>3</text:p>
          </table:table-cell>
          <table:table-cell office:value-type="float" office:value="0.40239999999999998" table:formula="of:=SUM([.B28];[.E28];[.H28];[.K28];[.N28])/COUNT([.B28];[.E28];[.H28];[.K28];[.N28])" table:style-name="ce1">
            <text:p>0.4024</text:p>
          </table:table-cell>
          <table:table-cell office:value-type="float" office:value="0.40239999999999998" table:formula="of:=IF(ISNUMBER([.Q28]); [.Q28]; &quot;nan&quot;)" table:style-name="ce1">
            <text:p>0.4024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0.19900000000000001" table:style-name="ce1">
            <text:p>0.199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83" table:style-name="ce1">
            <text:p>83</text:p>
          </table:table-cell>
          <table:table-cell office:value-type="float" office:value="4" table:style-name="ce1">
            <text:p>4</text:p>
          </table:table-cell>
          <table:table-cell office:value-type="float" office:value="0.183" table:style-name="ce1">
            <text:p>0.183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.19400000000000001" table:formula="of:=SUM([.B29];[.E29];[.H29];[.K29];[.N29])/COUNT([.B29];[.E29];[.H29];[.K29];[.N29])" table:style-name="ce1">
            <text:p>0.194</text:p>
          </table:table-cell>
          <table:table-cell office:value-type="float" office:value="0.19400000000000001" table:formula="of:=IF(ISNUMBER([.Q29]); [.Q29]; &quot;nan&quot;)" table:style-name="ce1">
            <text:p>0.194</text:p>
          </table:table-cell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73599999999999999" table:style-name="ce1">
            <text:p>0.736</text:p>
          </table:table-cell>
          <table:table-cell office:value-type="float" office:value="243" table:style-name="ce1">
            <text:p>243</text:p>
          </table:table-cell>
          <table:table-cell office:value-type="float" office:value="5" table:style-name="ce1">
            <text:p>5</text:p>
          </table:table-cell>
          <table:table-cell office:value-type="float" office:value="0.76800000000000002" table:style-name="ce1">
            <text:p>0.768</text:p>
          </table:table-cell>
          <table:table-cell office:value-type="float" office:value="214" table:style-name="ce1">
            <text:p>214</text:p>
          </table:table-cell>
          <table:table-cell office:value-type="float" office:value="5" table:style-name="ce1">
            <text:p>5</text:p>
          </table:table-cell>
          <table:table-cell office:value-type="float" office:value="1.2150000000000001" table:style-name="ce1">
            <text:p>1.215</text:p>
          </table:table-cell>
          <table:table-cell office:value-type="float" office:value="142" table:style-name="ce1">
            <text:p>142</text:p>
          </table:table-cell>
          <table:table-cell office:value-type="float" office:value="5" table:style-name="ce1">
            <text:p>5</text:p>
          </table:table-cell>
          <table:table-cell office:value-type="float" office:value="1.02" table:style-name="ce1">
            <text:p>1.02</text:p>
          </table:table-cell>
          <table:table-cell office:value-type="float" office:value="372" table:style-name="ce1">
            <text:p>372</text:p>
          </table:table-cell>
          <table:table-cell office:value-type="float" office:value="5" table:style-name="ce1">
            <text:p>5</text:p>
          </table:table-cell>
          <table:table-cell office:value-type="float" office:value="0.89400000000000002" table:style-name="ce1">
            <text:p>0.894</text:p>
          </table:table-cell>
          <table:table-cell office:value-type="float" office:value="283" table:style-name="ce1">
            <text:p>283</text:p>
          </table:table-cell>
          <table:table-cell office:value-type="float" office:value="5" table:style-name="ce1">
            <text:p>5</text:p>
          </table:table-cell>
          <table:table-cell office:value-type="float" office:value="0.92659999999999998" table:formula="of:=SUM([.B30];[.E30];[.H30];[.K30];[.N30])/COUNT([.B30];[.E30];[.H30];[.K30];[.N30])" table:style-name="ce1">
            <text:p>0.9266</text:p>
          </table:table-cell>
          <table:table-cell office:value-type="float" office:value="0.92659999999999998" table:formula="of:=IF(ISNUMBER([.Q30]); [.Q30]; &quot;nan&quot;)" table:style-name="ce1">
            <text:p>0.9266</text:p>
          </table:table-cell>
          <table:table-cell table:number-columns-repeated="1636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76700000000000002" table:style-name="ce1">
            <text:p>0.767</text:p>
          </table:table-cell>
          <table:table-cell office:value-type="float" office:value="168" table:style-name="ce1">
            <text:p>168</text:p>
          </table:table-cell>
          <table:table-cell office:value-type="float" office:value="6" table:style-name="ce1">
            <text:p>6</text:p>
          </table:table-cell>
          <table:table-cell office:value-type="float" office:value="1.407" table:style-name="ce1">
            <text:p>1.407</text:p>
          </table:table-cell>
          <table:table-cell office:value-type="float" office:value="321" table:style-name="ce1">
            <text:p>321</text:p>
          </table:table-cell>
          <table:table-cell office:value-type="float" office:value="6" table:style-name="ce1">
            <text:p>6</text:p>
          </table:table-cell>
          <table:table-cell office:value-type="float" office:value="0.88100000000000001" table:style-name="ce1">
            <text:p>0.881</text:p>
          </table:table-cell>
          <table:table-cell office:value-type="float" office:value="184" table:style-name="ce1">
            <text:p>184</text:p>
          </table:table-cell>
          <table:table-cell office:value-type="float" office:value="6" table:style-name="ce1">
            <text:p>6</text:p>
          </table:table-cell>
          <table:table-cell office:value-type="float" office:value="0.71599999999999997" table:style-name="ce1">
            <text:p>0.716</text:p>
          </table:table-cell>
          <table:table-cell office:value-type="float" office:value="152" table:style-name="ce1">
            <text:p>152</text:p>
          </table:table-cell>
          <table:table-cell office:value-type="float" office:value="6" table:style-name="ce1">
            <text:p>6</text:p>
          </table:table-cell>
          <table:table-cell office:value-type="float" office:value="2.1989999999999998" table:style-name="ce1">
            <text:p>2.199</text:p>
          </table:table-cell>
          <table:table-cell office:value-type="float" office:value="341" table:style-name="ce1">
            <text:p>341</text:p>
          </table:table-cell>
          <table:table-cell office:value-type="float" office:value="6" table:style-name="ce1">
            <text:p>6</text:p>
          </table:table-cell>
          <table:table-cell office:value-type="float" office:value="1.194" table:formula="of:=SUM([.B31];[.E31];[.H31];[.K31];[.N31])/COUNT([.B31];[.E31];[.H31];[.K31];[.N31])" table:style-name="ce1">
            <text:p>1.194</text:p>
          </table:table-cell>
          <table:table-cell office:value-type="float" office:value="1.194" table:formula="of:=IF(ISNUMBER([.Q31]); [.Q31]; &quot;nan&quot;)" table:style-name="ce1">
            <text:p>1.194</text:p>
          </table:table-cell>
          <table:table-cell table:number-columns-repeated="1636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377" table:style-name="ce1">
            <text:p>0.377</text:p>
          </table:table-cell>
          <table:table-cell office:value-type="float" office:value="68" table:style-name="ce1">
            <text:p>68</text:p>
          </table:table-cell>
          <table:table-cell office:value-type="float" office:value="7" table:style-name="ce1">
            <text:p>7</text:p>
          </table:table-cell>
          <table:table-cell office:value-type="float" office:value="0.58299999999999996" table:style-name="ce1">
            <text:p>0.583</text:p>
          </table:table-cell>
          <table:table-cell office:value-type="float" office:value="131" table:style-name="ce1">
            <text:p>131</text:p>
          </table:table-cell>
          <table:table-cell office:value-type="float" office:value="7" table:style-name="ce1">
            <text:p>7</text:p>
          </table:table-cell>
          <table:table-cell office:value-type="float" office:value="0.442" table:style-name="ce1">
            <text:p>0.442</text:p>
          </table:table-cell>
          <table:table-cell office:value-type="float" office:value="76" table:style-name="ce1">
            <text:p>76</text:p>
          </table:table-cell>
          <table:table-cell office:value-type="float" office:value="7" table:style-name="ce1">
            <text:p>7</text:p>
          </table:table-cell>
          <table:table-cell office:value-type="float" office:value="0.625" table:style-name="ce1">
            <text:p>0.625</text:p>
          </table:table-cell>
          <table:table-cell office:value-type="float" office:value="172" table:style-name="ce1">
            <text:p>172</text:p>
          </table:table-cell>
          <table:table-cell office:value-type="float" office:value="7" table:style-name="ce1">
            <text:p>7</text:p>
          </table:table-cell>
          <table:table-cell office:value-type="float" office:value="0.68300000000000005" table:style-name="ce1">
            <text:p>0.683</text:p>
          </table:table-cell>
          <table:table-cell office:value-type="float" office:value="163" table:style-name="ce1">
            <text:p>163</text:p>
          </table:table-cell>
          <table:table-cell office:value-type="float" office:value="7" table:style-name="ce1">
            <text:p>7</text:p>
          </table:table-cell>
          <table:table-cell office:value-type="float" office:value="0.54200000000000004" table:formula="of:=SUM([.B32];[.E32];[.H32];[.K32];[.N32])/COUNT([.B32];[.E32];[.H32];[.K32];[.N32])" table:style-name="ce1">
            <text:p>0.542</text:p>
          </table:table-cell>
          <table:table-cell office:value-type="float" office:value="0.54200000000000004" table:formula="of:=IF(ISNUMBER([.Q32]); [.Q32]; &quot;nan&quot;)" table:style-name="ce1">
            <text:p>0.542</text:p>
          </table:table-cell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.0539999999999998" table:style-name="ce1">
            <text:p>2.054</text:p>
          </table:table-cell>
          <table:table-cell office:value-type="float" office:value="300" table:style-name="ce1">
            <text:p>300</text:p>
          </table:table-cell>
          <table:table-cell office:value-type="float" office:value="8" table:style-name="ce1">
            <text:p>8</text:p>
          </table:table-cell>
          <table:table-cell office:value-type="float" office:value="1.4750000000000001" table:style-name="ce1">
            <text:p>1.475</text:p>
          </table:table-cell>
          <table:table-cell office:value-type="float" office:value="139" table:style-name="ce1">
            <text:p>139</text:p>
          </table:table-cell>
          <table:table-cell office:value-type="float" office:value="8" table:style-name="ce1">
            <text:p>8</text:p>
          </table:table-cell>
          <table:table-cell office:value-type="float" office:value="2.1360000000000001" table:style-name="ce1">
            <text:p>2.136</text:p>
          </table:table-cell>
          <table:table-cell office:value-type="float" office:value="386" table:style-name="ce1">
            <text:p>386</text:p>
          </table:table-cell>
          <table:table-cell office:value-type="float" office:value="8" table:style-name="ce1">
            <text:p>8</text:p>
          </table:table-cell>
          <table:table-cell office:value-type="float" office:value="1.772" table:style-name="ce1">
            <text:p>1.772</text:p>
          </table:table-cell>
          <table:table-cell office:value-type="float" office:value="236" table:style-name="ce1">
            <text:p>236</text:p>
          </table:table-cell>
          <table:table-cell office:value-type="float" office:value="8" table:style-name="ce1">
            <text:p>8</text:p>
          </table:table-cell>
          <table:table-cell office:value-type="float" office:value="1.6679999999999999" table:style-name="ce1">
            <text:p>1.668</text:p>
          </table:table-cell>
          <table:table-cell office:value-type="float" office:value="238" table:style-name="ce1">
            <text:p>238</text:p>
          </table:table-cell>
          <table:table-cell office:value-type="float" office:value="8" table:style-name="ce1">
            <text:p>8</text:p>
          </table:table-cell>
          <table:table-cell office:value-type="float" office:value="1.8210000000000002" table:formula="of:=SUM([.B33];[.E33];[.H33];[.K33];[.N33])/COUNT([.B33];[.E33];[.H33];[.K33];[.N33])" table:style-name="ce1">
            <text:p>1.821</text:p>
          </table:table-cell>
          <table:table-cell office:value-type="float" office:value="1.8210000000000002" table:formula="of:=IF(ISNUMBER([.Q33]); [.Q33]; &quot;nan&quot;)" table:style-name="ce1">
            <text:p>1.821</text:p>
          </table:table-cell>
          <table:table-cell table:number-columns-repeated="1636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988" table:style-name="ce1">
            <text:p>2.988</text:p>
          </table:table-cell>
          <table:table-cell office:value-type="float" office:value="401" table:style-name="ce1">
            <text:p>401</text:p>
          </table:table-cell>
          <table:table-cell office:value-type="float" office:value="9" table:style-name="ce1">
            <text:p>9</text:p>
          </table:table-cell>
          <table:table-cell office:value-type="float" office:value="23.032" table:style-name="ce1">
            <text:p>23.032</text:p>
          </table:table-cell>
          <table:table-cell office:value-type="float" office:value="726" table:style-name="ce1">
            <text:p>726</text:p>
          </table:table-cell>
          <table:table-cell office:value-type="float" office:value="9" table:style-name="ce1">
            <text:p>9</text:p>
          </table:table-cell>
          <table:table-cell office:value-type="float" office:value="12.082000000000001" table:style-name="ce1">
            <text:p>12.082</text:p>
          </table:table-cell>
          <table:table-cell office:value-type="float" office:value="281" table:style-name="ce1">
            <text:p>281</text:p>
          </table:table-cell>
          <table:table-cell office:value-type="float" office:value="9" table:style-name="ce1">
            <text:p>9</text:p>
          </table:table-cell>
          <table:table-cell office:value-type="float" office:value="15.686" table:style-name="ce1">
            <text:p>15.686</text:p>
          </table:table-cell>
          <table:table-cell office:value-type="float" office:value="446" table:style-name="ce1">
            <text:p>446</text:p>
          </table:table-cell>
          <table:table-cell office:value-type="float" office:value="9" table:style-name="ce1">
            <text:p>9</text:p>
          </table:table-cell>
          <table:table-cell office:value-type="float" office:value="15.663" table:style-name="ce1">
            <text:p>15.663</text:p>
          </table:table-cell>
          <table:table-cell office:value-type="float" office:value="587" table:style-name="ce1">
            <text:p>587</text:p>
          </table:table-cell>
          <table:table-cell office:value-type="float" office:value="9" table:style-name="ce1">
            <text:p>9</text:p>
          </table:table-cell>
          <table:table-cell office:value-type="float" office:value="13.890200000000002" table:formula="of:=SUM([.B34];[.E34];[.H34];[.K34];[.N34])/COUNT([.B34];[.E34];[.H34];[.K34];[.N34])" table:style-name="ce1">
            <text:p>13.8902</text:p>
          </table:table-cell>
          <table:table-cell office:value-type="float" office:value="13.890200000000002" table:formula="of:=IF(ISNUMBER([.Q34]); [.Q34]; &quot;nan&quot;)" table:style-name="ce1">
            <text:p>13.8902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6909999999999998" table:style-name="ce1">
            <text:p>2.691</text:p>
          </table:table-cell>
          <table:table-cell office:value-type="float" office:value="243" table:style-name="ce1">
            <text:p>243</text:p>
          </table:table-cell>
          <table:table-cell office:value-type="float" office:value="10" table:style-name="ce1">
            <text:p>10</text:p>
          </table:table-cell>
          <table:table-cell office:value-type="float" office:value="2.2970000000000002" table:style-name="ce1">
            <text:p>2.297</text:p>
          </table:table-cell>
          <table:table-cell office:value-type="float" office:value="175" table:style-name="ce1">
            <text:p>175</text:p>
          </table:table-cell>
          <table:table-cell office:value-type="float" office:value="10" table:style-name="ce1">
            <text:p>10</text:p>
          </table:table-cell>
          <table:table-cell office:value-type="float" office:value="3.0910000000000002" table:style-name="ce1">
            <text:p>3.091</text:p>
          </table:table-cell>
          <table:table-cell office:value-type="float" office:value="314" table:style-name="ce1">
            <text:p>314</text:p>
          </table:table-cell>
          <table:table-cell office:value-type="float" office:value="10" table:style-name="ce1">
            <text:p>10</text:p>
          </table:table-cell>
          <table:table-cell office:value-type="float" office:value="3.5070000000000001" table:style-name="ce1">
            <text:p>3.507</text:p>
          </table:table-cell>
          <table:table-cell office:value-type="float" office:value="316" table:style-name="ce1">
            <text:p>316</text:p>
          </table:table-cell>
          <table:table-cell office:value-type="float" office:value="10" table:style-name="ce1">
            <text:p>10</text:p>
          </table:table-cell>
          <table:table-cell office:value-type="float" office:value="2.8959999999999999" table:style-name="ce1">
            <text:p>2.896</text:p>
          </table:table-cell>
          <table:table-cell office:value-type="float" office:value="290" table:style-name="ce1">
            <text:p>290</text:p>
          </table:table-cell>
          <table:table-cell office:value-type="float" office:value="10" table:style-name="ce1">
            <text:p>10</text:p>
          </table:table-cell>
          <table:table-cell office:value-type="float" office:value="2.8963999999999999" table:formula="of:=SUM([.B35];[.E35];[.H35];[.K35];[.N35])/COUNT([.B35];[.E35];[.H35];[.K35];[.N35])" table:style-name="ce1">
            <text:p>2.8964</text:p>
          </table:table-cell>
          <table:table-cell office:value-type="float" office:value="2.8963999999999999" table:formula="of:=IF(ISNUMBER([.Q35]); [.Q35]; &quot;nan&quot;)" table:style-name="ce1">
            <text:p>2.8964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7.706" table:style-name="ce1">
            <text:p>27.706</text:p>
          </table:table-cell>
          <table:table-cell office:value-type="float" office:value="646" table:style-name="ce1">
            <text:p>646</text:p>
          </table:table-cell>
          <table:table-cell office:value-type="float" office:value="11" table:style-name="ce1">
            <text:p>11</text:p>
          </table:table-cell>
          <table:table-cell office:value-type="float" office:value="5.6040000000000001" table:style-name="ce1">
            <text:p>5.604</text:p>
          </table:table-cell>
          <table:table-cell office:value-type="float" office:value="372" table:style-name="ce1">
            <text:p>372</text:p>
          </table:table-cell>
          <table:table-cell office:value-type="float" office:value="11" table:style-name="ce1">
            <text:p>11</text:p>
          </table:table-cell>
          <table:table-cell office:value-type="float" office:value="13.074999999999999" table:style-name="ce1">
            <text:p>13.075</text:p>
          </table:table-cell>
          <table:table-cell office:value-type="float" office:value="341" table:style-name="ce1">
            <text:p>341</text:p>
          </table:table-cell>
          <table:table-cell office:value-type="float" office:value="11" table:style-name="ce1">
            <text:p>11</text:p>
          </table:table-cell>
          <table:table-cell office:value-type="float" office:value="10.266" table:style-name="ce1">
            <text:p>10.266</text:p>
          </table:table-cell>
          <table:table-cell office:value-type="float" office:value="341" table:style-name="ce1">
            <text:p>341</text:p>
          </table:table-cell>
          <table:table-cell office:value-type="float" office:value="11" table:style-name="ce1">
            <text:p>11</text:p>
          </table:table-cell>
          <table:table-cell office:value-type="float" office:value="19.648" table:style-name="ce1">
            <text:p>19.648</text:p>
          </table:table-cell>
          <table:table-cell office:value-type="float" office:value="277" table:style-name="ce1">
            <text:p>277</text:p>
          </table:table-cell>
          <table:table-cell office:value-type="float" office:value="11" table:style-name="ce1">
            <text:p>11</text:p>
          </table:table-cell>
          <table:table-cell office:value-type="float" office:value="15.259800000000002" table:formula="of:=SUM([.B36];[.E36];[.H36];[.K36];[.N36])/COUNT([.B36];[.E36];[.H36];[.K36];[.N36])" table:style-name="ce1">
            <text:p>15.2598</text:p>
          </table:table-cell>
          <table:table-cell office:value-type="float" office:value="15.259800000000002" table:formula="of:=IF(ISNUMBER([.Q36]); [.Q36]; &quot;nan&quot;)" table:style-name="ce1">
            <text:p>15.2598</text:p>
          </table:table-cell>
          <table:table-cell table:number-columns-repeated="1636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.2879999999999998" table:style-name="ce1">
            <text:p>3.288</text:p>
          </table:table-cell>
          <table:table-cell office:value-type="float" office:value="272" table:style-name="ce1">
            <text:p>272</text:p>
          </table:table-cell>
          <table:table-cell office:value-type="float" office:value="12" table:style-name="ce1">
            <text:p>12</text:p>
          </table:table-cell>
          <table:table-cell office:value-type="float" office:value="3.6840000000000002" table:style-name="ce1">
            <text:p>3.684</text:p>
          </table:table-cell>
          <table:table-cell office:value-type="float" office:value="292" table:style-name="ce1">
            <text:p>292</text:p>
          </table:table-cell>
          <table:table-cell office:value-type="float" office:value="12" table:style-name="ce1">
            <text:p>12</text:p>
          </table:table-cell>
          <table:table-cell office:value-type="float" office:value="4.9660000000000002" table:style-name="ce1">
            <text:p>4.966</text:p>
          </table:table-cell>
          <table:table-cell office:value-type="float" office:value="366" table:style-name="ce1">
            <text:p>366</text:p>
          </table:table-cell>
          <table:table-cell office:value-type="float" office:value="12" table:style-name="ce1">
            <text:p>12</text:p>
          </table:table-cell>
          <table:table-cell office:value-type="float" office:value="2.7240000000000002" table:style-name="ce1">
            <text:p>2.724</text:p>
          </table:table-cell>
          <table:table-cell office:value-type="float" office:value="189" table:style-name="ce1">
            <text:p>189</text:p>
          </table:table-cell>
          <table:table-cell office:value-type="float" office:value="12" table:style-name="ce1">
            <text:p>12</text:p>
          </table:table-cell>
          <table:table-cell office:value-type="float" office:value="1.802" table:style-name="ce1">
            <text:p>1.802</text:p>
          </table:table-cell>
          <table:table-cell office:value-type="float" office:value="120" table:style-name="ce1">
            <text:p>120</text:p>
          </table:table-cell>
          <table:table-cell office:value-type="float" office:value="12" table:style-name="ce1">
            <text:p>12</text:p>
          </table:table-cell>
          <table:table-cell office:value-type="float" office:value="3.2927999999999997" table:formula="of:=SUM([.B37];[.E37];[.H37];[.K37];[.N37])/COUNT([.B37];[.E37];[.H37];[.K37];[.N37])" table:style-name="ce1">
            <text:p>3.2928</text:p>
          </table:table-cell>
          <table:table-cell office:value-type="float" office:value="3.2927999999999997" table:formula="of:=IF(ISNUMBER([.Q37]); [.Q37]; &quot;nan&quot;)" table:style-name="ce1">
            <text:p>3.2928</text:p>
          </table:table-cell>
          <table:table-cell table:number-columns-repeated="1636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0.597000000000001" table:style-name="ce1">
            <text:p>30.597</text:p>
          </table:table-cell>
          <table:table-cell office:value-type="float" office:value="548" table:style-name="ce1">
            <text:p>548</text:p>
          </table:table-cell>
          <table:table-cell office:value-type="float" office:value="13" table:style-name="ce1">
            <text:p>13</text:p>
          </table:table-cell>
          <table:table-cell office:value-type="float" office:value="31.5" table:style-name="ce1">
            <text:p>31.5</text:p>
          </table:table-cell>
          <table:table-cell office:value-type="float" office:value="602" table:style-name="ce1">
            <text:p>602</text:p>
          </table:table-cell>
          <table:table-cell office:value-type="float" office:value="13" table:style-name="ce1">
            <text:p>13</text:p>
          </table:table-cell>
          <table:table-cell office:value-type="float" office:value="45.97" table:style-name="ce1">
            <text:p>45.97</text:p>
          </table:table-cell>
          <table:table-cell office:value-type="float" office:value="650" table:style-name="ce1">
            <text:p>650</text:p>
          </table:table-cell>
          <table:table-cell office:value-type="float" office:value="13" table:style-name="ce1">
            <text:p>13</text:p>
          </table:table-cell>
          <table:table-cell office:value-type="float" office:value="30.678999999999998" table:style-name="ce1">
            <text:p>30.679</text:p>
          </table:table-cell>
          <table:table-cell office:value-type="float" office:value="506" table:style-name="ce1">
            <text:p>506</text:p>
          </table:table-cell>
          <table:table-cell office:value-type="float" office:value="13" table:style-name="ce1">
            <text:p>13</text:p>
          </table:table-cell>
          <table:table-cell office:value-type="float" office:value="26.376999999999999" table:style-name="ce1">
            <text:p>26.377</text:p>
          </table:table-cell>
          <table:table-cell office:value-type="float" office:value="398" table:style-name="ce1">
            <text:p>398</text:p>
          </table:table-cell>
          <table:table-cell office:value-type="float" office:value="13" table:style-name="ce1">
            <text:p>13</text:p>
          </table:table-cell>
          <table:table-cell office:value-type="float" office:value="33.024600000000007" table:formula="of:=SUM([.B38];[.E38];[.H38];[.K38];[.N38])/COUNT([.B38];[.E38];[.H38];[.K38];[.N38])" table:style-name="ce1">
            <text:p>33.0246</text:p>
          </table:table-cell>
          <table:table-cell office:value-type="float" office:value="33.024600000000007" table:formula="of:=IF(ISNUMBER([.Q38]); [.Q38]; &quot;nan&quot;)" table:style-name="ce1">
            <text:p>33.0246</text:p>
          </table:table-cell>
          <table:table-cell table:number-columns-repeated="1636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.9" table:style-name="ce1">
            <text:p>9.9</text:p>
          </table:table-cell>
          <table:table-cell office:value-type="float" office:value="396" table:style-name="ce1">
            <text:p>396</text:p>
          </table:table-cell>
          <table:table-cell office:value-type="float" office:value="14" table:style-name="ce1">
            <text:p>14</text:p>
          </table:table-cell>
          <table:table-cell office:value-type="float" office:value="3.4220000000000002" table:style-name="ce1">
            <text:p>3.422</text:p>
          </table:table-cell>
          <table:table-cell office:value-type="float" office:value="300" table:style-name="ce1">
            <text:p>300</text:p>
          </table:table-cell>
          <table:table-cell office:value-type="float" office:value="14" table:style-name="ce1">
            <text:p>14</text:p>
          </table:table-cell>
          <table:table-cell office:value-type="float" office:value="20.765999999999998" table:style-name="ce1">
            <text:p>20.766</text:p>
          </table:table-cell>
          <table:table-cell office:value-type="float" office:value="513" table:style-name="ce1">
            <text:p>513</text:p>
          </table:table-cell>
          <table:table-cell office:value-type="float" office:value="14" table:style-name="ce1">
            <text:p>14</text:p>
          </table:table-cell>
          <table:table-cell office:value-type="float" office:value="19.975000000000001" table:style-name="ce1">
            <text:p>19.975</text:p>
          </table:table-cell>
          <table:table-cell office:value-type="float" office:value="489" table:style-name="ce1">
            <text:p>489</text:p>
          </table:table-cell>
          <table:table-cell office:value-type="float" office:value="14" table:style-name="ce1">
            <text:p>14</text:p>
          </table:table-cell>
          <table:table-cell office:value-type="float" office:value="14.885" table:style-name="ce1">
            <text:p>14.885</text:p>
          </table:table-cell>
          <table:table-cell office:value-type="float" office:value="322" table:style-name="ce1">
            <text:p>322</text:p>
          </table:table-cell>
          <table:table-cell office:value-type="float" office:value="14" table:style-name="ce1">
            <text:p>14</text:p>
          </table:table-cell>
          <table:table-cell office:value-type="float" office:value="13.789600000000002" table:formula="of:=SUM([.B39];[.E39];[.H39];[.K39];[.N39])/COUNT([.B39];[.E39];[.H39];[.K39];[.N39])" table:style-name="ce1">
            <text:p>13.7896</text:p>
          </table:table-cell>
          <table:table-cell office:value-type="float" office:value="13.789600000000002" table:formula="of:=IF(ISNUMBER([.Q39]); [.Q39]; &quot;nan&quot;)" table:style-name="ce1">
            <text:p>13.7896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1.992999999999995" table:style-name="ce1">
            <text:p>81.993</text:p>
          </table:table-cell>
          <table:table-cell office:value-type="float" office:value="816" table:style-name="ce1">
            <text:p>816</text:p>
          </table:table-cell>
          <table:table-cell office:value-type="float" office:value="15" table:style-name="ce1">
            <text:p>15</text:p>
          </table:table-cell>
          <table:table-cell office:value-type="float" office:value="84.156999999999996" table:style-name="ce1">
            <text:p>84.157</text:p>
          </table:table-cell>
          <table:table-cell office:value-type="float" office:value="975" table:style-name="ce1">
            <text:p>975</text:p>
          </table:table-cell>
          <table:table-cell office:value-type="float" office:value="15" table:style-name="ce1">
            <text:p>15</text:p>
          </table:table-cell>
          <table:table-cell office:value-type="float" office:value="80.793999999999997" table:style-name="ce1">
            <text:p>80.794</text:p>
          </table:table-cell>
          <table:table-cell office:value-type="float" office:value="609" table:style-name="ce1">
            <text:p>609</text:p>
          </table:table-cell>
          <table:table-cell office:value-type="float" office:value="15" table:style-name="ce1">
            <text:p>15</text:p>
          </table:table-cell>
          <table:table-cell office:value-type="float" office:value="202.68600000000001" table:style-name="ce1">
            <text:p>202.686</text:p>
          </table:table-cell>
          <table:table-cell office:value-type="float" office:value="1195" table:style-name="ce1">
            <text:p>1195</text:p>
          </table:table-cell>
          <table:table-cell office:value-type="float" office:value="15" table:style-name="ce1">
            <text:p>15</text:p>
          </table:table-cell>
          <table:table-cell office:value-type="float" office:value="80.069000000000003" table:style-name="ce1">
            <text:p>80.069</text:p>
          </table:table-cell>
          <table:table-cell office:value-type="float" office:value="871" table:style-name="ce1">
            <text:p>871</text:p>
          </table:table-cell>
          <table:table-cell office:value-type="float" office:value="15" table:style-name="ce1">
            <text:p>15</text:p>
          </table:table-cell>
          <table:table-cell office:value-type="float" office:value="105.93979999999999" table:formula="of:=SUM([.B40];[.E40];[.H40];[.K40];[.N40])/COUNT([.B40];[.E40];[.H40];[.K40];[.N40])" table:style-name="ce1">
            <text:p>105.9398</text:p>
          </table:table-cell>
          <table:table-cell office:value-type="float" office:value="105.93979999999999" table:formula="of:=IF(ISNUMBER([.Q40]); [.Q40]; &quot;nan&quot;)" table:style-name="ce1">
            <text:p>105.9398</text:p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.718" table:style-name="ce1">
            <text:p>4.718</text:p>
          </table:table-cell>
          <table:table-cell office:value-type="float" office:value="420" table:style-name="ce1">
            <text:p>420</text:p>
          </table:table-cell>
          <table:table-cell office:value-type="float" office:value="16" table:style-name="ce1">
            <text:p>16</text:p>
          </table:table-cell>
          <table:table-cell office:value-type="float" office:value="17.486999999999998" table:style-name="ce1">
            <text:p>17.487</text:p>
          </table:table-cell>
          <table:table-cell office:value-type="float" office:value="417" table:style-name="ce1">
            <text:p>417</text:p>
          </table:table-cell>
          <table:table-cell office:value-type="float" office:value="16" table:style-name="ce1">
            <text:p>16</text:p>
          </table:table-cell>
          <table:table-cell office:value-type="float" office:value="20.408999999999999" table:style-name="ce1">
            <text:p>20.409</text:p>
          </table:table-cell>
          <table:table-cell office:value-type="float" office:value="512" table:style-name="ce1">
            <text:p>512</text:p>
          </table:table-cell>
          <table:table-cell office:value-type="float" office:value="16" table:style-name="ce1">
            <text:p>16</text:p>
          </table:table-cell>
          <table:table-cell office:value-type="float" office:value="21.946000000000002" table:style-name="ce1">
            <text:p>21.946</text:p>
          </table:table-cell>
          <table:table-cell office:value-type="float" office:value="563" table:style-name="ce1">
            <text:p>563</text:p>
          </table:table-cell>
          <table:table-cell office:value-type="float" office:value="16" table:style-name="ce1">
            <text:p>16</text:p>
          </table:table-cell>
          <table:table-cell office:value-type="float" office:value="8.4090000000000007" table:style-name="ce1">
            <text:p>8.409</text:p>
          </table:table-cell>
          <table:table-cell office:value-type="float" office:value="420" table:style-name="ce1">
            <text:p>420</text:p>
          </table:table-cell>
          <table:table-cell office:value-type="float" office:value="16" table:style-name="ce1">
            <text:p>16</text:p>
          </table:table-cell>
          <table:table-cell office:value-type="float" office:value="14.593800000000002" table:formula="of:=SUM([.B41];[.E41];[.H41];[.K41];[.N41])/COUNT([.B41];[.E41];[.H41];[.K41];[.N41])" table:style-name="ce1">
            <text:p>14.5938</text:p>
          </table:table-cell>
          <table:table-cell office:value-type="float" office:value="14.593800000000002" table:formula="of:=IF(ISNUMBER([.Q41]); [.Q41]; &quot;nan&quot;)" table:style-name="ce1">
            <text:p>14.5938</text:p>
          </table:table-cell>
          <table:table-cell table:number-columns-repeated="1636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6.76600000000002" table:style-name="ce1">
            <text:p>276.766</text:p>
          </table:table-cell>
          <table:table-cell office:value-type="float" office:value="1427" table:style-name="ce1">
            <text:p>1427</text:p>
          </table:table-cell>
          <table:table-cell office:value-type="float" office:value="17" table:style-name="ce1">
            <text:p>17</text:p>
          </table:table-cell>
          <table:table-cell office:value-type="float" office:value="351.60599999999999" table:style-name="ce1">
            <text:p>351.606</text:p>
          </table:table-cell>
          <table:table-cell office:value-type="float" office:value="1266" table:style-name="ce1">
            <text:p>1266</text:p>
          </table:table-cell>
          <table:table-cell office:value-type="float" office:value="17" table:style-name="ce1">
            <text:p>17</text:p>
          </table:table-cell>
          <table:table-cell office:value-type="float" office:value="495.94900000000001" table:style-name="ce1">
            <text:p>495.949</text:p>
          </table:table-cell>
          <table:table-cell office:value-type="float" office:value="1205" table:style-name="ce1">
            <text:p>1205</text:p>
          </table:table-cell>
          <table:table-cell office:value-type="float" office:value="17" table:style-name="ce1">
            <text:p>17</text:p>
          </table:table-cell>
          <table:table-cell office:value-type="float" office:value="270.92500000000001" table:style-name="ce1">
            <text:p>270.925</text:p>
          </table:table-cell>
          <table:table-cell office:value-type="float" office:value="1176" table:style-name="ce1">
            <text:p>1176</text:p>
          </table:table-cell>
          <table:table-cell office:value-type="float" office:value="17" table:style-name="ce1">
            <text:p>17</text:p>
          </table:table-cell>
          <table:table-cell office:value-type="float" office:value="311.20400000000001" table:style-name="ce1">
            <text:p>311.204</text:p>
          </table:table-cell>
          <table:table-cell office:value-type="float" office:value="1362" table:style-name="ce1">
            <text:p>1362</text:p>
          </table:table-cell>
          <table:table-cell office:value-type="float" office:value="17" table:style-name="ce1">
            <text:p>17</text:p>
          </table:table-cell>
          <table:table-cell office:value-type="float" office:value="341.29" table:formula="of:=SUM([.B42];[.E42];[.H42];[.K42];[.N42])/COUNT([.B42];[.E42];[.H42];[.K42];[.N42])" table:style-name="ce1">
            <text:p>341.29</text:p>
          </table:table-cell>
          <table:table-cell office:value-type="float" office:value="341.29" table:formula="of:=IF(ISNUMBER([.Q42]); [.Q42]; &quot;nan&quot;)" table:style-name="ce1">
            <text:p>341.29</text:p>
          </table:table-cell>
          <table:table-cell table:number-columns-repeated="1636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54.238" table:style-name="ce1">
            <text:p>454.238</text:p>
          </table:table-cell>
          <table:table-cell office:value-type="float" office:value="1020" table:style-name="ce1">
            <text:p>1020</text:p>
          </table:table-cell>
          <table:table-cell office:value-type="float" office:value="18" table:style-name="ce1">
            <text:p>18</text:p>
          </table:table-cell>
          <table:table-cell office:value-type="float" office:value="480.34300000000002" table:style-name="ce1">
            <text:p>480.343</text:p>
          </table:table-cell>
          <table:table-cell office:value-type="float" office:value="1156" table:style-name="ce1">
            <text:p>1156</text:p>
          </table:table-cell>
          <table:table-cell office:value-type="float" office:value="18" table:style-name="ce1">
            <text:p>18</text:p>
          </table:table-cell>
          <table:table-cell office:value-type="float" office:value="530.14099999999996" table:style-name="ce1">
            <text:p>530.141</text:p>
          </table:table-cell>
          <table:table-cell office:value-type="float" office:value="1312" table:style-name="ce1">
            <text:p>1312</text:p>
          </table:table-cell>
          <table:table-cell office:value-type="float" office:value="18" table:style-name="ce1">
            <text:p>18</text:p>
          </table:table-cell>
          <table:table-cell office:value-type="float" office:value="455.56400000000002" table:style-name="ce1">
            <text:p>455.564</text:p>
          </table:table-cell>
          <table:table-cell office:value-type="float" office:value="1114" table:style-name="ce1">
            <text:p>1114</text:p>
          </table:table-cell>
          <table:table-cell office:value-type="float" office:value="18" table:style-name="ce1">
            <text:p>18</text:p>
          </table:table-cell>
          <table:table-cell office:value-type="float" office:value="471.81400000000002" table:style-name="ce1">
            <text:p>471.814</text:p>
          </table:table-cell>
          <table:table-cell office:value-type="float" office:value="1227" table:style-name="ce1">
            <text:p>1227</text:p>
          </table:table-cell>
          <table:table-cell office:value-type="float" office:value="18" table:style-name="ce1">
            <text:p>18</text:p>
          </table:table-cell>
          <table:table-cell office:value-type="float" office:value="478.41999999999996" table:formula="of:=SUM([.B43];[.E43];[.H43];[.K43];[.N43])/COUNT([.B43];[.E43];[.H43];[.K43];[.N43])" table:style-name="ce1">
            <text:p>478.42</text:p>
          </table:table-cell>
          <table:table-cell office:value-type="float" office:value="478.41999999999996" table:formula="of:=IF(ISNUMBER([.Q43]); [.Q43]; &quot;nan&quot;)" table:style-name="ce1">
            <text:p>478.42</text:p>
          </table:table-cell>
          <table:table-cell table:number-columns-repeated="1636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504.1410000000001" table:style-name="ce1">
            <text:p>1504.141</text:p>
          </table:table-cell>
          <table:table-cell office:value-type="float" office:value="1421" table:style-name="ce1">
            <text:p>1421</text:p>
          </table:table-cell>
          <table:table-cell office:value-type="float" office:value="19" table:style-name="ce1">
            <text:p>19</text:p>
          </table:table-cell>
          <table:table-cell office:value-type="float" office:value="1556.86" table:style-name="ce1">
            <text:p>1556.86</text:p>
          </table:table-cell>
          <table:table-cell office:value-type="float" office:value="1216" table:style-name="ce1">
            <text:p>121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40.671</text:p>
          </table:table-cell>
          <table:table-cell office:value-type="float" office:value="19" table:style-name="ce1">
            <text:p>19</text:p>
          </table:table-cell>
          <table:table-cell office:value-type="float" office:value="1722.624" table:style-name="ce1">
            <text:p>1722.624</text:p>
          </table:table-cell>
          <table:table-cell office:value-type="float" office:value="1393" table:style-name="ce1">
            <text:p>139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18.346</text:p>
          </table:table-cell>
          <table:table-cell office:value-type="float" office:value="19" table:style-name="ce1">
            <text:p>19</text:p>
          </table:table-cell>
          <table:table-cell office:value-type="float" office:value="1594.5416666666667" table:formula="of:=SUM([.B44];[.E44];[.H44];[.K44];[.N44])/COUNT([.B44];[.E44];[.H44];[.K44];[.N44])" table:style-name="ce1">
            <text:p>1594.541667</text:p>
          </table:table-cell>
          <table:table-cell office:value-type="float" office:value="1594.5416666666667" table:formula="of:=IF(ISNUMBER([.Q44]); [.Q44]; &quot;nan&quot;)" table:style-name="ce1">
            <text:p>1594.541667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37.54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79.02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22.48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31.82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00.788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B45];[.E45];[.H45];[.K45];[.N45])/COUNT([.B45];[.E45];[.H45];[.K45];[.N45])" table:style-name="ce1">
            <text:p>#DIV/0!</text:p>
          </table:table-cell>
          <table:table-cell office:value-type="string" office:string-value="nan" table:formula="of:=IF(ISNUMBER([.Q45]); [.Q45]; &quot;nan&quot;)" table:style-name="ce1">
            <text:p>nan</text:p>
          </table:table-cell>
          <table:table-cell table:number-columns-repeated="16366"/>
        </table:table-row>
        <table:table-row table:number-rows-repeated="1048531" table:style-name="ro1">
          <table:table-cell table:number-columns-repeated="16384"/>
        </table:table-row>
      </table:table>
      <table:table table:name="Single-Walk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1">
            <text:p>avg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6E-2" table:style-name="ce1">
            <text:p>0.01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5999999999999999E-2" table:style-name="ce1">
            <text:p>0.02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.9E-2" table:style-name="ce1">
            <text:p>0.019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24E-2" table:formula="of:=SUM([.B2];[.E2];[.H2];[.K2];[.N2])/COUNT([.B2];[.E2];[.H2];[.K2];[.N2])" table:style-name="ce1">
            <text:p>0.0224</text:p>
          </table:table-cell>
          <table:table-cell table:number-columns-repeated="1636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3E-2" table:style-name="ce1">
            <text:p>0.02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8200000000000001E-2" table:formula="of:=SUM([.B3];[.E3];[.H3];[.K3];[.N3])/COUNT([.B3];[.E3];[.H3];[.K3];[.N3])" table:style-name="ce1">
            <text:p>0.0182</text:p>
          </table:table-cell>
          <table:table-cell table:number-columns-repeated="1636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.05" table:style-name="ce1">
            <text:p>0.05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7E-2" table:style-name="ce1">
            <text:p>0.027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3.2800000000000003E-2" table:formula="of:=SUM([.B4];[.E4];[.H4];[.K4];[.N4])/COUNT([.B4];[.E4];[.H4];[.K4];[.N4])" table:style-name="ce1">
            <text:p>0.0328</text:p>
          </table:table-cell>
          <table:table-cell table:number-columns-repeated="1636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4E-2" table:style-name="ce1">
            <text:p>0.02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.0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03" table:style-name="ce1">
            <text:p>0.0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3E-2" table:style-name="ce1">
            <text:p>0.02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3799999999999998E-2" table:formula="of:=SUM([.B5];[.E5];[.H5];[.K5];[.N5])/COUNT([.B5];[.E5];[.H5];[.K5];[.N5])" table:style-name="ce1">
            <text:p>0.0238</text:p>
          </table:table-cell>
          <table:table-cell table:number-columns-repeated="1636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4.3999999999999997E-2" table:style-name="ce1">
            <text:p>0.04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.56E-2" table:formula="of:=SUM([.B6];[.E6];[.H6];[.K6];[.N6])/COUNT([.B6];[.E6];[.H6];[.K6];[.N6])" table:style-name="ce1">
            <text:p>0.0356</text:p>
          </table:table-cell>
          <table:table-cell table:number-columns-repeated="1636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0.05" table:style-name="ce1">
            <text:p>0.05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5.5E-2" table:style-name="ce1">
            <text:p>0.055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5.6000000000000001E-2" table:style-name="ce1">
            <text:p>0.056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5.6400000000000006E-2" table:formula="of:=SUM([.B7];[.E7];[.H7];[.K7];[.N7])/COUNT([.B7];[.E7];[.H7];[.K7];[.N7])" table:style-name="ce1">
            <text:p>0.0564</text:p>
          </table:table-cell>
          <table:table-cell table:number-columns-repeated="1636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4.7E-2" table:style-name="ce1">
            <text:p>0.047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4.7E-2" table:style-name="ce1">
            <text:p>0.047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9.4E-2" table:style-name="ce1">
            <text:p>0.094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5.7400000000000007E-2" table:formula="of:=SUM([.B8];[.E8];[.H8];[.K8];[.N8])/COUNT([.B8];[.E8];[.H8];[.K8];[.N8])" table:style-name="ce1">
            <text:p>0.0574</text:p>
          </table:table-cell>
          <table:table-cell table:number-columns-repeated="1636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0.08" table:style-name="ce1">
            <text:p>0.08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7.640000000000001E-2" table:formula="of:=SUM([.B9];[.E9];[.H9];[.K9];[.N9])/COUNT([.B9];[.E9];[.H9];[.K9];[.N9])" table:style-name="ce1">
            <text:p>0.0764</text:p>
          </table:table-cell>
          <table:table-cell table:number-columns-repeated="1636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.2999999999999999E-2" table:style-name="ce1">
            <text:p>0.093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107" table:style-name="ce1">
            <text:p>0.107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9.7000000000000003E-2" table:style-name="ce1">
            <text:p>0.097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9.74E-2" table:formula="of:=SUM([.B10];[.E10];[.H10];[.K10];[.N10])/COUNT([.B10];[.E10];[.H10];[.K10];[.N10])" table:style-name="ce1">
            <text:p>0.0974</text:p>
          </table:table-cell>
          <table:table-cell table:number-columns-repeated="1636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1" table:style-name="ce1">
            <text:p>0.11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13" table:style-name="ce1">
            <text:p>0.113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2379999999999999" table:formula="of:=SUM([.B11];[.E11];[.H11];[.K11];[.N11])/COUNT([.B11];[.E11];[.H11];[.K11];[.N11])" table:style-name="ce1">
            <text:p>0.1238</text:p>
          </table:table-cell>
          <table:table-cell table:number-columns-repeated="1636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7" table:style-name="ce1">
            <text:p>0.17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4680000000000001" table:formula="of:=SUM([.B12];[.E12];[.H12];[.K12];[.N12])/COUNT([.B12];[.E12];[.H12];[.K12];[.N12])" table:style-name="ce1">
            <text:p>0.1468</text:p>
          </table:table-cell>
          <table:table-cell table:number-columns-repeated="1636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.7000000000000003E-2" table:style-name="ce1">
            <text:p>0.097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8.8999999999999996E-2" table:style-name="ce1">
            <text:p>0.089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9.1799999999999993E-2" table:formula="of:=SUM([.B13];[.E13];[.H13];[.K13];[.N13])/COUNT([.B13];[.E13];[.H13];[.K13];[.N13])" table:style-name="ce1">
            <text:p>0.0918</text:p>
          </table:table-cell>
          <table:table-cell table:number-columns-repeated="1636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91" table:style-name="ce1">
            <text:p>0.191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89" table:style-name="ce1">
            <text:p>0.189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86" table:style-name="ce1">
            <text:p>0.186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8740000000000001" table:formula="of:=SUM([.B14];[.E14];[.H14];[.K14];[.N14])/COUNT([.B14];[.E14];[.H14];[.K14];[.N14])" table:style-name="ce1">
            <text:p>0.1874</text:p>
          </table:table-cell>
          <table:table-cell table:number-columns-repeated="1636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157" table:style-name="ce1">
            <text:p>0.157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9400000000000001" table:style-name="ce1">
            <text:p>0.194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52" table:style-name="ce1">
            <text:p>0.152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61" table:style-name="ce1">
            <text:p>0.161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6540000000000002" table:formula="of:=SUM([.B15];[.E15];[.H15];[.K15];[.N15])/COUNT([.B15];[.E15];[.H15];[.K15];[.N15])" table:style-name="ce1">
            <text:p>0.1654</text:p>
          </table:table-cell>
          <table:table-cell table:number-columns-repeated="1636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83" table:style-name="ce1">
            <text:p>0.183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84" table:style-name="ce1">
            <text:p>0.184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2" table:style-name="ce1">
            <text:p>0.2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8679999999999999" table:formula="of:=SUM([.B16];[.E16];[.H16];[.K16];[.N16])/COUNT([.B16];[.E16];[.H16];[.K16];[.N16])" table:style-name="ce1">
            <text:p>0.1868</text:p>
          </table:table-cell>
          <table:table-cell table:number-columns-repeated="1636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66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66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7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78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693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of:=SUM([.B17];[.E17];[.H17];[.K17];[.N17])/COUNT([.B17];[.E17];[.H17];[.K17];[.N17])" table:style-name="ce1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15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2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24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14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226</text:p>
          </table:table-cell>
          <table:table-cell office:value-type="float" office:value="17" table:style-name="ce1">
            <text:p>17</text:p>
          </table:table-cell>
          <table:table-cell office:value-type="float" office:value="0" table:formula="of:=SUM([.B18];[.E18];[.H18];[.K18];[.N18])/COUNT([.B18];[.E18];[.H18];[.K18];[.N18])" table:style-name="ce1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43" table:style-name="ce1">
            <text:p>0.443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39500000000000002" table:style-name="ce1">
            <text:p>0.395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2299999999999999" table:style-name="ce1">
            <text:p>0.423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1120000000000001" table:formula="of:=SUM([.B19];[.E19];[.H19];[.K19];[.N19])/COUNT([.B19];[.E19];[.H19];[.K19];[.N19])" table:style-name="ce1">
            <text:p>0.4112</text:p>
          </table:table-cell>
          <table:table-cell table:number-columns-repeated="1636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3089999999999999" table:style-name="ce1">
            <text:p>1.309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1.29" table:style-name="ce1">
            <text:p>1.29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2.2160000000000002" table:style-name="ce1">
            <text:p>2.216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2.0640000000000001" table:style-name="ce1">
            <text:p>2.064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1.4830000000000001" table:style-name="ce1">
            <text:p>1.483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1.6724000000000001" table:formula="of:=SUM([.B20];[.E20];[.H20];[.K20];[.N20])/COUNT([.B20];[.E20];[.H20];[.K20];[.N20])" table:style-name="ce1">
            <text:p>1.6724</text:p>
          </table:table-cell>
          <table:table-cell table:number-columns-repeated="1636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.1509999999999998" table:style-name="ce1">
            <text:p>4.151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4109999999999996" table:style-name="ce1">
            <text:p>4.411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4850000000000003" table:style-name="ce1">
            <text:p>4.485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2.661" table:style-name="ce1">
            <text:p>2.661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7350000000000003" table:style-name="ce1">
            <text:p>4.735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0886000000000005" table:formula="of:=SUM([.B21];[.E21];[.H21];[.K21];[.N21])/COUNT([.B21];[.E21];[.H21];[.K21];[.N21])" table:style-name="ce1">
            <text:p>4.0886</text:p>
          </table:table-cell>
          <table:table-cell table:number-columns-repeated="16367"/>
        </table:table-row>
        <table:table-row table:number-rows-repeated="1048555" table:style-name="ro1">
          <table:table-cell table:number-columns-repeated="16384"/>
        </table:table-row>
      </table:table>
      <table:table table:name="SA" table:style-name="ta1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6381" table:default-cell-style-name="ce2"/>
        <table:table-row table:style-name="ro2">
          <table:table-cell office:value-type="string" table:style-name="ce3">
            <text:p>Increased AlphaReheating (3) Lowered Threads - 3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depots: 10<text:s/></text:p>
          </table:table-cell>
          <table:table-cell table:number-columns-repeated="2" table:style-name="ce2"/>
          <table:table-cell office:value-type="string" table:style-name="ce2">
            <text:p>reheating</text:p>
          </table:table-cell>
          <table:table-cell table:style-name="ce2"/>
          <table:table-cell office:value-type="string" table:style-name="ce2">
            <text:p>depots: 15<text:s/></text:p>
          </table:table-cell>
          <table:table-cell table:number-columns-repeated="4" table:style-name="ce2"/>
          <table:table-cell office:value-type="string" table:style-name="ce2">
            <text:p>depots: 20<text:s/></text:p>
          </table:table-cell>
          <table:table-cell table:number-columns-repeated="4" table:style-name="ce2"/>
          <table:table-cell office:value-type="string" table:style-name="ce2">
            <text:p>depots: 25<text:s/></text:p>
          </table:table-cell>
          <table:table-cell table:number-columns-repeated="4" table:style-name="ce2"/>
          <table:table-cell office:value-type="string" table:style-name="ce2">
            <text:p>depots: 30<text:s/></text:p>
          </table:table-cell>
          <table:table-cell table:number-columns-repeated="4" table:style-name="ce2"/>
          <table:table-cell office:value-type="string" table:style-name="ce2">
            <text:p>Avg</text:p>
          </table:table-cell>
          <table:table-cell table:number-columns-repeated="1635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121" table:style-name="ce2">
            <text:p>0.121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20200000000000001" table:style-name="ce2">
            <text:p>0.202</text:p>
          </table:table-cell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32900000000000001" table:style-name="ce2">
            <text:p>0.329</text:p>
          </table:table-cell>
          <table:table-cell office:value-type="float" office:value="24" table:style-name="ce2">
            <text:p>24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22700000000000001" table:style-name="ce2">
            <text:p>0.227</text:p>
          </table:table-cell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20380000000000004" table:formula="of:=SUM([.B3];[.G3];[.L3];[.Q3];[.V3])/COUNT([.B3];[.G3];[.L3];[.Q3];[.V3])" table:style-name="ce2">
            <text:p>0.2038</text:p>
          </table:table-cell>
          <table:table-cell table:number-columns-repeated="1635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36199999999999999" table:style-name="ce2">
            <text:p>0.362</text:p>
          </table:table-cell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0.31900000000000001" table:style-name="ce2">
            <text:p>0.319</text:p>
          </table:table-cell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0.40699999999999997" table:style-name="ce2">
            <text:p>0.407</text:p>
          </table:table-cell>
          <table:table-cell office:value-type="float" office:value="27" table:style-name="ce2">
            <text:p>27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0.30299999999999999" table:style-name="ce2">
            <text:p>0.303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" table:style-name="ce2">
            <text:p>2</text:p>
          </table:table-cell>
          <table:table-cell office:value-type="float" office:value="1.3109999999999999" table:style-name="ce2">
            <text:p>1.311</text:p>
          </table:table-cell>
          <table:table-cell office:value-type="float" office:value="2" table:style-name="ce2">
            <text:p>2</text:p>
          </table:table-cell>
          <table:table-cell office:value-type="float" office:value="0.34775" table:formula="of:=SUM([.B4];[.G4];[.L4];[.Q4];[.V4])/COUNT([.B4];[.G4];[.L4];[.Q4];[.V4])" table:style-name="ce2">
            <text:p>0.34775</text:p>
          </table:table-cell>
          <table:table-cell table:number-columns-repeated="1635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" table:style-name="ce2">
            <text:p>3</text:p>
          </table:table-cell>
          <table:table-cell office:value-type="float" office:value="2.992" table:style-name="ce2">
            <text:p>2.99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" table:style-name="ce2">
            <text:p>3</text:p>
          </table:table-cell>
          <table:table-cell office:value-type="float" office:value="4.694" table:style-name="ce2">
            <text:p>4.69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" table:style-name="ce2">
            <text:p>3</text:p>
          </table:table-cell>
          <table:table-cell office:value-type="float" office:value="2.9489999999999998" table:style-name="ce2">
            <text:p>2.949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" table:style-name="ce2">
            <text:p>3</text:p>
          </table:table-cell>
          <table:table-cell office:value-type="float" office:value="3.113" table:style-name="ce2">
            <text:p>3.11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" table:style-name="ce2">
            <text:p>3</text:p>
          </table:table-cell>
          <table:table-cell office:value-type="float" office:value="7.5220000000000002" table:style-name="ce2">
            <text:p>7.522</text:p>
          </table:table-cell>
          <table:table-cell office:value-type="float" office:value="3" table:style-name="ce2">
            <text:p>3</text:p>
          </table:table-cell>
          <table:table-cell office:value-type="float" office:value="0" table:formula="of:=SUM([.B5];[.G5];[.L5];[.Q5];[.V5])/COUNT([.B5];[.G5];[.L5];[.Q5];[.V5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4" table:style-name="ce2">
            <text:p>4</text:p>
          </table:table-cell>
          <table:table-cell office:value-type="float" office:value="3.25" table:style-name="ce2">
            <text:p>3.2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4" table:style-name="ce2">
            <text:p>4</text:p>
          </table:table-cell>
          <table:table-cell office:value-type="float" office:value="2.5190000000000001" table:style-name="ce2">
            <text:p>2.519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4" table:style-name="ce2">
            <text:p>4</text:p>
          </table:table-cell>
          <table:table-cell office:value-type="float" office:value="3.847" table:style-name="ce2">
            <text:p>3.847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4" table:style-name="ce2">
            <text:p>4</text:p>
          </table:table-cell>
          <table:table-cell office:value-type="float" office:value="3.9649999999999999" table:style-name="ce2">
            <text:p>3.96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4" table:style-name="ce2">
            <text:p>4</text:p>
          </table:table-cell>
          <table:table-cell office:value-type="float" office:value="3.7429999999999999" table:style-name="ce2">
            <text:p>3.743</text:p>
          </table:table-cell>
          <table:table-cell office:value-type="float" office:value="4" table:style-name="ce2">
            <text:p>4</text:p>
          </table:table-cell>
          <table:table-cell office:value-type="float" office:value="0" table:formula="of:=SUM([.B6];[.G6];[.L6];[.Q6];[.V6])/COUNT([.B6];[.G6];[.L6];[.Q6];[.V6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5" table:style-name="ce2">
            <text:p>5</text:p>
          </table:table-cell>
          <table:table-cell office:value-type="float" office:value="13.234" table:style-name="ce2">
            <text:p>13.234</text:p>
          </table:table-cell>
          <table:table-cell office:value-type="float" office:value="5" table:style-name="ce2">
            <text:p>5</text:p>
          </table:table-cell>
          <table:table-cell office:value-type="float" office:value="120.64" table:style-name="ce2">
            <text:p>120.64</text:p>
          </table:table-cell>
          <table:table-cell office:value-type="float" office:value="2988" table:style-name="ce2">
            <text:p>2988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842.024" table:style-name="ce2">
            <text:p>842.024</text:p>
          </table:table-cell>
          <table:table-cell office:value-type="float" office:value="14556" table:style-name="ce2">
            <text:p>14556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5" table:style-name="ce2">
            <text:p>5</text:p>
          </table:table-cell>
          <table:table-cell office:value-type="float" office:value="12.105" table:style-name="ce2">
            <text:p>12.10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5" table:style-name="ce2">
            <text:p>5</text:p>
          </table:table-cell>
          <table:table-cell office:value-type="float" office:value="3.9239999999999999" table:style-name="ce2">
            <text:p>3.924</text:p>
          </table:table-cell>
          <table:table-cell office:value-type="float" office:value="5" table:style-name="ce2">
            <text:p>5</text:p>
          </table:table-cell>
          <table:table-cell office:value-type="float" office:value="481.33199999999999" table:formula="of:=SUM([.B7];[.G7];[.L7];[.Q7];[.V7])/COUNT([.B7];[.G7];[.L7];[.Q7];[.V7])" table:style-name="ce2">
            <text:p>481.332</text:p>
          </table:table-cell>
          <table:table-cell table:number-columns-repeated="1635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6" table:style-name="ce2">
            <text:p>6</text:p>
          </table:table-cell>
          <table:table-cell office:value-type="float" office:value="393.81599999999997" table:style-name="ce2">
            <text:p>393.816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6" table:style-name="ce2">
            <text:p>6</text:p>
          </table:table-cell>
          <table:table-cell office:value-type="float" office:value="1800.3589999999999" table:style-name="ce2">
            <text:p>1800.359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6" table:style-name="ce2">
            <text:p>6</text:p>
          </table:table-cell>
          <table:table-cell office:value-type="float" office:value="34.680999999999997" table:style-name="ce2">
            <text:p>34.68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6" table:style-name="ce2">
            <text:p>6</text:p>
          </table:table-cell>
          <table:table-cell office:value-type="float" office:value="17.201000000000001" table:style-name="ce2">
            <text:p>17.20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6" table:style-name="ce2">
            <text:p>6</text:p>
          </table:table-cell>
          <table:table-cell office:value-type="float" office:value="317.34899999999999" table:style-name="ce2">
            <text:p>317.349</text:p>
          </table:table-cell>
          <table:table-cell office:value-type="float" office:value="6" table:style-name="ce2">
            <text:p>6</text:p>
          </table:table-cell>
          <table:table-cell office:value-type="float" office:value="0" table:formula="of:=SUM([.B8];[.G8];[.L8];[.Q8];[.V8])/COUNT([.B8];[.G8];[.L8];[.Q8];[.V8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2.1749999999999998" table:style-name="ce2">
            <text:p>2.175</text:p>
          </table:table-cell>
          <table:table-cell office:value-type="float" office:value="70" table:style-name="ce2">
            <text:p>70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7" table:style-name="ce2">
            <text:p>7</text:p>
          </table:table-cell>
          <table:table-cell office:value-type="float" office:value="3.3660000000000001" table:style-name="ce2">
            <text:p>3.366</text:p>
          </table:table-cell>
          <table:table-cell office:value-type="float" office:value="7" table:style-name="ce2">
            <text:p>7</text:p>
          </table:table-cell>
          <table:table-cell office:value-type="float" office:value="2.7810000000000001" table:style-name="ce2">
            <text:p>2.781</text:p>
          </table:table-cell>
          <table:table-cell office:value-type="float" office:value="83" table:style-name="ce2">
            <text:p>83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float" office:value="1.33" table:style-name="ce2">
            <text:p>1.33</text:p>
          </table:table-cell>
          <table:table-cell office:value-type="float" office:value="57" table:style-name="ce2">
            <text:p>57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float" office:value="2.095333333333333" table:formula="of:=SUM([.B9];[.G9];[.L9];[.Q9];[.V9])/COUNT([.B9];[.G9];[.L9];[.Q9];[.V9])" table:style-name="ce2">
            <text:p>2.095333333</text:p>
          </table:table-cell>
          <table:table-cell table:number-columns-repeated="1635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8" table:style-name="ce2">
            <text:p>8</text:p>
          </table:table-cell>
          <table:table-cell office:value-type="float" office:value="7.3150000000000004" table:style-name="ce2">
            <text:p>7.315</text:p>
          </table:table-cell>
          <table:table-cell office:value-type="float" office:value="8" table:style-name="ce2">
            <text:p>8</text:p>
          </table:table-cell>
          <table:table-cell office:value-type="float" office:value="3.7109999999999999" table:style-name="ce2">
            <text:p>3.711</text:p>
          </table:table-cell>
          <table:table-cell office:value-type="float" office:value="79" table:style-name="ce2">
            <text:p>79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float" office:value="3.415" table:style-name="ce2">
            <text:p>3.415</text:p>
          </table:table-cell>
          <table:table-cell office:value-type="float" office:value="65" table:style-name="ce2">
            <text:p>65</text:p>
          </table:table-cell>
          <table:table-cell office:value-type="float" office:value="8" table:style-name="ce2">
            <text:p>8</text:p>
          </table:table-cell>
          <table:table-cell office:value-type="float" office:value="7.3150000000000004" table:style-name="ce2">
            <text:p>7.315</text:p>
          </table:table-cell>
          <table:table-cell office:value-type="float" office:value="8" table:style-name="ce2">
            <text:p>8</text:p>
          </table:table-cell>
          <table:table-cell office:value-type="float" office:value="3.6509999999999998" table:style-name="ce2">
            <text:p>3.651</text:p>
          </table:table-cell>
          <table:table-cell office:value-type="float" office:value="71" table:style-name="ce2">
            <text:p>71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8" table:style-name="ce2">
            <text:p>8</text:p>
          </table:table-cell>
          <table:table-cell office:value-type="float" office:value="9.2989999999999995" table:style-name="ce2">
            <text:p>9.299</text:p>
          </table:table-cell>
          <table:table-cell office:value-type="float" office:value="8" table:style-name="ce2">
            <text:p>8</text:p>
          </table:table-cell>
          <table:table-cell office:value-type="float" office:value="3.5923333333333329" table:formula="of:=SUM([.B10];[.G10];[.L10];[.Q10];[.V10])/COUNT([.B10];[.G10];[.L10];[.Q10];[.V10])" table:style-name="ce2">
            <text:p>3.592333333</text:p>
          </table:table-cell>
          <table:table-cell table:number-columns-repeated="1635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024.191" table:style-name="ce2">
            <text:p>1024.191</text:p>
          </table:table-cell>
          <table:table-cell office:value-type="float" office:value="3272" table:style-name="ce2">
            <text:p>3272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704.63400000000001" table:style-name="ce2">
            <text:p>704.634</text:p>
          </table:table-cell>
          <table:table-cell office:value-type="float" office:value="3282" table:style-name="ce2">
            <text:p>3282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133.94" table:style-name="ce2">
            <text:p>133.94</text:p>
          </table:table-cell>
          <table:table-cell office:value-type="float" office:value="638" table:style-name="ce2">
            <text:p>638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592.42200000000003" table:style-name="ce2">
            <text:p>592.422</text:p>
          </table:table-cell>
          <table:table-cell office:value-type="float" office:value="2747" table:style-name="ce2">
            <text:p>2747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292.22199999999998" table:style-name="ce2">
            <text:p>292.222</text:p>
          </table:table-cell>
          <table:table-cell office:value-type="float" office:value="1522" table:style-name="ce2">
            <text:p>1522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549.48179999999991" table:formula="of:=SUM([.B11];[.G11];[.L11];[.Q11];[.V11])/COUNT([.B11];[.G11];[.L11];[.Q11];[.V11])" table:style-name="ce2">
            <text:p>549.4818</text:p>
          </table:table-cell>
          <table:table-cell table:number-columns-repeated="1635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11.612" table:style-name="ce2">
            <text:p>11.61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15.827999999999999" table:style-name="ce2">
            <text:p>15.828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11.93" table:style-name="ce2">
            <text:p>11.93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57.573" table:style-name="ce2">
            <text:p>57.573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15.441000000000001" table:style-name="ce2">
            <text:p>15.441</text:p>
          </table:table-cell>
          <table:table-cell office:value-type="float" office:value="10" table:style-name="ce2">
            <text:p>10</text:p>
          </table:table-cell>
          <table:table-cell office:value-type="float" office:value="0" table:formula="of:=SUM([.B12];[.G12];[.L12];[.Q12];[.V12])/COUNT([.B12];[.G12];[.L12];[.Q12];[.V12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1" table:style-name="ce2">
            <text:p>11</text:p>
          </table:table-cell>
          <table:table-cell office:value-type="float" office:value="1800.317" table:style-name="ce2">
            <text:p>1800.317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1" table:style-name="ce2">
            <text:p>11</text:p>
          </table:table-cell>
          <table:table-cell office:value-type="float" office:value="1801.9780000000001" table:style-name="ce2">
            <text:p>1801.978</text:p>
          </table:table-cell>
          <table:table-cell office:value-type="float" office:value="11" table:style-name="ce2">
            <text:p>11</text:p>
          </table:table-cell>
          <table:table-cell office:value-type="float" office:value="936.96" table:style-name="ce2">
            <text:p>936.96</text:p>
          </table:table-cell>
          <table:table-cell office:value-type="float" office:value="1315" table:style-name="ce2">
            <text:p>1315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111.4949999999999" table:style-name="ce2">
            <text:p>1111.495</text:p>
          </table:table-cell>
          <table:table-cell office:value-type="float" office:value="1443" table:style-name="ce2">
            <text:p>1443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1" table:style-name="ce2">
            <text:p>11</text:p>
          </table:table-cell>
          <table:table-cell office:value-type="float" office:value="1800.3230000000001" table:style-name="ce2">
            <text:p>1800.323</text:p>
          </table:table-cell>
          <table:table-cell office:value-type="float" office:value="11" table:style-name="ce2">
            <text:p>11</text:p>
          </table:table-cell>
          <table:table-cell office:value-type="float" office:value="1024.2275" table:formula="of:=SUM([.B13];[.G13];[.L13];[.Q13];[.V13])/COUNT([.B13];[.G13];[.L13];[.Q13];[.V13])" table:style-name="ce2">
            <text:p>1024.2275</text:p>
          </table:table-cell>
          <table:table-cell table:number-columns-repeated="1635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805.32" table:style-name="ce2">
            <text:p>1805.3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804.604" table:style-name="ce2">
            <text:p>1804.604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802.5409999999999" table:style-name="ce2">
            <text:p>1802.54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804.213" table:style-name="ce2">
            <text:p>1804.213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801.9929999999999" table:style-name="ce2">
            <text:p>1801.993</text:p>
          </table:table-cell>
          <table:table-cell office:value-type="float" office:value="12" table:style-name="ce2">
            <text:p>12</text:p>
          </table:table-cell>
          <table:table-cell office:value-type="float" office:value="0" table:formula="of:=SUM([.B14];[.G14];[.L14];[.Q14];[.V14])/COUNT([.B14];[.G14];[.L14];[.Q14];[.V14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6.332000000000001" table:style-name="ce2">
            <text:p>16.332</text:p>
          </table:table-cell>
          <table:table-cell office:value-type="float" office:value="61" table:style-name="ce2">
            <text:p>61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9.1349999999999998" table:style-name="ce2">
            <text:p>9.135</text:p>
          </table:table-cell>
          <table:table-cell office:value-type="float" office:value="47" table:style-name="ce2">
            <text:p>47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24.672000000000001" table:style-name="ce2">
            <text:p>24.672</text:p>
          </table:table-cell>
          <table:table-cell office:value-type="float" office:value="89" table:style-name="ce2">
            <text:p>89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14.396000000000001" table:style-name="ce2">
            <text:p>14.396</text:p>
          </table:table-cell>
          <table:table-cell office:value-type="float" office:value="42" table:style-name="ce2">
            <text:p>42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21.539000000000001" table:style-name="ce2">
            <text:p>21.539</text:p>
          </table:table-cell>
          <table:table-cell office:value-type="float" office:value="77" table:style-name="ce2">
            <text:p>77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17.2148" table:formula="of:=SUM([.B15];[.G15];[.L15];[.Q15];[.V15])/COUNT([.B15];[.G15];[.L15];[.Q15];[.V15])" table:style-name="ce2">
            <text:p>17.2148</text:p>
          </table:table-cell>
          <table:table-cell table:number-columns-repeated="1635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226.05099999999999" table:style-name="ce2">
            <text:p>226.051</text:p>
          </table:table-cell>
          <table:table-cell office:value-type="float" office:value="207" table:style-name="ce2">
            <text:p>207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267.87200000000001" table:style-name="ce2">
            <text:p>267.872</text:p>
          </table:table-cell>
          <table:table-cell office:value-type="float" office:value="285" table:style-name="ce2">
            <text:p>285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256.798" table:style-name="ce2">
            <text:p>256.798</text:p>
          </table:table-cell>
          <table:table-cell office:value-type="float" office:value="293" table:style-name="ce2">
            <text:p>293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39.747999999999998" table:style-name="ce2">
            <text:p>39.748</text:p>
          </table:table-cell>
          <table:table-cell office:value-type="float" office:value="53" table:style-name="ce2">
            <text:p>53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407.38200000000001" table:style-name="ce2">
            <text:p>407.382</text:p>
          </table:table-cell>
          <table:table-cell office:value-type="float" office:value="356" table:style-name="ce2">
            <text:p>356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239.57020000000003" table:formula="of:=SUM([.B16];[.G16];[.L16];[.Q16];[.V16])/COUNT([.B16];[.G16];[.L16];[.Q16];[.V16])" table:style-name="ce2">
            <text:p>239.5702</text:p>
          </table:table-cell>
          <table:table-cell table:number-columns-repeated="16357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1801.7829999999999" table:style-name="ce2">
            <text:p>1801.783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1802.6410000000001" table:style-name="ce2">
            <text:p>1802.64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1803.0609999999999" table:style-name="ce2">
            <text:p>1803.06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1802.944" table:style-name="ce2">
            <text:p>1802.944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1804.905" table:style-name="ce2">
            <text:p>1804.905</text:p>
          </table:table-cell>
          <table:table-cell office:value-type="float" office:value="15" table:style-name="ce2">
            <text:p>15</text:p>
          </table:table-cell>
          <table:table-cell office:value-type="float" office:value="0" table:formula="of:=SUM([.B17];[.G17];[.L17];[.Q17];[.V17])/COUNT([.B17];[.G17];[.L17];[.Q17];[.V17])" table:style-name="ce2">
            <text:p>#DIV/0!</text:p>
          </table:table-cell>
          <table:table-cell table:number-columns-repeated="16357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0.792" table:style-name="ce2">
            <text:p>10.792</text:p>
          </table:table-cell>
          <table:table-cell office:value-type="float" office:value="47" table:style-name="ce2">
            <text:p>47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2.271000000000001" table:style-name="ce2">
            <text:p>12.271</text:p>
          </table:table-cell>
          <table:table-cell office:value-type="float" office:value="62" table:style-name="ce2">
            <text:p>62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8.59" table:style-name="ce2">
            <text:p>8.59</text:p>
          </table:table-cell>
          <table:table-cell office:value-type="float" office:value="74" table:style-name="ce2">
            <text:p>74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1.958" table:style-name="ce2">
            <text:p>11.958</text:p>
          </table:table-cell>
          <table:table-cell office:value-type="float" office:value="71" table:style-name="ce2">
            <text:p>71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3.154999999999999" table:style-name="ce2">
            <text:p>13.155</text:p>
          </table:table-cell>
          <table:table-cell office:value-type="float" office:value="74" table:style-name="ce2">
            <text:p>74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1.353200000000001" table:formula="of:=SUM([.B18];[.G18];[.L18];[.Q18];[.V18])/COUNT([.B18];[.G18];[.L18];[.Q18];[.V18])" table:style-name="ce2">
            <text:p>11.3532</text:p>
          </table:table-cell>
          <table:table-cell table:number-columns-repeated="16357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85.81" table:style-name="ce2">
            <text:p>85.81</text:p>
          </table:table-cell>
          <table:table-cell office:value-type="float" office:value="106" table:style-name="ce2">
            <text:p>106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38.677" table:style-name="ce2">
            <text:p>38.677</text:p>
          </table:table-cell>
          <table:table-cell office:value-type="float" office:value="72" table:style-name="ce2">
            <text:p>72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21.731999999999999" table:style-name="ce2">
            <text:p>21.732</text:p>
          </table:table-cell>
          <table:table-cell office:value-type="float" office:value="63" table:style-name="ce2">
            <text:p>63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23.88" table:style-name="ce2">
            <text:p>23.88</text:p>
          </table:table-cell>
          <table:table-cell office:value-type="float" office:value="43" table:style-name="ce2">
            <text:p>43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29.379000000000001" table:style-name="ce2">
            <text:p>29.379</text:p>
          </table:table-cell>
          <table:table-cell office:value-type="float" office:value="52" table:style-name="ce2">
            <text:p>52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39.895599999999995" table:formula="of:=SUM([.B19];[.G19];[.L19];[.Q19];[.V19])/COUNT([.B19];[.G19];[.L19];[.Q19];[.V19])" table:style-name="ce2">
            <text:p>39.8956</text:p>
          </table:table-cell>
          <table:table-cell table:number-columns-repeated="16357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877.57299999999998" table:style-name="ce2">
            <text:p>877.573</text:p>
          </table:table-cell>
          <table:table-cell office:value-type="float" office:value="278" table:style-name="ce2">
            <text:p>278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965.65800000000002" table:style-name="ce2">
            <text:p>965.658</text:p>
          </table:table-cell>
          <table:table-cell office:value-type="float" office:value="251" table:style-name="ce2">
            <text:p>251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473.62400000000002" table:style-name="ce2">
            <text:p>473.624</text:p>
          </table:table-cell>
          <table:table-cell office:value-type="float" office:value="220" table:style-name="ce2">
            <text:p>220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396.23599999999999" table:style-name="ce2">
            <text:p>396.236</text:p>
          </table:table-cell>
          <table:table-cell office:value-type="float" office:value="163" table:style-name="ce2">
            <text:p>163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663.03399999999999" table:style-name="ce2">
            <text:p>663.034</text:p>
          </table:table-cell>
          <table:table-cell office:value-type="float" office:value="279" table:style-name="ce2">
            <text:p>279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675.22500000000002" table:formula="of:=SUM([.B20];[.G20];[.L20];[.Q20];[.V20])/COUNT([.B20];[.G20];[.L20];[.Q20];[.V20])" table:style-name="ce2">
            <text:p>675.225</text:p>
          </table:table-cell>
          <table:table-cell table:number-columns-repeated="16357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055.2650000000001" table:style-name="ce2">
            <text:p>1055.265</text:p>
          </table:table-cell>
          <table:table-cell office:value-type="float" office:value="728" table:style-name="ce2">
            <text:p>728</text:p>
          </table:table-cell>
          <table:table-cell office:value-type="float" office:value="19" table:style-name="ce2">
            <text:p>19</text:p>
          </table:table-cell>
          <table:table-cell table:style-name="ce2"/>
          <table:table-cell office:value-type="float" office:value="19" table:style-name="ce2">
            <text:p>19</text:p>
          </table:table-cell>
          <table:table-cell office:value-type="float" office:value="299.94299999999998" table:style-name="ce2">
            <text:p>299.943</text:p>
          </table:table-cell>
          <table:table-cell office:value-type="float" office:value="269" table:style-name="ce2">
            <text:p>269</text:p>
          </table:table-cell>
          <table:table-cell office:value-type="float" office:value="19" table:style-name="ce2">
            <text:p>19</text:p>
          </table:table-cell>
          <table:table-cell table:style-name="ce2"/>
          <table:table-cell office:value-type="float" office:value="19" table:style-name="ce2">
            <text:p>19</text:p>
          </table:table-cell>
          <table:table-cell office:value-type="float" office:value="614.35900000000004" table:style-name="ce2">
            <text:p>614.359</text:p>
          </table:table-cell>
          <table:table-cell office:value-type="float" office:value="422" table:style-name="ce2">
            <text:p>422</text:p>
          </table:table-cell>
          <table:table-cell office:value-type="float" office:value="19" table:style-name="ce2">
            <text:p>19</text:p>
          </table:table-cell>
          <table:table-cell table:style-name="ce2"/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float" office:value="343.44299999999998" table:style-name="ce2">
            <text:p>343.443</text:p>
          </table:table-cell>
          <table:table-cell office:value-type="float" office:value="19" table:style-name="ce2">
            <text:p>19</text:p>
          </table:table-cell>
          <table:table-cell office:value-type="float" office:value="122.413" table:style-name="ce2">
            <text:p>122.413</text:p>
          </table:table-cell>
          <table:table-cell office:value-type="float" office:value="120" table:style-name="ce2">
            <text:p>120</text:p>
          </table:table-cell>
          <table:table-cell office:value-type="float" office:value="19" table:style-name="ce2">
            <text:p>19</text:p>
          </table:table-cell>
          <table:table-cell table:style-name="ce2"/>
          <table:table-cell office:value-type="float" office:value="19" table:style-name="ce2">
            <text:p>19</text:p>
          </table:table-cell>
          <table:table-cell office:value-type="float" office:value="522.995" table:formula="of:=SUM([.B21];[.G21];[.L21];[.Q21];[.V21])/COUNT([.B21];[.G21];[.L21];[.Q21];[.V21])" table:style-name="ce2">
            <text:p>522.995</text:p>
          </table:table-cell>
          <table:table-cell table:number-columns-repeated="16357" table:style-name="ce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812.856" table:style-name="ce2">
            <text:p>1812.856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809.0350000000001" table:style-name="ce2">
            <text:p>1809.035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815.23" table:style-name="ce2">
            <text:p>1815.23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823.9749999999999" table:style-name="ce2">
            <text:p>1823.975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810.855" table:style-name="ce2">
            <text:p>1810.855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22];[.G22];[.L22];[.Q22];[.V22])/COUNT([.B22];[.G22];[.L22];[.Q22];[.V22])" table:style-name="ce2">
            <text:p>#DIV/0!</text:p>
          </table:table-cell>
          <table:table-cell table:number-columns-repeated="16357" table:style-name="ce2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541.15" table:style-name="ce2">
            <text:p>541.15</text:p>
          </table:table-cell>
          <table:table-cell office:value-type="float" office:value="52" table:style-name="ce2">
            <text:p>52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float" office:value="1070.463" table:style-name="ce2">
            <text:p>1070.463</text:p>
          </table:table-cell>
          <table:table-cell office:value-type="float" office:value="81" table:style-name="ce2">
            <text:p>81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float" office:value="1630.365" table:style-name="ce2">
            <text:p>1630.365</text:p>
          </table:table-cell>
          <table:table-cell office:value-type="float" office:value="78" table:style-name="ce2">
            <text:p>78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float" office:value="1097.627" table:style-name="ce2">
            <text:p>1097.627</text:p>
          </table:table-cell>
          <table:table-cell office:value-type="float" office:value="64" table:style-name="ce2">
            <text:p>64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float" office:value="1084.9012499999999" table:formula="of:=SUM([.B23];[.G23];[.L23];[.Q23];[.V23])/COUNT([.B23];[.G23];[.L23];[.Q23];[.V23])" table:style-name="ce2">
            <text:p>1084.90125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55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2046.165" table:style-name="ce2">
            <text:p>2046.165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2002.923" table:style-name="ce2">
            <text:p>2002.923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1933.3130000000001" table:style-name="ce2">
            <text:p>1933.313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2105.893" table:style-name="ce2">
            <text:p>2105.893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2242.9520000000002" table:style-name="ce2">
            <text:p>2242.952</text:p>
          </table:table-cell>
          <table:table-cell office:value-type="float" office:value="22" table:style-name="ce2">
            <text:p>22</text:p>
          </table:table-cell>
          <table:table-cell office:value-type="float" office:value="0" table:formula="of:=SUM([.B24];[.G24];[.L24];[.Q24];[.V24])/COUNT([.B24];[.G24];[.L24];[.Q24];[.V24])" table:style-name="ce2">
            <text:p>#DIV/0!</text:p>
          </table:table-cell>
          <table:table-cell office:value-type="float" office:value="57" table:formula="of:=COUNT([.B3:.B24];[.G3:.G24];[.L3:.L24];[.Q3:.Q24];[.V3:.V24])" table:style-name="ce2">
            <text:p>57</text:p>
          </table:table-cell>
          <table:table-cell office:value-type="float" office:value="332.31682619047621" table:formula="of:=AVERAGE(IF(ISNUMBER([.AA3:.AA24]);[.AA3:.AA24];&quot;&quot;))" table:number-matrix-columns-spanned="1" table:number-matrix-rows-spanned="1" table:style-name="ce2">
            <text:p>332.3168262</text:p>
          </table:table-cell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creased AlphaReheating (3) Lowered Threads (3)</text:p>
          </table:table-cell>
          <table:table-cell table:number-columns-repeated="2" table:style-name="ce1"/>
          <table:table-cell table:number-columns-repeated="16381" table:style-name="ce2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2">
            <text:p>Avg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1999999999999995E-2" table:style-name="ce1">
            <text:p>0.07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114" table:style-name="ce1">
            <text:p>0.114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8.3000000000000004E-2" table:style-name="ce1">
            <text:p>0.083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7.7600000000000002E-2" table:formula="of:=SUM([.B28];[.E28];[.H28];[.K28];[.N28])/COUNT([.B28];[.E28];[.H28];[.K28];[.N28])" table:style-name="ce2">
            <text:p>0.0776</text:p>
          </table:table-cell>
          <table:table-cell table:number-columns-repeated="16367" table:style-name="ce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04" table:style-name="ce1">
            <text:p>0.0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.4200000000000003E-2" table:formula="of:=SUM([.B29];[.E29];[.H29];[.K29];[.N29])/COUNT([.B29];[.E29];[.H29];[.K29];[.N29])" table:style-name="ce2">
            <text:p>0.0442</text:p>
          </table:table-cell>
          <table:table-cell table:number-columns-repeated="16367" table:style-name="ce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12" table:style-name="ce1">
            <text:p>0.11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8.2000000000000003E-2" table:style-name="ce1">
            <text:p>0.082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126" table:style-name="ce1">
            <text:p>0.126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.104" table:style-name="ce1">
            <text:p>0.104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0.11379999999999998" table:formula="of:=SUM([.B30];[.E30];[.H30];[.K30];[.N30])/COUNT([.B30];[.E30];[.H30];[.K30];[.N30])" table:style-name="ce2">
            <text:p>0.1138</text:p>
          </table:table-cell>
          <table:table-cell table:number-columns-repeated="16367" table:style-name="ce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09" table:style-name="ce1">
            <text:p>0.09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11" table:style-name="ce1">
            <text:p>0.11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7.4200000000000002E-2" table:formula="of:=SUM([.B31];[.E31];[.H31];[.K31];[.N31])/COUNT([.B31];[.E31];[.H31];[.K31];[.N31])" table:style-name="ce2">
            <text:p>0.0742</text:p>
          </table:table-cell>
          <table:table-cell table:number-columns-repeated="16367" table:style-name="ce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29" table:style-name="ce1">
            <text:p>0.129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54" table:style-name="ce1">
            <text:p>0.154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0.1368" table:formula="of:=SUM([.B32];[.E32];[.H32];[.K32];[.N32])/COUNT([.B32];[.E32];[.H32];[.K32];[.N32])" table:style-name="ce2">
            <text:p>0.1368</text:p>
          </table:table-cell>
          <table:table-cell table:number-columns-repeated="16367" table:style-name="ce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0.21099999999999999" table:style-name="ce1">
            <text:p>0.211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0.25600000000000001" table:style-name="ce1">
            <text:p>0.256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0.249" table:style-name="ce1">
            <text:p>0.249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0.25280000000000002" table:formula="of:=SUM([.B33];[.E33];[.H33];[.K33];[.N33])/COUNT([.B33];[.E33];[.H33];[.K33];[.N33])" table:style-name="ce2">
            <text:p>0.2528</text:p>
          </table:table-cell>
          <table:table-cell table:number-columns-repeated="16367" table:style-name="ce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53" table:style-name="ce1">
            <text:p>0.153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7" table:style-name="ce1">
            <text:p>0.17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0.1678" table:formula="of:=SUM([.B34];[.E34];[.H34];[.K34];[.N34])/COUNT([.B34];[.E34];[.H34];[.K34];[.N34])" table:style-name="ce2">
            <text:p>0.1678</text:p>
          </table:table-cell>
          <table:table-cell table:number-columns-repeated="16367" table:style-name="ce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4" table:style-name="ce1">
            <text:p>0.44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0.28100000000000003" table:style-name="ce1">
            <text:p>0.281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0.42399999999999999" table:style-name="ce1">
            <text:p>0.424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0.22800000000000001" table:style-name="ce1">
            <text:p>0.228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0.33140000000000003" table:formula="of:=SUM([.B35];[.E35];[.H35];[.K35];[.N35])/COUNT([.B35];[.E35];[.H35];[.K35];[.N35])" table:style-name="ce2">
            <text:p>0.3314</text:p>
          </table:table-cell>
          <table:table-cell table:number-columns-repeated="16367" table:style-name="ce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3800000000000002" table:style-name="ce1">
            <text:p>0.338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23" table:style-name="ce1">
            <text:p>0.23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41099999999999998" table:style-name="ce1">
            <text:p>0.411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0.23699999999999999" table:style-name="ce1">
            <text:p>0.237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56899999999999995" table:style-name="ce1">
            <text:p>0.569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0.35700000000000004" table:formula="of:=SUM([.B36];[.E36];[.H36];[.K36];[.N36])/COUNT([.B36];[.E36];[.H36];[.K36];[.N36])" table:style-name="ce2">
            <text:p>0.357</text:p>
          </table:table-cell>
          <table:table-cell table:number-columns-repeated="16367" table:style-name="ce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5099999999999998" table:style-name="ce1">
            <text:p>0.351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0.433" table:style-name="ce1">
            <text:p>0.433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0.374" table:style-name="ce1">
            <text:p>0.374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0.60299999999999998" table:style-name="ce1">
            <text:p>0.603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0.56299999999999994" table:style-name="ce1">
            <text:p>0.563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float" office:value="0.46479999999999999" table:formula="of:=SUM([.B37];[.E37];[.H37];[.K37];[.N37])/COUNT([.B37];[.E37];[.H37];[.K37];[.N37])" table:style-name="ce2">
            <text:p>0.4648</text:p>
          </table:table-cell>
          <table:table-cell table:number-columns-repeated="16367" table:style-name="ce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57399999999999995" table:style-name="ce1">
            <text:p>0.574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0.501" table:style-name="ce1">
            <text:p>0.501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0.82799999999999996" table:style-name="ce1">
            <text:p>0.828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0.54200000000000004" table:style-name="ce1">
            <text:p>0.542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0.95099999999999996" table:style-name="ce1">
            <text:p>0.951</text:p>
          </table:table-cell>
          <table:table-cell office:value-type="float" office:value="56" table:style-name="ce1">
            <text:p>56</text:p>
          </table:table-cell>
          <table:table-cell office:value-type="float" office:value="11" table:style-name="ce1">
            <text:p>11</text:p>
          </table:table-cell>
          <table:table-cell office:value-type="float" office:value="0.67920000000000003" table:formula="of:=SUM([.B38];[.E38];[.H38];[.K38];[.N38])/COUNT([.B38];[.E38];[.H38];[.K38];[.N38])" table:style-name="ce2">
            <text:p>0.6792</text:p>
          </table:table-cell>
          <table:table-cell table:number-columns-repeated="16367" table:style-name="ce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41299999999999998" table:style-name="ce1">
            <text:p>0.413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0.218" table:style-name="ce1">
            <text:p>0.218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0.432" table:style-name="ce1">
            <text:p>0.432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0.378" table:style-name="ce1">
            <text:p>0.378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0.51900000000000002" table:style-name="ce1">
            <text:p>0.519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0.39200000000000002" table:formula="of:=SUM([.B39];[.E39];[.H39];[.K39];[.N39])/COUNT([.B39];[.E39];[.H39];[.K39];[.N39])" table:style-name="ce2">
            <text:p>0.392</text:p>
          </table:table-cell>
          <table:table-cell table:number-columns-repeated="16367" table:style-name="ce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73499999999999999" table:style-name="ce1">
            <text:p>0.735</text:p>
          </table:table-cell>
          <table:table-cell office:value-type="float" office:value="54" table:style-name="ce1">
            <text:p>54</text:p>
          </table:table-cell>
          <table:table-cell office:value-type="float" office:value="13" table:style-name="ce1">
            <text:p>13</text:p>
          </table:table-cell>
          <table:table-cell office:value-type="float" office:value="0.65300000000000002" table:style-name="ce1">
            <text:p>0.653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office:value-type="float" office:value="0.59199999999999997" table:style-name="ce1">
            <text:p>0.592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0.71899999999999997" table:style-name="ce1">
            <text:p>0.719</text:p>
          </table:table-cell>
          <table:table-cell office:value-type="float" office:value="52" table:style-name="ce1">
            <text:p>52</text:p>
          </table:table-cell>
          <table:table-cell office:value-type="float" office:value="13" table:style-name="ce1">
            <text:p>13</text:p>
          </table:table-cell>
          <table:table-cell office:value-type="float" office:value="0.627" table:style-name="ce1">
            <text:p>0.627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6651999999999999" table:formula="of:=SUM([.B40];[.E40];[.H40];[.K40];[.N40])/COUNT([.B40];[.E40];[.H40];[.K40];[.N40])" table:style-name="ce2">
            <text:p>0.6652</text:p>
          </table:table-cell>
          <table:table-cell table:number-columns-repeated="16367" table:style-name="ce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56100000000000005" table:style-name="ce1">
            <text:p>0.561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0.372" table:style-name="ce1">
            <text:p>0.372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0.45600000000000002" table:style-name="ce1">
            <text:p>0.456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64" table:style-name="ce1">
            <text:p>0.64</text:p>
          </table:table-cell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office:value-type="float" office:value="0.77" table:style-name="ce1">
            <text:p>0.77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office:value-type="float" office:value="0.55979999999999996" table:formula="of:=SUM([.B41];[.E41];[.H41];[.K41];[.N41])/COUNT([.B41];[.E41];[.H41];[.K41];[.N41])" table:style-name="ce2">
            <text:p>0.5598</text:p>
          </table:table-cell>
          <table:table-cell table:number-columns-repeated="16367" table:style-name="ce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53800000000000003" table:style-name="ce1">
            <text:p>0.538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95799999999999996" table:style-name="ce1">
            <text:p>0.958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float" office:value="1.2989999999999999" table:style-name="ce1">
            <text:p>1.299</text:p>
          </table:table-cell>
          <table:table-cell office:value-type="float" office:value="57" table:style-name="ce1">
            <text:p>57</text:p>
          </table:table-cell>
          <table:table-cell office:value-type="float" office:value="15" table:style-name="ce1">
            <text:p>15</text:p>
          </table:table-cell>
          <table:table-cell office:value-type="float" office:value="0.625" table:style-name="ce1">
            <text:p>0.625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.5209999999999999" table:style-name="ce1">
            <text:p>1.521</text:p>
          </table:table-cell>
          <table:table-cell office:value-type="float" office:value="67" table:style-name="ce1">
            <text:p>67</text:p>
          </table:table-cell>
          <table:table-cell office:value-type="float" office:value="15" table:style-name="ce1">
            <text:p>15</text:p>
          </table:table-cell>
          <table:table-cell office:value-type="float" office:value="0.98819999999999997" table:formula="of:=SUM([.B42];[.E42];[.H42];[.K42];[.N42])/COUNT([.B42];[.E42];[.H42];[.K42];[.N42])" table:style-name="ce2">
            <text:p>0.9882</text:p>
          </table:table-cell>
          <table:table-cell table:number-columns-repeated="16367" table:style-name="ce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84799999999999998" table:style-name="ce1">
            <text:p>0.848</text:p>
          </table:table-cell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0.879" table:style-name="ce1">
            <text:p>0.879</text:p>
          </table:table-cell>
          <table:table-cell office:value-type="float" office:value="59" table:style-name="ce1">
            <text:p>59</text:p>
          </table:table-cell>
          <table:table-cell office:value-type="float" office:value="16" table:style-name="ce1">
            <text:p>16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56" table:style-name="ce1">
            <text:p>56</text:p>
          </table:table-cell>
          <table:table-cell office:value-type="float" office:value="16" table:style-name="ce1">
            <text:p>16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0.59299999999999997" table:style-name="ce1">
            <text:p>0.593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office:value-type="float" office:value="0.8303999999999998" table:formula="of:=SUM([.B43];[.E43];[.H43];[.K43];[.N43])/COUNT([.B43];[.E43];[.H43];[.K43];[.N43])" table:style-name="ce2">
            <text:p>0.8304</text:p>
          </table:table-cell>
          <table:table-cell table:number-columns-repeated="16367" table:style-name="ce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452" table:style-name="ce1">
            <text:p>1.452</text:p>
          </table:table-cell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office:value-type="float" office:value="1.3460000000000001" table:style-name="ce1">
            <text:p>1.346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2.4660000000000002" table:style-name="ce1">
            <text:p>2.466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1.9019999999999999" table:style-name="ce1">
            <text:p>1.902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2.09" table:style-name="ce1">
            <text:p>2.09</text:p>
          </table:table-cell>
          <table:table-cell office:value-type="float" office:value="73" table:style-name="ce1">
            <text:p>73</text:p>
          </table:table-cell>
          <table:table-cell office:value-type="float" office:value="17" table:style-name="ce1">
            <text:p>17</text:p>
          </table:table-cell>
          <table:table-cell office:value-type="float" office:value="1.8512" table:formula="of:=SUM([.B44];[.E44];[.H44];[.K44];[.N44])/COUNT([.B44];[.E44];[.H44];[.K44];[.N44])" table:style-name="ce2">
            <text:p>1.8512</text:p>
          </table:table-cell>
          <table:table-cell table:number-columns-repeated="16367" table:style-name="ce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671" table:style-name="ce1">
            <text:p>1.671</text:p>
          </table:table-cell>
          <table:table-cell office:value-type="float" office:value="58" table:style-name="ce1">
            <text:p>58</text:p>
          </table:table-cell>
          <table:table-cell office:value-type="float" office:value="18" table:style-name="ce1">
            <text:p>18</text:p>
          </table:table-cell>
          <table:table-cell office:value-type="float" office:value="1.675" table:style-name="ce1">
            <text:p>1.675</text:p>
          </table:table-cell>
          <table:table-cell office:value-type="float" office:value="53" table:style-name="ce1">
            <text:p>53</text:p>
          </table:table-cell>
          <table:table-cell office:value-type="float" office:value="18" table:style-name="ce1">
            <text:p>18</text:p>
          </table:table-cell>
          <table:table-cell office:value-type="float" office:value="1.302" table:style-name="ce1">
            <text:p>1.302</text:p>
          </table:table-cell>
          <table:table-cell office:value-type="float" office:value="46" table:style-name="ce1">
            <text:p>46</text:p>
          </table:table-cell>
          <table:table-cell office:value-type="float" office:value="18" table:style-name="ce1">
            <text:p>18</text:p>
          </table:table-cell>
          <table:table-cell office:value-type="float" office:value="2.04" table:style-name="ce1">
            <text:p>2.04</text:p>
          </table:table-cell>
          <table:table-cell office:value-type="float" office:value="55" table:style-name="ce1">
            <text:p>55</text:p>
          </table:table-cell>
          <table:table-cell office:value-type="float" office:value="18" table:style-name="ce1">
            <text:p>18</text:p>
          </table:table-cell>
          <table:table-cell office:value-type="float" office:value="1.133" table:style-name="ce1">
            <text:p>1.133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.5642" table:formula="of:=SUM([.B45];[.E45];[.H45];[.K45];[.N45])/COUNT([.B45];[.E45];[.H45];[.K45];[.N45])" table:style-name="ce2">
            <text:p>1.5642</text:p>
          </table:table-cell>
          <table:table-cell table:number-columns-repeated="16367" table:style-name="ce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.5839999999999996" table:style-name="ce1">
            <text:p>6.584</text:p>
          </table:table-cell>
          <table:table-cell office:value-type="float" office:value="78" table:style-name="ce1">
            <text:p>78</text:p>
          </table:table-cell>
          <table:table-cell office:value-type="float" office:value="19" table:style-name="ce1">
            <text:p>19</text:p>
          </table:table-cell>
          <table:table-cell office:value-type="float" office:value="5.95" table:style-name="ce1">
            <text:p>5.95</text:p>
          </table:table-cell>
          <table:table-cell office:value-type="float" office:value="83" table:style-name="ce1">
            <text:p>83</text:p>
          </table:table-cell>
          <table:table-cell office:value-type="float" office:value="19" table:style-name="ce1">
            <text:p>19</text:p>
          </table:table-cell>
          <table:table-cell office:value-type="float" office:value="6.4470000000000001" table:style-name="ce1">
            <text:p>6.447</text:p>
          </table:table-cell>
          <table:table-cell office:value-type="float" office:value="77" table:style-name="ce1">
            <text:p>77</text:p>
          </table:table-cell>
          <table:table-cell office:value-type="float" office:value="19" table:style-name="ce1">
            <text:p>19</text:p>
          </table:table-cell>
          <table:table-cell office:value-type="float" office:value="9.5329999999999995" table:style-name="ce1">
            <text:p>9.533</text:p>
          </table:table-cell>
          <table:table-cell office:value-type="float" office:value="98" table:style-name="ce1">
            <text:p>98</text:p>
          </table:table-cell>
          <table:table-cell office:value-type="float" office:value="19" table:style-name="ce1">
            <text:p>19</text:p>
          </table:table-cell>
          <table:table-cell office:value-type="float" office:value="10.532" table:style-name="ce1">
            <text:p>10.532</text:p>
          </table:table-cell>
          <table:table-cell office:value-type="float" office:value="92" table:style-name="ce1">
            <text:p>92</text:p>
          </table:table-cell>
          <table:table-cell office:value-type="float" office:value="19" table:style-name="ce1">
            <text:p>19</text:p>
          </table:table-cell>
          <table:table-cell office:value-type="float" office:value="7.8091999999999988" table:formula="of:=SUM([.B46];[.E46];[.H46];[.K46];[.N46])/COUNT([.B46];[.E46];[.H46];[.K46];[.N46])" table:style-name="ce2">
            <text:p>7.8092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6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1.111000000000001" table:style-name="ce1">
            <text:p>11.111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23.867999999999999" table:style-name="ce1">
            <text:p>23.868</text:p>
          </table:table-cell>
          <table:table-cell office:value-type="float" office:value="115" table:style-name="ce1">
            <text:p>115</text:p>
          </table:table-cell>
          <table:table-cell office:value-type="float" office:value="20" table:style-name="ce1">
            <text:p>20</text:p>
          </table:table-cell>
          <table:table-cell office:value-type="float" office:value="15.85" table:style-name="ce1">
            <text:p>15.85</text:p>
          </table:table-cell>
          <table:table-cell office:value-type="float" office:value="118" table:style-name="ce1">
            <text:p>118</text:p>
          </table:table-cell>
          <table:table-cell office:value-type="float" office:value="20" table:style-name="ce1">
            <text:p>20</text:p>
          </table:table-cell>
          <table:table-cell office:value-type="float" office:value="19.893000000000001" table:style-name="ce1">
            <text:p>19.893</text:p>
          </table:table-cell>
          <table:table-cell office:value-type="float" office:value="107" table:style-name="ce1">
            <text:p>107</text:p>
          </table:table-cell>
          <table:table-cell office:value-type="float" office:value="20" table:style-name="ce1">
            <text:p>20</text:p>
          </table:table-cell>
          <table:table-cell office:value-type="float" office:value="16.593" table:style-name="ce1">
            <text:p>16.593</text:p>
          </table:table-cell>
          <table:table-cell office:value-type="float" office:value="103" table:style-name="ce1">
            <text:p>103</text:p>
          </table:table-cell>
          <table:table-cell office:value-type="float" office:value="20" table:style-name="ce1">
            <text:p>20</text:p>
          </table:table-cell>
          <table:table-cell office:value-type="float" office:value="17.463000000000001" table:formula="of:=SUM([.B47];[.E47];[.H47];[.K47];[.N47])/COUNT([.B47];[.E47];[.H47];[.K47];[.N47])" table:style-name="ce2">
            <text:p>17.463</text:p>
          </table:table-cell>
          <table:table-cell office:value-type="float" office:value="100" table:formula="of:=COUNT([.B28:.B47];[.E28:.E47];[.H28:.H47];[.K28:.K47];[.N28:.N47])" table:style-name="ce2">
            <text:p>100</text:p>
          </table:table-cell>
          <table:table-cell office:value-type="float" office:value="1.7411400000000001" table:formula="of:=AVERAGE(IF(ISNUMBER([.Q28:.Q47]);[.Q28:.Q47];&quot;&quot;))" table:number-matrix-columns-spanned="1" table:number-matrix-rows-spanned="1" table:style-name="ce2">
            <text:p>1.74114</text:p>
          </table:table-cell>
          <table:table-cell table:number-columns-repeated="1636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riverlog: 10<text:s/></text:p>
          </table:table-cell>
          <table:table-cell table:number-columns-repeated="4" table:style-name="ce1"/>
          <table:table-cell office:value-type="string" table:style-name="ce1">
            <text:p>driverlog: 15<text:s/></text:p>
          </table:table-cell>
          <table:table-cell table:number-columns-repeated="4" table:style-name="ce1"/>
          <table:table-cell office:value-type="string" table:style-name="ce1">
            <text:p>driverlog: 20<text:s/></text:p>
          </table:table-cell>
          <table:table-cell table:number-columns-repeated="4" table:style-name="ce1"/>
          <table:table-cell office:value-type="string" table:style-name="ce1">
            <text:p>driverlog: 25<text:s/></text:p>
          </table:table-cell>
          <table:table-cell table:number-columns-repeated="4" table:style-name="ce1"/>
          <table:table-cell office:value-type="string" table:style-name="ce1">
            <text:p>driverlog: 30<text:s/></text:p>
          </table:table-cell>
          <table:table-cell table:number-columns-repeated="4" table:style-name="ce1"/>
          <table:table-cell office:value-type="string" table:style-name="ce2">
            <text:p>Avg</text:p>
          </table:table-cell>
          <table:table-cell table:number-columns-repeated="16358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3999999999999997E-2" table:style-name="ce1">
            <text:p>0.044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02E-2" table:formula="of:=SUM([.B51];[.G51];[.L51];[.Q51];[.V51])/COUNT([.B51];[.G51];[.L51];[.Q51];[.V51])" table:style-name="ce2">
            <text:p>0.0402</text:p>
          </table:table-cell>
          <table:table-cell table:number-columns-repeated="1635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38800000000000001" table:style-name="ce1">
            <text:p>0.388</text:p>
          </table:table-cell>
          <table:table-cell office:value-type="float" office:value="96" table:style-name="ce1">
            <text:p>9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0600000000000003" table:style-name="ce1">
            <text:p>0.406</text:p>
          </table:table-cell>
          <table:table-cell office:value-type="float" office:value="83" table:style-name="ce1">
            <text:p>8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33200000000000002" table:style-name="ce1">
            <text:p>0.332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57599999999999996" table:style-name="ce1">
            <text:p>0.576</text:p>
          </table:table-cell>
          <table:table-cell office:value-type="float" office:value="149" table:style-name="ce1">
            <text:p>149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2099999999999999" table:style-name="ce1">
            <text:p>0.421</text:p>
          </table:table-cell>
          <table:table-cell office:value-type="float" office:value="106" table:style-name="ce1">
            <text:p>10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2459999999999998" table:formula="of:=SUM([.B52];[.G52];[.L52];[.Q52];[.V52])/COUNT([.B52];[.G52];[.L52];[.Q52];[.V52])" table:style-name="ce2">
            <text:p>0.4246</text:p>
          </table:table-cell>
          <table:table-cell table:number-columns-repeated="1635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12" table:style-name="ce1">
            <text:p>0.112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82" table:style-name="ce1">
            <text:p>0.182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17" table:style-name="ce1">
            <text:p>0.217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7899999999999999" table:style-name="ce1">
            <text:p>0.179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8039999999999998" table:formula="of:=SUM([.B53];[.G53];[.L53];[.Q53];[.V53])/COUNT([.B53];[.G53];[.L53];[.Q53];[.V53])" table:style-name="ce2">
            <text:p>0.1804</text:p>
          </table:table-cell>
          <table:table-cell table:number-columns-repeated="1635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32200000000000001" table:style-name="ce1">
            <text:p>0.322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.1719999999999999" table:style-name="ce1">
            <text:p>1.172</text:p>
          </table:table-cell>
          <table:table-cell office:value-type="float" office:value="321" table:style-name="ce1">
            <text:p>32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0.49399999999999999" table:style-name="ce1">
            <text:p>0.494</text:p>
          </table:table-cell>
          <table:table-cell office:value-type="float" office:value="103" table:style-name="ce1">
            <text:p>10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0.59799999999999998" table:style-name="ce1">
            <text:p>0.598</text:p>
          </table:table-cell>
          <table:table-cell office:value-type="float" office:value="94" table:style-name="ce1">
            <text:p>9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.4019999999999999" table:style-name="ce1">
            <text:p>1.402</text:p>
          </table:table-cell>
          <table:table-cell office:value-type="float" office:value="447" table:style-name="ce1">
            <text:p>447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0.79759999999999986" table:formula="of:=SUM([.B54];[.G54];[.L54];[.Q54];[.V54])/COUNT([.B54];[.G54];[.L54];[.Q54];[.V54])" table:style-name="ce2">
            <text:p>0.7976</text:p>
          </table:table-cell>
          <table:table-cell table:number-columns-repeated="1635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437" table:style-name="ce1">
            <text:p>0.437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" table:style-name="ce1">
            <text:p>0.3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247" table:style-name="ce1">
            <text:p>0.247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5199999999999998" table:style-name="ce1">
            <text:p>0.352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191" table:style-name="ce1">
            <text:p>0.191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054" table:formula="of:=SUM([.B55];[.G55];[.L55];[.Q55];[.V55])/COUNT([.B55];[.G55];[.L55];[.Q55];[.V55])" table:style-name="ce2">
            <text:p>0.3054</text:p>
          </table:table-cell>
          <table:table-cell table:number-columns-repeated="1635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51700000000000002" table:style-name="ce1">
            <text:p>0.517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312" table:style-name="ce1">
            <text:p>0.312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25700000000000001" table:style-name="ce1">
            <text:p>0.257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151" table:style-name="ce1">
            <text:p>0.151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23799999999999999" table:style-name="ce1">
            <text:p>0.238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29499999999999998" table:formula="of:=SUM([.B56];[.G56];[.L56];[.Q56];[.V56])/COUNT([.B56];[.G56];[.L56];[.Q56];[.V56])" table:style-name="ce2">
            <text:p>0.295</text:p>
          </table:table-cell>
          <table:table-cell table:number-columns-repeated="1635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38600000000000001" table:style-name="ce1">
            <text:p>0.386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45" table:style-name="ce1">
            <text:p>0.245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4699999999999998" table:style-name="ce1">
            <text:p>0.347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3400000000000002" table:style-name="ce1">
            <text:p>0.334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322" table:formula="of:=SUM([.B57];[.G57];[.L57];[.Q57];[.V57])/COUNT([.B57];[.G57];[.L57];[.Q57];[.V57])" table:style-name="ce2">
            <text:p>0.3322</text:p>
          </table:table-cell>
          <table:table-cell table:number-columns-repeated="1635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63" table:style-name="ce1">
            <text:p>0.63</text:p>
          </table:table-cell>
          <table:table-cell office:value-type="float" office:value="96" table:style-name="ce1">
            <text:p>96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60599999999999998" table:style-name="ce1">
            <text:p>0.606</text:p>
          </table:table-cell>
          <table:table-cell office:value-type="float" office:value="83" table:style-name="ce1">
            <text:p>8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62" table:style-name="ce1">
            <text:p>0.62</text:p>
          </table:table-cell>
          <table:table-cell office:value-type="float" office:value="105" table:style-name="ce1">
            <text:p>10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46200000000000002" table:style-name="ce1">
            <text:p>0.462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.1759999999999999" table:style-name="ce1">
            <text:p>1.176</text:p>
          </table:table-cell>
          <table:table-cell office:value-type="float" office:value="167" table:style-name="ce1">
            <text:p>16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69879999999999998" table:formula="of:=SUM([.B58];[.G58];[.L58];[.Q58];[.V58])/COUNT([.B58];[.G58];[.L58];[.Q58];[.V58])" table:style-name="ce2">
            <text:p>0.6988</text:p>
          </table:table-cell>
          <table:table-cell table:number-columns-repeated="1635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69299999999999995" table:style-name="ce1">
            <text:p>0.693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73399999999999999" table:style-name="ce1">
            <text:p>0.734</text:p>
          </table:table-cell>
          <table:table-cell office:value-type="float" office:value="95" table:style-name="ce1">
            <text:p>95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46700000000000003" table:style-name="ce1">
            <text:p>0.467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95399999999999996" table:style-name="ce1">
            <text:p>0.954</text:p>
          </table:table-cell>
          <table:table-cell office:value-type="float" office:value="91" table:style-name="ce1">
            <text:p>9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.0920000000000001" table:style-name="ce1">
            <text:p>1.092</text:p>
          </table:table-cell>
          <table:table-cell office:value-type="float" office:value="116" table:style-name="ce1">
            <text:p>116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78800000000000003" table:formula="of:=SUM([.B59];[.G59];[.L59];[.Q59];[.V59])/COUNT([.B59];[.G59];[.L59];[.Q59];[.V59])" table:style-name="ce2">
            <text:p>0.788</text:p>
          </table:table-cell>
          <table:table-cell table:number-columns-repeated="1635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663" table:style-name="ce1">
            <text:p>1.663</text:p>
          </table:table-cell>
          <table:table-cell office:value-type="float" office:value="122" table:style-name="ce1">
            <text:p>122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83499999999999996" table:style-name="ce1">
            <text:p>0.835</text:p>
          </table:table-cell>
          <table:table-cell office:value-type="float" office:value="73" table:style-name="ce1">
            <text:p>73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48799999999999999" table:style-name="ce1">
            <text:p>0.488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.0289999999999999" table:style-name="ce1">
            <text:p>1.029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67" table:style-name="ce1">
            <text:p>0.67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93700000000000006" table:formula="of:=SUM([.B60];[.G60];[.L60];[.Q60];[.V60])/COUNT([.B60];[.G60];[.L60];[.Q60];[.V60])" table:style-name="ce2">
            <text:p>0.937</text:p>
          </table:table-cell>
          <table:table-cell table:number-columns-repeated="1635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605" table:style-name="ce1">
            <text:p>1.605</text:p>
          </table:table-cell>
          <table:table-cell office:value-type="float" office:value="79" table:style-name="ce1">
            <text:p>79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2330000000000001" table:style-name="ce1">
            <text:p>1.233</text:p>
          </table:table-cell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198" table:style-name="ce1">
            <text:p>1.198</text:p>
          </table:table-cell>
          <table:table-cell office:value-type="float" office:value="74" table:style-name="ce1">
            <text:p>74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2949999999999999" table:style-name="ce1">
            <text:p>1.295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448" table:style-name="ce1">
            <text:p>1.448</text:p>
          </table:table-cell>
          <table:table-cell office:value-type="float" office:value="76" table:style-name="ce1">
            <text:p>76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3557999999999999" table:formula="of:=SUM([.B61];[.G61];[.L61];[.Q61];[.V61])/COUNT([.B61];[.G61];[.L61];[.Q61];[.V61])" table:style-name="ce2">
            <text:p>1.3558</text:p>
          </table:table-cell>
          <table:table-cell table:number-columns-repeated="1635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609" table:style-name="ce1">
            <text:p>2.609</text:p>
          </table:table-cell>
          <table:table-cell office:value-type="float" office:value="93" table:style-name="ce1">
            <text:p>93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.5009999999999999" table:style-name="ce1">
            <text:p>1.501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4.17" table:style-name="ce1">
            <text:p>4.17</text:p>
          </table:table-cell>
          <table:table-cell office:value-type="float" office:value="158" table:style-name="ce1">
            <text:p>158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8.9770000000000003" table:style-name="ce1">
            <text:p>8.977</text:p>
          </table:table-cell>
          <table:table-cell office:value-type="float" office:value="483" table:style-name="ce1">
            <text:p>483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7.3620000000000001" table:style-name="ce1">
            <text:p>7.362</text:p>
          </table:table-cell>
          <table:table-cell office:value-type="float" office:value="419" table:style-name="ce1">
            <text:p>419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4.9238" table:formula="of:=SUM([.B62];[.G62];[.L62];[.Q62];[.V62])/COUNT([.B62];[.G62];[.L62];[.Q62];[.V62])" table:style-name="ce2">
            <text:p>4.9238</text:p>
          </table:table-cell>
          <table:table-cell table:number-columns-repeated="1635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9660000000000002" table:style-name="ce1">
            <text:p>2.966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3.4929999999999999" table:style-name="ce1">
            <text:p>3.493</text:p>
          </table:table-cell>
          <table:table-cell office:value-type="float" office:value="115" table:style-name="ce1">
            <text:p>115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.865" table:style-name="ce1">
            <text:p>11.865</text:p>
          </table:table-cell>
          <table:table-cell office:value-type="float" office:value="393" table:style-name="ce1">
            <text:p>393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3.7930000000000001" table:style-name="ce1">
            <text:p>3.793</text:p>
          </table:table-cell>
          <table:table-cell office:value-type="float" office:value="148" table:style-name="ce1">
            <text:p>148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4.9249999999999998" table:style-name="ce1">
            <text:p>4.925</text:p>
          </table:table-cell>
          <table:table-cell office:value-type="float" office:value="179" table:style-name="ce1">
            <text:p>179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5.4083999999999994" table:formula="of:=SUM([.B63];[.G63];[.L63];[.Q63];[.V63])/COUNT([.B63];[.G63];[.L63];[.Q63];[.V63])" table:style-name="ce2">
            <text:p>5.4084</text:p>
          </table:table-cell>
          <table:table-cell table:number-columns-repeated="1635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.3920000000000003" table:style-name="ce1">
            <text:p>5.392</text:p>
          </table:table-cell>
          <table:table-cell office:value-type="float" office:value="212" table:style-name="ce1">
            <text:p>212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40.862000000000002" table:style-name="ce1">
            <text:p>40.862</text:p>
          </table:table-cell>
          <table:table-cell office:value-type="float" office:value="2324" table:style-name="ce1">
            <text:p>2324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8.6069999999999993" table:style-name="ce1">
            <text:p>8.607</text:p>
          </table:table-cell>
          <table:table-cell office:value-type="float" office:value="397" table:style-name="ce1">
            <text:p>397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2.1720000000000002" table:style-name="ce1">
            <text:p>2.172</text:p>
          </table:table-cell>
          <table:table-cell office:value-type="float" office:value="89" table:style-name="ce1">
            <text:p>89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8.818000000000001" table:style-name="ce1">
            <text:p>18.818</text:p>
          </table:table-cell>
          <table:table-cell office:value-type="float" office:value="1005" table:style-name="ce1">
            <text:p>1005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5.170199999999999" table:formula="of:=SUM([.B64];[.G64];[.L64];[.Q64];[.V64])/COUNT([.B64];[.G64];[.L64];[.Q64];[.V64])" table:style-name="ce2">
            <text:p>15.1702</text:p>
          </table:table-cell>
          <table:table-cell table:number-columns-repeated="1635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.9179999999999993" table:style-name="ce1">
            <text:p>8.918</text:p>
          </table:table-cell>
          <table:table-cell office:value-type="float" office:value="84" table:style-name="ce1">
            <text:p>84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6.4160000000000004" table:style-name="ce1">
            <text:p>6.416</text:p>
          </table:table-cell>
          <table:table-cell office:value-type="float" office:value="87" table:style-name="ce1">
            <text:p>87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9.4580000000000002" table:style-name="ce1">
            <text:p>9.458</text:p>
          </table:table-cell>
          <table:table-cell office:value-type="float" office:value="95" table:style-name="ce1">
            <text:p>95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.613" table:style-name="ce1">
            <text:p>13.613</text:p>
          </table:table-cell>
          <table:table-cell office:value-type="float" office:value="129" table:style-name="ce1">
            <text:p>129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5.3929999999999998" table:style-name="ce1">
            <text:p>5.393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8.7596000000000007" table:formula="of:=SUM([.B65];[.G65];[.L65];[.Q65];[.V65])/COUNT([.B65];[.G65];[.L65];[.Q65];[.V65])" table:style-name="ce2">
            <text:p>8.7596</text:p>
          </table:table-cell>
          <table:table-cell table:number-columns-repeated="16357" table:style-name="ce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800.578" table:style-name="ce1">
            <text:p>1800.57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800.2260000000001" table:style-name="ce1">
            <text:p>1800.22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800.6479999999999" table:style-name="ce1">
            <text:p>1800.64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800.421" table:style-name="ce1">
            <text:p>1800.42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800.31" table:style-name="ce1">
            <text:p>1800.31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of:=SUM([.B66];[.G66];[.L66];[.Q66];[.V66])/COUNT([.B66];[.G66];[.L66];[.Q66];[.V66])" table:style-name="ce2">
            <text:p>#DIV/0!</text:p>
          </table:table-cell>
          <table:table-cell table:number-columns-repeated="16357" table:style-name="ce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2.70500000000001" table:style-name="ce1">
            <text:p>252.705</text:p>
          </table:table-cell>
          <table:table-cell office:value-type="float" office:value="214" table:style-name="ce1">
            <text:p>214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69.79899999999998" table:style-name="ce1">
            <text:p>269.799</text:p>
          </table:table-cell>
          <table:table-cell office:value-type="float" office:value="306" table:style-name="ce1">
            <text:p>306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663.697" table:style-name="ce1">
            <text:p>663.697</text:p>
          </table:table-cell>
          <table:table-cell office:value-type="float" office:value="448" table:style-name="ce1">
            <text:p>448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65.80700000000002" table:style-name="ce1">
            <text:p>265.807</text:p>
          </table:table-cell>
          <table:table-cell office:value-type="float" office:value="395" table:style-name="ce1">
            <text:p>395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99.096" table:style-name="ce1">
            <text:p>199.096</text:p>
          </table:table-cell>
          <table:table-cell office:value-type="float" office:value="288" table:style-name="ce1">
            <text:p>288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30.2208" table:formula="of:=SUM([.B67];[.G67];[.L67];[.Q67];[.V67])/COUNT([.B67];[.G67];[.L67];[.Q67];[.V67])" table:style-name="ce2">
            <text:p>330.2208</text:p>
          </table:table-cell>
          <table:table-cell table:number-columns-repeated="16357" table:style-name="ce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04.096" table:style-name="ce1">
            <text:p>704.096</text:p>
          </table:table-cell>
          <table:table-cell office:value-type="float" office:value="300" table:style-name="ce1">
            <text:p>300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84.5709999999999" table:style-name="ce1">
            <text:p>1584.571</text:p>
          </table:table-cell>
          <table:table-cell office:value-type="float" office:value="478" table:style-name="ce1">
            <text:p>478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523.02700000000004" table:style-name="ce1">
            <text:p>523.027</text:p>
          </table:table-cell>
          <table:table-cell office:value-type="float" office:value="345" table:style-name="ce1">
            <text:p>345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187.94" table:style-name="ce1">
            <text:p>1187.94</text:p>
          </table:table-cell>
          <table:table-cell office:value-type="float" office:value="446" table:style-name="ce1">
            <text:p>44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509.447" table:style-name="ce1">
            <text:p>509.447</text:p>
          </table:table-cell>
          <table:table-cell office:value-type="float" office:value="256" table:style-name="ce1">
            <text:p>25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901.81619999999998" table:formula="of:=SUM([.B68];[.G68];[.L68];[.Q68];[.V68])/COUNT([.B68];[.G68];[.L68];[.Q68];[.V68])" table:style-name="ce2">
            <text:p>901.8162</text:p>
          </table:table-cell>
          <table:table-cell table:number-columns-repeated="16357" table:style-name="ce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805.194" table:style-name="ce1">
            <text:p>1805.19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803.2380000000001" table:style-name="ce1">
            <text:p>1803.23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810.9259999999999" table:style-name="ce1">
            <text:p>1810.92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804.3889999999999" table:style-name="ce1">
            <text:p>1804.38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808.9490000000001" table:style-name="ce1">
            <text:p>1808.949</text:p>
          </table:table-cell>
          <table:table-cell office:value-type="float" office:value="19" table:style-name="ce1">
            <text:p>19</text:p>
          </table:table-cell>
          <table:table-cell office:value-type="float" office:value="0" table:formula="of:=SUM([.B69];[.G69];[.L69];[.Q69];[.V69])/COUNT([.B69];[.G69];[.L69];[.Q69];[.V69])" table:style-name="ce2">
            <text:p>#DIV/0!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5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16.66" table:style-name="ce1">
            <text:p>1816.66</text:p>
          </table:table-cell>
          <table:table-cell office:value-type="float" office:value="20" table:style-name="ce1">
            <text:p>20</text:p>
          </table:table-cell>
          <table:table-cell office:value-type="float" office:value="1564.002" table:style-name="ce1">
            <text:p>1564.002</text:p>
          </table:table-cell>
          <table:table-cell office:value-type="float" office:value="378" table:style-name="ce1">
            <text:p>378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01.4570000000001" table:style-name="ce1">
            <text:p>1801.45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05.739" table:style-name="ce1">
            <text:p>1805.73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08.53" table:style-name="ce1">
            <text:p>1808.53</text:p>
          </table:table-cell>
          <table:table-cell office:value-type="float" office:value="20" table:style-name="ce1">
            <text:p>20</text:p>
          </table:table-cell>
          <table:table-cell office:value-type="float" office:value="1564.002" table:formula="of:=SUM([.B70];[.G70];[.L70];[.Q70];[.V70])/COUNT([.B70];[.G70];[.L70];[.Q70];[.V70])" table:style-name="ce2">
            <text:p>1564.002</text:p>
          </table:table-cell>
          <table:table-cell office:value-type="float" office:value="86" table:formula="of:=COUNT([.B51:.B70];[.G51:.G70];[.L51:.L70];[.Q51:.Q70];[.V51:.V70])" table:style-name="ce2">
            <text:p>86</text:p>
          </table:table-cell>
          <table:table-cell office:value-type="float" office:value="157.58088888888889" table:formula="of:=AVERAGE(IF(ISNUMBER([.AA51:.AA70]); [.AA51:.AA70];&quot;&quot;))" table:number-matrix-columns-spanned="1" table:number-matrix-rows-spanned="1" table:style-name="ce2">
            <text:p>157.5808889</text:p>
          </table:table-cell>
          <table:table-cell table:number-columns-repeated="16355"/>
        </table:table-row>
        <table:table-row table:number-rows-repeated="84" table:style-name="ro1">
          <table:table-cell table:number-columns-repeated="16384"/>
        </table:table-row>
        <table:table-row table:number-rows-repeated="70" table:style-name="ro1">
          <table:table-cell table:number-columns-repeated="3"/>
          <table:table-cell table:number-columns-repeated="2" table:style-name="ce1"/>
          <table:table-cell table:number-columns-repeated="16379"/>
        </table:table-row>
        <table:table-row table:number-rows-repeated="10483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Mandu Shi</meta:initial-creator>
    <dc:creator>Mandu Shi</dc:creator>
    <meta:creation-date>2020-04-08T16:09:19Z</meta:creation-date>
    <dc:date>2020-04-15T19:37:06Z</dc:date>
  </office:meta>
</office:document-meta>
</file>